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float" office:value="-22.2888" calcext:value-type="float">
            <text:p>-22.2888</text:p>
          </table:table-cell>
          <table:table-cell office:value-type="float" office:value="-179.4392" calcext:value-type="float">
            <text:p>-179.4392</text:p>
          </table:table-cell>
          <table:table-cell office:value-type="float" office:value="607.4" calcext:value-type="float">
            <text:p>607.4</text:p>
          </table:table-cell>
          <table:table-cell office:value-type="float" office:value="5.17777777777778" calcext:value-type="float">
            <text:p>5.17777777777778</text:p>
          </table:table-cell>
        </table:table-row>
        <table:table-row table:style-name="ro1">
          <table:table-cell office:value-type="float" office:value="27.1598" calcext:value-type="float">
            <text:p>27.1598</text:p>
          </table:table-cell>
          <table:table-cell office:value-type="float" office:value="67.2383" calcext:value-type="float">
            <text:p>67.2383</text:p>
          </table:table-cell>
          <table:table-cell office:value-type="float" office:value="35" calcext:value-type="float">
            <text:p>35</text:p>
          </table:table-cell>
          <table:table-cell office:value-type="float" office:value="4.35714285714286" calcext:value-type="float">
            <text:p>4.35714285714286</text:p>
          </table:table-cell>
        </table:table-row>
        <table:table-row table:style-name="ro1">
          <table:table-cell office:value-type="float" office:value="37.1611" calcext:value-type="float">
            <text:p>37.1611</text:p>
          </table:table-cell>
          <table:table-cell office:value-type="float" office:value="71.7468" calcext:value-type="float">
            <text:p>71.7468</text:p>
          </table:table-cell>
          <table:table-cell office:value-type="float" office:value="114.7" calcext:value-type="float">
            <text:p>114.7</text:p>
          </table:table-cell>
          <table:table-cell office:value-type="float" office:value="4.42222222222222" calcext:value-type="float">
            <text:p>4.42222222222222</text:p>
          </table:table-cell>
        </table:table-row>
        <table:table-row table:style-name="ro1">
          <table:table-cell office:value-type="float" office:value="26.4073" calcext:value-type="float">
            <text:p>26.4073</text:p>
          </table:table-cell>
          <table:table-cell office:value-type="float" office:value="74.3031" calcext:value-type="float">
            <text:p>74.3031</text:p>
          </table:table-cell>
          <table:table-cell office:value-type="float" office:value="10" calcext:value-type="float">
            <text:p>10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28.9085" calcext:value-type="float">
            <text:p>28.9085</text:p>
          </table:table-cell>
          <table:table-cell office:value-type="float" office:value="77.3108" calcext:value-type="float">
            <text:p>77.3108</text:p>
          </table:table-cell>
          <table:table-cell office:value-type="float" office:value="17" calcext:value-type="float">
            <text:p>17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9.7903" calcext:value-type="float">
            <text:p>29.7903</text:p>
          </table:table-cell>
          <table:table-cell office:value-type="float" office:value="80.4282" calcext:value-type="float">
            <text:p>80.4282</text:p>
          </table:table-cell>
          <table:table-cell office:value-type="float" office:value="19.4" calcext:value-type="float">
            <text:p>19.4</text:p>
          </table:table-cell>
          <table:table-cell office:value-type="float" office:value="5.01" calcext:value-type="float">
            <text:p>5.01</text:p>
          </table:table-cell>
        </table:table-row>
        <table:table-row table:style-name="ro1">
          <table:table-cell office:value-type="float" office:value="29.6265" calcext:value-type="float">
            <text:p>29.6265</text:p>
          </table:table-cell>
          <table:table-cell office:value-type="float" office:value="80.7289" calcext:value-type="float">
            <text:p>80.7289</text:p>
          </table:table-cell>
          <table:table-cell office:value-type="float" office:value="17.4" calcext:value-type="float">
            <text:p>17.4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29.3319" calcext:value-type="float">
            <text:p>29.3319</text:p>
          </table:table-cell>
          <table:table-cell office:value-type="float" office:value="80.7532" calcext:value-type="float">
            <text:p>80.7532</text:p>
          </table:table-cell>
          <table:table-cell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29.5113" calcext:value-type="float">
            <text:p>29.5113</text:p>
          </table:table-cell>
          <table:table-cell office:value-type="float" office:value="80.8378" calcext:value-type="float">
            <text:p>80.8378</text:p>
          </table:table-cell>
          <table:table-cell office:value-type="float" office:value="17" calcext:value-type="float">
            <text:p>17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9.4599" calcext:value-type="float">
            <text:p>29.4599</text:p>
          </table:table-cell>
          <table:table-cell office:value-type="float" office:value="80.8658" calcext:value-type="float">
            <text:p>80.8658</text:p>
          </table:table-cell>
          <table:table-cell office:value-type="float" office:value="17" calcext:value-type="float">
            <text:p>17</text:p>
          </table:table-cell>
          <table:table-cell office:value-type="float" office:value="4.69230769230769" calcext:value-type="float">
            <text:p>4.69230769230769</text:p>
          </table:table-cell>
        </table:table-row>
        <table:table-row table:style-name="ro1">
          <table:table-cell office:value-type="float" office:value="29.4139" calcext:value-type="float">
            <text:p>29.4139</text:p>
          </table:table-cell>
          <table:table-cell office:value-type="float" office:value="80.9638" calcext:value-type="float">
            <text:p>80.9638</text:p>
          </table:table-cell>
          <table:table-cell office:value-type="float" office:value="17" calcext:value-type="float">
            <text:p>17</text:p>
          </table:table-cell>
          <table:table-cell office:value-type="float" office:value="4.32222222222222" calcext:value-type="float">
            <text:p>4.32222222222222</text:p>
          </table:table-cell>
        </table:table-row>
        <table:table-row table:style-name="ro1">
          <table:table-cell office:value-type="float" office:value="29.2726" calcext:value-type="float">
            <text:p>29.2726</text:p>
          </table:table-cell>
          <table:table-cell office:value-type="float" office:value="80.9678" calcext:value-type="float">
            <text:p>80.9678</text:p>
          </table:table-cell>
          <table:table-cell office:value-type="float" office:value="10" calcext:value-type="float">
            <text:p>10</text:p>
          </table:table-cell>
          <table:table-cell office:value-type="float" office:value="4.15714285714286" calcext:value-type="float">
            <text:p>4.15714285714286</text:p>
          </table:table-cell>
        </table:table-row>
        <table:table-row table:style-name="ro1">
          <table:table-cell office:value-type="float" office:value="29.4413" calcext:value-type="float">
            <text:p>29.4413</text:p>
          </table:table-cell>
          <table:table-cell office:value-type="float" office:value="81.0027" calcext:value-type="float">
            <text:p>81.0027</text:p>
          </table:table-cell>
          <table:table-cell office:value-type="float" office:value="21.3" calcext:value-type="float">
            <text:p>21.3</text:p>
          </table:table-cell>
          <table:table-cell office:value-type="float" office:value="4.56363636363636" calcext:value-type="float">
            <text:p>4.56363636363636</text:p>
          </table:table-cell>
        </table:table-row>
        <table:table-row table:style-name="ro1">
          <table:table-cell office:value-type="float" office:value="29.6138" calcext:value-type="float">
            <text:p>29.6138</text:p>
          </table:table-cell>
          <table:table-cell office:value-type="float" office:value="81.0045" calcext:value-type="float">
            <text:p>81.0045</text:p>
          </table:table-cell>
          <table:table-cell office:value-type="float" office:value="17" calcext:value-type="float">
            <text:p>17</text:p>
          </table:table-cell>
          <table:table-cell office:value-type="float" office:value="4.2375" calcext:value-type="float">
            <text:p>4.2375</text:p>
          </table:table-cell>
        </table:table-row>
        <table:table-row table:style-name="ro1">
          <table:table-cell office:value-type="float" office:value="29.3176" calcext:value-type="float">
            <text:p>29.3176</text:p>
          </table:table-cell>
          <table:table-cell office:value-type="float" office:value="81.0511" calcext:value-type="float">
            <text:p>81.0511</text:p>
          </table:table-cell>
          <table:table-cell office:value-type="float" office:value="17" calcext:value-type="float">
            <text:p>17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30.0829" calcext:value-type="float">
            <text:p>30.0829</text:p>
          </table:table-cell>
          <table:table-cell office:value-type="float" office:value="81.0925" calcext:value-type="float">
            <text:p>81.0925</text:p>
          </table:table-cell>
          <table:table-cell office:value-type="float" office:value="35" calcext:value-type="float">
            <text:p>35</text:p>
          </table:table-cell>
          <table:table-cell office:value-type="float" office:value="4.67272727272727" calcext:value-type="float">
            <text:p>4.67272727272727</text:p>
          </table:table-cell>
        </table:table-row>
        <table:table-row table:style-name="ro1">
          <table:table-cell office:value-type="float" office:value="30.9689" calcext:value-type="float">
            <text:p>30.9689</text:p>
          </table:table-cell>
          <table:table-cell office:value-type="float" office:value="81.1072" calcext:value-type="float">
            <text:p>81.1072</text:p>
          </table:table-cell>
          <table:table-cell office:value-type="float" office:value="4.6" calcext:value-type="float">
            <text:p>4.6</text:p>
          </table:table-cell>
          <table:table-cell office:value-type="float" office:value="5.77" calcext:value-type="float">
            <text:p>5.77</text:p>
          </table:table-cell>
        </table:table-row>
        <table:table-row table:style-name="ro1">
          <table:table-cell office:value-type="float" office:value="30.6694" calcext:value-type="float">
            <text:p>30.6694</text:p>
          </table:table-cell>
          <table:table-cell office:value-type="float" office:value="81.1177" calcext:value-type="float">
            <text:p>81.117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.3228" calcext:value-type="float">
            <text:p>29.3228</text:p>
          </table:table-cell>
          <table:table-cell office:value-type="float" office:value="81.1433" calcext:value-type="float">
            <text:p>81.1433</text:p>
          </table:table-cell>
          <table:table-cell office:value-type="float" office:value="10" calcext:value-type="float">
            <text:p>10</text:p>
          </table:table-cell>
          <table:table-cell office:value-type="float" office:value="4.26" calcext:value-type="float">
            <text:p>4.26</text:p>
          </table:table-cell>
        </table:table-row>
        <table:table-row table:style-name="ro1">
          <table:table-cell office:value-type="float" office:value="29.3814" calcext:value-type="float">
            <text:p>29.3814</text:p>
          </table:table-cell>
          <table:table-cell office:value-type="float" office:value="81.1469" calcext:value-type="float">
            <text:p>81.1469</text:p>
          </table:table-cell>
          <table:table-cell office:value-type="float" office:value="17" calcext:value-type="float">
            <text:p>17</text:p>
          </table:table-cell>
          <table:table-cell office:value-type="float" office:value="4.49" calcext:value-type="float">
            <text:p>4.49</text:p>
          </table:table-cell>
        </table:table-row>
        <table:table-row table:style-name="ro1">
          <table:table-cell office:value-type="float" office:value="29.3667" calcext:value-type="float">
            <text:p>29.3667</text:p>
          </table:table-cell>
          <table:table-cell office:value-type="float" office:value="81.151" calcext:value-type="float">
            <text:p>81.15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.4657" calcext:value-type="float">
            <text:p>29.4657</text:p>
          </table:table-cell>
          <table:table-cell office:value-type="float" office:value="81.1633" calcext:value-type="float">
            <text:p>81.1633</text:p>
          </table:table-cell>
          <table:table-cell office:value-type="float" office:value="17" calcext:value-type="float">
            <text:p>17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29.4721" calcext:value-type="float">
            <text:p>29.4721</text:p>
          </table:table-cell>
          <table:table-cell office:value-type="float" office:value="81.1672" calcext:value-type="float">
            <text:p>81.1672</text:p>
          </table:table-cell>
          <table:table-cell office:value-type="float" office:value="17" calcext:value-type="float">
            <text:p>17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30.7657" calcext:value-type="float">
            <text:p>30.7657</text:p>
          </table:table-cell>
          <table:table-cell office:value-type="float" office:value="81.2082" calcext:value-type="float">
            <text:p>81.2082</text:p>
          </table:table-cell>
          <table:table-cell office:value-type="float" office:value="7" calcext:value-type="float">
            <text:p>7</text:p>
          </table:table-cell>
          <table:table-cell office:value-type="float" office:value="4.53333333333333" calcext:value-type="float">
            <text:p>4.53333333333333</text:p>
          </table:table-cell>
        </table:table-row>
        <table:table-row table:style-name="ro1">
          <table:table-cell office:value-type="float" office:value="29.594" calcext:value-type="float">
            <text:p>29.594</text:p>
          </table:table-cell>
          <table:table-cell office:value-type="float" office:value="81.2143" calcext:value-type="float">
            <text:p>81.2143</text:p>
          </table:table-cell>
          <table:table-cell office:value-type="float" office:value="14.2" calcext:value-type="float">
            <text:p>14.2</text:p>
          </table:table-cell>
          <table:table-cell office:value-type="float" office:value="4.45714285714286" calcext:value-type="float">
            <text:p>4.45714285714286</text:p>
          </table:table-cell>
        </table:table-row>
        <table:table-row table:style-name="ro1">
          <table:table-cell office:value-type="float" office:value="30.7544" calcext:value-type="float">
            <text:p>30.7544</text:p>
          </table:table-cell>
          <table:table-cell office:value-type="float" office:value="81.2283" calcext:value-type="float">
            <text:p>81.2283</text:p>
          </table:table-cell>
          <table:table-cell office:value-type="float" office:value="7" calcext:value-type="float">
            <text:p>7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30.4355" calcext:value-type="float">
            <text:p>30.4355</text:p>
          </table:table-cell>
          <table:table-cell office:value-type="float" office:value="81.2311" calcext:value-type="float">
            <text:p>81.2311</text:p>
          </table:table-cell>
          <table:table-cell office:value-type="float" office:value="35" calcext:value-type="float">
            <text:p>35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30.5295" calcext:value-type="float">
            <text:p>30.5295</text:p>
          </table:table-cell>
          <table:table-cell office:value-type="float" office:value="81.2646" calcext:value-type="float">
            <text:p>81.2646</text:p>
          </table:table-cell>
          <table:table-cell office:value-type="float" office:value="36" calcext:value-type="float">
            <text:p>36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float" office:value="29.5671" calcext:value-type="float">
            <text:p>29.5671</text:p>
          </table:table-cell>
          <table:table-cell office:value-type="float" office:value="81.2829" calcext:value-type="float">
            <text:p>81.2829</text:p>
          </table:table-cell>
          <table:table-cell office:value-type="float" office:value="10" calcext:value-type="float">
            <text:p>10</text:p>
          </table:table-cell>
          <table:table-cell office:value-type="float" office:value="4.22" calcext:value-type="float">
            <text:p>4.22</text:p>
          </table:table-cell>
        </table:table-row>
        <table:table-row table:style-name="ro1">
          <table:table-cell office:value-type="float" office:value="29.3469" calcext:value-type="float">
            <text:p>29.3469</text:p>
          </table:table-cell>
          <table:table-cell office:value-type="float" office:value="81.2912" calcext:value-type="float">
            <text:p>81.2912</text:p>
          </table:table-cell>
          <table:table-cell office:value-type="float" office:value="27" calcext:value-type="float">
            <text:p>27</text:p>
          </table:table-cell>
          <table:table-cell office:value-type="float" office:value="4.36" calcext:value-type="float">
            <text:p>4.36</text:p>
          </table:table-cell>
        </table:table-row>
        <table:table-row table:style-name="ro1">
          <table:table-cell office:value-type="float" office:value="29.4803" calcext:value-type="float">
            <text:p>29.4803</text:p>
          </table:table-cell>
          <table:table-cell office:value-type="float" office:value="81.2922" calcext:value-type="float">
            <text:p>81.2922</text:p>
          </table:table-cell>
          <table:table-cell office:value-type="float" office:value="33" calcext:value-type="float">
            <text:p>33</text:p>
          </table:table-cell>
          <table:table-cell office:value-type="float" office:value="4.28" calcext:value-type="float">
            <text:p>4.28</text:p>
          </table:table-cell>
        </table:table-row>
        <table:table-row table:style-name="ro1">
          <table:table-cell office:value-type="float" office:value="30.3901" calcext:value-type="float">
            <text:p>30.3901</text:p>
          </table:table-cell>
          <table:table-cell office:value-type="float" office:value="81.3007" calcext:value-type="float">
            <text:p>81.3007</text:p>
          </table:table-cell>
          <table:table-cell office:value-type="float" office:value="36" calcext:value-type="float">
            <text:p>36</text:p>
          </table:table-cell>
          <table:table-cell office:value-type="float" office:value="4.4625" calcext:value-type="float">
            <text:p>4.4625</text:p>
          </table:table-cell>
        </table:table-row>
        <table:table-row table:style-name="ro1">
          <table:table-cell office:value-type="float" office:value="30.4518" calcext:value-type="float">
            <text:p>30.4518</text:p>
          </table:table-cell>
          <table:table-cell office:value-type="float" office:value="81.322" calcext:value-type="float">
            <text:p>81.322</text:p>
          </table:table-cell>
          <table:table-cell office:value-type="float" office:value="36" calcext:value-type="float">
            <text:p>36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29.462" calcext:value-type="float">
            <text:p>29.462</text:p>
          </table:table-cell>
          <table:table-cell office:value-type="float" office:value="81.3255" calcext:value-type="float">
            <text:p>81.3255</text:p>
          </table:table-cell>
          <table:table-cell office:value-type="float" office:value="27" calcext:value-type="float">
            <text:p>27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30.3942" calcext:value-type="float">
            <text:p>30.3942</text:p>
          </table:table-cell>
          <table:table-cell office:value-type="float" office:value="81.3273" calcext:value-type="float">
            <text:p>81.3273</text:p>
          </table:table-cell>
          <table:table-cell office:value-type="float" office:value="36" calcext:value-type="float">
            <text:p>36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29.5272" calcext:value-type="float">
            <text:p>29.5272</text:p>
          </table:table-cell>
          <table:table-cell office:value-type="float" office:value="81.3859" calcext:value-type="float">
            <text:p>81.385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4448" calcext:value-type="float">
            <text:p>30.4448</text:p>
          </table:table-cell>
          <table:table-cell office:value-type="float" office:value="81.3967" calcext:value-type="float">
            <text:p>81.3967</text:p>
          </table:table-cell>
          <table:table-cell office:value-type="float" office:value="36" calcext:value-type="float">
            <text:p>36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30.4457" calcext:value-type="float">
            <text:p>30.4457</text:p>
          </table:table-cell>
          <table:table-cell office:value-type="float" office:value="81.4039" calcext:value-type="float">
            <text:p>81.403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4564" calcext:value-type="float">
            <text:p>30.4564</text:p>
          </table:table-cell>
          <table:table-cell office:value-type="float" office:value="81.405" calcext:value-type="float">
            <text:p>81.405</text:p>
          </table:table-cell>
          <table:table-cell office:value-type="float" office:value="36" calcext:value-type="float">
            <text:p>36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30.4714" calcext:value-type="float">
            <text:p>30.4714</text:p>
          </table:table-cell>
          <table:table-cell office:value-type="float" office:value="81.4075" calcext:value-type="float">
            <text:p>81.4075</text:p>
          </table:table-cell>
          <table:table-cell office:value-type="float" office:value="10" calcext:value-type="float">
            <text:p>10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29.263" calcext:value-type="float">
            <text:p>29.263</text:p>
          </table:table-cell>
          <table:table-cell office:value-type="float" office:value="81.4099" calcext:value-type="float">
            <text:p>81.4099</text:p>
          </table:table-cell>
          <table:table-cell office:value-type="float" office:value="27" calcext:value-type="float">
            <text:p>27</text:p>
          </table:table-cell>
          <table:table-cell office:value-type="float" office:value="4.37" calcext:value-type="float">
            <text:p>4.37</text:p>
          </table:table-cell>
        </table:table-row>
        <table:table-row table:style-name="ro1">
          <table:table-cell office:value-type="float" office:value="30.5201" calcext:value-type="float">
            <text:p>30.5201</text:p>
          </table:table-cell>
          <table:table-cell office:value-type="float" office:value="81.4102" calcext:value-type="float">
            <text:p>81.4102</text:p>
          </table:table-cell>
          <table:table-cell office:value-type="float" office:value="36" calcext:value-type="float">
            <text:p>36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29.586" calcext:value-type="float">
            <text:p>29.586</text:p>
          </table:table-cell>
          <table:table-cell office:value-type="float" office:value="81.4251" calcext:value-type="float">
            <text:p>81.4251</text:p>
          </table:table-cell>
          <table:table-cell office:value-type="float" office:value="27" calcext:value-type="float">
            <text:p>27</text:p>
          </table:table-cell>
          <table:table-cell office:value-type="float" office:value="4.62857142857143" calcext:value-type="float">
            <text:p>4.62857142857143</text:p>
          </table:table-cell>
        </table:table-row>
        <table:table-row table:style-name="ro1">
          <table:table-cell office:value-type="float" office:value="30.496" calcext:value-type="float">
            <text:p>30.496</text:p>
          </table:table-cell>
          <table:table-cell office:value-type="float" office:value="81.4251" calcext:value-type="float">
            <text:p>81.4251</text:p>
          </table:table-cell>
          <table:table-cell office:value-type="float" office:value="16.2" calcext:value-type="float">
            <text:p>16.2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float" office:value="29.3514" calcext:value-type="float">
            <text:p>29.3514</text:p>
          </table:table-cell>
          <table:table-cell office:value-type="float" office:value="81.433" calcext:value-type="float">
            <text:p>81.433</text:p>
          </table:table-cell>
          <table:table-cell office:value-type="float" office:value="27" calcext:value-type="float">
            <text:p>27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29.341" calcext:value-type="float">
            <text:p>29.341</text:p>
          </table:table-cell>
          <table:table-cell office:value-type="float" office:value="81.4338" calcext:value-type="float">
            <text:p>81.4338</text:p>
          </table:table-cell>
          <table:table-cell office:value-type="float" office:value="27" calcext:value-type="float">
            <text:p>27</text:p>
          </table:table-cell>
          <table:table-cell office:value-type="float" office:value="4.47142857142857" calcext:value-type="float">
            <text:p>4.47142857142857</text:p>
          </table:table-cell>
        </table:table-row>
        <table:table-row table:style-name="ro1">
          <table:table-cell office:value-type="float" office:value="29.4522" calcext:value-type="float">
            <text:p>29.4522</text:p>
          </table:table-cell>
          <table:table-cell office:value-type="float" office:value="81.435" calcext:value-type="float">
            <text:p>81.435</text:p>
          </table:table-cell>
          <table:table-cell office:value-type="float" office:value="16.5" calcext:value-type="float">
            <text:p>16.5</text:p>
          </table:table-cell>
          <table:table-cell office:value-type="float" office:value="4.48" calcext:value-type="float">
            <text:p>4.48</text:p>
          </table:table-cell>
        </table:table-row>
        <table:table-row table:style-name="ro1">
          <table:table-cell office:value-type="float" office:value="29.4417" calcext:value-type="float">
            <text:p>29.4417</text:p>
          </table:table-cell>
          <table:table-cell office:value-type="float" office:value="81.4415" calcext:value-type="float">
            <text:p>81.4415</text:p>
          </table:table-cell>
          <table:table-cell office:value-type="float" office:value="27" calcext:value-type="float">
            <text:p>27</text:p>
          </table:table-cell>
          <table:table-cell office:value-type="float" office:value="4.39" calcext:value-type="float">
            <text:p>4.39</text:p>
          </table:table-cell>
        </table:table-row>
        <table:table-row table:style-name="ro1">
          <table:table-cell office:value-type="float" office:value="29.4053" calcext:value-type="float">
            <text:p>29.4053</text:p>
          </table:table-cell>
          <table:table-cell office:value-type="float" office:value="81.4466" calcext:value-type="float">
            <text:p>81.4466</text:p>
          </table:table-cell>
          <table:table-cell office:value-type="float" office:value="27" calcext:value-type="float">
            <text:p>27</text:p>
          </table:table-cell>
          <table:table-cell office:value-type="float" office:value="4.66" calcext:value-type="float">
            <text:p>4.66</text:p>
          </table:table-cell>
        </table:table-row>
        <table:table-row table:style-name="ro1">
          <table:table-cell office:value-type="float" office:value="29.5258" calcext:value-type="float">
            <text:p>29.5258</text:p>
          </table:table-cell>
          <table:table-cell office:value-type="float" office:value="81.4718" calcext:value-type="float">
            <text:p>81.4718</text:p>
          </table:table-cell>
          <table:table-cell office:value-type="float" office:value="27" calcext:value-type="float">
            <text:p>27</text:p>
          </table:table-cell>
          <table:table-cell office:value-type="float" office:value="4.54285714285714" calcext:value-type="float">
            <text:p>4.54285714285714</text:p>
          </table:table-cell>
        </table:table-row>
        <table:table-row table:style-name="ro1">
          <table:table-cell office:value-type="float" office:value="29.613" calcext:value-type="float">
            <text:p>29.613</text:p>
          </table:table-cell>
          <table:table-cell office:value-type="float" office:value="81.4803" calcext:value-type="float">
            <text:p>81.4803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.4127" calcext:value-type="float">
            <text:p>29.4127</text:p>
          </table:table-cell>
          <table:table-cell office:value-type="float" office:value="81.482" calcext:value-type="float">
            <text:p>81.482</text:p>
          </table:table-cell>
          <table:table-cell office:value-type="float" office:value="27" calcext:value-type="float">
            <text:p>27</text:p>
          </table:table-cell>
          <table:table-cell office:value-type="float" office:value="4.38888888888889" calcext:value-type="float">
            <text:p>4.38888888888889</text:p>
          </table:table-cell>
        </table:table-row>
        <table:table-row table:style-name="ro1">
          <table:table-cell office:value-type="float" office:value="29.4719" calcext:value-type="float">
            <text:p>29.4719</text:p>
          </table:table-cell>
          <table:table-cell office:value-type="float" office:value="81.4922" calcext:value-type="float">
            <text:p>81.4922</text:p>
          </table:table-cell>
          <table:table-cell office:value-type="float" office:value="27" calcext:value-type="float">
            <text:p>27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29.5162" calcext:value-type="float">
            <text:p>29.5162</text:p>
          </table:table-cell>
          <table:table-cell office:value-type="float" office:value="81.4951" calcext:value-type="float">
            <text:p>81.4951</text:p>
          </table:table-cell>
          <table:table-cell office:value-type="float" office:value="27" calcext:value-type="float">
            <text:p>27</text:p>
          </table:table-cell>
          <table:table-cell office:value-type="float" office:value="4.675" calcext:value-type="float">
            <text:p>4.675</text:p>
          </table:table-cell>
        </table:table-row>
        <table:table-row table:style-name="ro1">
          <table:table-cell office:value-type="float" office:value="29.2594" calcext:value-type="float">
            <text:p>29.2594</text:p>
          </table:table-cell>
          <table:table-cell office:value-type="float" office:value="81.4986" calcext:value-type="float">
            <text:p>81.4986</text:p>
          </table:table-cell>
          <table:table-cell office:value-type="float" office:value="27" calcext:value-type="float">
            <text:p>27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29.4735" calcext:value-type="float">
            <text:p>29.4735</text:p>
          </table:table-cell>
          <table:table-cell office:value-type="float" office:value="81.5323" calcext:value-type="float">
            <text:p>81.5323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.3635" calcext:value-type="float">
            <text:p>29.3635</text:p>
          </table:table-cell>
          <table:table-cell office:value-type="float" office:value="81.5428" calcext:value-type="float">
            <text:p>81.5428</text:p>
          </table:table-cell>
          <table:table-cell office:value-type="float" office:value="27" calcext:value-type="float">
            <text:p>27</text:p>
          </table:table-cell>
          <table:table-cell office:value-type="float" office:value="4.44" calcext:value-type="float">
            <text:p>4.44</text:p>
          </table:table-cell>
        </table:table-row>
        <table:table-row table:style-name="ro1">
          <table:table-cell office:value-type="float" office:value="29.6889" calcext:value-type="float">
            <text:p>29.6889</text:p>
          </table:table-cell>
          <table:table-cell office:value-type="float" office:value="81.5679" calcext:value-type="float">
            <text:p>81.5679</text:p>
          </table:table-cell>
          <table:table-cell office:value-type="float" office:value="27" calcext:value-type="float">
            <text:p>27</text:p>
          </table:table-cell>
          <table:table-cell office:value-type="float" office:value="4.14" calcext:value-type="float">
            <text:p>4.14</text:p>
          </table:table-cell>
        </table:table-row>
        <table:table-row table:style-name="ro1">
          <table:table-cell office:value-type="float" office:value="28.8221" calcext:value-type="float">
            <text:p>28.8221</text:p>
          </table:table-cell>
          <table:table-cell office:value-type="float" office:value="81.5726" calcext:value-type="float">
            <text:p>81.5726</text:p>
          </table:table-cell>
          <table:table-cell office:value-type="float" office:value="33" calcext:value-type="float">
            <text:p>33</text:p>
          </table:table-cell>
          <table:table-cell office:value-type="float" office:value="4.275" calcext:value-type="float">
            <text:p>4.275</text:p>
          </table:table-cell>
        </table:table-row>
        <table:table-row table:style-name="ro1">
          <table:table-cell office:value-type="float" office:value="29.8829" calcext:value-type="float">
            <text:p>29.8829</text:p>
          </table:table-cell>
          <table:table-cell office:value-type="float" office:value="81.5778" calcext:value-type="float">
            <text:p>81.577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.4466" calcext:value-type="float">
            <text:p>29.4466</text:p>
          </table:table-cell>
          <table:table-cell office:value-type="float" office:value="81.5805" calcext:value-type="float">
            <text:p>81.5805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.4841" calcext:value-type="float">
            <text:p>29.4841</text:p>
          </table:table-cell>
          <table:table-cell office:value-type="float" office:value="81.5921" calcext:value-type="float">
            <text:p>81.5921</text:p>
          </table:table-cell>
          <table:table-cell office:value-type="float" office:value="10" calcext:value-type="float">
            <text:p>10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28.8664" calcext:value-type="float">
            <text:p>28.8664</text:p>
          </table:table-cell>
          <table:table-cell office:value-type="float" office:value="81.5986" calcext:value-type="float">
            <text:p>81.5986</text:p>
          </table:table-cell>
          <table:table-cell office:value-type="float" office:value="33" calcext:value-type="float">
            <text:p>33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29.2832" calcext:value-type="float">
            <text:p>29.2832</text:p>
          </table:table-cell>
          <table:table-cell office:value-type="float" office:value="81.6009" calcext:value-type="float">
            <text:p>81.6009</text:p>
          </table:table-cell>
          <table:table-cell office:value-type="float" office:value="27" calcext:value-type="float">
            <text:p>27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30.2417" calcext:value-type="float">
            <text:p>30.2417</text:p>
          </table:table-cell>
          <table:table-cell office:value-type="float" office:value="81.6054" calcext:value-type="float">
            <text:p>81.6054</text:p>
          </table:table-cell>
          <table:table-cell office:value-type="float" office:value="10" calcext:value-type="float">
            <text:p>1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29.477" calcext:value-type="float">
            <text:p>29.477</text:p>
          </table:table-cell>
          <table:table-cell office:value-type="float" office:value="81.6065" calcext:value-type="float">
            <text:p>81.6065</text:p>
          </table:table-cell>
          <table:table-cell office:value-type="float" office:value="27" calcext:value-type="float">
            <text:p>27</text:p>
          </table:table-cell>
          <table:table-cell office:value-type="float" office:value="4.11666666666667" calcext:value-type="float">
            <text:p>4.11666666666667</text:p>
          </table:table-cell>
        </table:table-row>
        <table:table-row table:style-name="ro1">
          <table:table-cell office:value-type="float" office:value="28.847" calcext:value-type="float">
            <text:p>28.847</text:p>
          </table:table-cell>
          <table:table-cell office:value-type="float" office:value="81.6265" calcext:value-type="float">
            <text:p>81.6265</text:p>
          </table:table-cell>
          <table:table-cell office:value-type="float" office:value="26.9" calcext:value-type="float">
            <text:p>26.9</text:p>
          </table:table-cell>
          <table:table-cell office:value-type="float" office:value="4.51666666666667" calcext:value-type="float">
            <text:p>4.51666666666667</text:p>
          </table:table-cell>
        </table:table-row>
        <table:table-row table:style-name="ro1">
          <table:table-cell office:value-type="float" office:value="29.5836" calcext:value-type="float">
            <text:p>29.5836</text:p>
          </table:table-cell>
          <table:table-cell office:value-type="float" office:value="81.6283" calcext:value-type="float">
            <text:p>81.6283</text:p>
          </table:table-cell>
          <table:table-cell office:value-type="float" office:value="13.1" calcext:value-type="float">
            <text:p>13.1</text:p>
          </table:table-cell>
          <table:table-cell office:value-type="float" office:value="4.475" calcext:value-type="float">
            <text:p>4.475</text:p>
          </table:table-cell>
        </table:table-row>
        <table:table-row table:style-name="ro1">
          <table:table-cell office:value-type="float" office:value="29.6445" calcext:value-type="float">
            <text:p>29.6445</text:p>
          </table:table-cell>
          <table:table-cell office:value-type="float" office:value="81.6285" calcext:value-type="float">
            <text:p>81.6285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.5675" calcext:value-type="float">
            <text:p>29.5675</text:p>
          </table:table-cell>
          <table:table-cell office:value-type="float" office:value="81.6387" calcext:value-type="float">
            <text:p>81.6387</text:p>
          </table:table-cell>
          <table:table-cell office:value-type="float" office:value="19.4" calcext:value-type="float">
            <text:p>19.4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9.2787" calcext:value-type="float">
            <text:p>29.2787</text:p>
          </table:table-cell>
          <table:table-cell office:value-type="float" office:value="81.6399" calcext:value-type="float">
            <text:p>81.6399</text:p>
          </table:table-cell>
          <table:table-cell office:value-type="float" office:value="16.1" calcext:value-type="float">
            <text:p>16.1</text:p>
          </table:table-cell>
          <table:table-cell office:value-type="float" office:value="5.12222222222222" calcext:value-type="float">
            <text:p>5.12222222222222</text:p>
          </table:table-cell>
        </table:table-row>
        <table:table-row table:style-name="ro1">
          <table:table-cell office:value-type="float" office:value="29.471" calcext:value-type="float">
            <text:p>29.471</text:p>
          </table:table-cell>
          <table:table-cell office:value-type="float" office:value="81.6452" calcext:value-type="float">
            <text:p>81.6452</text:p>
          </table:table-cell>
          <table:table-cell office:value-type="float" office:value="13.8" calcext:value-type="float">
            <text:p>13.8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28.8701" calcext:value-type="float">
            <text:p>28.8701</text:p>
          </table:table-cell>
          <table:table-cell office:value-type="float" office:value="81.6519" calcext:value-type="float">
            <text:p>81.6519</text:p>
          </table:table-cell>
          <table:table-cell office:value-type="float" office:value="33" calcext:value-type="float">
            <text:p>33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30.3225" calcext:value-type="float">
            <text:p>30.3225</text:p>
          </table:table-cell>
          <table:table-cell office:value-type="float" office:value="81.657" calcext:value-type="float">
            <text:p>81.65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.7275" calcext:value-type="float">
            <text:p>28.7275</text:p>
          </table:table-cell>
          <table:table-cell office:value-type="float" office:value="81.6594" calcext:value-type="float">
            <text:p>81.6594</text:p>
          </table:table-cell>
          <table:table-cell office:value-type="float" office:value="35" calcext:value-type="float">
            <text:p>35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29.7094" calcext:value-type="float">
            <text:p>29.7094</text:p>
          </table:table-cell>
          <table:table-cell office:value-type="float" office:value="81.6654" calcext:value-type="float">
            <text:p>81.6654</text:p>
          </table:table-cell>
          <table:table-cell office:value-type="float" office:value="33" calcext:value-type="float">
            <text:p>33</text:p>
          </table:table-cell>
          <table:table-cell office:value-type="float" office:value="4.33333333333333" calcext:value-type="float">
            <text:p>4.33333333333333</text:p>
          </table:table-cell>
        </table:table-row>
        <table:table-row table:style-name="ro1">
          <table:table-cell office:value-type="float" office:value="29.4541" calcext:value-type="float">
            <text:p>29.4541</text:p>
          </table:table-cell>
          <table:table-cell office:value-type="float" office:value="81.6685" calcext:value-type="float">
            <text:p>81.6685</text:p>
          </table:table-cell>
          <table:table-cell office:value-type="float" office:value="14.8" calcext:value-type="float">
            <text:p>14.8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28.9319" calcext:value-type="float">
            <text:p>28.9319</text:p>
          </table:table-cell>
          <table:table-cell office:value-type="float" office:value="81.6695" calcext:value-type="float">
            <text:p>81.6695</text:p>
          </table:table-cell>
          <table:table-cell office:value-type="float" office:value="33" calcext:value-type="float">
            <text:p>33</text:p>
          </table:table-cell>
          <table:table-cell office:value-type="float" office:value="4.2375" calcext:value-type="float">
            <text:p>4.2375</text:p>
          </table:table-cell>
        </table:table-row>
        <table:table-row table:style-name="ro1">
          <table:table-cell office:value-type="float" office:value="29.3495" calcext:value-type="float">
            <text:p>29.3495</text:p>
          </table:table-cell>
          <table:table-cell office:value-type="float" office:value="81.6704" calcext:value-type="float">
            <text:p>81.6704</text:p>
          </table:table-cell>
          <table:table-cell office:value-type="float" office:value="23.1" calcext:value-type="float">
            <text:p>23.1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29.5153" calcext:value-type="float">
            <text:p>29.5153</text:p>
          </table:table-cell>
          <table:table-cell office:value-type="float" office:value="81.6835" calcext:value-type="float">
            <text:p>81.6835</text:p>
          </table:table-cell>
          <table:table-cell office:value-type="float" office:value="19.1" calcext:value-type="float">
            <text:p>19.1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29.4742" calcext:value-type="float">
            <text:p>29.4742</text:p>
          </table:table-cell>
          <table:table-cell office:value-type="float" office:value="81.696" calcext:value-type="float">
            <text:p>81.696</text:p>
          </table:table-cell>
          <table:table-cell office:value-type="float" office:value="24.6" calcext:value-type="float">
            <text:p>24.6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29.7268" calcext:value-type="float">
            <text:p>29.7268</text:p>
          </table:table-cell>
          <table:table-cell office:value-type="float" office:value="81.6978" calcext:value-type="float">
            <text:p>81.6978</text:p>
          </table:table-cell>
          <table:table-cell office:value-type="float" office:value="15.5" calcext:value-type="float">
            <text:p>15.5</text:p>
          </table:table-cell>
          <table:table-cell office:value-type="float" office:value="4.95555555555556" calcext:value-type="float">
            <text:p>4.95555555555556</text:p>
          </table:table-cell>
        </table:table-row>
        <table:table-row table:style-name="ro1">
          <table:table-cell office:value-type="float" office:value="28.6654" calcext:value-type="float">
            <text:p>28.6654</text:p>
          </table:table-cell>
          <table:table-cell office:value-type="float" office:value="81.701" calcext:value-type="float">
            <text:p>81.701</text:p>
          </table:table-cell>
          <table:table-cell office:value-type="float" office:value="35" calcext:value-type="float">
            <text:p>35</text:p>
          </table:table-cell>
          <table:table-cell office:value-type="float" office:value="4.025" calcext:value-type="float">
            <text:p>4.025</text:p>
          </table:table-cell>
        </table:table-row>
        <table:table-row table:style-name="ro1">
          <table:table-cell office:value-type="float" office:value="29.4848" calcext:value-type="float">
            <text:p>29.4848</text:p>
          </table:table-cell>
          <table:table-cell office:value-type="float" office:value="81.705" calcext:value-type="float">
            <text:p>81.705</text:p>
          </table:table-cell>
          <table:table-cell office:value-type="float" office:value="10" calcext:value-type="float">
            <text:p>10</text:p>
          </table:table-cell>
          <table:table-cell office:value-type="float" office:value="4.24" calcext:value-type="float">
            <text:p>4.24</text:p>
          </table:table-cell>
        </table:table-row>
        <table:table-row table:style-name="ro1">
          <table:table-cell office:value-type="float" office:value="28.7839" calcext:value-type="float">
            <text:p>28.7839</text:p>
          </table:table-cell>
          <table:table-cell office:value-type="float" office:value="81.7082" calcext:value-type="float">
            <text:p>81.708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.3223" calcext:value-type="float">
            <text:p>29.3223</text:p>
          </table:table-cell>
          <table:table-cell office:value-type="float" office:value="81.7089" calcext:value-type="float">
            <text:p>81.7089</text:p>
          </table:table-cell>
          <table:table-cell office:value-type="float" office:value="31" calcext:value-type="float">
            <text:p>31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9.8668" calcext:value-type="float">
            <text:p>29.8668</text:p>
          </table:table-cell>
          <table:table-cell office:value-type="float" office:value="81.7117" calcext:value-type="float">
            <text:p>81.7117</text:p>
          </table:table-cell>
          <table:table-cell office:value-type="float" office:value="10" calcext:value-type="float">
            <text:p>10</text:p>
          </table:table-cell>
          <table:table-cell office:value-type="float" office:value="4.125" calcext:value-type="float">
            <text:p>4.125</text:p>
          </table:table-cell>
        </table:table-row>
        <table:table-row table:style-name="ro1">
          <table:table-cell office:value-type="float" office:value="29.5126" calcext:value-type="float">
            <text:p>29.5126</text:p>
          </table:table-cell>
          <table:table-cell office:value-type="float" office:value="81.7142" calcext:value-type="float">
            <text:p>81.7142</text:p>
          </table:table-cell>
          <table:table-cell office:value-type="float" office:value="24" calcext:value-type="float">
            <text:p>24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float" office:value="29.5812" calcext:value-type="float">
            <text:p>29.5812</text:p>
          </table:table-cell>
          <table:table-cell office:value-type="float" office:value="81.716" calcext:value-type="float">
            <text:p>81.716</text:p>
          </table:table-cell>
          <table:table-cell office:value-type="float" office:value="22.6" calcext:value-type="float">
            <text:p>22.6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29.5305" calcext:value-type="float">
            <text:p>29.5305</text:p>
          </table:table-cell>
          <table:table-cell office:value-type="float" office:value="81.7213" calcext:value-type="float">
            <text:p>81.7213</text:p>
          </table:table-cell>
          <table:table-cell office:value-type="float" office:value="30.8" calcext:value-type="float">
            <text:p>30.8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29.5384" calcext:value-type="float">
            <text:p>29.5384</text:p>
          </table:table-cell>
          <table:table-cell office:value-type="float" office:value="81.7333" calcext:value-type="float">
            <text:p>81.7333</text:p>
          </table:table-cell>
          <table:table-cell office:value-type="float" office:value="28.1" calcext:value-type="float">
            <text:p>28.1</text:p>
          </table:table-cell>
          <table:table-cell office:value-type="float" office:value="4.78" calcext:value-type="float">
            <text:p>4.78</text:p>
          </table:table-cell>
        </table:table-row>
        <table:table-row table:style-name="ro1">
          <table:table-cell office:value-type="float" office:value="29.3756" calcext:value-type="float">
            <text:p>29.3756</text:p>
          </table:table-cell>
          <table:table-cell office:value-type="float" office:value="81.7425" calcext:value-type="float">
            <text:p>81.7425</text:p>
          </table:table-cell>
          <table:table-cell office:value-type="float" office:value="36.6" calcext:value-type="float">
            <text:p>36.6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29.69" calcext:value-type="float">
            <text:p>29.69</text:p>
          </table:table-cell>
          <table:table-cell office:value-type="float" office:value="81.8" calcext:value-type="float">
            <text:p>81.8</text:p>
          </table:table-cell>
          <table:table-cell office:value-type="float" office:value="10" calcext:value-type="float">
            <text:p>10</text:p>
          </table:table-cell>
          <table:table-cell office:value-type="float" office:value="4.275" calcext:value-type="float">
            <text:p>4.275</text:p>
          </table:table-cell>
        </table:table-row>
        <table:table-row table:style-name="ro1">
          <table:table-cell office:value-type="float" office:value="29.7355" calcext:value-type="float">
            <text:p>29.7355</text:p>
          </table:table-cell>
          <table:table-cell office:value-type="float" office:value="81.8078" calcext:value-type="float">
            <text:p>81.8078</text:p>
          </table:table-cell>
          <table:table-cell office:value-type="float" office:value="21" calcext:value-type="float">
            <text:p>21</text:p>
          </table:table-cell>
          <table:table-cell office:value-type="float" office:value="4.68181818181818" calcext:value-type="float">
            <text:p>4.68181818181818</text:p>
          </table:table-cell>
        </table:table-row>
        <table:table-row table:style-name="ro1">
          <table:table-cell office:value-type="float" office:value="29.2832" calcext:value-type="float">
            <text:p>29.2832</text:p>
          </table:table-cell>
          <table:table-cell office:value-type="float" office:value="81.8246" calcext:value-type="float">
            <text:p>81.8246</text:p>
          </table:table-cell>
          <table:table-cell office:value-type="float" office:value="31" calcext:value-type="float">
            <text:p>31</text:p>
          </table:table-cell>
          <table:table-cell office:value-type="float" office:value="4.13333333333333" calcext:value-type="float">
            <text:p>4.13333333333333</text:p>
          </table:table-cell>
        </table:table-row>
        <table:table-row table:style-name="ro1">
          <table:table-cell office:value-type="float" office:value="29.5802" calcext:value-type="float">
            <text:p>29.5802</text:p>
          </table:table-cell>
          <table:table-cell office:value-type="float" office:value="81.8306" calcext:value-type="float">
            <text:p>81.8306</text:p>
          </table:table-cell>
          <table:table-cell office:value-type="float" office:value="31" calcext:value-type="float">
            <text:p>31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9.4112" calcext:value-type="float">
            <text:p>29.4112</text:p>
          </table:table-cell>
          <table:table-cell office:value-type="float" office:value="81.8643" calcext:value-type="float">
            <text:p>81.8643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5152" calcext:value-type="float">
            <text:p>30.5152</text:p>
          </table:table-cell>
          <table:table-cell office:value-type="float" office:value="81.8975" calcext:value-type="float">
            <text:p>81.8975</text:p>
          </table:table-cell>
          <table:table-cell office:value-type="float" office:value="13.8" calcext:value-type="float">
            <text:p>13.8</text:p>
          </table:table-cell>
          <table:table-cell office:value-type="float" office:value="4.725" calcext:value-type="float">
            <text:p>4.725</text:p>
          </table:table-cell>
        </table:table-row>
        <table:table-row table:style-name="ro1">
          <table:table-cell office:value-type="float" office:value="30.7222" calcext:value-type="float">
            <text:p>30.7222</text:p>
          </table:table-cell>
          <table:table-cell office:value-type="float" office:value="81.9068" calcext:value-type="float">
            <text:p>81.9068</text:p>
          </table:table-cell>
          <table:table-cell office:value-type="float" office:value="35" calcext:value-type="float">
            <text:p>35</text:p>
          </table:table-cell>
          <table:table-cell office:value-type="float" office:value="4.325" calcext:value-type="float">
            <text:p>4.325</text:p>
          </table:table-cell>
        </table:table-row>
        <table:table-row table:style-name="ro1">
          <table:table-cell office:value-type="float" office:value="29.2343" calcext:value-type="float">
            <text:p>29.2343</text:p>
          </table:table-cell>
          <table:table-cell office:value-type="float" office:value="81.9216" calcext:value-type="float">
            <text:p>81.9216</text:p>
          </table:table-cell>
          <table:table-cell office:value-type="float" office:value="24.4" calcext:value-type="float">
            <text:p>24.4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29.3624" calcext:value-type="float">
            <text:p>29.3624</text:p>
          </table:table-cell>
          <table:table-cell office:value-type="float" office:value="81.9707" calcext:value-type="float">
            <text:p>81.9707</text:p>
          </table:table-cell>
          <table:table-cell office:value-type="float" office:value="31" calcext:value-type="float">
            <text:p>31</text:p>
          </table:table-cell>
          <table:table-cell office:value-type="float" office:value="4.22" calcext:value-type="float">
            <text:p>4.22</text:p>
          </table:table-cell>
        </table:table-row>
        <table:table-row table:style-name="ro1">
          <table:table-cell office:value-type="float" office:value="29.9171" calcext:value-type="float">
            <text:p>29.9171</text:p>
          </table:table-cell>
          <table:table-cell office:value-type="float" office:value="81.9754" calcext:value-type="float">
            <text:p>81.9754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29.3263" calcext:value-type="float">
            <text:p>29.3263</text:p>
          </table:table-cell>
          <table:table-cell office:value-type="float" office:value="81.9775" calcext:value-type="float">
            <text:p>81.9775</text:p>
          </table:table-cell>
          <table:table-cell office:value-type="float" office:value="31" calcext:value-type="float">
            <text:p>31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29.8689" calcext:value-type="float">
            <text:p>29.8689</text:p>
          </table:table-cell>
          <table:table-cell office:value-type="float" office:value="81.9951" calcext:value-type="float">
            <text:p>81.9951</text:p>
          </table:table-cell>
          <table:table-cell office:value-type="float" office:value="21" calcext:value-type="float">
            <text:p>21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8.8003" calcext:value-type="float">
            <text:p>28.8003</text:p>
          </table:table-cell>
          <table:table-cell office:value-type="float" office:value="82.0019" calcext:value-type="float">
            <text:p>82.0019</text:p>
          </table:table-cell>
          <table:table-cell office:value-type="float" office:value="10" calcext:value-type="float">
            <text:p>10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29.4743" calcext:value-type="float">
            <text:p>29.4743</text:p>
          </table:table-cell>
          <table:table-cell office:value-type="float" office:value="82.023" calcext:value-type="float">
            <text:p>82.023</text:p>
          </table:table-cell>
          <table:table-cell office:value-type="float" office:value="32.3" calcext:value-type="float">
            <text:p>32.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.2966" calcext:value-type="float">
            <text:p>29.2966</text:p>
          </table:table-cell>
          <table:table-cell office:value-type="float" office:value="82.0234" calcext:value-type="float">
            <text:p>82.0234</text:p>
          </table:table-cell>
          <table:table-cell office:value-type="float" office:value="31" calcext:value-type="float">
            <text:p>31</text:p>
          </table:table-cell>
          <table:table-cell office:value-type="float" office:value="4.55" calcext:value-type="float">
            <text:p>4.55</text:p>
          </table:table-cell>
        </table:table-row>
        <table:table-row table:style-name="ro1">
          <table:table-cell office:value-type="float" office:value="29.748" calcext:value-type="float">
            <text:p>29.748</text:p>
          </table:table-cell>
          <table:table-cell office:value-type="float" office:value="82.0594" calcext:value-type="float">
            <text:p>82.0594</text:p>
          </table:table-cell>
          <table:table-cell office:value-type="float" office:value="21" calcext:value-type="float">
            <text:p>21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8.5994" calcext:value-type="float">
            <text:p>28.5994</text:p>
          </table:table-cell>
          <table:table-cell office:value-type="float" office:value="82.0819" calcext:value-type="float">
            <text:p>82.0819</text:p>
          </table:table-cell>
          <table:table-cell office:value-type="float" office:value="35" calcext:value-type="float">
            <text:p>35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29.9219" calcext:value-type="float">
            <text:p>29.9219</text:p>
          </table:table-cell>
          <table:table-cell office:value-type="float" office:value="82.0962" calcext:value-type="float">
            <text:p>82.0962</text:p>
          </table:table-cell>
          <table:table-cell office:value-type="float" office:value="14.4" calcext:value-type="float">
            <text:p>14.4</text:p>
          </table:table-cell>
          <table:table-cell office:value-type="float" office:value="5.26363636363636" calcext:value-type="float">
            <text:p>5.26363636363636</text:p>
          </table:table-cell>
        </table:table-row>
        <table:table-row table:style-name="ro1">
          <table:table-cell office:value-type="float" office:value="28.6935" calcext:value-type="float">
            <text:p>28.6935</text:p>
          </table:table-cell>
          <table:table-cell office:value-type="float" office:value="82.1163" calcext:value-type="float">
            <text:p>82.1163</text:p>
          </table:table-cell>
          <table:table-cell office:value-type="float" office:value="29.5" calcext:value-type="float">
            <text:p>29.5</text:p>
          </table:table-cell>
          <table:table-cell office:value-type="float" office:value="4.225" calcext:value-type="float">
            <text:p>4.225</text:p>
          </table:table-cell>
        </table:table-row>
        <table:table-row table:style-name="ro1">
          <table:table-cell office:value-type="float" office:value="29.6125" calcext:value-type="float">
            <text:p>29.6125</text:p>
          </table:table-cell>
          <table:table-cell office:value-type="float" office:value="82.1282" calcext:value-type="float">
            <text:p>82.128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.8355" calcext:value-type="float">
            <text:p>28.8355</text:p>
          </table:table-cell>
          <table:table-cell office:value-type="float" office:value="82.1347" calcext:value-type="float">
            <text:p>82.1347</text:p>
          </table:table-cell>
          <table:table-cell office:value-type="float" office:value="40" calcext:value-type="float">
            <text:p>40</text:p>
          </table:table-cell>
          <table:table-cell office:value-type="float" office:value="4.03333333333333" calcext:value-type="float">
            <text:p>4.03333333333333</text:p>
          </table:table-cell>
        </table:table-row>
        <table:table-row table:style-name="ro1">
          <table:table-cell office:value-type="float" office:value="29.9991" calcext:value-type="float">
            <text:p>29.9991</text:p>
          </table:table-cell>
          <table:table-cell office:value-type="float" office:value="82.1359" calcext:value-type="float">
            <text:p>82.1359</text:p>
          </table:table-cell>
          <table:table-cell office:value-type="float" office:value="21" calcext:value-type="float">
            <text:p>21</text:p>
          </table:table-cell>
          <table:table-cell office:value-type="float" office:value="4.06666666666667" calcext:value-type="float">
            <text:p>4.06666666666667</text:p>
          </table:table-cell>
        </table:table-row>
        <table:table-row table:style-name="ro1">
          <table:table-cell office:value-type="float" office:value="28.5135" calcext:value-type="float">
            <text:p>28.5135</text:p>
          </table:table-cell>
          <table:table-cell office:value-type="float" office:value="82.151" calcext:value-type="float">
            <text:p>82.151</text:p>
          </table:table-cell>
          <table:table-cell office:value-type="float" office:value="35" calcext:value-type="float">
            <text:p>35</text:p>
          </table:table-cell>
          <table:table-cell office:value-type="float" office:value="4.16666666666667" calcext:value-type="float">
            <text:p>4.16666666666667</text:p>
          </table:table-cell>
        </table:table-row>
        <table:table-row table:style-name="ro1">
          <table:table-cell office:value-type="float" office:value="29.1465" calcext:value-type="float">
            <text:p>29.1465</text:p>
          </table:table-cell>
          <table:table-cell office:value-type="float" office:value="82.159" calcext:value-type="float">
            <text:p>82.159</text:p>
          </table:table-cell>
          <table:table-cell office:value-type="float" office:value="37.6" calcext:value-type="float">
            <text:p>37.6</text:p>
          </table:table-cell>
          <table:table-cell office:value-type="float" office:value="4.33333333333333" calcext:value-type="float">
            <text:p>4.33333333333333</text:p>
          </table:table-cell>
        </table:table-row>
        <table:table-row table:style-name="ro1">
          <table:table-cell office:value-type="float" office:value="30.3305" calcext:value-type="float">
            <text:p>30.3305</text:p>
          </table:table-cell>
          <table:table-cell office:value-type="float" office:value="82.1991" calcext:value-type="float">
            <text:p>82.1991</text:p>
          </table:table-cell>
          <table:table-cell office:value-type="float" office:value="35" calcext:value-type="float">
            <text:p>35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8.4675" calcext:value-type="float">
            <text:p>28.4675</text:p>
          </table:table-cell>
          <table:table-cell office:value-type="float" office:value="82.2046" calcext:value-type="float">
            <text:p>82.2046</text:p>
          </table:table-cell>
          <table:table-cell office:value-type="float" office:value="27.2" calcext:value-type="float">
            <text:p>27.2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30.6294" calcext:value-type="float">
            <text:p>30.6294</text:p>
          </table:table-cell>
          <table:table-cell office:value-type="float" office:value="82.2129" calcext:value-type="float">
            <text:p>82.2129</text:p>
          </table:table-cell>
          <table:table-cell office:value-type="float" office:value="10" calcext:value-type="float">
            <text:p>10</text:p>
          </table:table-cell>
          <table:table-cell office:value-type="float" office:value="4.46" calcext:value-type="float">
            <text:p>4.46</text:p>
          </table:table-cell>
        </table:table-row>
        <table:table-row table:style-name="ro1">
          <table:table-cell office:value-type="float" office:value="28.8469" calcext:value-type="float">
            <text:p>28.8469</text:p>
          </table:table-cell>
          <table:table-cell office:value-type="float" office:value="82.225" calcext:value-type="float">
            <text:p>82.225</text:p>
          </table:table-cell>
          <table:table-cell office:value-type="float" office:value="35" calcext:value-type="float">
            <text:p>35</text:p>
          </table:table-cell>
          <table:table-cell office:value-type="float" office:value="4.11428571428571" calcext:value-type="float">
            <text:p>4.11428571428571</text:p>
          </table:table-cell>
        </table:table-row>
        <table:table-row table:style-name="ro1">
          <table:table-cell office:value-type="float" office:value="28.6657" calcext:value-type="float">
            <text:p>28.6657</text:p>
          </table:table-cell>
          <table:table-cell office:value-type="float" office:value="82.2308" calcext:value-type="float">
            <text:p>82.2308</text:p>
          </table:table-cell>
          <table:table-cell office:value-type="float" office:value="16.2" calcext:value-type="float">
            <text:p>16.2</text:p>
          </table:table-cell>
          <table:table-cell office:value-type="float" office:value="4.65555555555556" calcext:value-type="float">
            <text:p>4.65555555555556</text:p>
          </table:table-cell>
        </table:table-row>
        <table:table-row table:style-name="ro1">
          <table:table-cell office:value-type="float" office:value="30.1014" calcext:value-type="float">
            <text:p>30.1014</text:p>
          </table:table-cell>
          <table:table-cell office:value-type="float" office:value="82.2616" calcext:value-type="float">
            <text:p>82.2616</text:p>
          </table:table-cell>
          <table:table-cell office:value-type="float" office:value="80.9" calcext:value-type="float">
            <text:p>80.9</text:p>
          </table:table-cell>
          <table:table-cell office:value-type="float" office:value="4.46666666666667" calcext:value-type="float">
            <text:p>4.46666666666667</text:p>
          </table:table-cell>
        </table:table-row>
        <table:table-row table:style-name="ro1">
          <table:table-cell office:value-type="float" office:value="28.8005" calcext:value-type="float">
            <text:p>28.8005</text:p>
          </table:table-cell>
          <table:table-cell office:value-type="float" office:value="82.2632" calcext:value-type="float">
            <text:p>82.2632</text:p>
          </table:table-cell>
          <table:table-cell office:value-type="float" office:value="14.5" calcext:value-type="float">
            <text:p>14.5</text:p>
          </table:table-cell>
          <table:table-cell office:value-type="float" office:value="4.225" calcext:value-type="float">
            <text:p>4.225</text:p>
          </table:table-cell>
        </table:table-row>
        <table:table-row table:style-name="ro1">
          <table:table-cell office:value-type="float" office:value="28.7098" calcext:value-type="float">
            <text:p>28.7098</text:p>
          </table:table-cell>
          <table:table-cell office:value-type="float" office:value="82.2897" calcext:value-type="float">
            <text:p>82.2897</text:p>
          </table:table-cell>
          <table:table-cell office:value-type="float" office:value="19.7" calcext:value-type="float">
            <text:p>19.7</text:p>
          </table:table-cell>
          <table:table-cell office:value-type="float" office:value="4.86" calcext:value-type="float">
            <text:p>4.86</text:p>
          </table:table-cell>
        </table:table-row>
        <table:table-row table:style-name="ro1">
          <table:table-cell office:value-type="float" office:value="28.6928" calcext:value-type="float">
            <text:p>28.6928</text:p>
          </table:table-cell>
          <table:table-cell office:value-type="float" office:value="82.3038" calcext:value-type="float">
            <text:p>82.3038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.6765" calcext:value-type="float">
            <text:p>28.6765</text:p>
          </table:table-cell>
          <table:table-cell office:value-type="float" office:value="82.3172" calcext:value-type="float">
            <text:p>82.317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.8436" calcext:value-type="float">
            <text:p>28.8436</text:p>
          </table:table-cell>
          <table:table-cell office:value-type="float" office:value="82.3409" calcext:value-type="float">
            <text:p>82.3409</text:p>
          </table:table-cell>
          <table:table-cell office:value-type="float" office:value="22.8" calcext:value-type="float">
            <text:p>22.8</text:p>
          </table:table-cell>
          <table:table-cell office:value-type="float" office:value="4.11666666666667" calcext:value-type="float">
            <text:p>4.11666666666667</text:p>
          </table:table-cell>
        </table:table-row>
        <table:table-row table:style-name="ro1">
          <table:table-cell office:value-type="float" office:value="28.8557" calcext:value-type="float">
            <text:p>28.8557</text:p>
          </table:table-cell>
          <table:table-cell office:value-type="float" office:value="82.359" calcext:value-type="float">
            <text:p>82.359</text:p>
          </table:table-cell>
          <table:table-cell office:value-type="float" office:value="22.7" calcext:value-type="float">
            <text:p>22.7</text:p>
          </table:table-cell>
          <table:table-cell office:value-type="float" office:value="4.91111111111111" calcext:value-type="float">
            <text:p>4.91111111111111</text:p>
          </table:table-cell>
        </table:table-row>
        <table:table-row table:style-name="ro1">
          <table:table-cell office:value-type="float" office:value="28.5823" calcext:value-type="float">
            <text:p>28.5823</text:p>
          </table:table-cell>
          <table:table-cell office:value-type="float" office:value="82.3679" calcext:value-type="float">
            <text:p>82.3679</text:p>
          </table:table-cell>
          <table:table-cell office:value-type="float" office:value="25.3" calcext:value-type="float">
            <text:p>25.3</text:p>
          </table:table-cell>
          <table:table-cell office:value-type="float" office:value="4.28333333333333" calcext:value-type="float">
            <text:p>4.28333333333333</text:p>
          </table:table-cell>
        </table:table-row>
        <table:table-row table:style-name="ro1">
          <table:table-cell office:value-type="float" office:value="28.6454" calcext:value-type="float">
            <text:p>28.6454</text:p>
          </table:table-cell>
          <table:table-cell office:value-type="float" office:value="82.4026" calcext:value-type="float">
            <text:p>82.4026</text:p>
          </table:table-cell>
          <table:table-cell office:value-type="float" office:value="32.3" calcext:value-type="float">
            <text:p>32.3</text:p>
          </table:table-cell>
          <table:table-cell office:value-type="float" office:value="4.2625" calcext:value-type="float">
            <text:p>4.2625</text:p>
          </table:table-cell>
        </table:table-row>
        <table:table-row table:style-name="ro1">
          <table:table-cell office:value-type="float" office:value="30.0869" calcext:value-type="float">
            <text:p>30.0869</text:p>
          </table:table-cell>
          <table:table-cell office:value-type="float" office:value="82.5639" calcext:value-type="float">
            <text:p>82.5639</text:p>
          </table:table-cell>
          <table:table-cell office:value-type="float" office:value="15" calcext:value-type="float">
            <text:p>15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28.288" calcext:value-type="float">
            <text:p>28.288</text:p>
          </table:table-cell>
          <table:table-cell office:value-type="float" office:value="82.5855" calcext:value-type="float">
            <text:p>82.5855</text:p>
          </table:table-cell>
          <table:table-cell office:value-type="float" office:value="23.5" calcext:value-type="float">
            <text:p>23.5</text:p>
          </table:table-cell>
          <table:table-cell office:value-type="float" office:value="4.41428571428571" calcext:value-type="float">
            <text:p>4.41428571428571</text:p>
          </table:table-cell>
        </table:table-row>
        <table:table-row table:style-name="ro1">
          <table:table-cell office:value-type="float" office:value="30.1923" calcext:value-type="float">
            <text:p>30.1923</text:p>
          </table:table-cell>
          <table:table-cell office:value-type="float" office:value="82.6106" calcext:value-type="float">
            <text:p>82.6106</text:p>
          </table:table-cell>
          <table:table-cell office:value-type="float" office:value="35" calcext:value-type="float">
            <text:p>35</text:p>
          </table:table-cell>
          <table:table-cell office:value-type="float" office:value="4.62857142857143" calcext:value-type="float">
            <text:p>4.62857142857143</text:p>
          </table:table-cell>
        </table:table-row>
        <table:table-row table:style-name="ro1">
          <table:table-cell office:value-type="float" office:value="28.3881" calcext:value-type="float">
            <text:p>28.3881</text:p>
          </table:table-cell>
          <table:table-cell office:value-type="float" office:value="82.6375" calcext:value-type="float">
            <text:p>82.6375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.4196" calcext:value-type="float">
            <text:p>28.4196</text:p>
          </table:table-cell>
          <table:table-cell office:value-type="float" office:value="82.6747" calcext:value-type="float">
            <text:p>82.6747</text:p>
          </table:table-cell>
          <table:table-cell office:value-type="float" office:value="23.9" calcext:value-type="float">
            <text:p>23.9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30.5951" calcext:value-type="float">
            <text:p>30.5951</text:p>
          </table:table-cell>
          <table:table-cell office:value-type="float" office:value="82.6997" calcext:value-type="float">
            <text:p>82.6997</text:p>
          </table:table-cell>
          <table:table-cell office:value-type="float" office:value="10" calcext:value-type="float">
            <text:p>10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30.0345" calcext:value-type="float">
            <text:p>30.0345</text:p>
          </table:table-cell>
          <table:table-cell office:value-type="float" office:value="82.715" calcext:value-type="float">
            <text:p>82.715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.5022" calcext:value-type="float">
            <text:p>28.5022</text:p>
          </table:table-cell>
          <table:table-cell office:value-type="float" office:value="82.7219" calcext:value-type="float">
            <text:p>82.7219</text:p>
          </table:table-cell>
          <table:table-cell office:value-type="float" office:value="10" calcext:value-type="float">
            <text:p>10</text:p>
          </table:table-cell>
          <table:table-cell office:value-type="float" office:value="4.52222222222222" calcext:value-type="float">
            <text:p>4.52222222222222</text:p>
          </table:table-cell>
        </table:table-row>
        <table:table-row table:style-name="ro1">
          <table:table-cell office:value-type="float" office:value="28.4629" calcext:value-type="float">
            <text:p>28.4629</text:p>
          </table:table-cell>
          <table:table-cell office:value-type="float" office:value="82.7489" calcext:value-type="float">
            <text:p>82.7489</text:p>
          </table:table-cell>
          <table:table-cell office:value-type="float" office:value="35" calcext:value-type="float">
            <text:p>35</text:p>
          </table:table-cell>
          <table:table-cell office:value-type="float" office:value="4.125" calcext:value-type="float">
            <text:p>4.125</text:p>
          </table:table-cell>
        </table:table-row>
        <table:table-row table:style-name="ro1">
          <table:table-cell office:value-type="float" office:value="30.9521" calcext:value-type="float">
            <text:p>30.9521</text:p>
          </table:table-cell>
          <table:table-cell office:value-type="float" office:value="82.7708" calcext:value-type="float">
            <text:p>82.770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.51" calcext:value-type="float">
            <text:p>28.51</text:p>
          </table:table-cell>
          <table:table-cell office:value-type="float" office:value="82.7814" calcext:value-type="float">
            <text:p>82.7814</text:p>
          </table:table-cell>
          <table:table-cell office:value-type="float" office:value="35" calcext:value-type="float">
            <text:p>35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float" office:value="31.1306" calcext:value-type="float">
            <text:p>31.1306</text:p>
          </table:table-cell>
          <table:table-cell office:value-type="float" office:value="82.8073" calcext:value-type="float">
            <text:p>82.8073</text:p>
          </table:table-cell>
          <table:table-cell office:value-type="float" office:value="35" calcext:value-type="float">
            <text:p>35</text:p>
          </table:table-cell>
          <table:table-cell office:value-type="float" office:value="4.44285714285714" calcext:value-type="float">
            <text:p>4.44285714285714</text:p>
          </table:table-cell>
        </table:table-row>
        <table:table-row table:style-name="ro1">
          <table:table-cell office:value-type="float" office:value="30.4489" calcext:value-type="float">
            <text:p>30.4489</text:p>
          </table:table-cell>
          <table:table-cell office:value-type="float" office:value="82.8269" calcext:value-type="float">
            <text:p>82.8269</text:p>
          </table:table-cell>
          <table:table-cell office:value-type="float" office:value="35" calcext:value-type="float">
            <text:p>35</text:p>
          </table:table-cell>
          <table:table-cell office:value-type="float" office:value="4.18" calcext:value-type="float">
            <text:p>4.18</text:p>
          </table:table-cell>
        </table:table-row>
        <table:table-row table:style-name="ro1">
          <table:table-cell office:value-type="float" office:value="28.4021" calcext:value-type="float">
            <text:p>28.4021</text:p>
          </table:table-cell>
          <table:table-cell office:value-type="float" office:value="82.8278" calcext:value-type="float">
            <text:p>82.8278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.7986" calcext:value-type="float">
            <text:p>29.7986</text:p>
          </table:table-cell>
          <table:table-cell office:value-type="float" office:value="82.8422" calcext:value-type="float">
            <text:p>82.84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.1424" calcext:value-type="float">
            <text:p>31.1424</text:p>
          </table:table-cell>
          <table:table-cell office:value-type="float" office:value="82.9295" calcext:value-type="float">
            <text:p>82.9295</text:p>
          </table:table-cell>
          <table:table-cell office:value-type="float" office:value="35" calcext:value-type="float">
            <text:p>35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float" office:value="30.2019" calcext:value-type="float">
            <text:p>30.2019</text:p>
          </table:table-cell>
          <table:table-cell office:value-type="float" office:value="82.9656" calcext:value-type="float">
            <text:p>82.9656</text:p>
          </table:table-cell>
          <table:table-cell office:value-type="float" office:value="35" calcext:value-type="float">
            <text:p>35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30.4937" calcext:value-type="float">
            <text:p>30.4937</text:p>
          </table:table-cell>
          <table:table-cell office:value-type="float" office:value="82.9938" calcext:value-type="float">
            <text:p>82.9938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2432" calcext:value-type="float">
            <text:p>30.2432</text:p>
          </table:table-cell>
          <table:table-cell office:value-type="float" office:value="82.9973" calcext:value-type="float">
            <text:p>82.997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.3355" calcext:value-type="float">
            <text:p>28.3355</text:p>
          </table:table-cell>
          <table:table-cell office:value-type="float" office:value="83.0546" calcext:value-type="float">
            <text:p>83.0546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811" calcext:value-type="float">
            <text:p>30.811</text:p>
          </table:table-cell>
          <table:table-cell office:value-type="float" office:value="83.1164" calcext:value-type="float">
            <text:p>83.1164</text:p>
          </table:table-cell>
          <table:table-cell office:value-type="float" office:value="35" calcext:value-type="float">
            <text:p>35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30.6134" calcext:value-type="float">
            <text:p>30.6134</text:p>
          </table:table-cell>
          <table:table-cell office:value-type="float" office:value="83.1501" calcext:value-type="float">
            <text:p>83.1501</text:p>
          </table:table-cell>
          <table:table-cell office:value-type="float" office:value="35" calcext:value-type="float">
            <text:p>35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30.7136" calcext:value-type="float">
            <text:p>30.7136</text:p>
          </table:table-cell>
          <table:table-cell office:value-type="float" office:value="83.1512" calcext:value-type="float">
            <text:p>83.1512</text:p>
          </table:table-cell>
          <table:table-cell office:value-type="float" office:value="35" calcext:value-type="float">
            <text:p>35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30.6774" calcext:value-type="float">
            <text:p>30.6774</text:p>
          </table:table-cell>
          <table:table-cell office:value-type="float" office:value="83.181" calcext:value-type="float">
            <text:p>83.18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.2146" calcext:value-type="float">
            <text:p>28.2146</text:p>
          </table:table-cell>
          <table:table-cell office:value-type="float" office:value="83.1847" calcext:value-type="float">
            <text:p>83.1847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8224" calcext:value-type="float">
            <text:p>30.8224</text:p>
          </table:table-cell>
          <table:table-cell office:value-type="float" office:value="83.1913" calcext:value-type="float">
            <text:p>83.1913</text:p>
          </table:table-cell>
          <table:table-cell office:value-type="float" office:value="10" calcext:value-type="float">
            <text:p>1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30.6795" calcext:value-type="float">
            <text:p>30.6795</text:p>
          </table:table-cell>
          <table:table-cell office:value-type="float" office:value="83.2035" calcext:value-type="float">
            <text:p>83.2035</text:p>
          </table:table-cell>
          <table:table-cell office:value-type="float" office:value="10" calcext:value-type="float">
            <text:p>10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30.7951" calcext:value-type="float">
            <text:p>30.7951</text:p>
          </table:table-cell>
          <table:table-cell office:value-type="float" office:value="83.2247" calcext:value-type="float">
            <text:p>83.224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6725" calcext:value-type="float">
            <text:p>30.6725</text:p>
          </table:table-cell>
          <table:table-cell office:value-type="float" office:value="83.2269" calcext:value-type="float">
            <text:p>83.2269</text:p>
          </table:table-cell>
          <table:table-cell office:value-type="float" office:value="10" calcext:value-type="float">
            <text:p>10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30.5311" calcext:value-type="float">
            <text:p>30.5311</text:p>
          </table:table-cell>
          <table:table-cell office:value-type="float" office:value="83.2372" calcext:value-type="float">
            <text:p>83.2372</text:p>
          </table:table-cell>
          <table:table-cell office:value-type="float" office:value="35" calcext:value-type="float">
            <text:p>35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30.9127" calcext:value-type="float">
            <text:p>30.9127</text:p>
          </table:table-cell>
          <table:table-cell office:value-type="float" office:value="83.2395" calcext:value-type="float">
            <text:p>83.2395</text:p>
          </table:table-cell>
          <table:table-cell office:value-type="float" office:value="10" calcext:value-type="float">
            <text:p>10</text:p>
          </table:table-cell>
          <table:table-cell office:value-type="float" office:value="4.42857142857143" calcext:value-type="float">
            <text:p>4.42857142857143</text:p>
          </table:table-cell>
        </table:table-row>
        <table:table-row table:style-name="ro1">
          <table:table-cell office:value-type="float" office:value="30.7321" calcext:value-type="float">
            <text:p>30.7321</text:p>
          </table:table-cell>
          <table:table-cell office:value-type="float" office:value="83.242" calcext:value-type="float">
            <text:p>83.242</text:p>
          </table:table-cell>
          <table:table-cell office:value-type="float" office:value="10" calcext:value-type="float">
            <text:p>10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float" office:value="30.7562" calcext:value-type="float">
            <text:p>30.7562</text:p>
          </table:table-cell>
          <table:table-cell office:value-type="float" office:value="83.2542" calcext:value-type="float">
            <text:p>83.2542</text:p>
          </table:table-cell>
          <table:table-cell office:value-type="float" office:value="11" calcext:value-type="float">
            <text:p>11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30.6885" calcext:value-type="float">
            <text:p>30.6885</text:p>
          </table:table-cell>
          <table:table-cell office:value-type="float" office:value="83.2616" calcext:value-type="float">
            <text:p>83.2616</text:p>
          </table:table-cell>
          <table:table-cell office:value-type="float" office:value="18" calcext:value-type="float">
            <text:p>18</text:p>
          </table:table-cell>
          <table:table-cell office:value-type="float" office:value="4.38888888888889" calcext:value-type="float">
            <text:p>4.38888888888889</text:p>
          </table:table-cell>
        </table:table-row>
        <table:table-row table:style-name="ro1">
          <table:table-cell office:value-type="float" office:value="30.87" calcext:value-type="float">
            <text:p>30.87</text:p>
          </table:table-cell>
          <table:table-cell office:value-type="float" office:value="83.267" calcext:value-type="float">
            <text:p>83.267</text:p>
          </table:table-cell>
          <table:table-cell office:value-type="float" office:value="11" calcext:value-type="float">
            <text:p>11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float" office:value="30.6386" calcext:value-type="float">
            <text:p>30.6386</text:p>
          </table:table-cell>
          <table:table-cell office:value-type="float" office:value="83.2672" calcext:value-type="float">
            <text:p>83.2672</text:p>
          </table:table-cell>
          <table:table-cell office:value-type="float" office:value="10" calcext:value-type="float">
            <text:p>10</text:p>
          </table:table-cell>
          <table:table-cell office:value-type="float" office:value="4.27777777777778" calcext:value-type="float">
            <text:p>4.27777777777778</text:p>
          </table:table-cell>
        </table:table-row>
        <table:table-row table:style-name="ro1">
          <table:table-cell office:value-type="float" office:value="30.6844" calcext:value-type="float">
            <text:p>30.6844</text:p>
          </table:table-cell>
          <table:table-cell office:value-type="float" office:value="83.2672" calcext:value-type="float">
            <text:p>83.2672</text:p>
          </table:table-cell>
          <table:table-cell office:value-type="float" office:value="17" calcext:value-type="float">
            <text:p>17</text:p>
          </table:table-cell>
          <table:table-cell office:value-type="float" office:value="4.77272727272727" calcext:value-type="float">
            <text:p>4.77272727272727</text:p>
          </table:table-cell>
        </table:table-row>
        <table:table-row table:style-name="ro1">
          <table:table-cell office:value-type="float" office:value="30.5193" calcext:value-type="float">
            <text:p>30.5193</text:p>
          </table:table-cell>
          <table:table-cell office:value-type="float" office:value="83.269" calcext:value-type="float">
            <text:p>83.269</text:p>
          </table:table-cell>
          <table:table-cell office:value-type="float" office:value="18" calcext:value-type="float">
            <text:p>18</text:p>
          </table:table-cell>
          <table:table-cell office:value-type="float" office:value="4.53333333333333" calcext:value-type="float">
            <text:p>4.53333333333333</text:p>
          </table:table-cell>
        </table:table-row>
        <table:table-row table:style-name="ro1">
          <table:table-cell office:value-type="float" office:value="30.6609" calcext:value-type="float">
            <text:p>30.6609</text:p>
          </table:table-cell>
          <table:table-cell office:value-type="float" office:value="83.2772" calcext:value-type="float">
            <text:p>83.277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5297" calcext:value-type="float">
            <text:p>30.5297</text:p>
          </table:table-cell>
          <table:table-cell office:value-type="float" office:value="83.278" calcext:value-type="float">
            <text:p>83.278</text:p>
          </table:table-cell>
          <table:table-cell office:value-type="float" office:value="18" calcext:value-type="float">
            <text:p>18</text:p>
          </table:table-cell>
          <table:table-cell office:value-type="float" office:value="4.06" calcext:value-type="float">
            <text:p>4.06</text:p>
          </table:table-cell>
        </table:table-row>
        <table:table-row table:style-name="ro1">
          <table:table-cell office:value-type="float" office:value="30.8511" calcext:value-type="float">
            <text:p>30.8511</text:p>
          </table:table-cell>
          <table:table-cell office:value-type="float" office:value="83.2883" calcext:value-type="float">
            <text:p>83.2883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7777" calcext:value-type="float">
            <text:p>30.7777</text:p>
          </table:table-cell>
          <table:table-cell office:value-type="float" office:value="83.2887" calcext:value-type="float">
            <text:p>83.2887</text:p>
          </table:table-cell>
          <table:table-cell office:value-type="float" office:value="11" calcext:value-type="float">
            <text:p>11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30.8589" calcext:value-type="float">
            <text:p>30.8589</text:p>
          </table:table-cell>
          <table:table-cell office:value-type="float" office:value="83.2934" calcext:value-type="float">
            <text:p>83.293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6367" calcext:value-type="float">
            <text:p>30.6367</text:p>
          </table:table-cell>
          <table:table-cell office:value-type="float" office:value="83.294" calcext:value-type="float">
            <text:p>83.294</text:p>
          </table:table-cell>
          <table:table-cell office:value-type="float" office:value="10.7" calcext:value-type="float">
            <text:p>10.7</text:p>
          </table:table-cell>
          <table:table-cell office:value-type="float" office:value="4.57142857142857" calcext:value-type="float">
            <text:p>4.57142857142857</text:p>
          </table:table-cell>
        </table:table-row>
        <table:table-row table:style-name="ro1">
          <table:table-cell office:value-type="float" office:value="30.6575" calcext:value-type="float">
            <text:p>30.6575</text:p>
          </table:table-cell>
          <table:table-cell office:value-type="float" office:value="83.2998" calcext:value-type="float">
            <text:p>83.2998</text:p>
          </table:table-cell>
          <table:table-cell office:value-type="float" office:value="18" calcext:value-type="float">
            <text:p>18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30.7359" calcext:value-type="float">
            <text:p>30.7359</text:p>
          </table:table-cell>
          <table:table-cell office:value-type="float" office:value="83.3015" calcext:value-type="float">
            <text:p>83.3015</text:p>
          </table:table-cell>
          <table:table-cell office:value-type="float" office:value="11" calcext:value-type="float">
            <text:p>11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float" office:value="30.7848" calcext:value-type="float">
            <text:p>30.7848</text:p>
          </table:table-cell>
          <table:table-cell office:value-type="float" office:value="83.3046" calcext:value-type="float">
            <text:p>83.3046</text:p>
          </table:table-cell>
          <table:table-cell office:value-type="float" office:value="11" calcext:value-type="float">
            <text:p>11</text:p>
          </table:table-cell>
          <table:table-cell office:value-type="float" office:value="4.11428571428572" calcext:value-type="float">
            <text:p>4.11428571428572</text:p>
          </table:table-cell>
        </table:table-row>
        <table:table-row table:style-name="ro1">
          <table:table-cell office:value-type="float" office:value="30.6844" calcext:value-type="float">
            <text:p>30.6844</text:p>
          </table:table-cell>
          <table:table-cell office:value-type="float" office:value="83.3098" calcext:value-type="float">
            <text:p>83.3098</text:p>
          </table:table-cell>
          <table:table-cell office:value-type="float" office:value="18" calcext:value-type="float">
            <text:p>18</text:p>
          </table:table-cell>
          <table:table-cell office:value-type="float" office:value="4.075" calcext:value-type="float">
            <text:p>4.075</text:p>
          </table:table-cell>
        </table:table-row>
        <table:table-row table:style-name="ro1">
          <table:table-cell office:value-type="float" office:value="30.5584" calcext:value-type="float">
            <text:p>30.5584</text:p>
          </table:table-cell>
          <table:table-cell office:value-type="float" office:value="83.3141" calcext:value-type="float">
            <text:p>83.3141</text:p>
          </table:table-cell>
          <table:table-cell office:value-type="float" office:value="0" calcext:value-type="float">
            <text:p>0</text:p>
          </table:table-cell>
          <table:table-cell office:value-type="float" office:value="4.025" calcext:value-type="float">
            <text:p>4.025</text:p>
          </table:table-cell>
        </table:table-row>
        <table:table-row table:style-name="ro1">
          <table:table-cell office:value-type="float" office:value="30.6553" calcext:value-type="float">
            <text:p>30.6553</text:p>
          </table:table-cell>
          <table:table-cell office:value-type="float" office:value="83.3155" calcext:value-type="float">
            <text:p>83.3155</text:p>
          </table:table-cell>
          <table:table-cell office:value-type="float" office:value="18" calcext:value-type="float">
            <text:p>18</text:p>
          </table:table-cell>
          <table:table-cell office:value-type="float" office:value="4.025" calcext:value-type="float">
            <text:p>4.025</text:p>
          </table:table-cell>
        </table:table-row>
        <table:table-row table:style-name="ro1">
          <table:table-cell office:value-type="float" office:value="30.8015" calcext:value-type="float">
            <text:p>30.8015</text:p>
          </table:table-cell>
          <table:table-cell office:value-type="float" office:value="83.3158" calcext:value-type="float">
            <text:p>83.3158</text:p>
          </table:table-cell>
          <table:table-cell office:value-type="float" office:value="11" calcext:value-type="float">
            <text:p>11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30.7482" calcext:value-type="float">
            <text:p>30.7482</text:p>
          </table:table-cell>
          <table:table-cell office:value-type="float" office:value="83.3222" calcext:value-type="float">
            <text:p>83.3222</text:p>
          </table:table-cell>
          <table:table-cell office:value-type="float" office:value="18" calcext:value-type="float">
            <text:p>18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30.7211" calcext:value-type="float">
            <text:p>30.7211</text:p>
          </table:table-cell>
          <table:table-cell office:value-type="float" office:value="83.3251" calcext:value-type="float">
            <text:p>83.3251</text:p>
          </table:table-cell>
          <table:table-cell office:value-type="float" office:value="18" calcext:value-type="float">
            <text:p>18</text:p>
          </table:table-cell>
          <table:table-cell office:value-type="float" office:value="4.82857142857143" calcext:value-type="float">
            <text:p>4.82857142857143</text:p>
          </table:table-cell>
        </table:table-row>
        <table:table-row table:style-name="ro1">
          <table:table-cell office:value-type="float" office:value="28.4321" calcext:value-type="float">
            <text:p>28.4321</text:p>
          </table:table-cell>
          <table:table-cell office:value-type="float" office:value="83.3273" calcext:value-type="float">
            <text:p>83.3273</text:p>
          </table:table-cell>
          <table:table-cell office:value-type="float" office:value="10" calcext:value-type="float">
            <text:p>1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30.7172" calcext:value-type="float">
            <text:p>30.7172</text:p>
          </table:table-cell>
          <table:table-cell office:value-type="float" office:value="83.33" calcext:value-type="float">
            <text:p>83.33</text:p>
          </table:table-cell>
          <table:table-cell office:value-type="float" office:value="15.1" calcext:value-type="float">
            <text:p>15.1</text:p>
          </table:table-cell>
          <table:table-cell office:value-type="float" office:value="4.72" calcext:value-type="float">
            <text:p>4.72</text:p>
          </table:table-cell>
        </table:table-row>
        <table:table-row table:style-name="ro1">
          <table:table-cell office:value-type="float" office:value="30.7153" calcext:value-type="float">
            <text:p>30.7153</text:p>
          </table:table-cell>
          <table:table-cell office:value-type="float" office:value="83.3337" calcext:value-type="float">
            <text:p>83.3337</text:p>
          </table:table-cell>
          <table:table-cell office:value-type="float" office:value="11" calcext:value-type="float">
            <text:p>11</text:p>
          </table:table-cell>
          <table:table-cell office:value-type="float" office:value="4.42222222222222" calcext:value-type="float">
            <text:p>4.42222222222222</text:p>
          </table:table-cell>
        </table:table-row>
        <table:table-row table:style-name="ro1">
          <table:table-cell office:value-type="float" office:value="30.6763" calcext:value-type="float">
            <text:p>30.6763</text:p>
          </table:table-cell>
          <table:table-cell office:value-type="float" office:value="83.3343" calcext:value-type="float">
            <text:p>83.334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6888" calcext:value-type="float">
            <text:p>30.6888</text:p>
          </table:table-cell>
          <table:table-cell office:value-type="float" office:value="83.3388" calcext:value-type="float">
            <text:p>83.3388</text:p>
          </table:table-cell>
          <table:table-cell office:value-type="float" office:value="18" calcext:value-type="float">
            <text:p>18</text:p>
          </table:table-cell>
          <table:table-cell office:value-type="float" office:value="4.11666666666667" calcext:value-type="float">
            <text:p>4.11666666666667</text:p>
          </table:table-cell>
        </table:table-row>
        <table:table-row table:style-name="ro1">
          <table:table-cell office:value-type="float" office:value="30.6145" calcext:value-type="float">
            <text:p>30.6145</text:p>
          </table:table-cell>
          <table:table-cell office:value-type="float" office:value="83.3397" calcext:value-type="float">
            <text:p>83.3397</text:p>
          </table:table-cell>
          <table:table-cell office:value-type="float" office:value="18" calcext:value-type="float">
            <text:p>18</text:p>
          </table:table-cell>
          <table:table-cell office:value-type="float" office:value="4.075" calcext:value-type="float">
            <text:p>4.075</text:p>
          </table:table-cell>
        </table:table-row>
        <table:table-row table:style-name="ro1">
          <table:table-cell office:value-type="float" office:value="30.6906" calcext:value-type="float">
            <text:p>30.6906</text:p>
          </table:table-cell>
          <table:table-cell office:value-type="float" office:value="83.3406" calcext:value-type="float">
            <text:p>83.3406</text:p>
          </table:table-cell>
          <table:table-cell office:value-type="float" office:value="11" calcext:value-type="float">
            <text:p>11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30.6733" calcext:value-type="float">
            <text:p>30.6733</text:p>
          </table:table-cell>
          <table:table-cell office:value-type="float" office:value="83.3471" calcext:value-type="float">
            <text:p>83.3471</text:p>
          </table:table-cell>
          <table:table-cell office:value-type="float" office:value="22.8" calcext:value-type="float">
            <text:p>22.8</text:p>
          </table:table-cell>
          <table:table-cell office:value-type="float" office:value="4.81666666666667" calcext:value-type="float">
            <text:p>4.81666666666667</text:p>
          </table:table-cell>
        </table:table-row>
        <table:table-row table:style-name="ro1">
          <table:table-cell office:value-type="float" office:value="30.7248" calcext:value-type="float">
            <text:p>30.7248</text:p>
          </table:table-cell>
          <table:table-cell office:value-type="float" office:value="83.3528" calcext:value-type="float">
            <text:p>83.3528</text:p>
          </table:table-cell>
          <table:table-cell office:value-type="float" office:value="18" calcext:value-type="float">
            <text:p>18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30.8515" calcext:value-type="float">
            <text:p>30.8515</text:p>
          </table:table-cell>
          <table:table-cell office:value-type="float" office:value="83.358" calcext:value-type="float">
            <text:p>83.358</text:p>
          </table:table-cell>
          <table:table-cell office:value-type="float" office:value="35" calcext:value-type="float">
            <text:p>35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30.5929" calcext:value-type="float">
            <text:p>30.5929</text:p>
          </table:table-cell>
          <table:table-cell office:value-type="float" office:value="83.3677" calcext:value-type="float">
            <text:p>83.367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6779" calcext:value-type="float">
            <text:p>30.6779</text:p>
          </table:table-cell>
          <table:table-cell office:value-type="float" office:value="83.3697" calcext:value-type="float">
            <text:p>83.3697</text:p>
          </table:table-cell>
          <table:table-cell office:value-type="float" office:value="11" calcext:value-type="float">
            <text:p>11</text:p>
          </table:table-cell>
          <table:table-cell office:value-type="float" office:value="4.22222222222222" calcext:value-type="float">
            <text:p>4.22222222222222</text:p>
          </table:table-cell>
        </table:table-row>
        <table:table-row table:style-name="ro1">
          <table:table-cell office:value-type="float" office:value="30.2117" calcext:value-type="float">
            <text:p>30.2117</text:p>
          </table:table-cell>
          <table:table-cell office:value-type="float" office:value="83.3736" calcext:value-type="float">
            <text:p>83.3736</text:p>
          </table:table-cell>
          <table:table-cell office:value-type="float" office:value="17" calcext:value-type="float">
            <text:p>17</text:p>
          </table:table-cell>
          <table:table-cell office:value-type="float" office:value="4.325" calcext:value-type="float">
            <text:p>4.325</text:p>
          </table:table-cell>
        </table:table-row>
        <table:table-row table:style-name="ro1">
          <table:table-cell office:value-type="float" office:value="30.4846" calcext:value-type="float">
            <text:p>30.4846</text:p>
          </table:table-cell>
          <table:table-cell office:value-type="float" office:value="83.3742" calcext:value-type="float">
            <text:p>83.3742</text:p>
          </table:table-cell>
          <table:table-cell office:value-type="float" office:value="40.2" calcext:value-type="float">
            <text:p>40.2</text:p>
          </table:table-cell>
          <table:table-cell office:value-type="float" office:value="4.3875" calcext:value-type="float">
            <text:p>4.3875</text:p>
          </table:table-cell>
        </table:table-row>
        <table:table-row table:style-name="ro1">
          <table:table-cell office:value-type="float" office:value="30.7919" calcext:value-type="float">
            <text:p>30.7919</text:p>
          </table:table-cell>
          <table:table-cell office:value-type="float" office:value="83.3752" calcext:value-type="float">
            <text:p>83.3752</text:p>
          </table:table-cell>
          <table:table-cell office:value-type="float" office:value="11" calcext:value-type="float">
            <text:p>11</text:p>
          </table:table-cell>
          <table:table-cell office:value-type="float" office:value="4.275" calcext:value-type="float">
            <text:p>4.275</text:p>
          </table:table-cell>
        </table:table-row>
        <table:table-row table:style-name="ro1">
          <table:table-cell office:value-type="float" office:value="30.673" calcext:value-type="float">
            <text:p>30.673</text:p>
          </table:table-cell>
          <table:table-cell office:value-type="float" office:value="83.3803" calcext:value-type="float">
            <text:p>83.3803</text:p>
          </table:table-cell>
          <table:table-cell office:value-type="float" office:value="18" calcext:value-type="float">
            <text:p>18</text:p>
          </table:table-cell>
          <table:table-cell office:value-type="float" office:value="4.57272727272727" calcext:value-type="float">
            <text:p>4.57272727272727</text:p>
          </table:table-cell>
        </table:table-row>
        <table:table-row table:style-name="ro1">
          <table:table-cell office:value-type="float" office:value="30.3285" calcext:value-type="float">
            <text:p>30.3285</text:p>
          </table:table-cell>
          <table:table-cell office:value-type="float" office:value="83.3866" calcext:value-type="float">
            <text:p>83.386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8646" calcext:value-type="float">
            <text:p>30.8646</text:p>
          </table:table-cell>
          <table:table-cell office:value-type="float" office:value="83.3894" calcext:value-type="float">
            <text:p>83.3894</text:p>
          </table:table-cell>
          <table:table-cell office:value-type="float" office:value="11" calcext:value-type="float">
            <text:p>11</text:p>
          </table:table-cell>
          <table:table-cell office:value-type="float" office:value="4.14285714285714" calcext:value-type="float">
            <text:p>4.14285714285714</text:p>
          </table:table-cell>
        </table:table-row>
        <table:table-row table:style-name="ro1">
          <table:table-cell office:value-type="float" office:value="30.6405" calcext:value-type="float">
            <text:p>30.6405</text:p>
          </table:table-cell>
          <table:table-cell office:value-type="float" office:value="83.3954" calcext:value-type="float">
            <text:p>83.3954</text:p>
          </table:table-cell>
          <table:table-cell office:value-type="float" office:value="18" calcext:value-type="float">
            <text:p>18</text:p>
          </table:table-cell>
          <table:table-cell office:value-type="float" office:value="4.08" calcext:value-type="float">
            <text:p>4.08</text:p>
          </table:table-cell>
        </table:table-row>
        <table:table-row table:style-name="ro1">
          <table:table-cell office:value-type="float" office:value="30.8616" calcext:value-type="float">
            <text:p>30.8616</text:p>
          </table:table-cell>
          <table:table-cell office:value-type="float" office:value="83.4058" calcext:value-type="float">
            <text:p>83.4058</text:p>
          </table:table-cell>
          <table:table-cell office:value-type="float" office:value="15.2" calcext:value-type="float">
            <text:p>15.2</text:p>
          </table:table-cell>
          <table:table-cell office:value-type="float" office:value="5.17272727272727" calcext:value-type="float">
            <text:p>5.17272727272727</text:p>
          </table:table-cell>
        </table:table-row>
        <table:table-row table:style-name="ro1">
          <table:table-cell office:value-type="float" office:value="30.8106" calcext:value-type="float">
            <text:p>30.8106</text:p>
          </table:table-cell>
          <table:table-cell office:value-type="float" office:value="83.4074" calcext:value-type="float">
            <text:p>83.4074</text:p>
          </table:table-cell>
          <table:table-cell office:value-type="float" office:value="22.8" calcext:value-type="float">
            <text:p>22.8</text:p>
          </table:table-cell>
          <table:table-cell office:value-type="float" office:value="4.97272727272727" calcext:value-type="float">
            <text:p>4.97272727272727</text:p>
          </table:table-cell>
        </table:table-row>
        <table:table-row table:style-name="ro1">
          <table:table-cell office:value-type="float" office:value="30.9155" calcext:value-type="float">
            <text:p>30.9155</text:p>
          </table:table-cell>
          <table:table-cell office:value-type="float" office:value="83.4142" calcext:value-type="float">
            <text:p>83.4142</text:p>
          </table:table-cell>
          <table:table-cell office:value-type="float" office:value="11" calcext:value-type="float">
            <text:p>11</text:p>
          </table:table-cell>
          <table:table-cell office:value-type="float" office:value="4.22857142857143" calcext:value-type="float">
            <text:p>4.22857142857143</text:p>
          </table:table-cell>
        </table:table-row>
        <table:table-row table:style-name="ro1">
          <table:table-cell office:value-type="float" office:value="30.8543" calcext:value-type="float">
            <text:p>30.8543</text:p>
          </table:table-cell>
          <table:table-cell office:value-type="float" office:value="83.4168" calcext:value-type="float">
            <text:p>83.4168</text:p>
          </table:table-cell>
          <table:table-cell office:value-type="float" office:value="11" calcext:value-type="float">
            <text:p>11</text:p>
          </table:table-cell>
          <table:table-cell office:value-type="float" office:value="4.35" calcext:value-type="float">
            <text:p>4.35</text:p>
          </table:table-cell>
        </table:table-row>
        <table:table-row table:style-name="ro1">
          <table:table-cell office:value-type="float" office:value="30.7595" calcext:value-type="float">
            <text:p>30.7595</text:p>
          </table:table-cell>
          <table:table-cell office:value-type="float" office:value="83.4194" calcext:value-type="float">
            <text:p>83.4194</text:p>
          </table:table-cell>
          <table:table-cell office:value-type="float" office:value="11" calcext:value-type="float">
            <text:p>11</text:p>
          </table:table-cell>
          <table:table-cell office:value-type="float" office:value="4.62857142857143" calcext:value-type="float">
            <text:p>4.62857142857143</text:p>
          </table:table-cell>
        </table:table-row>
        <table:table-row table:style-name="ro1">
          <table:table-cell office:value-type="float" office:value="30.6755" calcext:value-type="float">
            <text:p>30.6755</text:p>
          </table:table-cell>
          <table:table-cell office:value-type="float" office:value="83.4224" calcext:value-type="float">
            <text:p>83.4224</text:p>
          </table:table-cell>
          <table:table-cell office:value-type="float" office:value="14.6" calcext:value-type="float">
            <text:p>14.6</text:p>
          </table:table-cell>
          <table:table-cell office:value-type="float" office:value="5.05833333333333" calcext:value-type="float">
            <text:p>5.05833333333333</text:p>
          </table:table-cell>
        </table:table-row>
        <table:table-row table:style-name="ro1">
          <table:table-cell office:value-type="float" office:value="30.8746" calcext:value-type="float">
            <text:p>30.8746</text:p>
          </table:table-cell>
          <table:table-cell office:value-type="float" office:value="83.4268" calcext:value-type="float">
            <text:p>83.426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916" calcext:value-type="float">
            <text:p>30.916</text:p>
          </table:table-cell>
          <table:table-cell office:value-type="float" office:value="83.4299" calcext:value-type="float">
            <text:p>83.4299</text:p>
          </table:table-cell>
          <table:table-cell office:value-type="float" office:value="14.2" calcext:value-type="float">
            <text:p>14.2</text:p>
          </table:table-cell>
          <table:table-cell office:value-type="float" office:value="4.74" calcext:value-type="float">
            <text:p>4.74</text:p>
          </table:table-cell>
        </table:table-row>
        <table:table-row table:style-name="ro1">
          <table:table-cell office:value-type="float" office:value="30.8421" calcext:value-type="float">
            <text:p>30.8421</text:p>
          </table:table-cell>
          <table:table-cell office:value-type="float" office:value="83.438" calcext:value-type="float">
            <text:p>83.438</text:p>
          </table:table-cell>
          <table:table-cell office:value-type="float" office:value="11" calcext:value-type="float">
            <text:p>11</text:p>
          </table:table-cell>
          <table:table-cell office:value-type="float" office:value="4.175" calcext:value-type="float">
            <text:p>4.175</text:p>
          </table:table-cell>
        </table:table-row>
        <table:table-row table:style-name="ro1">
          <table:table-cell office:value-type="float" office:value="30.9027" calcext:value-type="float">
            <text:p>30.9027</text:p>
          </table:table-cell>
          <table:table-cell office:value-type="float" office:value="83.4452" calcext:value-type="float">
            <text:p>83.445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9692" calcext:value-type="float">
            <text:p>30.9692</text:p>
          </table:table-cell>
          <table:table-cell office:value-type="float" office:value="83.4464" calcext:value-type="float">
            <text:p>83.4464</text:p>
          </table:table-cell>
          <table:table-cell office:value-type="float" office:value="11" calcext:value-type="float">
            <text:p>11</text:p>
          </table:table-cell>
          <table:table-cell office:value-type="float" office:value="4.41428571428571" calcext:value-type="float">
            <text:p>4.41428571428571</text:p>
          </table:table-cell>
        </table:table-row>
        <table:table-row table:style-name="ro1">
          <table:table-cell office:value-type="float" office:value="30.5897" calcext:value-type="float">
            <text:p>30.5897</text:p>
          </table:table-cell>
          <table:table-cell office:value-type="float" office:value="83.4507" calcext:value-type="float">
            <text:p>83.4507</text:p>
          </table:table-cell>
          <table:table-cell office:value-type="float" office:value="18" calcext:value-type="float">
            <text:p>18</text:p>
          </table:table-cell>
          <table:table-cell office:value-type="float" office:value="4.15714285714286" calcext:value-type="float">
            <text:p>4.15714285714286</text:p>
          </table:table-cell>
        </table:table-row>
        <table:table-row table:style-name="ro1">
          <table:table-cell office:value-type="float" office:value="30.8888" calcext:value-type="float">
            <text:p>30.8888</text:p>
          </table:table-cell>
          <table:table-cell office:value-type="float" office:value="83.4523" calcext:value-type="float">
            <text:p>83.4523</text:p>
          </table:table-cell>
          <table:table-cell office:value-type="float" office:value="11" calcext:value-type="float">
            <text:p>11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30.6655" calcext:value-type="float">
            <text:p>30.6655</text:p>
          </table:table-cell>
          <table:table-cell office:value-type="float" office:value="83.4547" calcext:value-type="float">
            <text:p>83.4547</text:p>
          </table:table-cell>
          <table:table-cell office:value-type="float" office:value="18" calcext:value-type="float">
            <text:p>18</text:p>
          </table:table-cell>
          <table:table-cell office:value-type="float" office:value="4.54" calcext:value-type="float">
            <text:p>4.54</text:p>
          </table:table-cell>
        </table:table-row>
        <table:table-row table:style-name="ro1">
          <table:table-cell office:value-type="float" office:value="30.8557" calcext:value-type="float">
            <text:p>30.8557</text:p>
          </table:table-cell>
          <table:table-cell office:value-type="float" office:value="83.4559" calcext:value-type="float">
            <text:p>83.4559</text:p>
          </table:table-cell>
          <table:table-cell office:value-type="float" office:value="11" calcext:value-type="float">
            <text:p>11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30.8111" calcext:value-type="float">
            <text:p>30.8111</text:p>
          </table:table-cell>
          <table:table-cell office:value-type="float" office:value="83.46" calcext:value-type="float">
            <text:p>83.46</text:p>
          </table:table-cell>
          <table:table-cell office:value-type="float" office:value="11" calcext:value-type="float">
            <text:p>11</text:p>
          </table:table-cell>
          <table:table-cell office:value-type="float" office:value="4.45555555555556" calcext:value-type="float">
            <text:p>4.45555555555556</text:p>
          </table:table-cell>
        </table:table-row>
        <table:table-row table:style-name="ro1">
          <table:table-cell office:value-type="float" office:value="30.7714" calcext:value-type="float">
            <text:p>30.7714</text:p>
          </table:table-cell>
          <table:table-cell office:value-type="float" office:value="83.4627" calcext:value-type="float">
            <text:p>83.4627</text:p>
          </table:table-cell>
          <table:table-cell office:value-type="float" office:value="11" calcext:value-type="float">
            <text:p>11</text:p>
          </table:table-cell>
          <table:table-cell office:value-type="float" office:value="4.08" calcext:value-type="float">
            <text:p>4.08</text:p>
          </table:table-cell>
        </table:table-row>
        <table:table-row table:style-name="ro1">
          <table:table-cell office:value-type="float" office:value="30.9654" calcext:value-type="float">
            <text:p>30.9654</text:p>
          </table:table-cell>
          <table:table-cell office:value-type="float" office:value="83.4634" calcext:value-type="float">
            <text:p>83.4634</text:p>
          </table:table-cell>
          <table:table-cell office:value-type="float" office:value="11" calcext:value-type="float">
            <text:p>11</text:p>
          </table:table-cell>
          <table:table-cell office:value-type="float" office:value="4.35" calcext:value-type="float">
            <text:p>4.35</text:p>
          </table:table-cell>
        </table:table-row>
        <table:table-row table:style-name="ro1">
          <table:table-cell office:value-type="float" office:value="30.6947" calcext:value-type="float">
            <text:p>30.6947</text:p>
          </table:table-cell>
          <table:table-cell office:value-type="float" office:value="83.4695" calcext:value-type="float">
            <text:p>83.4695</text:p>
          </table:table-cell>
          <table:table-cell office:value-type="float" office:value="18" calcext:value-type="float">
            <text:p>18</text:p>
          </table:table-cell>
          <table:table-cell office:value-type="float" office:value="4.41428571428571" calcext:value-type="float">
            <text:p>4.41428571428571</text:p>
          </table:table-cell>
        </table:table-row>
        <table:table-row table:style-name="ro1">
          <table:table-cell office:value-type="float" office:value="30.5095" calcext:value-type="float">
            <text:p>30.5095</text:p>
          </table:table-cell>
          <table:table-cell office:value-type="float" office:value="83.4748" calcext:value-type="float">
            <text:p>83.4748</text:p>
          </table:table-cell>
          <table:table-cell office:value-type="float" office:value="18" calcext:value-type="float">
            <text:p>18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30.5997" calcext:value-type="float">
            <text:p>30.5997</text:p>
          </table:table-cell>
          <table:table-cell office:value-type="float" office:value="83.4801" calcext:value-type="float">
            <text:p>83.4801</text:p>
          </table:table-cell>
          <table:table-cell office:value-type="float" office:value="18" calcext:value-type="float">
            <text:p>18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30.8855" calcext:value-type="float">
            <text:p>30.8855</text:p>
          </table:table-cell>
          <table:table-cell office:value-type="float" office:value="83.5091" calcext:value-type="float">
            <text:p>83.509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7846" calcext:value-type="float">
            <text:p>30.7846</text:p>
          </table:table-cell>
          <table:table-cell office:value-type="float" office:value="83.5111" calcext:value-type="float">
            <text:p>83.5111</text:p>
          </table:table-cell>
          <table:table-cell office:value-type="float" office:value="18" calcext:value-type="float">
            <text:p>18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30.9091" calcext:value-type="float">
            <text:p>30.9091</text:p>
          </table:table-cell>
          <table:table-cell office:value-type="float" office:value="83.5226" calcext:value-type="float">
            <text:p>83.5226</text:p>
          </table:table-cell>
          <table:table-cell office:value-type="float" office:value="11" calcext:value-type="float">
            <text:p>11</text:p>
          </table:table-cell>
          <table:table-cell office:value-type="float" office:value="4.43" calcext:value-type="float">
            <text:p>4.43</text:p>
          </table:table-cell>
        </table:table-row>
        <table:table-row table:style-name="ro1">
          <table:table-cell office:value-type="float" office:value="30.8577" calcext:value-type="float">
            <text:p>30.8577</text:p>
          </table:table-cell>
          <table:table-cell office:value-type="float" office:value="83.5286" calcext:value-type="float">
            <text:p>83.5286</text:p>
          </table:table-cell>
          <table:table-cell office:value-type="float" office:value="11" calcext:value-type="float">
            <text:p>11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31.029" calcext:value-type="float">
            <text:p>31.029</text:p>
          </table:table-cell>
          <table:table-cell office:value-type="float" office:value="83.5295" calcext:value-type="float">
            <text:p>83.5295</text:p>
          </table:table-cell>
          <table:table-cell office:value-type="float" office:value="11" calcext:value-type="float">
            <text:p>11</text:p>
          </table:table-cell>
          <table:table-cell office:value-type="float" office:value="4.54444444444444" calcext:value-type="float">
            <text:p>4.54444444444444</text:p>
          </table:table-cell>
        </table:table-row>
        <table:table-row table:style-name="ro1">
          <table:table-cell office:value-type="float" office:value="30.8706" calcext:value-type="float">
            <text:p>30.8706</text:p>
          </table:table-cell>
          <table:table-cell office:value-type="float" office:value="83.5315" calcext:value-type="float">
            <text:p>83.5315</text:p>
          </table:table-cell>
          <table:table-cell office:value-type="float" office:value="11" calcext:value-type="float">
            <text:p>11</text:p>
          </table:table-cell>
          <table:table-cell office:value-type="float" office:value="4.84" calcext:value-type="float">
            <text:p>4.84</text:p>
          </table:table-cell>
        </table:table-row>
        <table:table-row table:style-name="ro1">
          <table:table-cell office:value-type="float" office:value="30.7054" calcext:value-type="float">
            <text:p>30.7054</text:p>
          </table:table-cell>
          <table:table-cell office:value-type="float" office:value="83.5353" calcext:value-type="float">
            <text:p>83.5353</text:p>
          </table:table-cell>
          <table:table-cell office:value-type="float" office:value="18" calcext:value-type="float">
            <text:p>18</text:p>
          </table:table-cell>
          <table:table-cell office:value-type="float" office:value="4.35" calcext:value-type="float">
            <text:p>4.35</text:p>
          </table:table-cell>
        </table:table-row>
        <table:table-row table:style-name="ro1">
          <table:table-cell office:value-type="float" office:value="30.2786" calcext:value-type="float">
            <text:p>30.2786</text:p>
          </table:table-cell>
          <table:table-cell office:value-type="float" office:value="83.5403" calcext:value-type="float">
            <text:p>83.540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4008" calcext:value-type="float">
            <text:p>30.4008</text:p>
          </table:table-cell>
          <table:table-cell office:value-type="float" office:value="83.5427" calcext:value-type="float">
            <text:p>83.5427</text:p>
          </table:table-cell>
          <table:table-cell office:value-type="float" office:value="18" calcext:value-type="float">
            <text:p>18</text:p>
          </table:table-cell>
          <table:table-cell office:value-type="float" office:value="4.225" calcext:value-type="float">
            <text:p>4.225</text:p>
          </table:table-cell>
        </table:table-row>
        <table:table-row table:style-name="ro1">
          <table:table-cell office:value-type="float" office:value="30.8637" calcext:value-type="float">
            <text:p>30.8637</text:p>
          </table:table-cell>
          <table:table-cell office:value-type="float" office:value="83.5432" calcext:value-type="float">
            <text:p>83.5432</text:p>
          </table:table-cell>
          <table:table-cell office:value-type="float" office:value="11" calcext:value-type="float">
            <text:p>11</text:p>
          </table:table-cell>
          <table:table-cell office:value-type="float" office:value="4.11666666666667" calcext:value-type="float">
            <text:p>4.11666666666667</text:p>
          </table:table-cell>
        </table:table-row>
        <table:table-row table:style-name="ro1">
          <table:table-cell office:value-type="float" office:value="30.9202" calcext:value-type="float">
            <text:p>30.9202</text:p>
          </table:table-cell>
          <table:table-cell office:value-type="float" office:value="83.5511" calcext:value-type="float">
            <text:p>83.5511</text:p>
          </table:table-cell>
          <table:table-cell office:value-type="float" office:value="12" calcext:value-type="float">
            <text:p>12</text:p>
          </table:table-cell>
          <table:table-cell office:value-type="float" office:value="4.66666666666667" calcext:value-type="float">
            <text:p>4.66666666666667</text:p>
          </table:table-cell>
        </table:table-row>
        <table:table-row table:style-name="ro1">
          <table:table-cell office:value-type="float" office:value="30.2588" calcext:value-type="float">
            <text:p>30.2588</text:p>
          </table:table-cell>
          <table:table-cell office:value-type="float" office:value="83.5524" calcext:value-type="float">
            <text:p>83.5524</text:p>
          </table:table-cell>
          <table:table-cell office:value-type="float" office:value="18" calcext:value-type="float">
            <text:p>18</text:p>
          </table:table-cell>
          <table:table-cell office:value-type="float" office:value="4.34444444444445" calcext:value-type="float">
            <text:p>4.34444444444445</text:p>
          </table:table-cell>
        </table:table-row>
        <table:table-row table:style-name="ro1">
          <table:table-cell office:value-type="float" office:value="30.8656" calcext:value-type="float">
            <text:p>30.8656</text:p>
          </table:table-cell>
          <table:table-cell office:value-type="float" office:value="83.555" calcext:value-type="float">
            <text:p>83.555</text:p>
          </table:table-cell>
          <table:table-cell office:value-type="float" office:value="11" calcext:value-type="float">
            <text:p>11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30.1977" calcext:value-type="float">
            <text:p>30.1977</text:p>
          </table:table-cell>
          <table:table-cell office:value-type="float" office:value="83.5568" calcext:value-type="float">
            <text:p>83.5568</text:p>
          </table:table-cell>
          <table:table-cell office:value-type="float" office:value="18.2" calcext:value-type="float">
            <text:p>18.2</text:p>
          </table:table-cell>
          <table:table-cell office:value-type="float" office:value="4.475" calcext:value-type="float">
            <text:p>4.475</text:p>
          </table:table-cell>
        </table:table-row>
        <table:table-row table:style-name="ro1">
          <table:table-cell office:value-type="float" office:value="28.2346" calcext:value-type="float">
            <text:p>28.2346</text:p>
          </table:table-cell>
          <table:table-cell office:value-type="float" office:value="83.557" calcext:value-type="float">
            <text:p>83.55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6787" calcext:value-type="float">
            <text:p>30.6787</text:p>
          </table:table-cell>
          <table:table-cell office:value-type="float" office:value="83.5614" calcext:value-type="float">
            <text:p>83.5614</text:p>
          </table:table-cell>
          <table:table-cell office:value-type="float" office:value="18" calcext:value-type="float">
            <text:p>18</text:p>
          </table:table-cell>
          <table:table-cell office:value-type="float" office:value="4.36666666666667" calcext:value-type="float">
            <text:p>4.36666666666667</text:p>
          </table:table-cell>
        </table:table-row>
        <table:table-row table:style-name="ro1">
          <table:table-cell office:value-type="float" office:value="30.5728" calcext:value-type="float">
            <text:p>30.5728</text:p>
          </table:table-cell>
          <table:table-cell office:value-type="float" office:value="83.5652" calcext:value-type="float">
            <text:p>83.5652</text:p>
          </table:table-cell>
          <table:table-cell office:value-type="float" office:value="27.1" calcext:value-type="float">
            <text:p>27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.6662" calcext:value-type="float">
            <text:p>30.6662</text:p>
          </table:table-cell>
          <table:table-cell office:value-type="float" office:value="83.5678" calcext:value-type="float">
            <text:p>83.5678</text:p>
          </table:table-cell>
          <table:table-cell office:value-type="float" office:value="18" calcext:value-type="float">
            <text:p>18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30.2241" calcext:value-type="float">
            <text:p>30.2241</text:p>
          </table:table-cell>
          <table:table-cell office:value-type="float" office:value="83.5692" calcext:value-type="float">
            <text:p>83.569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2725" calcext:value-type="float">
            <text:p>30.2725</text:p>
          </table:table-cell>
          <table:table-cell office:value-type="float" office:value="83.5781" calcext:value-type="float">
            <text:p>83.5781</text:p>
          </table:table-cell>
          <table:table-cell office:value-type="float" office:value="17" calcext:value-type="float">
            <text:p>17</text:p>
          </table:table-cell>
          <table:table-cell office:value-type="float" office:value="4.075" calcext:value-type="float">
            <text:p>4.075</text:p>
          </table:table-cell>
        </table:table-row>
        <table:table-row table:style-name="ro1">
          <table:table-cell office:value-type="float" office:value="30.843" calcext:value-type="float">
            <text:p>30.843</text:p>
          </table:table-cell>
          <table:table-cell office:value-type="float" office:value="83.5808" calcext:value-type="float">
            <text:p>83.5808</text:p>
          </table:table-cell>
          <table:table-cell office:value-type="float" office:value="9.5" calcext:value-type="float">
            <text:p>9.5</text:p>
          </table:table-cell>
          <table:table-cell office:value-type="float" office:value="5.13" calcext:value-type="float">
            <text:p>5.13</text:p>
          </table:table-cell>
        </table:table-row>
        <table:table-row table:style-name="ro1">
          <table:table-cell office:value-type="float" office:value="30.8952" calcext:value-type="float">
            <text:p>30.8952</text:p>
          </table:table-cell>
          <table:table-cell office:value-type="float" office:value="83.5851" calcext:value-type="float">
            <text:p>83.585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2386" calcext:value-type="float">
            <text:p>30.2386</text:p>
          </table:table-cell>
          <table:table-cell office:value-type="float" office:value="83.5854" calcext:value-type="float">
            <text:p>83.5854</text:p>
          </table:table-cell>
          <table:table-cell office:value-type="float" office:value="18" calcext:value-type="float">
            <text:p>18</text:p>
          </table:table-cell>
          <table:table-cell office:value-type="float" office:value="4.38888888888889" calcext:value-type="float">
            <text:p>4.38888888888889</text:p>
          </table:table-cell>
        </table:table-row>
        <table:table-row table:style-name="ro1">
          <table:table-cell office:value-type="float" office:value="30.4076" calcext:value-type="float">
            <text:p>30.4076</text:p>
          </table:table-cell>
          <table:table-cell office:value-type="float" office:value="83.5875" calcext:value-type="float">
            <text:p>83.5875</text:p>
          </table:table-cell>
          <table:table-cell office:value-type="float" office:value="18" calcext:value-type="float">
            <text:p>18</text:p>
          </table:table-cell>
          <table:table-cell office:value-type="float" office:value="4.025" calcext:value-type="float">
            <text:p>4.025</text:p>
          </table:table-cell>
        </table:table-row>
        <table:table-row table:style-name="ro1">
          <table:table-cell office:value-type="float" office:value="30.7895" calcext:value-type="float">
            <text:p>30.7895</text:p>
          </table:table-cell>
          <table:table-cell office:value-type="float" office:value="83.5877" calcext:value-type="float">
            <text:p>83.5877</text:p>
          </table:table-cell>
          <table:table-cell office:value-type="float" office:value="11" calcext:value-type="float">
            <text:p>11</text:p>
          </table:table-cell>
          <table:table-cell office:value-type="float" office:value="4.48" calcext:value-type="float">
            <text:p>4.48</text:p>
          </table:table-cell>
        </table:table-row>
        <table:table-row table:style-name="ro1">
          <table:table-cell office:value-type="float" office:value="30.3091" calcext:value-type="float">
            <text:p>30.3091</text:p>
          </table:table-cell>
          <table:table-cell office:value-type="float" office:value="83.5886" calcext:value-type="float">
            <text:p>83.5886</text:p>
          </table:table-cell>
          <table:table-cell office:value-type="float" office:value="18" calcext:value-type="float">
            <text:p>18</text:p>
          </table:table-cell>
          <table:table-cell office:value-type="float" office:value="4.26" calcext:value-type="float">
            <text:p>4.26</text:p>
          </table:table-cell>
        </table:table-row>
        <table:table-row table:style-name="ro1">
          <table:table-cell office:value-type="float" office:value="30.2575" calcext:value-type="float">
            <text:p>30.2575</text:p>
          </table:table-cell>
          <table:table-cell office:value-type="float" office:value="83.5912" calcext:value-type="float">
            <text:p>83.5912</text:p>
          </table:table-cell>
          <table:table-cell office:value-type="float" office:value="18" calcext:value-type="float">
            <text:p>18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8.2015" calcext:value-type="float">
            <text:p>28.2015</text:p>
          </table:table-cell>
          <table:table-cell office:value-type="float" office:value="83.5913" calcext:value-type="float">
            <text:p>83.5913</text:p>
          </table:table-cell>
          <table:table-cell office:value-type="float" office:value="15.5" calcext:value-type="float">
            <text:p>15.5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8.2184" calcext:value-type="float">
            <text:p>28.2184</text:p>
          </table:table-cell>
          <table:table-cell office:value-type="float" office:value="83.5923" calcext:value-type="float">
            <text:p>83.5923</text:p>
          </table:table-cell>
          <table:table-cell office:value-type="float" office:value="10" calcext:value-type="float">
            <text:p>10</text:p>
          </table:table-cell>
          <table:table-cell office:value-type="float" office:value="5.5625" calcext:value-type="float">
            <text:p>5.5625</text:p>
          </table:table-cell>
        </table:table-row>
        <table:table-row table:style-name="ro1">
          <table:table-cell office:value-type="float" office:value="30.7875" calcext:value-type="float">
            <text:p>30.7875</text:p>
          </table:table-cell>
          <table:table-cell office:value-type="float" office:value="83.5989" calcext:value-type="float">
            <text:p>83.5989</text:p>
          </table:table-cell>
          <table:table-cell office:value-type="float" office:value="10.2" calcext:value-type="float">
            <text:p>10.2</text:p>
          </table:table-cell>
          <table:table-cell office:value-type="float" office:value="5.33333333333333" calcext:value-type="float">
            <text:p>5.33333333333333</text:p>
          </table:table-cell>
        </table:table-row>
        <table:table-row table:style-name="ro1">
          <table:table-cell office:value-type="float" office:value="30.408" calcext:value-type="float">
            <text:p>30.408</text:p>
          </table:table-cell>
          <table:table-cell office:value-type="float" office:value="83.6035" calcext:value-type="float">
            <text:p>83.6035</text:p>
          </table:table-cell>
          <table:table-cell office:value-type="float" office:value="18" calcext:value-type="float">
            <text:p>18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30.3597" calcext:value-type="float">
            <text:p>30.3597</text:p>
          </table:table-cell>
          <table:table-cell office:value-type="float" office:value="83.6092" calcext:value-type="float">
            <text:p>83.6092</text:p>
          </table:table-cell>
          <table:table-cell office:value-type="float" office:value="18" calcext:value-type="float">
            <text:p>18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float" office:value="31.0519" calcext:value-type="float">
            <text:p>31.0519</text:p>
          </table:table-cell>
          <table:table-cell office:value-type="float" office:value="83.6111" calcext:value-type="float">
            <text:p>83.6111</text:p>
          </table:table-cell>
          <table:table-cell office:value-type="float" office:value="11" calcext:value-type="float">
            <text:p>11</text:p>
          </table:table-cell>
          <table:table-cell office:value-type="float" office:value="4.18571428571429" calcext:value-type="float">
            <text:p>4.18571428571429</text:p>
          </table:table-cell>
        </table:table-row>
        <table:table-row table:style-name="ro1">
          <table:table-cell office:value-type="float" office:value="30.1741" calcext:value-type="float">
            <text:p>30.1741</text:p>
          </table:table-cell>
          <table:table-cell office:value-type="float" office:value="83.6112" calcext:value-type="float">
            <text:p>83.6112</text:p>
          </table:table-cell>
          <table:table-cell office:value-type="float" office:value="17" calcext:value-type="float">
            <text:p>17</text:p>
          </table:table-cell>
          <table:table-cell office:value-type="float" office:value="4.26" calcext:value-type="float">
            <text:p>4.26</text:p>
          </table:table-cell>
        </table:table-row>
        <table:table-row table:style-name="ro1">
          <table:table-cell office:value-type="float" office:value="30.7365" calcext:value-type="float">
            <text:p>30.7365</text:p>
          </table:table-cell>
          <table:table-cell office:value-type="float" office:value="83.6215" calcext:value-type="float">
            <text:p>83.6215</text:p>
          </table:table-cell>
          <table:table-cell office:value-type="float" office:value="18" calcext:value-type="float">
            <text:p>18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30.4782" calcext:value-type="float">
            <text:p>30.4782</text:p>
          </table:table-cell>
          <table:table-cell office:value-type="float" office:value="83.6227" calcext:value-type="float">
            <text:p>83.6227</text:p>
          </table:table-cell>
          <table:table-cell office:value-type="float" office:value="18" calcext:value-type="float">
            <text:p>18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30.6413" calcext:value-type="float">
            <text:p>30.6413</text:p>
          </table:table-cell>
          <table:table-cell office:value-type="float" office:value="83.6235" calcext:value-type="float">
            <text:p>83.6235</text:p>
          </table:table-cell>
          <table:table-cell office:value-type="float" office:value="18" calcext:value-type="float">
            <text:p>18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30.5428" calcext:value-type="float">
            <text:p>30.5428</text:p>
          </table:table-cell>
          <table:table-cell office:value-type="float" office:value="83.6254" calcext:value-type="float">
            <text:p>83.6254</text:p>
          </table:table-cell>
          <table:table-cell office:value-type="float" office:value="18" calcext:value-type="float">
            <text:p>18</text:p>
          </table:table-cell>
          <table:table-cell office:value-type="float" office:value="4.85" calcext:value-type="float">
            <text:p>4.85</text:p>
          </table:table-cell>
        </table:table-row>
        <table:table-row table:style-name="ro1">
          <table:table-cell office:value-type="float" office:value="30.4101" calcext:value-type="float">
            <text:p>30.4101</text:p>
          </table:table-cell>
          <table:table-cell office:value-type="float" office:value="83.6258" calcext:value-type="float">
            <text:p>83.6258</text:p>
          </table:table-cell>
          <table:table-cell office:value-type="float" office:value="18" calcext:value-type="float">
            <text:p>18</text:p>
          </table:table-cell>
          <table:table-cell office:value-type="float" office:value="4.16666666666667" calcext:value-type="float">
            <text:p>4.16666666666667</text:p>
          </table:table-cell>
        </table:table-row>
        <table:table-row table:style-name="ro1">
          <table:table-cell office:value-type="float" office:value="30.9704" calcext:value-type="float">
            <text:p>30.9704</text:p>
          </table:table-cell>
          <table:table-cell office:value-type="float" office:value="83.6411" calcext:value-type="float">
            <text:p>83.6411</text:p>
          </table:table-cell>
          <table:table-cell office:value-type="float" office:value="23.9" calcext:value-type="float">
            <text:p>23.9</text:p>
          </table:table-cell>
          <table:table-cell office:value-type="float" office:value="6.05833333333333" calcext:value-type="float">
            <text:p>6.05833333333333</text:p>
          </table:table-cell>
        </table:table-row>
        <table:table-row table:style-name="ro1">
          <table:table-cell office:value-type="float" office:value="30.951" calcext:value-type="float">
            <text:p>30.951</text:p>
          </table:table-cell>
          <table:table-cell office:value-type="float" office:value="83.652" calcext:value-type="float">
            <text:p>83.65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1112" calcext:value-type="float">
            <text:p>30.1112</text:p>
          </table:table-cell>
          <table:table-cell office:value-type="float" office:value="83.6545" calcext:value-type="float">
            <text:p>83.6545</text:p>
          </table:table-cell>
          <table:table-cell office:value-type="float" office:value="17" calcext:value-type="float">
            <text:p>17</text:p>
          </table:table-cell>
          <table:table-cell office:value-type="float" office:value="4.27777777777778" calcext:value-type="float">
            <text:p>4.27777777777778</text:p>
          </table:table-cell>
        </table:table-row>
        <table:table-row table:style-name="ro1">
          <table:table-cell office:value-type="float" office:value="30.4615" calcext:value-type="float">
            <text:p>30.4615</text:p>
          </table:table-cell>
          <table:table-cell office:value-type="float" office:value="83.6579" calcext:value-type="float">
            <text:p>83.657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7895" calcext:value-type="float">
            <text:p>30.7895</text:p>
          </table:table-cell>
          <table:table-cell office:value-type="float" office:value="83.6588" calcext:value-type="float">
            <text:p>83.6588</text:p>
          </table:table-cell>
          <table:table-cell office:value-type="float" office:value="11" calcext:value-type="float">
            <text:p>11</text:p>
          </table:table-cell>
          <table:table-cell office:value-type="float" office:value="4.12857142857143" calcext:value-type="float">
            <text:p>4.12857142857143</text:p>
          </table:table-cell>
        </table:table-row>
        <table:table-row table:style-name="ro1">
          <table:table-cell office:value-type="float" office:value="31.0061" calcext:value-type="float">
            <text:p>31.0061</text:p>
          </table:table-cell>
          <table:table-cell office:value-type="float" office:value="83.6642" calcext:value-type="float">
            <text:p>83.6642</text:p>
          </table:table-cell>
          <table:table-cell office:value-type="float" office:value="11" calcext:value-type="float">
            <text:p>11</text:p>
          </table:table-cell>
          <table:table-cell office:value-type="float" office:value="4.17142857142857" calcext:value-type="float">
            <text:p>4.17142857142857</text:p>
          </table:table-cell>
        </table:table-row>
        <table:table-row table:style-name="ro1">
          <table:table-cell office:value-type="float" office:value="30.4877" calcext:value-type="float">
            <text:p>30.4877</text:p>
          </table:table-cell>
          <table:table-cell office:value-type="float" office:value="83.6663" calcext:value-type="float">
            <text:p>83.6663</text:p>
          </table:table-cell>
          <table:table-cell office:value-type="float" office:value="11.9" calcext:value-type="float">
            <text:p>11.9</text:p>
          </table:table-cell>
          <table:table-cell office:value-type="float" office:value="5.81" calcext:value-type="float">
            <text:p>5.81</text:p>
          </table:table-cell>
        </table:table-row>
        <table:table-row table:style-name="ro1">
          <table:table-cell office:value-type="float" office:value="30.6136" calcext:value-type="float">
            <text:p>30.6136</text:p>
          </table:table-cell>
          <table:table-cell office:value-type="float" office:value="83.6682" calcext:value-type="float">
            <text:p>83.6682</text:p>
          </table:table-cell>
          <table:table-cell office:value-type="float" office:value="18" calcext:value-type="float">
            <text:p>18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30.8665" calcext:value-type="float">
            <text:p>30.8665</text:p>
          </table:table-cell>
          <table:table-cell office:value-type="float" office:value="83.6746" calcext:value-type="float">
            <text:p>83.674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.9219" calcext:value-type="float">
            <text:p>30.9219</text:p>
          </table:table-cell>
          <table:table-cell office:value-type="float" office:value="83.678" calcext:value-type="float">
            <text:p>83.678</text:p>
          </table:table-cell>
          <table:table-cell office:value-type="float" office:value="11" calcext:value-type="float">
            <text:p>11</text:p>
          </table:table-cell>
          <table:table-cell office:value-type="float" office:value="4.15714285714286" calcext:value-type="float">
            <text:p>4.15714285714286</text:p>
          </table:table-cell>
        </table:table-row>
        <table:table-row table:style-name="ro1">
          <table:table-cell office:value-type="float" office:value="30.4417" calcext:value-type="float">
            <text:p>30.4417</text:p>
          </table:table-cell>
          <table:table-cell office:value-type="float" office:value="83.6785" calcext:value-type="float">
            <text:p>83.6785</text:p>
          </table:table-cell>
          <table:table-cell office:value-type="float" office:value="18" calcext:value-type="float">
            <text:p>18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30.1901" calcext:value-type="float">
            <text:p>30.1901</text:p>
          </table:table-cell>
          <table:table-cell office:value-type="float" office:value="83.6856" calcext:value-type="float">
            <text:p>83.6856</text:p>
          </table:table-cell>
          <table:table-cell office:value-type="float" office:value="17" calcext:value-type="float">
            <text:p>17</text:p>
          </table:table-cell>
          <table:table-cell office:value-type="float" office:value="4.44" calcext:value-type="float">
            <text:p>4.44</text:p>
          </table:table-cell>
        </table:table-row>
        <table:table-row table:style-name="ro1">
          <table:table-cell office:value-type="float" office:value="30.3403" calcext:value-type="float">
            <text:p>30.3403</text:p>
          </table:table-cell>
          <table:table-cell office:value-type="float" office:value="83.6892" calcext:value-type="float">
            <text:p>83.6892</text:p>
          </table:table-cell>
          <table:table-cell office:value-type="float" office:value="18" calcext:value-type="float">
            <text:p>18</text:p>
          </table:table-cell>
          <table:table-cell office:value-type="float" office:value="4.37" calcext:value-type="float">
            <text:p>4.37</text:p>
          </table:table-cell>
        </table:table-row>
        <table:table-row table:style-name="ro1">
          <table:table-cell office:value-type="float" office:value="30.6057" calcext:value-type="float">
            <text:p>30.6057</text:p>
          </table:table-cell>
          <table:table-cell office:value-type="float" office:value="83.6903" calcext:value-type="float">
            <text:p>83.6903</text:p>
          </table:table-cell>
          <table:table-cell office:value-type="float" office:value="18" calcext:value-type="float">
            <text:p>18</text:p>
          </table:table-cell>
          <table:table-cell office:value-type="float" office:value="4.11111111111111" calcext:value-type="float">
            <text:p>4.11111111111111</text:p>
          </table:table-cell>
        </table:table-row>
        <table:table-row table:style-name="ro1">
          <table:table-cell office:value-type="float" office:value="30.3193" calcext:value-type="float">
            <text:p>30.3193</text:p>
          </table:table-cell>
          <table:table-cell office:value-type="float" office:value="83.7028" calcext:value-type="float">
            <text:p>83.7028</text:p>
          </table:table-cell>
          <table:table-cell office:value-type="float" office:value="16.5" calcext:value-type="float">
            <text:p>16.5</text:p>
          </table:table-cell>
          <table:table-cell office:value-type="float" office:value="4.89090909090909" calcext:value-type="float">
            <text:p>4.89090909090909</text:p>
          </table:table-cell>
        </table:table-row>
        <table:table-row table:style-name="ro1">
          <table:table-cell office:value-type="float" office:value="30.2863" calcext:value-type="float">
            <text:p>30.2863</text:p>
          </table:table-cell>
          <table:table-cell office:value-type="float" office:value="83.7054" calcext:value-type="float">
            <text:p>83.705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4612" calcext:value-type="float">
            <text:p>30.4612</text:p>
          </table:table-cell>
          <table:table-cell office:value-type="float" office:value="83.7241" calcext:value-type="float">
            <text:p>83.7241</text:p>
          </table:table-cell>
          <table:table-cell office:value-type="float" office:value="13.3" calcext:value-type="float">
            <text:p>13.3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30.4738" calcext:value-type="float">
            <text:p>30.4738</text:p>
          </table:table-cell>
          <table:table-cell office:value-type="float" office:value="83.7245" calcext:value-type="float">
            <text:p>83.7245</text:p>
          </table:table-cell>
          <table:table-cell office:value-type="float" office:value="18" calcext:value-type="float">
            <text:p>18</text:p>
          </table:table-cell>
          <table:table-cell office:value-type="float" office:value="4.52" calcext:value-type="float">
            <text:p>4.52</text:p>
          </table:table-cell>
        </table:table-row>
        <table:table-row table:style-name="ro1">
          <table:table-cell office:value-type="float" office:value="30.687" calcext:value-type="float">
            <text:p>30.687</text:p>
          </table:table-cell>
          <table:table-cell office:value-type="float" office:value="83.7258" calcext:value-type="float">
            <text:p>83.7258</text:p>
          </table:table-cell>
          <table:table-cell office:value-type="float" office:value="18" calcext:value-type="float">
            <text:p>18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float" office:value="28.3101" calcext:value-type="float">
            <text:p>28.3101</text:p>
          </table:table-cell>
          <table:table-cell office:value-type="float" office:value="83.7342" calcext:value-type="float">
            <text:p>83.7342</text:p>
          </table:table-cell>
          <table:table-cell office:value-type="float" office:value="11.7" calcext:value-type="float">
            <text:p>11.7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30.3292" calcext:value-type="float">
            <text:p>30.3292</text:p>
          </table:table-cell>
          <table:table-cell office:value-type="float" office:value="83.7387" calcext:value-type="float">
            <text:p>83.7387</text:p>
          </table:table-cell>
          <table:table-cell office:value-type="float" office:value="18" calcext:value-type="float">
            <text:p>18</text:p>
          </table:table-cell>
          <table:table-cell office:value-type="float" office:value="4.5125" calcext:value-type="float">
            <text:p>4.5125</text:p>
          </table:table-cell>
        </table:table-row>
        <table:table-row table:style-name="ro1">
          <table:table-cell office:value-type="float" office:value="30.6023" calcext:value-type="float">
            <text:p>30.6023</text:p>
          </table:table-cell>
          <table:table-cell office:value-type="float" office:value="83.7394" calcext:value-type="float">
            <text:p>83.7394</text:p>
          </table:table-cell>
          <table:table-cell office:value-type="float" office:value="26" calcext:value-type="float">
            <text:p>26</text:p>
          </table:table-cell>
          <table:table-cell office:value-type="float" office:value="4.52222222222222" calcext:value-type="float">
            <text:p>4.52222222222222</text:p>
          </table:table-cell>
        </table:table-row>
        <table:table-row table:style-name="ro1">
          <table:table-cell office:value-type="float" office:value="30.6045" calcext:value-type="float">
            <text:p>30.6045</text:p>
          </table:table-cell>
          <table:table-cell office:value-type="float" office:value="83.7412" calcext:value-type="float">
            <text:p>83.741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6066" calcext:value-type="float">
            <text:p>30.6066</text:p>
          </table:table-cell>
          <table:table-cell office:value-type="float" office:value="83.7423" calcext:value-type="float">
            <text:p>83.7423</text:p>
          </table:table-cell>
          <table:table-cell office:value-type="float" office:value="10.7" calcext:value-type="float">
            <text:p>10.7</text:p>
          </table:table-cell>
          <table:table-cell office:value-type="float" office:value="5.65" calcext:value-type="float">
            <text:p>5.65</text:p>
          </table:table-cell>
        </table:table-row>
        <table:table-row table:style-name="ro1">
          <table:table-cell office:value-type="float" office:value="29.6621" calcext:value-type="float">
            <text:p>29.6621</text:p>
          </table:table-cell>
          <table:table-cell office:value-type="float" office:value="83.7502" calcext:value-type="float">
            <text:p>83.750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5683" calcext:value-type="float">
            <text:p>30.5683</text:p>
          </table:table-cell>
          <table:table-cell office:value-type="float" office:value="83.7506" calcext:value-type="float">
            <text:p>83.7506</text:p>
          </table:table-cell>
          <table:table-cell office:value-type="float" office:value="18" calcext:value-type="float">
            <text:p>18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30.5865" calcext:value-type="float">
            <text:p>30.5865</text:p>
          </table:table-cell>
          <table:table-cell office:value-type="float" office:value="83.7582" calcext:value-type="float">
            <text:p>83.7582</text:p>
          </table:table-cell>
          <table:table-cell office:value-type="float" office:value="1.3" calcext:value-type="float">
            <text:p>1.3</text:p>
          </table:table-cell>
          <table:table-cell office:value-type="float" office:value="4.025" calcext:value-type="float">
            <text:p>4.025</text:p>
          </table:table-cell>
        </table:table-row>
        <table:table-row table:style-name="ro1">
          <table:table-cell office:value-type="float" office:value="30.4797" calcext:value-type="float">
            <text:p>30.4797</text:p>
          </table:table-cell>
          <table:table-cell office:value-type="float" office:value="83.7612" calcext:value-type="float">
            <text:p>83.761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.2458" calcext:value-type="float">
            <text:p>28.2458</text:p>
          </table:table-cell>
          <table:table-cell office:value-type="float" office:value="83.7614" calcext:value-type="float">
            <text:p>83.7614</text:p>
          </table:table-cell>
          <table:table-cell office:value-type="float" office:value="35" calcext:value-type="float">
            <text:p>35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30.2348" calcext:value-type="float">
            <text:p>30.2348</text:p>
          </table:table-cell>
          <table:table-cell office:value-type="float" office:value="83.7628" calcext:value-type="float">
            <text:p>83.7628</text:p>
          </table:table-cell>
          <table:table-cell office:value-type="float" office:value="26" calcext:value-type="float">
            <text:p>26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30.3011" calcext:value-type="float">
            <text:p>30.3011</text:p>
          </table:table-cell>
          <table:table-cell office:value-type="float" office:value="83.7803" calcext:value-type="float">
            <text:p>83.7803</text:p>
          </table:table-cell>
          <table:table-cell office:value-type="float" office:value="26" calcext:value-type="float">
            <text:p>26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30.612" calcext:value-type="float">
            <text:p>30.612</text:p>
          </table:table-cell>
          <table:table-cell office:value-type="float" office:value="83.7887" calcext:value-type="float">
            <text:p>83.7887</text:p>
          </table:table-cell>
          <table:table-cell office:value-type="float" office:value="26" calcext:value-type="float">
            <text:p>26</text:p>
          </table:table-cell>
          <table:table-cell office:value-type="float" office:value="4.64" calcext:value-type="float">
            <text:p>4.64</text:p>
          </table:table-cell>
        </table:table-row>
        <table:table-row table:style-name="ro1">
          <table:table-cell office:value-type="float" office:value="28.3798" calcext:value-type="float">
            <text:p>28.3798</text:p>
          </table:table-cell>
          <table:table-cell office:value-type="float" office:value="83.8007" calcext:value-type="float">
            <text:p>83.8007</text:p>
          </table:table-cell>
          <table:table-cell office:value-type="float" office:value="24.2" calcext:value-type="float">
            <text:p>24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6305" calcext:value-type="float">
            <text:p>30.6305</text:p>
          </table:table-cell>
          <table:table-cell office:value-type="float" office:value="83.8105" calcext:value-type="float">
            <text:p>83.8105</text:p>
          </table:table-cell>
          <table:table-cell office:value-type="float" office:value="26" calcext:value-type="float">
            <text:p>26</text:p>
          </table:table-cell>
          <table:table-cell office:value-type="float" office:value="4.32222222222222" calcext:value-type="float">
            <text:p>4.32222222222222</text:p>
          </table:table-cell>
        </table:table-row>
        <table:table-row table:style-name="ro1">
          <table:table-cell office:value-type="float" office:value="30.6115" calcext:value-type="float">
            <text:p>30.6115</text:p>
          </table:table-cell>
          <table:table-cell office:value-type="float" office:value="83.8156" calcext:value-type="float">
            <text:p>83.8156</text:p>
          </table:table-cell>
          <table:table-cell office:value-type="float" office:value="22.4" calcext:value-type="float">
            <text:p>22.4</text:p>
          </table:table-cell>
          <table:table-cell office:value-type="float" office:value="4.4375" calcext:value-type="float">
            <text:p>4.4375</text:p>
          </table:table-cell>
        </table:table-row>
        <table:table-row table:style-name="ro1">
          <table:table-cell office:value-type="float" office:value="28.2315" calcext:value-type="float">
            <text:p>28.2315</text:p>
          </table:table-cell>
          <table:table-cell office:value-type="float" office:value="83.8239" calcext:value-type="float">
            <text:p>83.8239</text:p>
          </table:table-cell>
          <table:table-cell office:value-type="float" office:value="35" calcext:value-type="float">
            <text:p>35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28.1617" calcext:value-type="float">
            <text:p>28.1617</text:p>
          </table:table-cell>
          <table:table-cell office:value-type="float" office:value="83.8328" calcext:value-type="float">
            <text:p>83.8328</text:p>
          </table:table-cell>
          <table:table-cell office:value-type="float" office:value="35" calcext:value-type="float">
            <text:p>35</text:p>
          </table:table-cell>
          <table:table-cell office:value-type="float" office:value="4.35" calcext:value-type="float">
            <text:p>4.35</text:p>
          </table:table-cell>
        </table:table-row>
        <table:table-row table:style-name="ro1">
          <table:table-cell office:value-type="float" office:value="30.6638" calcext:value-type="float">
            <text:p>30.6638</text:p>
          </table:table-cell>
          <table:table-cell office:value-type="float" office:value="83.8354" calcext:value-type="float">
            <text:p>83.8354</text:p>
          </table:table-cell>
          <table:table-cell office:value-type="float" office:value="26" calcext:value-type="float">
            <text:p>26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30.3326" calcext:value-type="float">
            <text:p>30.3326</text:p>
          </table:table-cell>
          <table:table-cell office:value-type="float" office:value="83.8383" calcext:value-type="float">
            <text:p>83.8383</text:p>
          </table:table-cell>
          <table:table-cell office:value-type="float" office:value="26" calcext:value-type="float">
            <text:p>26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30.5213" calcext:value-type="float">
            <text:p>30.5213</text:p>
          </table:table-cell>
          <table:table-cell office:value-type="float" office:value="83.8406" calcext:value-type="float">
            <text:p>83.8406</text:p>
          </table:table-cell>
          <table:table-cell office:value-type="float" office:value="26" calcext:value-type="float">
            <text:p>26</text:p>
          </table:table-cell>
          <table:table-cell office:value-type="float" office:value="4.17142857142857" calcext:value-type="float">
            <text:p>4.17142857142857</text:p>
          </table:table-cell>
        </table:table-row>
        <table:table-row table:style-name="ro1">
          <table:table-cell office:value-type="float" office:value="30.5317" calcext:value-type="float">
            <text:p>30.5317</text:p>
          </table:table-cell>
          <table:table-cell office:value-type="float" office:value="83.8585" calcext:value-type="float">
            <text:p>83.8585</text:p>
          </table:table-cell>
          <table:table-cell office:value-type="float" office:value="26" calcext:value-type="float">
            <text:p>26</text:p>
          </table:table-cell>
          <table:table-cell office:value-type="float" office:value="4.175" calcext:value-type="float">
            <text:p>4.175</text:p>
          </table:table-cell>
        </table:table-row>
        <table:table-row table:style-name="ro1">
          <table:table-cell office:value-type="float" office:value="30.4661" calcext:value-type="float">
            <text:p>30.4661</text:p>
          </table:table-cell>
          <table:table-cell office:value-type="float" office:value="83.8599" calcext:value-type="float">
            <text:p>83.8599</text:p>
          </table:table-cell>
          <table:table-cell office:value-type="float" office:value="10" calcext:value-type="float">
            <text:p>1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30.2512" calcext:value-type="float">
            <text:p>30.2512</text:p>
          </table:table-cell>
          <table:table-cell office:value-type="float" office:value="83.8949" calcext:value-type="float">
            <text:p>83.8949</text:p>
          </table:table-cell>
          <table:table-cell office:value-type="float" office:value="35" calcext:value-type="float">
            <text:p>35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30.306" calcext:value-type="float">
            <text:p>30.306</text:p>
          </table:table-cell>
          <table:table-cell office:value-type="float" office:value="83.904" calcext:value-type="float">
            <text:p>83.904</text:p>
          </table:table-cell>
          <table:table-cell office:value-type="float" office:value="26" calcext:value-type="float">
            <text:p>26</text:p>
          </table:table-cell>
          <table:table-cell office:value-type="float" office:value="4.84444444444445" calcext:value-type="float">
            <text:p>4.84444444444445</text:p>
          </table:table-cell>
        </table:table-row>
        <table:table-row table:style-name="ro1">
          <table:table-cell office:value-type="float" office:value="30.8624" calcext:value-type="float">
            <text:p>30.8624</text:p>
          </table:table-cell>
          <table:table-cell office:value-type="float" office:value="83.9055" calcext:value-type="float">
            <text:p>83.9055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6.6398" calcext:value-type="float">
            <text:p>26.6398</text:p>
          </table:table-cell>
          <table:table-cell office:value-type="float" office:value="83.9727" calcext:value-type="float">
            <text:p>83.9727</text:p>
          </table:table-cell>
          <table:table-cell office:value-type="float" office:value="10" calcext:value-type="float">
            <text:p>10</text:p>
          </table:table-cell>
          <table:table-cell office:value-type="float" office:value="4.46" calcext:value-type="float">
            <text:p>4.46</text:p>
          </table:table-cell>
        </table:table-row>
        <table:table-row table:style-name="ro1">
          <table:table-cell office:value-type="float" office:value="28.2871" calcext:value-type="float">
            <text:p>28.2871</text:p>
          </table:table-cell>
          <table:table-cell office:value-type="float" office:value="84.0151" calcext:value-type="float">
            <text:p>84.0151</text:p>
          </table:table-cell>
          <table:table-cell office:value-type="float" office:value="10" calcext:value-type="float">
            <text:p>10</text:p>
          </table:table-cell>
          <table:table-cell office:value-type="float" office:value="4.68888888888889" calcext:value-type="float">
            <text:p>4.68888888888889</text:p>
          </table:table-cell>
        </table:table-row>
        <table:table-row table:style-name="ro1">
          <table:table-cell office:value-type="float" office:value="28.3736" calcext:value-type="float">
            <text:p>28.3736</text:p>
          </table:table-cell>
          <table:table-cell office:value-type="float" office:value="84.0248" calcext:value-type="float">
            <text:p>84.0248</text:p>
          </table:table-cell>
          <table:table-cell office:value-type="float" office:value="8.1" calcext:value-type="float">
            <text:p>8.1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30.7806" calcext:value-type="float">
            <text:p>30.7806</text:p>
          </table:table-cell>
          <table:table-cell office:value-type="float" office:value="84.0574" calcext:value-type="float">
            <text:p>84.0574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841" calcext:value-type="float">
            <text:p>30.841</text:p>
          </table:table-cell>
          <table:table-cell office:value-type="float" office:value="84.06" calcext:value-type="float">
            <text:p>84.06</text:p>
          </table:table-cell>
          <table:table-cell office:value-type="float" office:value="35" calcext:value-type="float">
            <text:p>35</text:p>
          </table:table-cell>
          <table:table-cell office:value-type="float" office:value="4.22" calcext:value-type="float">
            <text:p>4.22</text:p>
          </table:table-cell>
        </table:table-row>
        <table:table-row table:style-name="ro1">
          <table:table-cell office:value-type="float" office:value="30.303" calcext:value-type="float">
            <text:p>30.303</text:p>
          </table:table-cell>
          <table:table-cell office:value-type="float" office:value="84.0645" calcext:value-type="float">
            <text:p>84.0645</text:p>
          </table:table-cell>
          <table:table-cell office:value-type="float" office:value="17" calcext:value-type="float">
            <text:p>17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30.5531" calcext:value-type="float">
            <text:p>30.5531</text:p>
          </table:table-cell>
          <table:table-cell office:value-type="float" office:value="84.0758" calcext:value-type="float">
            <text:p>84.0758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5678" calcext:value-type="float">
            <text:p>30.5678</text:p>
          </table:table-cell>
          <table:table-cell office:value-type="float" office:value="84.0803" calcext:value-type="float">
            <text:p>84.0803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7097" calcext:value-type="float">
            <text:p>30.7097</text:p>
          </table:table-cell>
          <table:table-cell office:value-type="float" office:value="84.0817" calcext:value-type="float">
            <text:p>84.0817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.2945" calcext:value-type="float">
            <text:p>28.2945</text:p>
          </table:table-cell>
          <table:table-cell office:value-type="float" office:value="84.0924" calcext:value-type="float">
            <text:p>84.0924</text:p>
          </table:table-cell>
          <table:table-cell office:value-type="float" office:value="18.9" calcext:value-type="float">
            <text:p>18.9</text:p>
          </table:table-cell>
          <table:table-cell office:value-type="float" office:value="4.57777777777778" calcext:value-type="float">
            <text:p>4.57777777777778</text:p>
          </table:table-cell>
        </table:table-row>
        <table:table-row table:style-name="ro1">
          <table:table-cell office:value-type="float" office:value="29.6899" calcext:value-type="float">
            <text:p>29.6899</text:p>
          </table:table-cell>
          <table:table-cell office:value-type="float" office:value="84.1034" calcext:value-type="float">
            <text:p>84.1034</text:p>
          </table:table-cell>
          <table:table-cell office:value-type="float" office:value="2.8" calcext:value-type="float">
            <text:p>2.8</text:p>
          </table:table-cell>
          <table:table-cell office:value-type="float" office:value="4.08333333333333" calcext:value-type="float">
            <text:p>4.08333333333333</text:p>
          </table:table-cell>
        </table:table-row>
        <table:table-row table:style-name="ro1">
          <table:table-cell office:value-type="float" office:value="28.1948" calcext:value-type="float">
            <text:p>28.1948</text:p>
          </table:table-cell>
          <table:table-cell office:value-type="float" office:value="84.119" calcext:value-type="float">
            <text:p>84.119</text:p>
          </table:table-cell>
          <table:table-cell office:value-type="float" office:value="35" calcext:value-type="float">
            <text:p>35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28.0981" calcext:value-type="float">
            <text:p>28.0981</text:p>
          </table:table-cell>
          <table:table-cell office:value-type="float" office:value="84.1195" calcext:value-type="float">
            <text:p>84.1195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28.0569" calcext:value-type="float">
            <text:p>28.0569</text:p>
          </table:table-cell>
          <table:table-cell office:value-type="float" office:value="84.1672" calcext:value-type="float">
            <text:p>84.1672</text:p>
          </table:table-cell>
          <table:table-cell office:value-type="float" office:value="35" calcext:value-type="float">
            <text:p>35</text:p>
          </table:table-cell>
          <table:table-cell office:value-type="float" office:value="4.275" calcext:value-type="float">
            <text:p>4.275</text:p>
          </table:table-cell>
        </table:table-row>
        <table:table-row table:style-name="ro1">
          <table:table-cell office:value-type="float" office:value="28.0319" calcext:value-type="float">
            <text:p>28.0319</text:p>
          </table:table-cell>
          <table:table-cell office:value-type="float" office:value="84.1812" calcext:value-type="float">
            <text:p>84.1812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7.5485" calcext:value-type="float">
            <text:p>27.5485</text:p>
          </table:table-cell>
          <table:table-cell office:value-type="float" office:value="84.2666" calcext:value-type="float">
            <text:p>84.2666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30.9325" calcext:value-type="float">
            <text:p>30.9325</text:p>
          </table:table-cell>
          <table:table-cell office:value-type="float" office:value="84.2844" calcext:value-type="float">
            <text:p>84.2844</text:p>
          </table:table-cell>
          <table:table-cell office:value-type="float" office:value="35" calcext:value-type="float">
            <text:p>35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8.3644" calcext:value-type="float">
            <text:p>28.3644</text:p>
          </table:table-cell>
          <table:table-cell office:value-type="float" office:value="84.286" calcext:value-type="float">
            <text:p>84.286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4965" calcext:value-type="float">
            <text:p>30.4965</text:p>
          </table:table-cell>
          <table:table-cell office:value-type="float" office:value="84.2884" calcext:value-type="float">
            <text:p>84.2884</text:p>
          </table:table-cell>
          <table:table-cell office:value-type="float" office:value="15.1" calcext:value-type="float">
            <text:p>15.1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29.2057" calcext:value-type="float">
            <text:p>29.2057</text:p>
          </table:table-cell>
          <table:table-cell office:value-type="float" office:value="84.2944" calcext:value-type="float">
            <text:p>84.2944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.0248" calcext:value-type="float">
            <text:p>31.0248</text:p>
          </table:table-cell>
          <table:table-cell office:value-type="float" office:value="84.3226" calcext:value-type="float">
            <text:p>84.3226</text:p>
          </table:table-cell>
          <table:table-cell office:value-type="float" office:value="35" calcext:value-type="float">
            <text:p>35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28.4605" calcext:value-type="float">
            <text:p>28.4605</text:p>
          </table:table-cell>
          <table:table-cell office:value-type="float" office:value="84.3309" calcext:value-type="float">
            <text:p>84.3309</text:p>
          </table:table-cell>
          <table:table-cell office:value-type="float" office:value="18.2" calcext:value-type="float">
            <text:p>18.2</text:p>
          </table:table-cell>
          <table:table-cell office:value-type="float" office:value="4.27142857142857" calcext:value-type="float">
            <text:p>4.27142857142857</text:p>
          </table:table-cell>
        </table:table-row>
        <table:table-row table:style-name="ro1">
          <table:table-cell office:value-type="float" office:value="30.844" calcext:value-type="float">
            <text:p>30.844</text:p>
          </table:table-cell>
          <table:table-cell office:value-type="float" office:value="84.3447" calcext:value-type="float">
            <text:p>84.3447</text:p>
          </table:table-cell>
          <table:table-cell office:value-type="float" office:value="35" calcext:value-type="float">
            <text:p>35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float" office:value="30.7266" calcext:value-type="float">
            <text:p>30.7266</text:p>
          </table:table-cell>
          <table:table-cell office:value-type="float" office:value="84.3545" calcext:value-type="float">
            <text:p>84.3545</text:p>
          </table:table-cell>
          <table:table-cell office:value-type="float" office:value="35" calcext:value-type="float">
            <text:p>35</text:p>
          </table:table-cell>
          <table:table-cell office:value-type="float" office:value="4.03333333333333" calcext:value-type="float">
            <text:p>4.03333333333333</text:p>
          </table:table-cell>
        </table:table-row>
        <table:table-row table:style-name="ro1">
          <table:table-cell office:value-type="float" office:value="29.7145" calcext:value-type="float">
            <text:p>29.7145</text:p>
          </table:table-cell>
          <table:table-cell office:value-type="float" office:value="84.3599" calcext:value-type="float">
            <text:p>84.3599</text:p>
          </table:table-cell>
          <table:table-cell office:value-type="float" office:value="77.8" calcext:value-type="float">
            <text:p>77.8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27.8151" calcext:value-type="float">
            <text:p>27.8151</text:p>
          </table:table-cell>
          <table:table-cell office:value-type="float" office:value="84.3629" calcext:value-type="float">
            <text:p>84.3629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30.8313" calcext:value-type="float">
            <text:p>30.8313</text:p>
          </table:table-cell>
          <table:table-cell office:value-type="float" office:value="84.3668" calcext:value-type="float">
            <text:p>84.3668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3617" calcext:value-type="float">
            <text:p>30.3617</text:p>
          </table:table-cell>
          <table:table-cell office:value-type="float" office:value="84.4041" calcext:value-type="float">
            <text:p>84.4041</text:p>
          </table:table-cell>
          <table:table-cell office:value-type="float" office:value="35" calcext:value-type="float">
            <text:p>35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29.7228" calcext:value-type="float">
            <text:p>29.7228</text:p>
          </table:table-cell>
          <table:table-cell office:value-type="float" office:value="84.411" calcext:value-type="float">
            <text:p>84.411</text:p>
          </table:table-cell>
          <table:table-cell office:value-type="float" office:value="10" calcext:value-type="float">
            <text:p>1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8.0216" calcext:value-type="float">
            <text:p>28.0216</text:p>
          </table:table-cell>
          <table:table-cell office:value-type="float" office:value="84.4141" calcext:value-type="float">
            <text:p>84.4141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29.8406" calcext:value-type="float">
            <text:p>29.8406</text:p>
          </table:table-cell>
          <table:table-cell office:value-type="float" office:value="84.4338" calcext:value-type="float">
            <text:p>84.433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.0869" calcext:value-type="float">
            <text:p>28.0869</text:p>
          </table:table-cell>
          <table:table-cell office:value-type="float" office:value="84.4371" calcext:value-type="float">
            <text:p>84.4371</text:p>
          </table:table-cell>
          <table:table-cell office:value-type="float" office:value="10" calcext:value-type="float">
            <text:p>10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28.0802" calcext:value-type="float">
            <text:p>28.0802</text:p>
          </table:table-cell>
          <table:table-cell office:value-type="float" office:value="84.4825" calcext:value-type="float">
            <text:p>84.4825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.5903" calcext:value-type="float">
            <text:p>28.5903</text:p>
          </table:table-cell>
          <table:table-cell office:value-type="float" office:value="84.4886" calcext:value-type="float">
            <text:p>84.488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.3109" calcext:value-type="float">
            <text:p>28.3109</text:p>
          </table:table-cell>
          <table:table-cell office:value-type="float" office:value="84.5012" calcext:value-type="float">
            <text:p>84.5012</text:p>
          </table:table-cell>
          <table:table-cell office:value-type="float" office:value="1.7" calcext:value-type="float">
            <text:p>1.7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float" office:value="28.2361" calcext:value-type="float">
            <text:p>28.2361</text:p>
          </table:table-cell>
          <table:table-cell office:value-type="float" office:value="84.5179" calcext:value-type="float">
            <text:p>84.517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.7297" calcext:value-type="float">
            <text:p>26.7297</text:p>
          </table:table-cell>
          <table:table-cell office:value-type="float" office:value="84.5264" calcext:value-type="float">
            <text:p>84.5264</text:p>
          </table:table-cell>
          <table:table-cell office:value-type="float" office:value="35" calcext:value-type="float">
            <text:p>35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27.6857" calcext:value-type="float">
            <text:p>27.6857</text:p>
          </table:table-cell>
          <table:table-cell office:value-type="float" office:value="84.565" calcext:value-type="float">
            <text:p>84.56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.1409" calcext:value-type="float">
            <text:p>28.1409</text:p>
          </table:table-cell>
          <table:table-cell office:value-type="float" office:value="84.5952" calcext:value-type="float">
            <text:p>84.5952</text:p>
          </table:table-cell>
          <table:table-cell office:value-type="float" office:value="13.3" calcext:value-type="float">
            <text:p>13.3</text:p>
          </table:table-cell>
          <table:table-cell office:value-type="float" office:value="4.3125" calcext:value-type="float">
            <text:p>4.3125</text:p>
          </table:table-cell>
        </table:table-row>
        <table:table-row table:style-name="ro1">
          <table:table-cell office:value-type="float" office:value="27.963" calcext:value-type="float">
            <text:p>27.963</text:p>
          </table:table-cell>
          <table:table-cell office:value-type="float" office:value="84.5958" calcext:value-type="float">
            <text:p>84.5958</text:p>
          </table:table-cell>
          <table:table-cell office:value-type="float" office:value="15.6" calcext:value-type="float">
            <text:p>15.6</text:p>
          </table:table-cell>
          <table:table-cell office:value-type="float" office:value="4.45714285714286" calcext:value-type="float">
            <text:p>4.45714285714286</text:p>
          </table:table-cell>
        </table:table-row>
        <table:table-row table:style-name="ro1">
          <table:table-cell office:value-type="float" office:value="27.8889" calcext:value-type="float">
            <text:p>27.8889</text:p>
          </table:table-cell>
          <table:table-cell office:value-type="float" office:value="84.5966" calcext:value-type="float">
            <text:p>84.5966</text:p>
          </table:table-cell>
          <table:table-cell office:value-type="float" office:value="35" calcext:value-type="float">
            <text:p>35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8.202" calcext:value-type="float">
            <text:p>28.202</text:p>
          </table:table-cell>
          <table:table-cell office:value-type="float" office:value="84.6237" calcext:value-type="float">
            <text:p>84.6237</text:p>
          </table:table-cell>
          <table:table-cell office:value-type="float" office:value="10" calcext:value-type="float">
            <text:p>10</text:p>
          </table:table-cell>
          <table:table-cell office:value-type="float" office:value="5.01666666666667" calcext:value-type="float">
            <text:p>5.01666666666667</text:p>
          </table:table-cell>
        </table:table-row>
        <table:table-row table:style-name="ro1">
          <table:table-cell office:value-type="float" office:value="27.8129" calcext:value-type="float">
            <text:p>27.8129</text:p>
          </table:table-cell>
          <table:table-cell office:value-type="float" office:value="84.6415" calcext:value-type="float">
            <text:p>84.64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.0803" calcext:value-type="float">
            <text:p>28.0803</text:p>
          </table:table-cell>
          <table:table-cell office:value-type="float" office:value="84.6417" calcext:value-type="float">
            <text:p>84.6417</text:p>
          </table:table-cell>
          <table:table-cell office:value-type="float" office:value="15.1" calcext:value-type="float">
            <text:p>15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.008" calcext:value-type="float">
            <text:p>28.008</text:p>
          </table:table-cell>
          <table:table-cell office:value-type="float" office:value="84.6419" calcext:value-type="float">
            <text:p>84.6419</text:p>
          </table:table-cell>
          <table:table-cell office:value-type="float" office:value="10" calcext:value-type="float">
            <text:p>1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8.0477" calcext:value-type="float">
            <text:p>28.0477</text:p>
          </table:table-cell>
          <table:table-cell office:value-type="float" office:value="84.6451" calcext:value-type="float">
            <text:p>84.6451</text:p>
          </table:table-cell>
          <table:table-cell office:value-type="float" office:value="15.9" calcext:value-type="float">
            <text:p>15.9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float" office:value="28.0176" calcext:value-type="float">
            <text:p>28.0176</text:p>
          </table:table-cell>
          <table:table-cell office:value-type="float" office:value="84.6642" calcext:value-type="float">
            <text:p>84.6642</text:p>
          </table:table-cell>
          <table:table-cell office:value-type="float" office:value="10" calcext:value-type="float">
            <text:p>1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8.6753" calcext:value-type="float">
            <text:p>28.6753</text:p>
          </table:table-cell>
          <table:table-cell office:value-type="float" office:value="84.6645" calcext:value-type="float">
            <text:p>84.6645</text:p>
          </table:table-cell>
          <table:table-cell office:value-type="float" office:value="10" calcext:value-type="float">
            <text:p>1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8.0126" calcext:value-type="float">
            <text:p>28.0126</text:p>
          </table:table-cell>
          <table:table-cell office:value-type="float" office:value="84.6651" calcext:value-type="float">
            <text:p>84.6651</text:p>
          </table:table-cell>
          <table:table-cell office:value-type="float" office:value="13.1" calcext:value-type="float">
            <text:p>13.1</text:p>
          </table:table-cell>
          <table:table-cell office:value-type="float" office:value="4.275" calcext:value-type="float">
            <text:p>4.275</text:p>
          </table:table-cell>
        </table:table-row>
        <table:table-row table:style-name="ro1">
          <table:table-cell office:value-type="float" office:value="27.7947" calcext:value-type="float">
            <text:p>27.7947</text:p>
          </table:table-cell>
          <table:table-cell office:value-type="float" office:value="84.6702" calcext:value-type="float">
            <text:p>84.670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.6407" calcext:value-type="float">
            <text:p>29.6407</text:p>
          </table:table-cell>
          <table:table-cell office:value-type="float" office:value="84.6737" calcext:value-type="float">
            <text:p>84.6737</text:p>
          </table:table-cell>
          <table:table-cell office:value-type="float" office:value="24.2" calcext:value-type="float">
            <text:p>24.2</text:p>
          </table:table-cell>
          <table:table-cell office:value-type="float" office:value="4.18571428571429" calcext:value-type="float">
            <text:p>4.18571428571429</text:p>
          </table:table-cell>
        </table:table-row>
        <table:table-row table:style-name="ro1">
          <table:table-cell office:value-type="float" office:value="28.2074" calcext:value-type="float">
            <text:p>28.2074</text:p>
          </table:table-cell>
          <table:table-cell office:value-type="float" office:value="84.6777" calcext:value-type="float">
            <text:p>84.6777</text:p>
          </table:table-cell>
          <table:table-cell office:value-type="float" office:value="15.8" calcext:value-type="float">
            <text:p>15.8</text:p>
          </table:table-cell>
          <table:table-cell office:value-type="float" office:value="4.69090909090909" calcext:value-type="float">
            <text:p>4.69090909090909</text:p>
          </table:table-cell>
        </table:table-row>
        <table:table-row table:style-name="ro1">
          <table:table-cell office:value-type="float" office:value="27.913" calcext:value-type="float">
            <text:p>27.913</text:p>
          </table:table-cell>
          <table:table-cell office:value-type="float" office:value="84.6909" calcext:value-type="float">
            <text:p>84.6909</text:p>
          </table:table-cell>
          <table:table-cell office:value-type="float" office:value="15.2" calcext:value-type="float">
            <text:p>15.2</text:p>
          </table:table-cell>
          <table:table-cell office:value-type="float" office:value="4.875" calcext:value-type="float">
            <text:p>4.875</text:p>
          </table:table-cell>
        </table:table-row>
        <table:table-row table:style-name="ro1">
          <table:table-cell office:value-type="float" office:value="28.0102" calcext:value-type="float">
            <text:p>28.0102</text:p>
          </table:table-cell>
          <table:table-cell office:value-type="float" office:value="84.6927" calcext:value-type="float">
            <text:p>84.6927</text:p>
          </table:table-cell>
          <table:table-cell office:value-type="float" office:value="15.6" calcext:value-type="float">
            <text:p>15.6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27.9343" calcext:value-type="float">
            <text:p>27.9343</text:p>
          </table:table-cell>
          <table:table-cell office:value-type="float" office:value="84.7" calcext:value-type="float">
            <text:p>84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8817" calcext:value-type="float">
            <text:p>27.8817</text:p>
          </table:table-cell>
          <table:table-cell office:value-type="float" office:value="84.7047" calcext:value-type="float">
            <text:p>84.7047</text:p>
          </table:table-cell>
          <table:table-cell office:value-type="float" office:value="10" calcext:value-type="float">
            <text:p>10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28.1959" calcext:value-type="float">
            <text:p>28.1959</text:p>
          </table:table-cell>
          <table:table-cell office:value-type="float" office:value="84.7082" calcext:value-type="float">
            <text:p>84.7082</text:p>
          </table:table-cell>
          <table:table-cell office:value-type="float" office:value="8.2" calcext:value-type="float">
            <text:p>8.2</text:p>
          </table:table-cell>
          <table:table-cell office:value-type="float" office:value="4.13333333333333" calcext:value-type="float">
            <text:p>4.13333333333333</text:p>
          </table:table-cell>
        </table:table-row>
        <table:table-row table:style-name="ro1">
          <table:table-cell office:value-type="float" office:value="27.7651" calcext:value-type="float">
            <text:p>27.7651</text:p>
          </table:table-cell>
          <table:table-cell office:value-type="float" office:value="84.7136" calcext:value-type="float">
            <text:p>84.7136</text:p>
          </table:table-cell>
          <table:table-cell office:value-type="float" office:value="2.5" calcext:value-type="float">
            <text:p>2.5</text:p>
          </table:table-cell>
          <table:table-cell office:value-type="float" office:value="4.93" calcext:value-type="float">
            <text:p>4.93</text:p>
          </table:table-cell>
        </table:table-row>
        <table:table-row table:style-name="ro1">
          <table:table-cell office:value-type="float" office:value="28.1302" calcext:value-type="float">
            <text:p>28.1302</text:p>
          </table:table-cell>
          <table:table-cell office:value-type="float" office:value="84.7168" calcext:value-type="float">
            <text:p>84.7168</text:p>
          </table:table-cell>
          <table:table-cell office:value-type="float" office:value="13.4" calcext:value-type="float">
            <text:p>13.4</text:p>
          </table:table-cell>
          <table:table-cell office:value-type="float" office:value="6.56363636363636" calcext:value-type="float">
            <text:p>6.56363636363636</text:p>
          </table:table-cell>
        </table:table-row>
        <table:table-row table:style-name="ro1">
          <table:table-cell office:value-type="float" office:value="27.9582" calcext:value-type="float">
            <text:p>27.9582</text:p>
          </table:table-cell>
          <table:table-cell office:value-type="float" office:value="84.717" calcext:value-type="float">
            <text:p>84.717</text:p>
          </table:table-cell>
          <table:table-cell office:value-type="float" office:value="13.8" calcext:value-type="float">
            <text:p>13.8</text:p>
          </table:table-cell>
          <table:table-cell office:value-type="float" office:value="4.74444444444444" calcext:value-type="float">
            <text:p>4.74444444444444</text:p>
          </table:table-cell>
        </table:table-row>
        <table:table-row table:style-name="ro1">
          <table:table-cell office:value-type="float" office:value="27.8265" calcext:value-type="float">
            <text:p>27.8265</text:p>
          </table:table-cell>
          <table:table-cell office:value-type="float" office:value="84.7195" calcext:value-type="float">
            <text:p>84.7195</text:p>
          </table:table-cell>
          <table:table-cell office:value-type="float" office:value="10" calcext:value-type="float">
            <text:p>10</text:p>
          </table:table-cell>
          <table:table-cell office:value-type="float" office:value="4.025" calcext:value-type="float">
            <text:p>4.025</text:p>
          </table:table-cell>
        </table:table-row>
        <table:table-row table:style-name="ro1">
          <table:table-cell office:value-type="float" office:value="27.7621" calcext:value-type="float">
            <text:p>27.7621</text:p>
          </table:table-cell>
          <table:table-cell office:value-type="float" office:value="84.7196" calcext:value-type="float">
            <text:p>84.7196</text:p>
          </table:table-cell>
          <table:table-cell office:value-type="float" office:value="10" calcext:value-type="float">
            <text:p>10</text:p>
          </table:table-cell>
          <table:table-cell office:value-type="float" office:value="4.03333333333333" calcext:value-type="float">
            <text:p>4.03333333333333</text:p>
          </table:table-cell>
        </table:table-row>
        <table:table-row table:style-name="ro1">
          <table:table-cell office:value-type="float" office:value="28.1651" calcext:value-type="float">
            <text:p>28.1651</text:p>
          </table:table-cell>
          <table:table-cell office:value-type="float" office:value="84.7215" calcext:value-type="float">
            <text:p>84.7215</text:p>
          </table:table-cell>
          <table:table-cell office:value-type="float" office:value="5.7" calcext:value-type="float">
            <text:p>5.7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7.9187" calcext:value-type="float">
            <text:p>27.9187</text:p>
          </table:table-cell>
          <table:table-cell office:value-type="float" office:value="84.7322" calcext:value-type="float">
            <text:p>84.7322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8.047" calcext:value-type="float">
            <text:p>28.047</text:p>
          </table:table-cell>
          <table:table-cell office:value-type="float" office:value="84.7357" calcext:value-type="float">
            <text:p>84.7357</text:p>
          </table:table-cell>
          <table:table-cell office:value-type="float" office:value="13.2" calcext:value-type="float">
            <text:p>13.2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27.8204" calcext:value-type="float">
            <text:p>27.8204</text:p>
          </table:table-cell>
          <table:table-cell office:value-type="float" office:value="84.7409" calcext:value-type="float">
            <text:p>84.7409</text:p>
          </table:table-cell>
          <table:table-cell office:value-type="float" office:value="13.4" calcext:value-type="float">
            <text:p>13.4</text:p>
          </table:table-cell>
          <table:table-cell office:value-type="float" office:value="4.65454545454546" calcext:value-type="float">
            <text:p>4.65454545454546</text:p>
          </table:table-cell>
        </table:table-row>
        <table:table-row table:style-name="ro1">
          <table:table-cell office:value-type="float" office:value="27.9782" calcext:value-type="float">
            <text:p>27.9782</text:p>
          </table:table-cell>
          <table:table-cell office:value-type="float" office:value="84.7412" calcext:value-type="float">
            <text:p>84.7412</text:p>
          </table:table-cell>
          <table:table-cell office:value-type="float" office:value="10" calcext:value-type="float">
            <text:p>10</text:p>
          </table:table-cell>
          <table:table-cell office:value-type="float" office:value="4.03333333333333" calcext:value-type="float">
            <text:p>4.03333333333333</text:p>
          </table:table-cell>
        </table:table-row>
        <table:table-row table:style-name="ro1">
          <table:table-cell office:value-type="float" office:value="28.1767" calcext:value-type="float">
            <text:p>28.1767</text:p>
          </table:table-cell>
          <table:table-cell office:value-type="float" office:value="84.744" calcext:value-type="float">
            <text:p>84.744</text:p>
          </table:table-cell>
          <table:table-cell office:value-type="float" office:value="15.5" calcext:value-type="float">
            <text:p>15.5</text:p>
          </table:table-cell>
          <table:table-cell office:value-type="float" office:value="4.175" calcext:value-type="float">
            <text:p>4.175</text:p>
          </table:table-cell>
        </table:table-row>
        <table:table-row table:style-name="ro1">
          <table:table-cell office:value-type="float" office:value="27.8293" calcext:value-type="float">
            <text:p>27.8293</text:p>
          </table:table-cell>
          <table:table-cell office:value-type="float" office:value="84.759" calcext:value-type="float">
            <text:p>84.759</text:p>
          </table:table-cell>
          <table:table-cell office:value-type="float" office:value="7.5" calcext:value-type="float">
            <text:p>7.5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8.0733" calcext:value-type="float">
            <text:p>28.0733</text:p>
          </table:table-cell>
          <table:table-cell office:value-type="float" office:value="84.7597" calcext:value-type="float">
            <text:p>84.7597</text:p>
          </table:table-cell>
          <table:table-cell office:value-type="float" office:value="12" calcext:value-type="float">
            <text:p>12</text:p>
          </table:table-cell>
          <table:table-cell office:value-type="float" office:value="4.41111111111111" calcext:value-type="float">
            <text:p>4.41111111111111</text:p>
          </table:table-cell>
        </table:table-row>
        <table:table-row table:style-name="ro1">
          <table:table-cell office:value-type="float" office:value="28.173" calcext:value-type="float">
            <text:p>28.173</text:p>
          </table:table-cell>
          <table:table-cell office:value-type="float" office:value="84.7761" calcext:value-type="float">
            <text:p>84.7761</text:p>
          </table:table-cell>
          <table:table-cell office:value-type="float" office:value="7.7" calcext:value-type="float">
            <text:p>7.7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27.9522" calcext:value-type="float">
            <text:p>27.9522</text:p>
          </table:table-cell>
          <table:table-cell office:value-type="float" office:value="84.7809" calcext:value-type="float">
            <text:p>84.7809</text:p>
          </table:table-cell>
          <table:table-cell office:value-type="float" office:value="12" calcext:value-type="float">
            <text:p>12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7.8136" calcext:value-type="float">
            <text:p>27.8136</text:p>
          </table:table-cell>
          <table:table-cell office:value-type="float" office:value="84.8004" calcext:value-type="float">
            <text:p>84.8004</text:p>
          </table:table-cell>
          <table:table-cell office:value-type="float" office:value="12" calcext:value-type="float">
            <text:p>12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27.9261" calcext:value-type="float">
            <text:p>27.9261</text:p>
          </table:table-cell>
          <table:table-cell office:value-type="float" office:value="84.8007" calcext:value-type="float">
            <text:p>84.8007</text:p>
          </table:table-cell>
          <table:table-cell office:value-type="float" office:value="10.3" calcext:value-type="float">
            <text:p>10.3</text:p>
          </table:table-cell>
          <table:table-cell office:value-type="float" office:value="4.18" calcext:value-type="float">
            <text:p>4.18</text:p>
          </table:table-cell>
        </table:table-row>
        <table:table-row table:style-name="ro1">
          <table:table-cell office:value-type="float" office:value="27.986" calcext:value-type="float">
            <text:p>27.986</text:p>
          </table:table-cell>
          <table:table-cell office:value-type="float" office:value="84.8034" calcext:value-type="float">
            <text:p>84.8034</text:p>
          </table:table-cell>
          <table:table-cell office:value-type="float" office:value="12.8" calcext:value-type="float">
            <text:p>12.8</text:p>
          </table:table-cell>
          <table:table-cell office:value-type="float" office:value="4.54444444444444" calcext:value-type="float">
            <text:p>4.54444444444444</text:p>
          </table:table-cell>
        </table:table-row>
        <table:table-row table:style-name="ro1">
          <table:table-cell office:value-type="float" office:value="28.0451" calcext:value-type="float">
            <text:p>28.0451</text:p>
          </table:table-cell>
          <table:table-cell office:value-type="float" office:value="84.8141" calcext:value-type="float">
            <text:p>84.8141</text:p>
          </table:table-cell>
          <table:table-cell office:value-type="float" office:value="8.9" calcext:value-type="float">
            <text:p>8.9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27.7811" calcext:value-type="float">
            <text:p>27.7811</text:p>
          </table:table-cell>
          <table:table-cell office:value-type="float" office:value="84.8172" calcext:value-type="float">
            <text:p>84.8172</text:p>
          </table:table-cell>
          <table:table-cell office:value-type="float" office:value="12.2" calcext:value-type="float">
            <text:p>12.2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8.018" calcext:value-type="float">
            <text:p>28.018</text:p>
          </table:table-cell>
          <table:table-cell office:value-type="float" office:value="84.8254" calcext:value-type="float">
            <text:p>84.825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.1193" calcext:value-type="float">
            <text:p>28.1193</text:p>
          </table:table-cell>
          <table:table-cell office:value-type="float" office:value="84.8313" calcext:value-type="float">
            <text:p>84.8313</text:p>
          </table:table-cell>
          <table:table-cell office:value-type="float" office:value="11.5" calcext:value-type="float">
            <text:p>11.5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27.8453" calcext:value-type="float">
            <text:p>27.8453</text:p>
          </table:table-cell>
          <table:table-cell office:value-type="float" office:value="84.8345" calcext:value-type="float">
            <text:p>84.8345</text:p>
          </table:table-cell>
          <table:table-cell office:value-type="float" office:value="12.8" calcext:value-type="float">
            <text:p>12.8</text:p>
          </table:table-cell>
          <table:table-cell office:value-type="float" office:value="4.47142857142857" calcext:value-type="float">
            <text:p>4.47142857142857</text:p>
          </table:table-cell>
        </table:table-row>
        <table:table-row table:style-name="ro1">
          <table:table-cell office:value-type="float" office:value="27.797" calcext:value-type="float">
            <text:p>27.797</text:p>
          </table:table-cell>
          <table:table-cell office:value-type="float" office:value="84.836" calcext:value-type="float">
            <text:p>84.836</text:p>
          </table:table-cell>
          <table:table-cell office:value-type="float" office:value="14.6" calcext:value-type="float">
            <text:p>14.6</text:p>
          </table:table-cell>
          <table:table-cell office:value-type="float" office:value="4.24" calcext:value-type="float">
            <text:p>4.24</text:p>
          </table:table-cell>
        </table:table-row>
        <table:table-row table:style-name="ro1">
          <table:table-cell office:value-type="float" office:value="27.8271" calcext:value-type="float">
            <text:p>27.8271</text:p>
          </table:table-cell>
          <table:table-cell office:value-type="float" office:value="84.8361" calcext:value-type="float">
            <text:p>84.8361</text:p>
          </table:table-cell>
          <table:table-cell office:value-type="float" office:value="15.3" calcext:value-type="float">
            <text:p>15.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6985" calcext:value-type="float">
            <text:p>27.6985</text:p>
          </table:table-cell>
          <table:table-cell office:value-type="float" office:value="84.8417" calcext:value-type="float">
            <text:p>84.8417</text:p>
          </table:table-cell>
          <table:table-cell office:value-type="float" office:value="12.6" calcext:value-type="float">
            <text:p>12.6</text:p>
          </table:table-cell>
          <table:table-cell office:value-type="float" office:value="4.125" calcext:value-type="float">
            <text:p>4.125</text:p>
          </table:table-cell>
        </table:table-row>
        <table:table-row table:style-name="ro1">
          <table:table-cell office:value-type="float" office:value="28.1603" calcext:value-type="float">
            <text:p>28.1603</text:p>
          </table:table-cell>
          <table:table-cell office:value-type="float" office:value="84.8433" calcext:value-type="float">
            <text:p>84.8433</text:p>
          </table:table-cell>
          <table:table-cell office:value-type="float" office:value="14.7" calcext:value-type="float">
            <text:p>14.7</text:p>
          </table:table-cell>
          <table:table-cell office:value-type="float" office:value="6.37272727272727" calcext:value-type="float">
            <text:p>6.37272727272727</text:p>
          </table:table-cell>
        </table:table-row>
        <table:table-row table:style-name="ro1">
          <table:table-cell office:value-type="float" office:value="28.0537" calcext:value-type="float">
            <text:p>28.0537</text:p>
          </table:table-cell>
          <table:table-cell office:value-type="float" office:value="84.8683" calcext:value-type="float">
            <text:p>84.8683</text:p>
          </table:table-cell>
          <table:table-cell office:value-type="float" office:value="12.6" calcext:value-type="float">
            <text:p>12.6</text:p>
          </table:table-cell>
          <table:table-cell office:value-type="float" office:value="4.325" calcext:value-type="float">
            <text:p>4.325</text:p>
          </table:table-cell>
        </table:table-row>
        <table:table-row table:style-name="ro1">
          <table:table-cell office:value-type="float" office:value="27.8896" calcext:value-type="float">
            <text:p>27.8896</text:p>
          </table:table-cell>
          <table:table-cell office:value-type="float" office:value="84.8784" calcext:value-type="float">
            <text:p>84.8784</text:p>
          </table:table-cell>
          <table:table-cell office:value-type="float" office:value="10" calcext:value-type="float">
            <text:p>10</text:p>
          </table:table-cell>
          <table:table-cell office:value-type="float" office:value="4.45" calcext:value-type="float">
            <text:p>4.45</text:p>
          </table:table-cell>
        </table:table-row>
        <table:table-row table:style-name="ro1">
          <table:table-cell office:value-type="float" office:value="28.1547" calcext:value-type="float">
            <text:p>28.1547</text:p>
          </table:table-cell>
          <table:table-cell office:value-type="float" office:value="84.8838" calcext:value-type="float">
            <text:p>84.8838</text:p>
          </table:table-cell>
          <table:table-cell office:value-type="float" office:value="10.2" calcext:value-type="float">
            <text:p>10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.0665" calcext:value-type="float">
            <text:p>28.0665</text:p>
          </table:table-cell>
          <table:table-cell office:value-type="float" office:value="84.8912" calcext:value-type="float">
            <text:p>84.8912</text:p>
          </table:table-cell>
          <table:table-cell office:value-type="float" office:value="15.4" calcext:value-type="float">
            <text:p>15.4</text:p>
          </table:table-cell>
          <table:table-cell office:value-type="float" office:value="4.38333333333333" calcext:value-type="float">
            <text:p>4.38333333333333</text:p>
          </table:table-cell>
        </table:table-row>
        <table:table-row table:style-name="ro1">
          <table:table-cell office:value-type="float" office:value="27.7334" calcext:value-type="float">
            <text:p>27.7334</text:p>
          </table:table-cell>
          <table:table-cell office:value-type="float" office:value="84.8934" calcext:value-type="float">
            <text:p>84.8934</text:p>
          </table:table-cell>
          <table:table-cell office:value-type="float" office:value="10" calcext:value-type="float">
            <text:p>10</text:p>
          </table:table-cell>
          <table:table-cell office:value-type="float" office:value="4.26" calcext:value-type="float">
            <text:p>4.26</text:p>
          </table:table-cell>
        </table:table-row>
        <table:table-row table:style-name="ro1">
          <table:table-cell office:value-type="float" office:value="28.4667" calcext:value-type="float">
            <text:p>28.4667</text:p>
          </table:table-cell>
          <table:table-cell office:value-type="float" office:value="84.8935" calcext:value-type="float">
            <text:p>84.8935</text:p>
          </table:table-cell>
          <table:table-cell office:value-type="float" office:value="6.9" calcext:value-type="float">
            <text:p>6.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.1754" calcext:value-type="float">
            <text:p>28.1754</text:p>
          </table:table-cell>
          <table:table-cell office:value-type="float" office:value="84.8941" calcext:value-type="float">
            <text:p>84.8941</text:p>
          </table:table-cell>
          <table:table-cell office:value-type="float" office:value="40.1" calcext:value-type="float">
            <text:p>40.1</text:p>
          </table:table-cell>
          <table:table-cell office:value-type="float" office:value="4.175" calcext:value-type="float">
            <text:p>4.175</text:p>
          </table:table-cell>
        </table:table-row>
        <table:table-row table:style-name="ro1">
          <table:table-cell office:value-type="float" office:value="27.9682" calcext:value-type="float">
            <text:p>27.9682</text:p>
          </table:table-cell>
          <table:table-cell office:value-type="float" office:value="84.9033" calcext:value-type="float">
            <text:p>84.9033</text:p>
          </table:table-cell>
          <table:table-cell office:value-type="float" office:value="4.5" calcext:value-type="float">
            <text:p>4.5</text:p>
          </table:table-cell>
          <table:table-cell office:value-type="float" office:value="4.68" calcext:value-type="float">
            <text:p>4.68</text:p>
          </table:table-cell>
        </table:table-row>
        <table:table-row table:style-name="ro1">
          <table:table-cell office:value-type="float" office:value="28.1616" calcext:value-type="float">
            <text:p>28.1616</text:p>
          </table:table-cell>
          <table:table-cell office:value-type="float" office:value="84.9192" calcext:value-type="float">
            <text:p>84.9192</text:p>
          </table:table-cell>
          <table:table-cell office:value-type="float" office:value="6.4" calcext:value-type="float">
            <text:p>6.4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27.6599" calcext:value-type="float">
            <text:p>27.6599</text:p>
          </table:table-cell>
          <table:table-cell office:value-type="float" office:value="84.9369" calcext:value-type="float">
            <text:p>84.9369</text:p>
          </table:table-cell>
          <table:table-cell office:value-type="float" office:value="10" calcext:value-type="float">
            <text:p>10</text:p>
          </table:table-cell>
          <table:table-cell office:value-type="float" office:value="4.37777777777778" calcext:value-type="float">
            <text:p>4.37777777777778</text:p>
          </table:table-cell>
        </table:table-row>
        <table:table-row table:style-name="ro1">
          <table:table-cell office:value-type="float" office:value="27.9133" calcext:value-type="float">
            <text:p>27.9133</text:p>
          </table:table-cell>
          <table:table-cell office:value-type="float" office:value="84.9395" calcext:value-type="float">
            <text:p>84.939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7744" calcext:value-type="float">
            <text:p>27.7744</text:p>
          </table:table-cell>
          <table:table-cell office:value-type="float" office:value="84.9497" calcext:value-type="float">
            <text:p>84.9497</text:p>
          </table:table-cell>
          <table:table-cell office:value-type="float" office:value="13.7" calcext:value-type="float">
            <text:p>13.7</text:p>
          </table:table-cell>
          <table:table-cell office:value-type="float" office:value="5.24" calcext:value-type="float">
            <text:p>5.24</text:p>
          </table:table-cell>
        </table:table-row>
        <table:table-row table:style-name="ro1">
          <table:table-cell office:value-type="float" office:value="28.0383" calcext:value-type="float">
            <text:p>28.0383</text:p>
          </table:table-cell>
          <table:table-cell office:value-type="float" office:value="84.9524" calcext:value-type="float">
            <text:p>84.95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8147" calcext:value-type="float">
            <text:p>27.8147</text:p>
          </table:table-cell>
          <table:table-cell office:value-type="float" office:value="84.959" calcext:value-type="float">
            <text:p>84.959</text:p>
          </table:table-cell>
          <table:table-cell office:value-type="float" office:value="12" calcext:value-type="float">
            <text:p>12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28.0373" calcext:value-type="float">
            <text:p>28.0373</text:p>
          </table:table-cell>
          <table:table-cell office:value-type="float" office:value="84.9604" calcext:value-type="float">
            <text:p>84.9604</text:p>
          </table:table-cell>
          <table:table-cell office:value-type="float" office:value="22.8" calcext:value-type="float">
            <text:p>22.8</text:p>
          </table:table-cell>
          <table:table-cell office:value-type="float" office:value="4.23333333333333" calcext:value-type="float">
            <text:p>4.23333333333333</text:p>
          </table:table-cell>
        </table:table-row>
        <table:table-row table:style-name="ro1">
          <table:table-cell office:value-type="float" office:value="27.9633" calcext:value-type="float">
            <text:p>27.9633</text:p>
          </table:table-cell>
          <table:table-cell office:value-type="float" office:value="84.9656" calcext:value-type="float">
            <text:p>84.9656</text:p>
          </table:table-cell>
          <table:table-cell office:value-type="float" office:value="12" calcext:value-type="float">
            <text:p>12</text:p>
          </table:table-cell>
          <table:table-cell office:value-type="float" office:value="4.06666666666667" calcext:value-type="float">
            <text:p>4.06666666666667</text:p>
          </table:table-cell>
        </table:table-row>
        <table:table-row table:style-name="ro1">
          <table:table-cell office:value-type="float" office:value="28.3868" calcext:value-type="float">
            <text:p>28.3868</text:p>
          </table:table-cell>
          <table:table-cell office:value-type="float" office:value="84.9723" calcext:value-type="float">
            <text:p>84.9723</text:p>
          </table:table-cell>
          <table:table-cell office:value-type="float" office:value="10" calcext:value-type="float">
            <text:p>10</text:p>
          </table:table-cell>
          <table:table-cell office:value-type="float" office:value="5.65" calcext:value-type="float">
            <text:p>5.65</text:p>
          </table:table-cell>
        </table:table-row>
        <table:table-row table:style-name="ro1">
          <table:table-cell office:value-type="float" office:value="27.9428" calcext:value-type="float">
            <text:p>27.9428</text:p>
          </table:table-cell>
          <table:table-cell office:value-type="float" office:value="85.011" calcext:value-type="float">
            <text:p>85.0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6663" calcext:value-type="float">
            <text:p>27.6663</text:p>
          </table:table-cell>
          <table:table-cell office:value-type="float" office:value="85.0196" calcext:value-type="float">
            <text:p>85.0196</text:p>
          </table:table-cell>
          <table:table-cell office:value-type="float" office:value="11.5" calcext:value-type="float">
            <text:p>11.5</text:p>
          </table:table-cell>
          <table:table-cell office:value-type="float" office:value="4.18" calcext:value-type="float">
            <text:p>4.18</text:p>
          </table:table-cell>
        </table:table-row>
        <table:table-row table:style-name="ro1">
          <table:table-cell office:value-type="float" office:value="28.0014" calcext:value-type="float">
            <text:p>28.0014</text:p>
          </table:table-cell>
          <table:table-cell office:value-type="float" office:value="85.0227" calcext:value-type="float">
            <text:p>85.0227</text:p>
          </table:table-cell>
          <table:table-cell office:value-type="float" office:value="19.1" calcext:value-type="float">
            <text:p>19.1</text:p>
          </table:table-cell>
          <table:table-cell office:value-type="float" office:value="4.53" calcext:value-type="float">
            <text:p>4.53</text:p>
          </table:table-cell>
        </table:table-row>
        <table:table-row table:style-name="ro1">
          <table:table-cell office:value-type="float" office:value="28.0448" calcext:value-type="float">
            <text:p>28.0448</text:p>
          </table:table-cell>
          <table:table-cell office:value-type="float" office:value="85.0294" calcext:value-type="float">
            <text:p>85.0294</text:p>
          </table:table-cell>
          <table:table-cell office:value-type="float" office:value="14.5" calcext:value-type="float">
            <text:p>14.5</text:p>
          </table:table-cell>
          <table:table-cell office:value-type="float" office:value="4.41111111111111" calcext:value-type="float">
            <text:p>4.41111111111111</text:p>
          </table:table-cell>
        </table:table-row>
        <table:table-row table:style-name="ro1">
          <table:table-cell office:value-type="float" office:value="27.751" calcext:value-type="float">
            <text:p>27.751</text:p>
          </table:table-cell>
          <table:table-cell office:value-type="float" office:value="85.0344" calcext:value-type="float">
            <text:p>85.0344</text:p>
          </table:table-cell>
          <table:table-cell office:value-type="float" office:value="12.9" calcext:value-type="float">
            <text:p>12.9</text:p>
          </table:table-cell>
          <table:table-cell office:value-type="float" office:value="4.2375" calcext:value-type="float">
            <text:p>4.2375</text:p>
          </table:table-cell>
        </table:table-row>
        <table:table-row table:style-name="ro1">
          <table:table-cell office:value-type="float" office:value="27.7371" calcext:value-type="float">
            <text:p>27.7371</text:p>
          </table:table-cell>
          <table:table-cell office:value-type="float" office:value="85.0463" calcext:value-type="float">
            <text:p>85.0463</text:p>
          </table:table-cell>
          <table:table-cell office:value-type="float" office:value="13.2" calcext:value-type="float">
            <text:p>13.2</text:p>
          </table:table-cell>
          <table:table-cell office:value-type="float" office:value="4.225" calcext:value-type="float">
            <text:p>4.225</text:p>
          </table:table-cell>
        </table:table-row>
        <table:table-row table:style-name="ro1">
          <table:table-cell office:value-type="float" office:value="27.8607" calcext:value-type="float">
            <text:p>27.8607</text:p>
          </table:table-cell>
          <table:table-cell office:value-type="float" office:value="85.0509" calcext:value-type="float">
            <text:p>85.0509</text:p>
          </table:table-cell>
          <table:table-cell office:value-type="float" office:value="12" calcext:value-type="float">
            <text:p>12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float" office:value="27.7511" calcext:value-type="float">
            <text:p>27.7511</text:p>
          </table:table-cell>
          <table:table-cell office:value-type="float" office:value="85.052" calcext:value-type="float">
            <text:p>85.052</text:p>
          </table:table-cell>
          <table:table-cell office:value-type="float" office:value="10" calcext:value-type="float">
            <text:p>10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float" office:value="27.9755" calcext:value-type="float">
            <text:p>27.9755</text:p>
          </table:table-cell>
          <table:table-cell office:value-type="float" office:value="85.0648" calcext:value-type="float">
            <text:p>85.064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7631" calcext:value-type="float">
            <text:p>27.7631</text:p>
          </table:table-cell>
          <table:table-cell office:value-type="float" office:value="85.0651" calcext:value-type="float">
            <text:p>85.0651</text:p>
          </table:table-cell>
          <table:table-cell office:value-type="float" office:value="11.4" calcext:value-type="float">
            <text:p>11.4</text:p>
          </table:table-cell>
          <table:table-cell office:value-type="float" office:value="4.06666666666667" calcext:value-type="float">
            <text:p>4.06666666666667</text:p>
          </table:table-cell>
        </table:table-row>
        <table:table-row table:style-name="ro1">
          <table:table-cell office:value-type="float" office:value="28.0598" calcext:value-type="float">
            <text:p>28.0598</text:p>
          </table:table-cell>
          <table:table-cell office:value-type="float" office:value="85.0657" calcext:value-type="float">
            <text:p>85.0657</text:p>
          </table:table-cell>
          <table:table-cell office:value-type="float" office:value="25.5" calcext:value-type="float">
            <text:p>25.5</text:p>
          </table:table-cell>
          <table:table-cell office:value-type="float" office:value="4.14" calcext:value-type="float">
            <text:p>4.14</text:p>
          </table:table-cell>
        </table:table-row>
        <table:table-row table:style-name="ro1">
          <table:table-cell office:value-type="float" office:value="27.753" calcext:value-type="float">
            <text:p>27.753</text:p>
          </table:table-cell>
          <table:table-cell office:value-type="float" office:value="85.0709" calcext:value-type="float">
            <text:p>85.0709</text:p>
          </table:table-cell>
          <table:table-cell office:value-type="float" office:value="10" calcext:value-type="float">
            <text:p>10</text:p>
          </table:table-cell>
          <table:table-cell office:value-type="float" office:value="4.28" calcext:value-type="float">
            <text:p>4.28</text:p>
          </table:table-cell>
        </table:table-row>
        <table:table-row table:style-name="ro1">
          <table:table-cell office:value-type="float" office:value="28.1684" calcext:value-type="float">
            <text:p>28.1684</text:p>
          </table:table-cell>
          <table:table-cell office:value-type="float" office:value="85.0745" calcext:value-type="float">
            <text:p>85.0745</text:p>
          </table:table-cell>
          <table:table-cell office:value-type="float" office:value="12" calcext:value-type="float">
            <text:p>12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8.0084" calcext:value-type="float">
            <text:p>28.0084</text:p>
          </table:table-cell>
          <table:table-cell office:value-type="float" office:value="85.083" calcext:value-type="float">
            <text:p>85.08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7666" calcext:value-type="float">
            <text:p>27.7666</text:p>
          </table:table-cell>
          <table:table-cell office:value-type="float" office:value="85.0835" calcext:value-type="float">
            <text:p>85.0835</text:p>
          </table:table-cell>
          <table:table-cell office:value-type="float" office:value="12.4" calcext:value-type="float">
            <text:p>12.4</text:p>
          </table:table-cell>
          <table:table-cell office:value-type="float" office:value="4.1875" calcext:value-type="float">
            <text:p>4.1875</text:p>
          </table:table-cell>
        </table:table-row>
        <table:table-row table:style-name="ro1">
          <table:table-cell office:value-type="float" office:value="27.6837" calcext:value-type="float">
            <text:p>27.6837</text:p>
          </table:table-cell>
          <table:table-cell office:value-type="float" office:value="85.095" calcext:value-type="float">
            <text:p>85.095</text:p>
          </table:table-cell>
          <table:table-cell office:value-type="float" office:value="11.9" calcext:value-type="float">
            <text:p>11.9</text:p>
          </table:table-cell>
          <table:table-cell office:value-type="float" office:value="4.31428571428571" calcext:value-type="float">
            <text:p>4.31428571428571</text:p>
          </table:table-cell>
        </table:table-row>
        <table:table-row table:style-name="ro1">
          <table:table-cell office:value-type="float" office:value="30.613" calcext:value-type="float">
            <text:p>30.613</text:p>
          </table:table-cell>
          <table:table-cell office:value-type="float" office:value="85.0975" calcext:value-type="float">
            <text:p>85.0975</text:p>
          </table:table-cell>
          <table:table-cell office:value-type="float" office:value="35" calcext:value-type="float">
            <text:p>35</text:p>
          </table:table-cell>
          <table:table-cell office:value-type="float" office:value="4.41" calcext:value-type="float">
            <text:p>4.41</text:p>
          </table:table-cell>
        </table:table-row>
        <table:table-row table:style-name="ro1">
          <table:table-cell office:value-type="float" office:value="27.351" calcext:value-type="float">
            <text:p>27.351</text:p>
          </table:table-cell>
          <table:table-cell office:value-type="float" office:value="85.1112" calcext:value-type="float">
            <text:p>85.1112</text:p>
          </table:table-cell>
          <table:table-cell office:value-type="float" office:value="10" calcext:value-type="float">
            <text:p>10</text:p>
          </table:table-cell>
          <table:table-cell office:value-type="float" office:value="4.26" calcext:value-type="float">
            <text:p>4.26</text:p>
          </table:table-cell>
        </table:table-row>
        <table:table-row table:style-name="ro1">
          <table:table-cell office:value-type="float" office:value="28.076" calcext:value-type="float">
            <text:p>28.076</text:p>
          </table:table-cell>
          <table:table-cell office:value-type="float" office:value="85.113" calcext:value-type="float">
            <text:p>85.113</text:p>
          </table:table-cell>
          <table:table-cell office:value-type="float" office:value="19.1" calcext:value-type="float">
            <text:p>19.1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27.6989" calcext:value-type="float">
            <text:p>27.6989</text:p>
          </table:table-cell>
          <table:table-cell office:value-type="float" office:value="85.1266" calcext:value-type="float">
            <text:p>85.1266</text:p>
          </table:table-cell>
          <table:table-cell office:value-type="float" office:value="15.2" calcext:value-type="float">
            <text:p>15.2</text:p>
          </table:table-cell>
          <table:table-cell office:value-type="float" office:value="4.78333333333333" calcext:value-type="float">
            <text:p>4.78333333333333</text:p>
          </table:table-cell>
        </table:table-row>
        <table:table-row table:style-name="ro1">
          <table:table-cell office:value-type="float" office:value="27.7315" calcext:value-type="float">
            <text:p>27.7315</text:p>
          </table:table-cell>
          <table:table-cell office:value-type="float" office:value="85.1341" calcext:value-type="float">
            <text:p>85.1341</text:p>
          </table:table-cell>
          <table:table-cell office:value-type="float" office:value="17.6" calcext:value-type="float">
            <text:p>17.6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float" office:value="27.7884" calcext:value-type="float">
            <text:p>27.7884</text:p>
          </table:table-cell>
          <table:table-cell office:value-type="float" office:value="85.1449" calcext:value-type="float">
            <text:p>85.1449</text:p>
          </table:table-cell>
          <table:table-cell office:value-type="float" office:value="12.1" calcext:value-type="float">
            <text:p>12.1</text:p>
          </table:table-cell>
          <table:table-cell office:value-type="float" office:value="4.98333333333333" calcext:value-type="float">
            <text:p>4.98333333333333</text:p>
          </table:table-cell>
        </table:table-row>
        <table:table-row table:style-name="ro1">
          <table:table-cell office:value-type="float" office:value="27.7278" calcext:value-type="float">
            <text:p>27.7278</text:p>
          </table:table-cell>
          <table:table-cell office:value-type="float" office:value="85.1586" calcext:value-type="float">
            <text:p>85.1586</text:p>
          </table:table-cell>
          <table:table-cell office:value-type="float" office:value="14.2" calcext:value-type="float">
            <text:p>14.2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>
          <table:table-cell office:value-type="float" office:value="28.0116" calcext:value-type="float">
            <text:p>28.0116</text:p>
          </table:table-cell>
          <table:table-cell office:value-type="float" office:value="85.1692" calcext:value-type="float">
            <text:p>85.1692</text:p>
          </table:table-cell>
          <table:table-cell office:value-type="float" office:value="15.7" calcext:value-type="float">
            <text:p>15.7</text:p>
          </table:table-cell>
          <table:table-cell office:value-type="float" office:value="4.32857142857143" calcext:value-type="float">
            <text:p>4.32857142857143</text:p>
          </table:table-cell>
        </table:table-row>
        <table:table-row table:style-name="ro1">
          <table:table-cell office:value-type="float" office:value="27.5004" calcext:value-type="float">
            <text:p>27.5004</text:p>
          </table:table-cell>
          <table:table-cell office:value-type="float" office:value="85.1762" calcext:value-type="float">
            <text:p>85.1762</text:p>
          </table:table-cell>
          <table:table-cell office:value-type="float" office:value="10" calcext:value-type="float">
            <text:p>10</text:p>
          </table:table-cell>
          <table:table-cell office:value-type="float" office:value="4.08" calcext:value-type="float">
            <text:p>4.08</text:p>
          </table:table-cell>
        </table:table-row>
        <table:table-row table:style-name="ro1">
          <table:table-cell office:value-type="float" office:value="28.1037" calcext:value-type="float">
            <text:p>28.1037</text:p>
          </table:table-cell>
          <table:table-cell office:value-type="float" office:value="85.1822" calcext:value-type="float">
            <text:p>85.1822</text:p>
          </table:table-cell>
          <table:table-cell office:value-type="float" office:value="12" calcext:value-type="float">
            <text:p>12</text:p>
          </table:table-cell>
          <table:table-cell office:value-type="float" office:value="4.45" calcext:value-type="float">
            <text:p>4.45</text:p>
          </table:table-cell>
        </table:table-row>
        <table:table-row table:style-name="ro1">
          <table:table-cell office:value-type="float" office:value="32.3398" calcext:value-type="float">
            <text:p>32.3398</text:p>
          </table:table-cell>
          <table:table-cell office:value-type="float" office:value="85.1873" calcext:value-type="float">
            <text:p>85.1873</text:p>
          </table:table-cell>
          <table:table-cell office:value-type="float" office:value="16" calcext:value-type="float">
            <text:p>16</text:p>
          </table:table-cell>
          <table:table-cell office:value-type="float" office:value="4.53333333333333" calcext:value-type="float">
            <text:p>4.53333333333333</text:p>
          </table:table-cell>
        </table:table-row>
        <table:table-row table:style-name="ro1">
          <table:table-cell office:value-type="float" office:value="27.7536" calcext:value-type="float">
            <text:p>27.7536</text:p>
          </table:table-cell>
          <table:table-cell office:value-type="float" office:value="85.193" calcext:value-type="float">
            <text:p>85.193</text:p>
          </table:table-cell>
          <table:table-cell office:value-type="float" office:value="8" calcext:value-type="float">
            <text:p>8</text:p>
          </table:table-cell>
          <table:table-cell office:value-type="float" office:value="4.14" calcext:value-type="float">
            <text:p>4.14</text:p>
          </table:table-cell>
        </table:table-row>
        <table:table-row table:style-name="ro1">
          <table:table-cell office:value-type="float" office:value="30.541" calcext:value-type="float">
            <text:p>30.541</text:p>
          </table:table-cell>
          <table:table-cell office:value-type="float" office:value="85.1975" calcext:value-type="float">
            <text:p>85.1975</text:p>
          </table:table-cell>
          <table:table-cell office:value-type="float" office:value="35" calcext:value-type="float">
            <text:p>35</text:p>
          </table:table-cell>
          <table:table-cell office:value-type="float" office:value="4.14" calcext:value-type="float">
            <text:p>4.14</text:p>
          </table:table-cell>
        </table:table-row>
        <table:table-row table:style-name="ro1">
          <table:table-cell office:value-type="float" office:value="27.6841" calcext:value-type="float">
            <text:p>27.6841</text:p>
          </table:table-cell>
          <table:table-cell office:value-type="float" office:value="85.2003" calcext:value-type="float">
            <text:p>85.200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3631" calcext:value-type="float">
            <text:p>27.3631</text:p>
          </table:table-cell>
          <table:table-cell office:value-type="float" office:value="85.2105" calcext:value-type="float">
            <text:p>85.210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8009" calcext:value-type="float">
            <text:p>27.8009</text:p>
          </table:table-cell>
          <table:table-cell office:value-type="float" office:value="85.2164" calcext:value-type="float">
            <text:p>85.216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6616" calcext:value-type="float">
            <text:p>27.6616</text:p>
          </table:table-cell>
          <table:table-cell office:value-type="float" office:value="85.2232" calcext:value-type="float">
            <text:p>85.2232</text:p>
          </table:table-cell>
          <table:table-cell office:value-type="float" office:value="11.1" calcext:value-type="float">
            <text:p>11.1</text:p>
          </table:table-cell>
          <table:table-cell office:value-type="float" office:value="4.22857142857143" calcext:value-type="float">
            <text:p>4.22857142857143</text:p>
          </table:table-cell>
        </table:table-row>
        <table:table-row table:style-name="ro1">
          <table:table-cell office:value-type="float" office:value="28.076" calcext:value-type="float">
            <text:p>28.076</text:p>
          </table:table-cell>
          <table:table-cell office:value-type="float" office:value="85.2257" calcext:value-type="float">
            <text:p>85.225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.084" calcext:value-type="float">
            <text:p>28.084</text:p>
          </table:table-cell>
          <table:table-cell office:value-type="float" office:value="85.2323" calcext:value-type="float">
            <text:p>85.2323</text:p>
          </table:table-cell>
          <table:table-cell office:value-type="float" office:value="22.9" calcext:value-type="float">
            <text:p>22.9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7.7134" calcext:value-type="float">
            <text:p>27.7134</text:p>
          </table:table-cell>
          <table:table-cell office:value-type="float" office:value="85.2437" calcext:value-type="float">
            <text:p>85.2437</text:p>
          </table:table-cell>
          <table:table-cell office:value-type="float" office:value="6.8" calcext:value-type="float">
            <text:p>6.8</text:p>
          </table:table-cell>
          <table:table-cell office:value-type="float" office:value="4.12857142857143" calcext:value-type="float">
            <text:p>4.12857142857143</text:p>
          </table:table-cell>
        </table:table-row>
        <table:table-row table:style-name="ro1">
          <table:table-cell office:value-type="float" office:value="27.8347" calcext:value-type="float">
            <text:p>27.8347</text:p>
          </table:table-cell>
          <table:table-cell office:value-type="float" office:value="85.2553" calcext:value-type="float">
            <text:p>85.2553</text:p>
          </table:table-cell>
          <table:table-cell office:value-type="float" office:value="0" calcext:value-type="float">
            <text:p>0</text:p>
          </table:table-cell>
          <table:table-cell office:value-type="float" office:value="4.33333333333333" calcext:value-type="float">
            <text:p>4.33333333333333</text:p>
          </table:table-cell>
        </table:table-row>
        <table:table-row table:style-name="ro1">
          <table:table-cell office:value-type="float" office:value="27.6854" calcext:value-type="float">
            <text:p>27.6854</text:p>
          </table:table-cell>
          <table:table-cell office:value-type="float" office:value="85.2588" calcext:value-type="float">
            <text:p>85.2588</text:p>
          </table:table-cell>
          <table:table-cell office:value-type="float" office:value="9.6" calcext:value-type="float">
            <text:p>9.6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28.0403" calcext:value-type="float">
            <text:p>28.0403</text:p>
          </table:table-cell>
          <table:table-cell office:value-type="float" office:value="85.2665" calcext:value-type="float">
            <text:p>85.2665</text:p>
          </table:table-cell>
          <table:table-cell office:value-type="float" office:value="17.9" calcext:value-type="float">
            <text:p>17.9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>
          <table:table-cell office:value-type="float" office:value="27.9171" calcext:value-type="float">
            <text:p>27.9171</text:p>
          </table:table-cell>
          <table:table-cell office:value-type="float" office:value="85.273" calcext:value-type="float">
            <text:p>85.273</text:p>
          </table:table-cell>
          <table:table-cell office:value-type="float" office:value="23" calcext:value-type="float">
            <text:p>23</text:p>
          </table:table-cell>
          <table:table-cell office:value-type="float" office:value="4.42" calcext:value-type="float">
            <text:p>4.42</text:p>
          </table:table-cell>
        </table:table-row>
        <table:table-row table:style-name="ro1">
          <table:table-cell office:value-type="float" office:value="28.013" calcext:value-type="float">
            <text:p>28.013</text:p>
          </table:table-cell>
          <table:table-cell office:value-type="float" office:value="85.2843" calcext:value-type="float">
            <text:p>85.2843</text:p>
          </table:table-cell>
          <table:table-cell office:value-type="float" office:value="18" calcext:value-type="float">
            <text:p>18</text:p>
          </table:table-cell>
          <table:table-cell office:value-type="float" office:value="4.22" calcext:value-type="float">
            <text:p>4.22</text:p>
          </table:table-cell>
        </table:table-row>
        <table:table-row table:style-name="ro1">
          <table:table-cell office:value-type="float" office:value="27.6355" calcext:value-type="float">
            <text:p>27.6355</text:p>
          </table:table-cell>
          <table:table-cell office:value-type="float" office:value="85.291" calcext:value-type="float">
            <text:p>85.291</text:p>
          </table:table-cell>
          <table:table-cell office:value-type="float" office:value="12.2" calcext:value-type="float">
            <text:p>12.2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7.8319" calcext:value-type="float">
            <text:p>27.8319</text:p>
          </table:table-cell>
          <table:table-cell office:value-type="float" office:value="85.2922" calcext:value-type="float">
            <text:p>85.2922</text:p>
          </table:table-cell>
          <table:table-cell office:value-type="float" office:value="18" calcext:value-type="float">
            <text:p>18</text:p>
          </table:table-cell>
          <table:table-cell office:value-type="float" office:value="4.84" calcext:value-type="float">
            <text:p>4.84</text:p>
          </table:table-cell>
        </table:table-row>
        <table:table-row table:style-name="ro1">
          <table:table-cell office:value-type="float" office:value="27.884" calcext:value-type="float">
            <text:p>27.884</text:p>
          </table:table-cell>
          <table:table-cell office:value-type="float" office:value="85.3124" calcext:value-type="float">
            <text:p>85.312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.6134" calcext:value-type="float">
            <text:p>28.6134</text:p>
          </table:table-cell>
          <table:table-cell office:value-type="float" office:value="85.3126" calcext:value-type="float">
            <text:p>85.3126</text:p>
          </table:table-cell>
          <table:table-cell office:value-type="float" office:value="0" calcext:value-type="float">
            <text:p>0</text:p>
          </table:table-cell>
          <table:table-cell office:value-type="float" office:value="4.03333333333333" calcext:value-type="float">
            <text:p>4.03333333333333</text:p>
          </table:table-cell>
        </table:table-row>
        <table:table-row table:style-name="ro1">
          <table:table-cell office:value-type="float" office:value="27.8116" calcext:value-type="float">
            <text:p>27.8116</text:p>
          </table:table-cell>
          <table:table-cell office:value-type="float" office:value="85.3167" calcext:value-type="float">
            <text:p>85.316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5297" calcext:value-type="float">
            <text:p>27.5297</text:p>
          </table:table-cell>
          <table:table-cell office:value-type="float" office:value="85.32" calcext:value-type="float">
            <text:p>85.32</text:p>
          </table:table-cell>
          <table:table-cell office:value-type="float" office:value="10" calcext:value-type="float">
            <text:p>10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27.7624" calcext:value-type="float">
            <text:p>27.7624</text:p>
          </table:table-cell>
          <table:table-cell office:value-type="float" office:value="85.3224" calcext:value-type="float">
            <text:p>85.3224</text:p>
          </table:table-cell>
          <table:table-cell office:value-type="float" office:value="0" calcext:value-type="float">
            <text:p>0</text:p>
          </table:table-cell>
          <table:table-cell office:value-type="float" office:value="4.675" calcext:value-type="float">
            <text:p>4.675</text:p>
          </table:table-cell>
        </table:table-row>
        <table:table-row table:style-name="ro1">
          <table:table-cell office:value-type="float" office:value="27.7543" calcext:value-type="float">
            <text:p>27.7543</text:p>
          </table:table-cell>
          <table:table-cell office:value-type="float" office:value="85.3227" calcext:value-type="float">
            <text:p>85.3227</text:p>
          </table:table-cell>
          <table:table-cell office:value-type="float" office:value="10" calcext:value-type="float">
            <text:p>10</text:p>
          </table:table-cell>
          <table:table-cell office:value-type="float" office:value="4.125" calcext:value-type="float">
            <text:p>4.125</text:p>
          </table:table-cell>
        </table:table-row>
        <table:table-row table:style-name="ro1">
          <table:table-cell office:value-type="float" office:value="27.339" calcext:value-type="float">
            <text:p>27.339</text:p>
          </table:table-cell>
          <table:table-cell office:value-type="float" office:value="85.3406" calcext:value-type="float">
            <text:p>85.3406</text:p>
          </table:table-cell>
          <table:table-cell office:value-type="float" office:value="10" calcext:value-type="float">
            <text:p>10</text:p>
          </table:table-cell>
          <table:table-cell office:value-type="float" office:value="4.46" calcext:value-type="float">
            <text:p>4.46</text:p>
          </table:table-cell>
        </table:table-row>
        <table:table-row table:style-name="ro1">
          <table:table-cell office:value-type="float" office:value="28.0031" calcext:value-type="float">
            <text:p>28.0031</text:p>
          </table:table-cell>
          <table:table-cell office:value-type="float" office:value="85.3408" calcext:value-type="float">
            <text:p>85.340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5408" calcext:value-type="float">
            <text:p>27.5408</text:p>
          </table:table-cell>
          <table:table-cell office:value-type="float" office:value="85.3528" calcext:value-type="float">
            <text:p>85.352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7756" calcext:value-type="float">
            <text:p>27.7756</text:p>
          </table:table-cell>
          <table:table-cell office:value-type="float" office:value="85.355" calcext:value-type="float">
            <text:p>85.355</text:p>
          </table:table-cell>
          <table:table-cell office:value-type="float" office:value="18" calcext:value-type="float">
            <text:p>18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27.8416" calcext:value-type="float">
            <text:p>27.8416</text:p>
          </table:table-cell>
          <table:table-cell office:value-type="float" office:value="85.3592" calcext:value-type="float">
            <text:p>85.3592</text:p>
          </table:table-cell>
          <table:table-cell office:value-type="float" office:value="18" calcext:value-type="float">
            <text:p>18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8.9041" calcext:value-type="float">
            <text:p>28.9041</text:p>
          </table:table-cell>
          <table:table-cell office:value-type="float" office:value="85.3632" calcext:value-type="float">
            <text:p>85.363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6609" calcext:value-type="float">
            <text:p>27.6609</text:p>
          </table:table-cell>
          <table:table-cell office:value-type="float" office:value="85.3651" calcext:value-type="float">
            <text:p>85.365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.0217" calcext:value-type="float">
            <text:p>28.0217</text:p>
          </table:table-cell>
          <table:table-cell office:value-type="float" office:value="85.3658" calcext:value-type="float">
            <text:p>85.3658</text:p>
          </table:table-cell>
          <table:table-cell office:value-type="float" office:value="10.8" calcext:value-type="float">
            <text:p>10.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3596" calcext:value-type="float">
            <text:p>27.3596</text:p>
          </table:table-cell>
          <table:table-cell office:value-type="float" office:value="85.3788" calcext:value-type="float">
            <text:p>85.3788</text:p>
          </table:table-cell>
          <table:table-cell office:value-type="float" office:value="0" calcext:value-type="float">
            <text:p>0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27.9719" calcext:value-type="float">
            <text:p>27.9719</text:p>
          </table:table-cell>
          <table:table-cell office:value-type="float" office:value="85.3808" calcext:value-type="float">
            <text:p>85.3808</text:p>
          </table:table-cell>
          <table:table-cell office:value-type="float" office:value="13.2" calcext:value-type="float">
            <text:p>13.2</text:p>
          </table:table-cell>
          <table:table-cell office:value-type="float" office:value="4.36666666666667" calcext:value-type="float">
            <text:p>4.36666666666667</text:p>
          </table:table-cell>
        </table:table-row>
        <table:table-row table:style-name="ro1">
          <table:table-cell office:value-type="float" office:value="27.8964" calcext:value-type="float">
            <text:p>27.8964</text:p>
          </table:table-cell>
          <table:table-cell office:value-type="float" office:value="85.3892" calcext:value-type="float">
            <text:p>85.3892</text:p>
          </table:table-cell>
          <table:table-cell office:value-type="float" office:value="17.7" calcext:value-type="float">
            <text:p>17.7</text:p>
          </table:table-cell>
          <table:table-cell office:value-type="float" office:value="4.62857142857143" calcext:value-type="float">
            <text:p>4.62857142857143</text:p>
          </table:table-cell>
        </table:table-row>
        <table:table-row table:style-name="ro1">
          <table:table-cell office:value-type="float" office:value="27.9736" calcext:value-type="float">
            <text:p>27.9736</text:p>
          </table:table-cell>
          <table:table-cell office:value-type="float" office:value="85.3898" calcext:value-type="float">
            <text:p>85.389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.2514" calcext:value-type="float">
            <text:p>28.2514</text:p>
          </table:table-cell>
          <table:table-cell office:value-type="float" office:value="85.3979" calcext:value-type="float">
            <text:p>85.397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.0161" calcext:value-type="float">
            <text:p>28.0161</text:p>
          </table:table-cell>
          <table:table-cell office:value-type="float" office:value="85.3983" calcext:value-type="float">
            <text:p>85.3983</text:p>
          </table:table-cell>
          <table:table-cell office:value-type="float" office:value="18" calcext:value-type="float">
            <text:p>18</text:p>
          </table:table-cell>
          <table:table-cell office:value-type="float" office:value="4.03333333333333" calcext:value-type="float">
            <text:p>4.03333333333333</text:p>
          </table:table-cell>
        </table:table-row>
        <table:table-row table:style-name="ro1">
          <table:table-cell office:value-type="float" office:value="27.6761" calcext:value-type="float">
            <text:p>27.6761</text:p>
          </table:table-cell>
          <table:table-cell office:value-type="float" office:value="85.3999" calcext:value-type="float">
            <text:p>85.3999</text:p>
          </table:table-cell>
          <table:table-cell office:value-type="float" office:value="10" calcext:value-type="float">
            <text:p>10</text:p>
          </table:table-cell>
          <table:table-cell office:value-type="float" office:value="4.18333333333333" calcext:value-type="float">
            <text:p>4.18333333333333</text:p>
          </table:table-cell>
        </table:table-row>
        <table:table-row table:style-name="ro1">
          <table:table-cell office:value-type="float" office:value="29.9815" calcext:value-type="float">
            <text:p>29.9815</text:p>
          </table:table-cell>
          <table:table-cell office:value-type="float" office:value="85.4049" calcext:value-type="float">
            <text:p>85.4049</text:p>
          </table:table-cell>
          <table:table-cell office:value-type="float" office:value="10" calcext:value-type="float">
            <text:p>10</text:p>
          </table:table-cell>
          <table:table-cell office:value-type="float" office:value="4.33333333333333" calcext:value-type="float">
            <text:p>4.33333333333333</text:p>
          </table:table-cell>
        </table:table-row>
        <table:table-row table:style-name="ro1">
          <table:table-cell office:value-type="float" office:value="27.7837" calcext:value-type="float">
            <text:p>27.7837</text:p>
          </table:table-cell>
          <table:table-cell office:value-type="float" office:value="85.4092" calcext:value-type="float">
            <text:p>85.409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.4729" calcext:value-type="float">
            <text:p>29.4729</text:p>
          </table:table-cell>
          <table:table-cell office:value-type="float" office:value="85.4103" calcext:value-type="float">
            <text:p>85.4103</text:p>
          </table:table-cell>
          <table:table-cell office:value-type="float" office:value="10" calcext:value-type="float">
            <text:p>10</text:p>
          </table:table-cell>
          <table:table-cell office:value-type="float" office:value="4.23333333333333" calcext:value-type="float">
            <text:p>4.23333333333333</text:p>
          </table:table-cell>
        </table:table-row>
        <table:table-row table:style-name="ro1">
          <table:table-cell office:value-type="float" office:value="27.6572" calcext:value-type="float">
            <text:p>27.6572</text:p>
          </table:table-cell>
          <table:table-cell office:value-type="float" office:value="85.411" calcext:value-type="float">
            <text:p>85.411</text:p>
          </table:table-cell>
          <table:table-cell office:value-type="float" office:value="10.9" calcext:value-type="float">
            <text:p>10.9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27.9237" calcext:value-type="float">
            <text:p>27.9237</text:p>
          </table:table-cell>
          <table:table-cell office:value-type="float" office:value="85.4148" calcext:value-type="float">
            <text:p>85.4148</text:p>
          </table:table-cell>
          <table:table-cell office:value-type="float" office:value="18" calcext:value-type="float">
            <text:p>18</text:p>
          </table:table-cell>
          <table:table-cell office:value-type="float" office:value="4.59" calcext:value-type="float">
            <text:p>4.59</text:p>
          </table:table-cell>
        </table:table-row>
        <table:table-row table:style-name="ro1">
          <table:table-cell office:value-type="float" office:value="27.9378" calcext:value-type="float">
            <text:p>27.9378</text:p>
          </table:table-cell>
          <table:table-cell office:value-type="float" office:value="85.4271" calcext:value-type="float">
            <text:p>85.4271</text:p>
          </table:table-cell>
          <table:table-cell office:value-type="float" office:value="13.2" calcext:value-type="float">
            <text:p>13.2</text:p>
          </table:table-cell>
          <table:table-cell office:value-type="float" office:value="4.325" calcext:value-type="float">
            <text:p>4.325</text:p>
          </table:table-cell>
        </table:table-row>
        <table:table-row table:style-name="ro1">
          <table:table-cell office:value-type="float" office:value="27.7325" calcext:value-type="float">
            <text:p>27.7325</text:p>
          </table:table-cell>
          <table:table-cell office:value-type="float" office:value="85.4328" calcext:value-type="float">
            <text:p>85.4328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.4989" calcext:value-type="float">
            <text:p>29.4989</text:p>
          </table:table-cell>
          <table:table-cell office:value-type="float" office:value="85.4329" calcext:value-type="float">
            <text:p>85.4329</text:p>
          </table:table-cell>
          <table:table-cell office:value-type="float" office:value="10" calcext:value-type="float">
            <text:p>10</text:p>
          </table:table-cell>
          <table:table-cell office:value-type="float" office:value="4.38333333333333" calcext:value-type="float">
            <text:p>4.38333333333333</text:p>
          </table:table-cell>
        </table:table-row>
        <table:table-row table:style-name="ro1">
          <table:table-cell office:value-type="float" office:value="27.178" calcext:value-type="float">
            <text:p>27.178</text:p>
          </table:table-cell>
          <table:table-cell office:value-type="float" office:value="85.4364" calcext:value-type="float">
            <text:p>85.4364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29.9808" calcext:value-type="float">
            <text:p>29.9808</text:p>
          </table:table-cell>
          <table:table-cell office:value-type="float" office:value="85.4418" calcext:value-type="float">
            <text:p>85.4418</text:p>
          </table:table-cell>
          <table:table-cell office:value-type="float" office:value="35" calcext:value-type="float">
            <text:p>35</text:p>
          </table:table-cell>
          <table:table-cell office:value-type="float" office:value="4.125" calcext:value-type="float">
            <text:p>4.125</text:p>
          </table:table-cell>
        </table:table-row>
        <table:table-row table:style-name="ro1">
          <table:table-cell office:value-type="float" office:value="27.8481" calcext:value-type="float">
            <text:p>27.8481</text:p>
          </table:table-cell>
          <table:table-cell office:value-type="float" office:value="85.4526" calcext:value-type="float">
            <text:p>85.4526</text:p>
          </table:table-cell>
          <table:table-cell office:value-type="float" office:value="15.4" calcext:value-type="float">
            <text:p>15.4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30.0503" calcext:value-type="float">
            <text:p>30.0503</text:p>
          </table:table-cell>
          <table:table-cell office:value-type="float" office:value="85.4541" calcext:value-type="float">
            <text:p>85.4541</text:p>
          </table:table-cell>
          <table:table-cell office:value-type="float" office:value="35" calcext:value-type="float">
            <text:p>35</text:p>
          </table:table-cell>
          <table:table-cell office:value-type="float" office:value="4.28333333333333" calcext:value-type="float">
            <text:p>4.28333333333333</text:p>
          </table:table-cell>
        </table:table-row>
        <table:table-row table:style-name="ro1">
          <table:table-cell office:value-type="float" office:value="27.8287" calcext:value-type="float">
            <text:p>27.8287</text:p>
          </table:table-cell>
          <table:table-cell office:value-type="float" office:value="85.455" calcext:value-type="float">
            <text:p>85.455</text:p>
          </table:table-cell>
          <table:table-cell office:value-type="float" office:value="18" calcext:value-type="float">
            <text:p>18</text:p>
          </table:table-cell>
          <table:table-cell office:value-type="float" office:value="5.06" calcext:value-type="float">
            <text:p>5.06</text:p>
          </table:table-cell>
        </table:table-row>
        <table:table-row table:style-name="ro1">
          <table:table-cell office:value-type="float" office:value="27.8644" calcext:value-type="float">
            <text:p>27.8644</text:p>
          </table:table-cell>
          <table:table-cell office:value-type="float" office:value="85.457" calcext:value-type="float">
            <text:p>85.457</text:p>
          </table:table-cell>
          <table:table-cell office:value-type="float" office:value="23.4" calcext:value-type="float">
            <text:p>23.4</text:p>
          </table:table-cell>
          <table:table-cell office:value-type="float" office:value="5.01" calcext:value-type="float">
            <text:p>5.01</text:p>
          </table:table-cell>
        </table:table-row>
        <table:table-row table:style-name="ro1">
          <table:table-cell office:value-type="float" office:value="29.1516" calcext:value-type="float">
            <text:p>29.1516</text:p>
          </table:table-cell>
          <table:table-cell office:value-type="float" office:value="85.46" calcext:value-type="float">
            <text:p>85.46</text:p>
          </table:table-cell>
          <table:table-cell office:value-type="float" office:value="10" calcext:value-type="float">
            <text:p>1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7.8865" calcext:value-type="float">
            <text:p>27.8865</text:p>
          </table:table-cell>
          <table:table-cell office:value-type="float" office:value="85.4671" calcext:value-type="float">
            <text:p>85.4671</text:p>
          </table:table-cell>
          <table:table-cell office:value-type="float" office:value="14.7" calcext:value-type="float">
            <text:p>14.7</text:p>
          </table:table-cell>
          <table:table-cell office:value-type="float" office:value="4.02" calcext:value-type="float">
            <text:p>4.02</text:p>
          </table:table-cell>
        </table:table-row>
        <table:table-row table:style-name="ro1">
          <table:table-cell office:value-type="float" office:value="29.964" calcext:value-type="float">
            <text:p>29.964</text:p>
          </table:table-cell>
          <table:table-cell office:value-type="float" office:value="85.468" calcext:value-type="float">
            <text:p>85.468</text:p>
          </table:table-cell>
          <table:table-cell office:value-type="float" office:value="35" calcext:value-type="float">
            <text:p>35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27.8097" calcext:value-type="float">
            <text:p>27.8097</text:p>
          </table:table-cell>
          <table:table-cell office:value-type="float" office:value="85.4691" calcext:value-type="float">
            <text:p>85.4691</text:p>
          </table:table-cell>
          <table:table-cell office:value-type="float" office:value="18" calcext:value-type="float">
            <text:p>18</text:p>
          </table:table-cell>
          <table:table-cell office:value-type="float" office:value="4.225" calcext:value-type="float">
            <text:p>4.225</text:p>
          </table:table-cell>
        </table:table-row>
        <table:table-row table:style-name="ro1">
          <table:table-cell office:value-type="float" office:value="27.8376" calcext:value-type="float">
            <text:p>27.8376</text:p>
          </table:table-cell>
          <table:table-cell office:value-type="float" office:value="85.4697" calcext:value-type="float">
            <text:p>85.4697</text:p>
          </table:table-cell>
          <table:table-cell office:value-type="float" office:value="18.6" calcext:value-type="float">
            <text:p>18.6</text:p>
          </table:table-cell>
          <table:table-cell office:value-type="float" office:value="4.425" calcext:value-type="float">
            <text:p>4.425</text:p>
          </table:table-cell>
        </table:table-row>
        <table:table-row table:style-name="ro1">
          <table:table-cell office:value-type="float" office:value="27.8324" calcext:value-type="float">
            <text:p>27.8324</text:p>
          </table:table-cell>
          <table:table-cell office:value-type="float" office:value="85.4748" calcext:value-type="float">
            <text:p>85.4748</text:p>
          </table:table-cell>
          <table:table-cell office:value-type="float" office:value="18" calcext:value-type="float">
            <text:p>18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27.6342" calcext:value-type="float">
            <text:p>27.6342</text:p>
          </table:table-cell>
          <table:table-cell office:value-type="float" office:value="85.4762" calcext:value-type="float">
            <text:p>85.4762</text:p>
          </table:table-cell>
          <table:table-cell office:value-type="float" office:value="10" calcext:value-type="float">
            <text:p>10</text:p>
          </table:table-cell>
          <table:table-cell office:value-type="float" office:value="5.75" calcext:value-type="float">
            <text:p>5.75</text:p>
          </table:table-cell>
        </table:table-row>
        <table:table-row table:style-name="ro1">
          <table:table-cell office:value-type="float" office:value="27.7849" calcext:value-type="float">
            <text:p>27.7849</text:p>
          </table:table-cell>
          <table:table-cell office:value-type="float" office:value="85.4781" calcext:value-type="float">
            <text:p>85.4781</text:p>
          </table:table-cell>
          <table:table-cell office:value-type="float" office:value="13.2" calcext:value-type="float">
            <text:p>13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8695" calcext:value-type="float">
            <text:p>27.8695</text:p>
          </table:table-cell>
          <table:table-cell office:value-type="float" office:value="85.4799" calcext:value-type="float">
            <text:p>85.4799</text:p>
          </table:table-cell>
          <table:table-cell office:value-type="float" office:value="18.2" calcext:value-type="float">
            <text:p>18.2</text:p>
          </table:table-cell>
          <table:table-cell office:value-type="float" office:value="4.57142857142857" calcext:value-type="float">
            <text:p>4.57142857142857</text:p>
          </table:table-cell>
        </table:table-row>
        <table:table-row table:style-name="ro1">
          <table:table-cell office:value-type="float" office:value="29.1941" calcext:value-type="float">
            <text:p>29.1941</text:p>
          </table:table-cell>
          <table:table-cell office:value-type="float" office:value="85.4875" calcext:value-type="float">
            <text:p>85.4875</text:p>
          </table:table-cell>
          <table:table-cell office:value-type="float" office:value="3.4" calcext:value-type="float">
            <text:p>3.4</text:p>
          </table:table-cell>
          <table:table-cell office:value-type="float" office:value="5.01818181818182" calcext:value-type="float">
            <text:p>5.01818181818182</text:p>
          </table:table-cell>
        </table:table-row>
        <table:table-row table:style-name="ro1">
          <table:table-cell office:value-type="float" office:value="27.8209" calcext:value-type="float">
            <text:p>27.8209</text:p>
          </table:table-cell>
          <table:table-cell office:value-type="float" office:value="85.4923" calcext:value-type="float">
            <text:p>85.4923</text:p>
          </table:table-cell>
          <table:table-cell office:value-type="float" office:value="18" calcext:value-type="float">
            <text:p>18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27.844" calcext:value-type="float">
            <text:p>27.844</text:p>
          </table:table-cell>
          <table:table-cell office:value-type="float" office:value="85.4943" calcext:value-type="float">
            <text:p>85.4943</text:p>
          </table:table-cell>
          <table:table-cell office:value-type="float" office:value="18" calcext:value-type="float">
            <text:p>18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7.8746" calcext:value-type="float">
            <text:p>27.8746</text:p>
          </table:table-cell>
          <table:table-cell office:value-type="float" office:value="85.4987" calcext:value-type="float">
            <text:p>85.4987</text:p>
          </table:table-cell>
          <table:table-cell office:value-type="float" office:value="17.9" calcext:value-type="float">
            <text:p>17.9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29.232" calcext:value-type="float">
            <text:p>29.232</text:p>
          </table:table-cell>
          <table:table-cell office:value-type="float" office:value="85.4999" calcext:value-type="float">
            <text:p>85.4999</text:p>
          </table:table-cell>
          <table:table-cell office:value-type="float" office:value="10" calcext:value-type="float">
            <text:p>10</text:p>
          </table:table-cell>
          <table:table-cell office:value-type="float" office:value="4.125" calcext:value-type="float">
            <text:p>4.125</text:p>
          </table:table-cell>
        </table:table-row>
        <table:table-row table:style-name="ro1">
          <table:table-cell office:value-type="float" office:value="27.9097" calcext:value-type="float">
            <text:p>27.9097</text:p>
          </table:table-cell>
          <table:table-cell office:value-type="float" office:value="85.5004" calcext:value-type="float">
            <text:p>85.5004</text:p>
          </table:table-cell>
          <table:table-cell office:value-type="float" office:value="15" calcext:value-type="float">
            <text:p>15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29.0814" calcext:value-type="float">
            <text:p>29.0814</text:p>
          </table:table-cell>
          <table:table-cell office:value-type="float" office:value="85.5039" calcext:value-type="float">
            <text:p>85.5039</text:p>
          </table:table-cell>
          <table:table-cell office:value-type="float" office:value="9.6" calcext:value-type="float">
            <text:p>9.6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7.7825" calcext:value-type="float">
            <text:p>27.7825</text:p>
          </table:table-cell>
          <table:table-cell office:value-type="float" office:value="85.5048" calcext:value-type="float">
            <text:p>85.504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8666" calcext:value-type="float">
            <text:p>27.8666</text:p>
          </table:table-cell>
          <table:table-cell office:value-type="float" office:value="85.5084" calcext:value-type="float">
            <text:p>85.5084</text:p>
          </table:table-cell>
          <table:table-cell office:value-type="float" office:value="13.5" calcext:value-type="float">
            <text:p>13.5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27.5558" calcext:value-type="float">
            <text:p>27.5558</text:p>
          </table:table-cell>
          <table:table-cell office:value-type="float" office:value="85.5097" calcext:value-type="float">
            <text:p>85.5097</text:p>
          </table:table-cell>
          <table:table-cell office:value-type="float" office:value="15.1" calcext:value-type="float">
            <text:p>15.1</text:p>
          </table:table-cell>
          <table:table-cell office:value-type="float" office:value="4.35" calcext:value-type="float">
            <text:p>4.35</text:p>
          </table:table-cell>
        </table:table-row>
        <table:table-row table:style-name="ro1">
          <table:table-cell office:value-type="float" office:value="27.9056" calcext:value-type="float">
            <text:p>27.9056</text:p>
          </table:table-cell>
          <table:table-cell office:value-type="float" office:value="85.5159" calcext:value-type="float">
            <text:p>85.5159</text:p>
          </table:table-cell>
          <table:table-cell office:value-type="float" office:value="18" calcext:value-type="float">
            <text:p>18</text:p>
          </table:table-cell>
          <table:table-cell office:value-type="float" office:value="4.125" calcext:value-type="float">
            <text:p>4.125</text:p>
          </table:table-cell>
        </table:table-row>
        <table:table-row table:style-name="ro1">
          <table:table-cell office:value-type="float" office:value="27.8665" calcext:value-type="float">
            <text:p>27.8665</text:p>
          </table:table-cell>
          <table:table-cell office:value-type="float" office:value="85.5164" calcext:value-type="float">
            <text:p>85.5164</text:p>
          </table:table-cell>
          <table:table-cell office:value-type="float" office:value="18" calcext:value-type="float">
            <text:p>18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7.9386" calcext:value-type="float">
            <text:p>27.9386</text:p>
          </table:table-cell>
          <table:table-cell office:value-type="float" office:value="85.5216" calcext:value-type="float">
            <text:p>85.5216</text:p>
          </table:table-cell>
          <table:table-cell office:value-type="float" office:value="10.2" calcext:value-type="float">
            <text:p>10.2</text:p>
          </table:table-cell>
          <table:table-cell office:value-type="float" office:value="4.83333333333333" calcext:value-type="float">
            <text:p>4.83333333333333</text:p>
          </table:table-cell>
        </table:table-row>
        <table:table-row table:style-name="ro1">
          <table:table-cell office:value-type="float" office:value="27.8868" calcext:value-type="float">
            <text:p>27.8868</text:p>
          </table:table-cell>
          <table:table-cell office:value-type="float" office:value="85.5261" calcext:value-type="float">
            <text:p>85.5261</text:p>
          </table:table-cell>
          <table:table-cell office:value-type="float" office:value="18.4" calcext:value-type="float">
            <text:p>18.4</text:p>
          </table:table-cell>
          <table:table-cell office:value-type="float" office:value="4.24285714285714" calcext:value-type="float">
            <text:p>4.24285714285714</text:p>
          </table:table-cell>
        </table:table-row>
        <table:table-row table:style-name="ro1">
          <table:table-cell office:value-type="float" office:value="27.8141" calcext:value-type="float">
            <text:p>27.8141</text:p>
          </table:table-cell>
          <table:table-cell office:value-type="float" office:value="85.532" calcext:value-type="float">
            <text:p>85.532</text:p>
          </table:table-cell>
          <table:table-cell office:value-type="float" office:value="13.1" calcext:value-type="float">
            <text:p>13.1</text:p>
          </table:table-cell>
          <table:table-cell office:value-type="float" office:value="4.275" calcext:value-type="float">
            <text:p>4.275</text:p>
          </table:table-cell>
        </table:table-row>
        <table:table-row table:style-name="ro1">
          <table:table-cell office:value-type="float" office:value="27.9134" calcext:value-type="float">
            <text:p>27.9134</text:p>
          </table:table-cell>
          <table:table-cell office:value-type="float" office:value="85.5368" calcext:value-type="float">
            <text:p>85.5368</text:p>
          </table:table-cell>
          <table:table-cell office:value-type="float" office:value="11" calcext:value-type="float">
            <text:p>11</text:p>
          </table:table-cell>
          <table:table-cell office:value-type="float" office:value="4.08" calcext:value-type="float">
            <text:p>4.08</text:p>
          </table:table-cell>
        </table:table-row>
        <table:table-row table:style-name="ro1">
          <table:table-cell office:value-type="float" office:value="27.5243" calcext:value-type="float">
            <text:p>27.5243</text:p>
          </table:table-cell>
          <table:table-cell office:value-type="float" office:value="85.5387" calcext:value-type="float">
            <text:p>85.5387</text:p>
          </table:table-cell>
          <table:table-cell office:value-type="float" office:value="10" calcext:value-type="float">
            <text:p>10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27.9294" calcext:value-type="float">
            <text:p>27.9294</text:p>
          </table:table-cell>
          <table:table-cell office:value-type="float" office:value="85.5406" calcext:value-type="float">
            <text:p>85.5406</text:p>
          </table:table-cell>
          <table:table-cell office:value-type="float" office:value="10" calcext:value-type="float">
            <text:p>10</text:p>
          </table:table-cell>
          <table:table-cell office:value-type="float" office:value="4.35" calcext:value-type="float">
            <text:p>4.35</text:p>
          </table:table-cell>
        </table:table-row>
        <table:table-row table:style-name="ro1">
          <table:table-cell office:value-type="float" office:value="27.7561" calcext:value-type="float">
            <text:p>27.7561</text:p>
          </table:table-cell>
          <table:table-cell office:value-type="float" office:value="85.544" calcext:value-type="float">
            <text:p>85.544</text:p>
          </table:table-cell>
          <table:table-cell office:value-type="float" office:value="18" calcext:value-type="float">
            <text:p>18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float" office:value="27.8393" calcext:value-type="float">
            <text:p>27.8393</text:p>
          </table:table-cell>
          <table:table-cell office:value-type="float" office:value="85.5462" calcext:value-type="float">
            <text:p>85.5462</text:p>
          </table:table-cell>
          <table:table-cell office:value-type="float" office:value="18" calcext:value-type="float">
            <text:p>18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27.5249" calcext:value-type="float">
            <text:p>27.5249</text:p>
          </table:table-cell>
          <table:table-cell office:value-type="float" office:value="85.5492" calcext:value-type="float">
            <text:p>85.5492</text:p>
          </table:table-cell>
          <table:table-cell office:value-type="float" office:value="15" calcext:value-type="float">
            <text:p>15</text:p>
          </table:table-cell>
          <table:table-cell office:value-type="float" office:value="4.2375" calcext:value-type="float">
            <text:p>4.2375</text:p>
          </table:table-cell>
        </table:table-row>
        <table:table-row table:style-name="ro1">
          <table:table-cell office:value-type="float" office:value="27.5796" calcext:value-type="float">
            <text:p>27.5796</text:p>
          </table:table-cell>
          <table:table-cell office:value-type="float" office:value="85.5542" calcext:value-type="float">
            <text:p>85.5542</text:p>
          </table:table-cell>
          <table:table-cell office:value-type="float" office:value="12.9" calcext:value-type="float">
            <text:p>12.9</text:p>
          </table:table-cell>
          <table:table-cell office:value-type="float" office:value="5.26" calcext:value-type="float">
            <text:p>5.26</text:p>
          </table:table-cell>
        </table:table-row>
        <table:table-row table:style-name="ro1">
          <table:table-cell office:value-type="float" office:value="27.8509" calcext:value-type="float">
            <text:p>27.8509</text:p>
          </table:table-cell>
          <table:table-cell office:value-type="float" office:value="85.5547" calcext:value-type="float">
            <text:p>85.5547</text:p>
          </table:table-cell>
          <table:table-cell office:value-type="float" office:value="12.6" calcext:value-type="float">
            <text:p>12.6</text:p>
          </table:table-cell>
          <table:table-cell office:value-type="float" office:value="4.36666666666667" calcext:value-type="float">
            <text:p>4.36666666666667</text:p>
          </table:table-cell>
        </table:table-row>
        <table:table-row table:style-name="ro1">
          <table:table-cell office:value-type="float" office:value="27.8305" calcext:value-type="float">
            <text:p>27.8305</text:p>
          </table:table-cell>
          <table:table-cell office:value-type="float" office:value="85.5579" calcext:value-type="float">
            <text:p>85.557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3664" calcext:value-type="float">
            <text:p>30.3664</text:p>
          </table:table-cell>
          <table:table-cell office:value-type="float" office:value="85.5587" calcext:value-type="float">
            <text:p>85.5587</text:p>
          </table:table-cell>
          <table:table-cell office:value-type="float" office:value="10" calcext:value-type="float">
            <text:p>10</text:p>
          </table:table-cell>
          <table:table-cell office:value-type="float" office:value="4.33333333333333" calcext:value-type="float">
            <text:p>4.33333333333333</text:p>
          </table:table-cell>
        </table:table-row>
        <table:table-row table:style-name="ro1">
          <table:table-cell office:value-type="float" office:value="27.6958" calcext:value-type="float">
            <text:p>27.6958</text:p>
          </table:table-cell>
          <table:table-cell office:value-type="float" office:value="85.5593" calcext:value-type="float">
            <text:p>85.5593</text:p>
          </table:table-cell>
          <table:table-cell office:value-type="float" office:value="10" calcext:value-type="float">
            <text:p>10</text:p>
          </table:table-cell>
          <table:table-cell office:value-type="float" office:value="4.025" calcext:value-type="float">
            <text:p>4.025</text:p>
          </table:table-cell>
        </table:table-row>
        <table:table-row table:style-name="ro1">
          <table:table-cell office:value-type="float" office:value="31.4522" calcext:value-type="float">
            <text:p>31.4522</text:p>
          </table:table-cell>
          <table:table-cell office:value-type="float" office:value="85.5643" calcext:value-type="float">
            <text:p>85.5643</text:p>
          </table:table-cell>
          <table:table-cell office:value-type="float" office:value="35" calcext:value-type="float">
            <text:p>35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27.856" calcext:value-type="float">
            <text:p>27.856</text:p>
          </table:table-cell>
          <table:table-cell office:value-type="float" office:value="85.5659" calcext:value-type="float">
            <text:p>85.5659</text:p>
          </table:table-cell>
          <table:table-cell office:value-type="float" office:value="18" calcext:value-type="float">
            <text:p>18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27.8754" calcext:value-type="float">
            <text:p>27.8754</text:p>
          </table:table-cell>
          <table:table-cell office:value-type="float" office:value="85.5705" calcext:value-type="float">
            <text:p>85.5705</text:p>
          </table:table-cell>
          <table:table-cell office:value-type="float" office:value="16.9" calcext:value-type="float">
            <text:p>16.9</text:p>
          </table:table-cell>
          <table:table-cell office:value-type="float" office:value="4.06666666666667" calcext:value-type="float">
            <text:p>4.06666666666667</text:p>
          </table:table-cell>
        </table:table-row>
        <table:table-row table:style-name="ro1">
          <table:table-cell office:value-type="float" office:value="30.2828" calcext:value-type="float">
            <text:p>30.2828</text:p>
          </table:table-cell>
          <table:table-cell office:value-type="float" office:value="85.5733" calcext:value-type="float">
            <text:p>85.5733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8057" calcext:value-type="float">
            <text:p>27.8057</text:p>
          </table:table-cell>
          <table:table-cell office:value-type="float" office:value="85.5764" calcext:value-type="float">
            <text:p>85.5764</text:p>
          </table:table-cell>
          <table:table-cell office:value-type="float" office:value="10.7" calcext:value-type="float">
            <text:p>10.7</text:p>
          </table:table-cell>
          <table:table-cell office:value-type="float" office:value="4.65" calcext:value-type="float">
            <text:p>4.65</text:p>
          </table:table-cell>
        </table:table-row>
        <table:table-row table:style-name="ro1">
          <table:table-cell office:value-type="float" office:value="27.699" calcext:value-type="float">
            <text:p>27.699</text:p>
          </table:table-cell>
          <table:table-cell office:value-type="float" office:value="85.5783" calcext:value-type="float">
            <text:p>85.5783</text:p>
          </table:table-cell>
          <table:table-cell office:value-type="float" office:value="15.6" calcext:value-type="float">
            <text:p>15.6</text:p>
          </table:table-cell>
          <table:table-cell office:value-type="float" office:value="4.86666666666667" calcext:value-type="float">
            <text:p>4.86666666666667</text:p>
          </table:table-cell>
        </table:table-row>
        <table:table-row table:style-name="ro1">
          <table:table-cell office:value-type="float" office:value="27.4916" calcext:value-type="float">
            <text:p>27.4916</text:p>
          </table:table-cell>
          <table:table-cell office:value-type="float" office:value="85.5822" calcext:value-type="float">
            <text:p>85.58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7941" calcext:value-type="float">
            <text:p>27.7941</text:p>
          </table:table-cell>
          <table:table-cell office:value-type="float" office:value="85.5828" calcext:value-type="float">
            <text:p>85.5828</text:p>
          </table:table-cell>
          <table:table-cell office:value-type="float" office:value="18" calcext:value-type="float">
            <text:p>18</text:p>
          </table:table-cell>
          <table:table-cell office:value-type="float" office:value="4.26" calcext:value-type="float">
            <text:p>4.26</text:p>
          </table:table-cell>
        </table:table-row>
        <table:table-row table:style-name="ro1">
          <table:table-cell office:value-type="float" office:value="27.8104" calcext:value-type="float">
            <text:p>27.8104</text:p>
          </table:table-cell>
          <table:table-cell office:value-type="float" office:value="85.5853" calcext:value-type="float">
            <text:p>85.5853</text:p>
          </table:table-cell>
          <table:table-cell office:value-type="float" office:value="18" calcext:value-type="float">
            <text:p>18</text:p>
          </table:table-cell>
          <table:table-cell office:value-type="float" office:value="4.03333333333333" calcext:value-type="float">
            <text:p>4.03333333333333</text:p>
          </table:table-cell>
        </table:table-row>
        <table:table-row table:style-name="ro1">
          <table:table-cell office:value-type="float" office:value="27.643" calcext:value-type="float">
            <text:p>27.643</text:p>
          </table:table-cell>
          <table:table-cell office:value-type="float" office:value="85.5896" calcext:value-type="float">
            <text:p>85.5896</text:p>
          </table:table-cell>
          <table:table-cell office:value-type="float" office:value="10" calcext:value-type="float">
            <text:p>10</text:p>
          </table:table-cell>
          <table:table-cell office:value-type="float" office:value="4.03333333333333" calcext:value-type="float">
            <text:p>4.03333333333333</text:p>
          </table:table-cell>
        </table:table-row>
        <table:table-row table:style-name="ro1">
          <table:table-cell office:value-type="float" office:value="27.8916" calcext:value-type="float">
            <text:p>27.8916</text:p>
          </table:table-cell>
          <table:table-cell office:value-type="float" office:value="85.5896" calcext:value-type="float">
            <text:p>85.589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8734" calcext:value-type="float">
            <text:p>27.8734</text:p>
          </table:table-cell>
          <table:table-cell office:value-type="float" office:value="85.5984" calcext:value-type="float">
            <text:p>85.5984</text:p>
          </table:table-cell>
          <table:table-cell office:value-type="float" office:value="10.1" calcext:value-type="float">
            <text:p>10.1</text:p>
          </table:table-cell>
          <table:table-cell office:value-type="float" office:value="4.93" calcext:value-type="float">
            <text:p>4.93</text:p>
          </table:table-cell>
        </table:table-row>
        <table:table-row table:style-name="ro1">
          <table:table-cell office:value-type="float" office:value="30.2112" calcext:value-type="float">
            <text:p>30.2112</text:p>
          </table:table-cell>
          <table:table-cell office:value-type="float" office:value="85.6024" calcext:value-type="float">
            <text:p>85.6024</text:p>
          </table:table-cell>
          <table:table-cell office:value-type="float" office:value="45.4" calcext:value-type="float">
            <text:p>45.4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30.0067" calcext:value-type="float">
            <text:p>30.0067</text:p>
          </table:table-cell>
          <table:table-cell office:value-type="float" office:value="85.6031" calcext:value-type="float">
            <text:p>85.6031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27.9264" calcext:value-type="float">
            <text:p>27.9264</text:p>
          </table:table-cell>
          <table:table-cell office:value-type="float" office:value="85.6087" calcext:value-type="float">
            <text:p>85.608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8108" calcext:value-type="float">
            <text:p>27.8108</text:p>
          </table:table-cell>
          <table:table-cell office:value-type="float" office:value="85.6127" calcext:value-type="float">
            <text:p>85.6127</text:p>
          </table:table-cell>
          <table:table-cell office:value-type="float" office:value="19.1" calcext:value-type="float">
            <text:p>19.1</text:p>
          </table:table-cell>
          <table:table-cell office:value-type="float" office:value="4.69" calcext:value-type="float">
            <text:p>4.69</text:p>
          </table:table-cell>
        </table:table-row>
        <table:table-row table:style-name="ro1">
          <table:table-cell office:value-type="float" office:value="27.6733" calcext:value-type="float">
            <text:p>27.6733</text:p>
          </table:table-cell>
          <table:table-cell office:value-type="float" office:value="85.6196" calcext:value-type="float">
            <text:p>85.619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.5418" calcext:value-type="float">
            <text:p>28.5418</text:p>
          </table:table-cell>
          <table:table-cell office:value-type="float" office:value="85.6236" calcext:value-type="float">
            <text:p>85.6236</text:p>
          </table:table-cell>
          <table:table-cell office:value-type="float" office:value="75" calcext:value-type="float">
            <text:p>75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29.4812" calcext:value-type="float">
            <text:p>29.4812</text:p>
          </table:table-cell>
          <table:table-cell office:value-type="float" office:value="85.6278" calcext:value-type="float">
            <text:p>85.6278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6921" calcext:value-type="float">
            <text:p>27.6921</text:p>
          </table:table-cell>
          <table:table-cell office:value-type="float" office:value="85.6376" calcext:value-type="float">
            <text:p>85.637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8247" calcext:value-type="float">
            <text:p>27.8247</text:p>
          </table:table-cell>
          <table:table-cell office:value-type="float" office:value="85.64" calcext:value-type="float">
            <text:p>85.64</text:p>
          </table:table-cell>
          <table:table-cell office:value-type="float" office:value="12" calcext:value-type="float">
            <text:p>12</text:p>
          </table:table-cell>
          <table:table-cell office:value-type="float" office:value="4.5125" calcext:value-type="float">
            <text:p>4.5125</text:p>
          </table:table-cell>
        </table:table-row>
        <table:table-row table:style-name="ro1">
          <table:table-cell office:value-type="float" office:value="27.7082" calcext:value-type="float">
            <text:p>27.7082</text:p>
          </table:table-cell>
          <table:table-cell office:value-type="float" office:value="85.6411" calcext:value-type="float">
            <text:p>85.6411</text:p>
          </table:table-cell>
          <table:table-cell office:value-type="float" office:value="13" calcext:value-type="float">
            <text:p>13</text:p>
          </table:table-cell>
          <table:table-cell office:value-type="float" office:value="4.06" calcext:value-type="float">
            <text:p>4.06</text:p>
          </table:table-cell>
        </table:table-row>
        <table:table-row table:style-name="ro1">
          <table:table-cell office:value-type="float" office:value="27.6954" calcext:value-type="float">
            <text:p>27.6954</text:p>
          </table:table-cell>
          <table:table-cell office:value-type="float" office:value="85.6436" calcext:value-type="float">
            <text:p>85.6436</text:p>
          </table:table-cell>
          <table:table-cell office:value-type="float" office:value="10" calcext:value-type="float">
            <text:p>10</text:p>
          </table:table-cell>
          <table:table-cell office:value-type="float" office:value="4.125" calcext:value-type="float">
            <text:p>4.125</text:p>
          </table:table-cell>
        </table:table-row>
        <table:table-row table:style-name="ro1">
          <table:table-cell office:value-type="float" office:value="27.5729" calcext:value-type="float">
            <text:p>27.5729</text:p>
          </table:table-cell>
          <table:table-cell office:value-type="float" office:value="85.6502" calcext:value-type="float">
            <text:p>85.650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8955" calcext:value-type="float">
            <text:p>27.8955</text:p>
          </table:table-cell>
          <table:table-cell office:value-type="float" office:value="85.6542" calcext:value-type="float">
            <text:p>85.6542</text:p>
          </table:table-cell>
          <table:table-cell office:value-type="float" office:value="13.5" calcext:value-type="float">
            <text:p>13.5</text:p>
          </table:table-cell>
          <table:table-cell office:value-type="float" office:value="4.71111111111111" calcext:value-type="float">
            <text:p>4.71111111111111</text:p>
          </table:table-cell>
        </table:table-row>
        <table:table-row table:style-name="ro1">
          <table:table-cell office:value-type="float" office:value="27.7088" calcext:value-type="float">
            <text:p>27.7088</text:p>
          </table:table-cell>
          <table:table-cell office:value-type="float" office:value="85.6691" calcext:value-type="float">
            <text:p>85.6691</text:p>
          </table:table-cell>
          <table:table-cell office:value-type="float" office:value="10" calcext:value-type="float">
            <text:p>10</text:p>
          </table:table-cell>
          <table:table-cell office:value-type="float" office:value="4.24" calcext:value-type="float">
            <text:p>4.24</text:p>
          </table:table-cell>
        </table:table-row>
        <table:table-row table:style-name="ro1">
          <table:table-cell office:value-type="float" office:value="27.6203" calcext:value-type="float">
            <text:p>27.6203</text:p>
          </table:table-cell>
          <table:table-cell office:value-type="float" office:value="85.6763" calcext:value-type="float">
            <text:p>85.6763</text:p>
          </table:table-cell>
          <table:table-cell office:value-type="float" office:value="14" calcext:value-type="float">
            <text:p>14</text:p>
          </table:table-cell>
          <table:table-cell office:value-type="float" office:value="4.37777777777778" calcext:value-type="float">
            <text:p>4.37777777777778</text:p>
          </table:table-cell>
        </table:table-row>
        <table:table-row table:style-name="ro1">
          <table:table-cell office:value-type="float" office:value="28.6015" calcext:value-type="float">
            <text:p>28.6015</text:p>
          </table:table-cell>
          <table:table-cell office:value-type="float" office:value="85.6773" calcext:value-type="float">
            <text:p>85.6773</text:p>
          </table:table-cell>
          <table:table-cell office:value-type="float" office:value="52.7" calcext:value-type="float">
            <text:p>52.7</text:p>
          </table:table-cell>
          <table:table-cell office:value-type="float" office:value="4.84" calcext:value-type="float">
            <text:p>4.84</text:p>
          </table:table-cell>
        </table:table-row>
        <table:table-row table:style-name="ro1">
          <table:table-cell office:value-type="float" office:value="27.4954" calcext:value-type="float">
            <text:p>27.4954</text:p>
          </table:table-cell>
          <table:table-cell office:value-type="float" office:value="85.6785" calcext:value-type="float">
            <text:p>85.6785</text:p>
          </table:table-cell>
          <table:table-cell office:value-type="float" office:value="9" calcext:value-type="float">
            <text:p>9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27.9413" calcext:value-type="float">
            <text:p>27.9413</text:p>
          </table:table-cell>
          <table:table-cell office:value-type="float" office:value="85.6793" calcext:value-type="float">
            <text:p>85.6793</text:p>
          </table:table-cell>
          <table:table-cell office:value-type="float" office:value="18" calcext:value-type="float">
            <text:p>18</text:p>
          </table:table-cell>
          <table:table-cell office:value-type="float" office:value="4.175" calcext:value-type="float">
            <text:p>4.175</text:p>
          </table:table-cell>
        </table:table-row>
        <table:table-row table:style-name="ro1">
          <table:table-cell office:value-type="float" office:value="27.7218" calcext:value-type="float">
            <text:p>27.7218</text:p>
          </table:table-cell>
          <table:table-cell office:value-type="float" office:value="85.6796" calcext:value-type="float">
            <text:p>85.6796</text:p>
          </table:table-cell>
          <table:table-cell office:value-type="float" office:value="13.2" calcext:value-type="float">
            <text:p>13.2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float" office:value="27.7147" calcext:value-type="float">
            <text:p>27.7147</text:p>
          </table:table-cell>
          <table:table-cell office:value-type="float" office:value="85.6862" calcext:value-type="float">
            <text:p>85.6862</text:p>
          </table:table-cell>
          <table:table-cell office:value-type="float" office:value="17.7" calcext:value-type="float">
            <text:p>17.7</text:p>
          </table:table-cell>
          <table:table-cell office:value-type="float" office:value="4.52222222222222" calcext:value-type="float">
            <text:p>4.52222222222222</text:p>
          </table:table-cell>
        </table:table-row>
        <table:table-row table:style-name="ro1">
          <table:table-cell office:value-type="float" office:value="27.7947" calcext:value-type="float">
            <text:p>27.7947</text:p>
          </table:table-cell>
          <table:table-cell office:value-type="float" office:value="85.6871" calcext:value-type="float">
            <text:p>85.6871</text:p>
          </table:table-cell>
          <table:table-cell office:value-type="float" office:value="10.4" calcext:value-type="float">
            <text:p>10.4</text:p>
          </table:table-cell>
          <table:table-cell office:value-type="float" office:value="4.81818181818182" calcext:value-type="float">
            <text:p>4.81818181818182</text:p>
          </table:table-cell>
        </table:table-row>
        <table:table-row table:style-name="ro1">
          <table:table-cell office:value-type="float" office:value="27.542" calcext:value-type="float">
            <text:p>27.542</text:p>
          </table:table-cell>
          <table:table-cell office:value-type="float" office:value="85.6872" calcext:value-type="float">
            <text:p>85.6872</text:p>
          </table:table-cell>
          <table:table-cell office:value-type="float" office:value="12.9" calcext:value-type="float">
            <text:p>12.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7888" calcext:value-type="float">
            <text:p>27.7888</text:p>
          </table:table-cell>
          <table:table-cell office:value-type="float" office:value="85.6898" calcext:value-type="float">
            <text:p>85.6898</text:p>
          </table:table-cell>
          <table:table-cell office:value-type="float" office:value="14.6" calcext:value-type="float">
            <text:p>14.6</text:p>
          </table:table-cell>
          <table:table-cell office:value-type="float" office:value="5.38181818181818" calcext:value-type="float">
            <text:p>5.38181818181818</text:p>
          </table:table-cell>
        </table:table-row>
        <table:table-row table:style-name="ro1">
          <table:table-cell office:value-type="float" office:value="27.524" calcext:value-type="float">
            <text:p>27.524</text:p>
          </table:table-cell>
          <table:table-cell office:value-type="float" office:value="85.6948" calcext:value-type="float">
            <text:p>85.694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6959" calcext:value-type="float">
            <text:p>27.6959</text:p>
          </table:table-cell>
          <table:table-cell office:value-type="float" office:value="85.6961" calcext:value-type="float">
            <text:p>85.6961</text:p>
          </table:table-cell>
          <table:table-cell office:value-type="float" office:value="11.5" calcext:value-type="float">
            <text:p>11.5</text:p>
          </table:table-cell>
          <table:table-cell office:value-type="float" office:value="4.4375" calcext:value-type="float">
            <text:p>4.4375</text:p>
          </table:table-cell>
        </table:table-row>
        <table:table-row table:style-name="ro1">
          <table:table-cell office:value-type="float" office:value="27.7502" calcext:value-type="float">
            <text:p>27.7502</text:p>
          </table:table-cell>
          <table:table-cell office:value-type="float" office:value="85.6976" calcext:value-type="float">
            <text:p>85.6976</text:p>
          </table:table-cell>
          <table:table-cell office:value-type="float" office:value="18" calcext:value-type="float">
            <text:p>18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7.7895" calcext:value-type="float">
            <text:p>27.7895</text:p>
          </table:table-cell>
          <table:table-cell office:value-type="float" office:value="85.6997" calcext:value-type="float">
            <text:p>85.6997</text:p>
          </table:table-cell>
          <table:table-cell office:value-type="float" office:value="18" calcext:value-type="float">
            <text:p>18</text:p>
          </table:table-cell>
          <table:table-cell office:value-type="float" office:value="4.16666666666667" calcext:value-type="float">
            <text:p>4.16666666666667</text:p>
          </table:table-cell>
        </table:table-row>
        <table:table-row table:style-name="ro1">
          <table:table-cell office:value-type="float" office:value="27.815" calcext:value-type="float">
            <text:p>27.815</text:p>
          </table:table-cell>
          <table:table-cell office:value-type="float" office:value="85.7009" calcext:value-type="float">
            <text:p>85.7009</text:p>
          </table:table-cell>
          <table:table-cell office:value-type="float" office:value="7" calcext:value-type="float">
            <text:p>7</text:p>
          </table:table-cell>
          <table:table-cell office:value-type="float" office:value="4.13333333333333" calcext:value-type="float">
            <text:p>4.13333333333333</text:p>
          </table:table-cell>
        </table:table-row>
        <table:table-row table:style-name="ro1">
          <table:table-cell office:value-type="float" office:value="27.5177" calcext:value-type="float">
            <text:p>27.5177</text:p>
          </table:table-cell>
          <table:table-cell office:value-type="float" office:value="85.7035" calcext:value-type="float">
            <text:p>85.7035</text:p>
          </table:table-cell>
          <table:table-cell office:value-type="float" office:value="10" calcext:value-type="float">
            <text:p>10</text:p>
          </table:table-cell>
          <table:table-cell office:value-type="float" office:value="4.82" calcext:value-type="float">
            <text:p>4.82</text:p>
          </table:table-cell>
        </table:table-row>
        <table:table-row table:style-name="ro1">
          <table:table-cell office:value-type="float" office:value="27.8399" calcext:value-type="float">
            <text:p>27.8399</text:p>
          </table:table-cell>
          <table:table-cell office:value-type="float" office:value="85.7074" calcext:value-type="float">
            <text:p>85.7074</text:p>
          </table:table-cell>
          <table:table-cell office:value-type="float" office:value="3.5" calcext:value-type="float">
            <text:p>3.5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27.8429" calcext:value-type="float">
            <text:p>27.8429</text:p>
          </table:table-cell>
          <table:table-cell office:value-type="float" office:value="85.7077" calcext:value-type="float">
            <text:p>85.7077</text:p>
          </table:table-cell>
          <table:table-cell office:value-type="float" office:value="12.5" calcext:value-type="float">
            <text:p>12.5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27.7153" calcext:value-type="float">
            <text:p>27.7153</text:p>
          </table:table-cell>
          <table:table-cell office:value-type="float" office:value="85.7082" calcext:value-type="float">
            <text:p>85.7082</text:p>
          </table:table-cell>
          <table:table-cell office:value-type="float" office:value="10" calcext:value-type="float">
            <text:p>10</text:p>
          </table:table-cell>
          <table:table-cell office:value-type="float" office:value="4.4875" calcext:value-type="float">
            <text:p>4.4875</text:p>
          </table:table-cell>
        </table:table-row>
        <table:table-row table:style-name="ro1">
          <table:table-cell office:value-type="float" office:value="27.9337" calcext:value-type="float">
            <text:p>27.9337</text:p>
          </table:table-cell>
          <table:table-cell office:value-type="float" office:value="85.7094" calcext:value-type="float">
            <text:p>85.7094</text:p>
          </table:table-cell>
          <table:table-cell office:value-type="float" office:value="6.9" calcext:value-type="float">
            <text:p>6.9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27.8592" calcext:value-type="float">
            <text:p>27.8592</text:p>
          </table:table-cell>
          <table:table-cell office:value-type="float" office:value="85.7108" calcext:value-type="float">
            <text:p>85.7108</text:p>
          </table:table-cell>
          <table:table-cell office:value-type="float" office:value="9.4" calcext:value-type="float">
            <text:p>9.4</text:p>
          </table:table-cell>
          <table:table-cell office:value-type="float" office:value="4.24285714285714" calcext:value-type="float">
            <text:p>4.24285714285714</text:p>
          </table:table-cell>
        </table:table-row>
        <table:table-row table:style-name="ro1">
          <table:table-cell office:value-type="float" office:value="27.8635" calcext:value-type="float">
            <text:p>27.8635</text:p>
          </table:table-cell>
          <table:table-cell office:value-type="float" office:value="85.7138" calcext:value-type="float">
            <text:p>85.7138</text:p>
          </table:table-cell>
          <table:table-cell office:value-type="float" office:value="8.4" calcext:value-type="float">
            <text:p>8.4</text:p>
          </table:table-cell>
          <table:table-cell office:value-type="float" office:value="5.37777777777778" calcext:value-type="float">
            <text:p>5.37777777777778</text:p>
          </table:table-cell>
        </table:table-row>
        <table:table-row table:style-name="ro1">
          <table:table-cell office:value-type="float" office:value="27.5879" calcext:value-type="float">
            <text:p>27.5879</text:p>
          </table:table-cell>
          <table:table-cell office:value-type="float" office:value="85.714" calcext:value-type="float">
            <text:p>85.7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9007" calcext:value-type="float">
            <text:p>27.9007</text:p>
          </table:table-cell>
          <table:table-cell office:value-type="float" office:value="85.7151" calcext:value-type="float">
            <text:p>85.7151</text:p>
          </table:table-cell>
          <table:table-cell office:value-type="float" office:value="12.1" calcext:value-type="float">
            <text:p>12.1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7.9194" calcext:value-type="float">
            <text:p>27.9194</text:p>
          </table:table-cell>
          <table:table-cell office:value-type="float" office:value="85.7168" calcext:value-type="float">
            <text:p>85.7168</text:p>
          </table:table-cell>
          <table:table-cell office:value-type="float" office:value="10" calcext:value-type="float">
            <text:p>10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27.6491" calcext:value-type="float">
            <text:p>27.6491</text:p>
          </table:table-cell>
          <table:table-cell office:value-type="float" office:value="85.7178" calcext:value-type="float">
            <text:p>85.717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7374" calcext:value-type="float">
            <text:p>27.7374</text:p>
          </table:table-cell>
          <table:table-cell office:value-type="float" office:value="85.7247" calcext:value-type="float">
            <text:p>85.7247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7112" calcext:value-type="float">
            <text:p>27.7112</text:p>
          </table:table-cell>
          <table:table-cell office:value-type="float" office:value="85.7417" calcext:value-type="float">
            <text:p>85.7417</text:p>
          </table:table-cell>
          <table:table-cell office:value-type="float" office:value="13.5" calcext:value-type="float">
            <text:p>13.5</text:p>
          </table:table-cell>
          <table:table-cell office:value-type="float" office:value="4.13333333333333" calcext:value-type="float">
            <text:p>4.13333333333333</text:p>
          </table:table-cell>
        </table:table-row>
        <table:table-row table:style-name="ro1">
          <table:table-cell office:value-type="float" office:value="27.5352" calcext:value-type="float">
            <text:p>27.5352</text:p>
          </table:table-cell>
          <table:table-cell office:value-type="float" office:value="85.7442" calcext:value-type="float">
            <text:p>85.744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5508" calcext:value-type="float">
            <text:p>27.5508</text:p>
          </table:table-cell>
          <table:table-cell office:value-type="float" office:value="85.746" calcext:value-type="float">
            <text:p>85.74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6742" calcext:value-type="float">
            <text:p>27.6742</text:p>
          </table:table-cell>
          <table:table-cell office:value-type="float" office:value="85.7468" calcext:value-type="float">
            <text:p>85.7468</text:p>
          </table:table-cell>
          <table:table-cell office:value-type="float" office:value="10" calcext:value-type="float">
            <text:p>10</text:p>
          </table:table-cell>
          <table:table-cell office:value-type="float" office:value="4.03333333333333" calcext:value-type="float">
            <text:p>4.03333333333333</text:p>
          </table:table-cell>
        </table:table-row>
        <table:table-row table:style-name="ro1">
          <table:table-cell office:value-type="float" office:value="27.5162" calcext:value-type="float">
            <text:p>27.5162</text:p>
          </table:table-cell>
          <table:table-cell office:value-type="float" office:value="85.7478" calcext:value-type="float">
            <text:p>85.7478</text:p>
          </table:table-cell>
          <table:table-cell office:value-type="float" office:value="10" calcext:value-type="float">
            <text:p>1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7.7095" calcext:value-type="float">
            <text:p>27.7095</text:p>
          </table:table-cell>
          <table:table-cell office:value-type="float" office:value="85.7517" calcext:value-type="float">
            <text:p>85.7517</text:p>
          </table:table-cell>
          <table:table-cell office:value-type="float" office:value="10.8" calcext:value-type="float">
            <text:p>10.8</text:p>
          </table:table-cell>
          <table:table-cell office:value-type="float" office:value="4.6875" calcext:value-type="float">
            <text:p>4.6875</text:p>
          </table:table-cell>
        </table:table-row>
        <table:table-row table:style-name="ro1">
          <table:table-cell office:value-type="float" office:value="27.4483" calcext:value-type="float">
            <text:p>27.4483</text:p>
          </table:table-cell>
          <table:table-cell office:value-type="float" office:value="85.7529" calcext:value-type="float">
            <text:p>85.7529</text:p>
          </table:table-cell>
          <table:table-cell office:value-type="float" office:value="19" calcext:value-type="float">
            <text:p>19</text:p>
          </table:table-cell>
          <table:table-cell office:value-type="float" office:value="4.21428571428571" calcext:value-type="float">
            <text:p>4.21428571428571</text:p>
          </table:table-cell>
        </table:table-row>
        <table:table-row table:style-name="ro1">
          <table:table-cell office:value-type="float" office:value="27.7456" calcext:value-type="float">
            <text:p>27.7456</text:p>
          </table:table-cell>
          <table:table-cell office:value-type="float" office:value="85.7558" calcext:value-type="float">
            <text:p>85.7558</text:p>
          </table:table-cell>
          <table:table-cell office:value-type="float" office:value="7.9" calcext:value-type="float">
            <text:p>7.9</text:p>
          </table:table-cell>
          <table:table-cell office:value-type="float" office:value="4.52222222222222" calcext:value-type="float">
            <text:p>4.52222222222222</text:p>
          </table:table-cell>
        </table:table-row>
        <table:table-row table:style-name="ro1">
          <table:table-cell office:value-type="float" office:value="27.6727" calcext:value-type="float">
            <text:p>27.6727</text:p>
          </table:table-cell>
          <table:table-cell office:value-type="float" office:value="85.7581" calcext:value-type="float">
            <text:p>85.7581</text:p>
          </table:table-cell>
          <table:table-cell office:value-type="float" office:value="8.3" calcext:value-type="float">
            <text:p>8.3</text:p>
          </table:table-cell>
          <table:table-cell office:value-type="float" office:value="4.225" calcext:value-type="float">
            <text:p>4.225</text:p>
          </table:table-cell>
        </table:table-row>
        <table:table-row table:style-name="ro1">
          <table:table-cell office:value-type="float" office:value="27.779" calcext:value-type="float">
            <text:p>27.779</text:p>
          </table:table-cell>
          <table:table-cell office:value-type="float" office:value="85.7587" calcext:value-type="float">
            <text:p>85.7587</text:p>
          </table:table-cell>
          <table:table-cell office:value-type="float" office:value="8.2" calcext:value-type="float">
            <text:p>8.2</text:p>
          </table:table-cell>
          <table:table-cell office:value-type="float" office:value="4.275" calcext:value-type="float">
            <text:p>4.275</text:p>
          </table:table-cell>
        </table:table-row>
        <table:table-row table:style-name="ro1">
          <table:table-cell office:value-type="float" office:value="27.7332" calcext:value-type="float">
            <text:p>27.7332</text:p>
          </table:table-cell>
          <table:table-cell office:value-type="float" office:value="85.7627" calcext:value-type="float">
            <text:p>85.7627</text:p>
          </table:table-cell>
          <table:table-cell office:value-type="float" office:value="19" calcext:value-type="float">
            <text:p>19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27.5706" calcext:value-type="float">
            <text:p>27.5706</text:p>
          </table:table-cell>
          <table:table-cell office:value-type="float" office:value="85.763" calcext:value-type="float">
            <text:p>85.763</text:p>
          </table:table-cell>
          <table:table-cell office:value-type="float" office:value="8.1" calcext:value-type="float">
            <text:p>8.1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27.5957" calcext:value-type="float">
            <text:p>27.5957</text:p>
          </table:table-cell>
          <table:table-cell office:value-type="float" office:value="85.7688" calcext:value-type="float">
            <text:p>85.7688</text:p>
          </table:table-cell>
          <table:table-cell office:value-type="float" office:value="8.2" calcext:value-type="float">
            <text:p>8.2</text:p>
          </table:table-cell>
          <table:table-cell office:value-type="float" office:value="4.62222222222222" calcext:value-type="float">
            <text:p>4.62222222222222</text:p>
          </table:table-cell>
        </table:table-row>
        <table:table-row table:style-name="ro1">
          <table:table-cell office:value-type="float" office:value="27.8634" calcext:value-type="float">
            <text:p>27.8634</text:p>
          </table:table-cell>
          <table:table-cell office:value-type="float" office:value="85.7695" calcext:value-type="float">
            <text:p>85.7695</text:p>
          </table:table-cell>
          <table:table-cell office:value-type="float" office:value="24.1" calcext:value-type="float">
            <text:p>24.1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28.2709" calcext:value-type="float">
            <text:p>28.2709</text:p>
          </table:table-cell>
          <table:table-cell office:value-type="float" office:value="85.7757" calcext:value-type="float">
            <text:p>85.7757</text:p>
          </table:table-cell>
          <table:table-cell office:value-type="float" office:value="10" calcext:value-type="float">
            <text:p>10</text:p>
          </table:table-cell>
          <table:table-cell office:value-type="float" office:value="4.13333333333333" calcext:value-type="float">
            <text:p>4.13333333333333</text:p>
          </table:table-cell>
        </table:table-row>
        <table:table-row table:style-name="ro1">
          <table:table-cell office:value-type="float" office:value="27.7385" calcext:value-type="float">
            <text:p>27.7385</text:p>
          </table:table-cell>
          <table:table-cell office:value-type="float" office:value="85.7774" calcext:value-type="float">
            <text:p>85.7774</text:p>
          </table:table-cell>
          <table:table-cell office:value-type="float" office:value="6.8" calcext:value-type="float">
            <text:p>6.8</text:p>
          </table:table-cell>
          <table:table-cell office:value-type="float" office:value="4.4875" calcext:value-type="float">
            <text:p>4.4875</text:p>
          </table:table-cell>
        </table:table-row>
        <table:table-row table:style-name="ro1">
          <table:table-cell office:value-type="float" office:value="28.151" calcext:value-type="float">
            <text:p>28.151</text:p>
          </table:table-cell>
          <table:table-cell office:value-type="float" office:value="85.7774" calcext:value-type="float">
            <text:p>85.7774</text:p>
          </table:table-cell>
          <table:table-cell office:value-type="float" office:value="18.8" calcext:value-type="float">
            <text:p>18.8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27.907" calcext:value-type="float">
            <text:p>27.907</text:p>
          </table:table-cell>
          <table:table-cell office:value-type="float" office:value="85.7785" calcext:value-type="float">
            <text:p>85.778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6929" calcext:value-type="float">
            <text:p>27.6929</text:p>
          </table:table-cell>
          <table:table-cell office:value-type="float" office:value="85.7815" calcext:value-type="float">
            <text:p>85.7815</text:p>
          </table:table-cell>
          <table:table-cell office:value-type="float" office:value="9.6" calcext:value-type="float">
            <text:p>9.6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7.6869" calcext:value-type="float">
            <text:p>27.6869</text:p>
          </table:table-cell>
          <table:table-cell office:value-type="float" office:value="85.782" calcext:value-type="float">
            <text:p>85.782</text:p>
          </table:table-cell>
          <table:table-cell office:value-type="float" office:value="10" calcext:value-type="float">
            <text:p>10</text:p>
          </table:table-cell>
          <table:table-cell office:value-type="float" office:value="4.51666666666667" calcext:value-type="float">
            <text:p>4.51666666666667</text:p>
          </table:table-cell>
        </table:table-row>
        <table:table-row table:style-name="ro1">
          <table:table-cell office:value-type="float" office:value="27.6074" calcext:value-type="float">
            <text:p>27.6074</text:p>
          </table:table-cell>
          <table:table-cell office:value-type="float" office:value="85.7858" calcext:value-type="float">
            <text:p>85.7858</text:p>
          </table:table-cell>
          <table:table-cell office:value-type="float" office:value="10" calcext:value-type="float">
            <text:p>1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7.8953" calcext:value-type="float">
            <text:p>27.8953</text:p>
          </table:table-cell>
          <table:table-cell office:value-type="float" office:value="85.79" calcext:value-type="float">
            <text:p>85.79</text:p>
          </table:table-cell>
          <table:table-cell office:value-type="float" office:value="19.4" calcext:value-type="float">
            <text:p>19.4</text:p>
          </table:table-cell>
          <table:table-cell office:value-type="float" office:value="4.175" calcext:value-type="float">
            <text:p>4.175</text:p>
          </table:table-cell>
        </table:table-row>
        <table:table-row table:style-name="ro1">
          <table:table-cell office:value-type="float" office:value="27.7426" calcext:value-type="float">
            <text:p>27.7426</text:p>
          </table:table-cell>
          <table:table-cell office:value-type="float" office:value="85.7925" calcext:value-type="float">
            <text:p>85.7925</text:p>
          </table:table-cell>
          <table:table-cell office:value-type="float" office:value="19" calcext:value-type="float">
            <text:p>19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8.1426" calcext:value-type="float">
            <text:p>28.1426</text:p>
          </table:table-cell>
          <table:table-cell office:value-type="float" office:value="85.8025" calcext:value-type="float">
            <text:p>85.8025</text:p>
          </table:table-cell>
          <table:table-cell office:value-type="float" office:value="10" calcext:value-type="float">
            <text:p>10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27.8177" calcext:value-type="float">
            <text:p>27.8177</text:p>
          </table:table-cell>
          <table:table-cell office:value-type="float" office:value="85.8072" calcext:value-type="float">
            <text:p>85.8072</text:p>
          </table:table-cell>
          <table:table-cell office:value-type="float" office:value="19" calcext:value-type="float">
            <text:p>19</text:p>
          </table:table-cell>
          <table:table-cell office:value-type="float" office:value="4.025" calcext:value-type="float">
            <text:p>4.025</text:p>
          </table:table-cell>
        </table:table-row>
        <table:table-row table:style-name="ro1">
          <table:table-cell office:value-type="float" office:value="27.8009" calcext:value-type="float">
            <text:p>27.8009</text:p>
          </table:table-cell>
          <table:table-cell office:value-type="float" office:value="85.8073" calcext:value-type="float">
            <text:p>85.8073</text:p>
          </table:table-cell>
          <table:table-cell office:value-type="float" office:value="14.7" calcext:value-type="float">
            <text:p>14.7</text:p>
          </table:table-cell>
          <table:table-cell office:value-type="float" office:value="5.04444444444445" calcext:value-type="float">
            <text:p>5.04444444444445</text:p>
          </table:table-cell>
        </table:table-row>
        <table:table-row table:style-name="ro1">
          <table:table-cell office:value-type="float" office:value="27.8101" calcext:value-type="float">
            <text:p>27.8101</text:p>
          </table:table-cell>
          <table:table-cell office:value-type="float" office:value="85.8122" calcext:value-type="float">
            <text:p>85.8122</text:p>
          </table:table-cell>
          <table:table-cell office:value-type="float" office:value="17.2" calcext:value-type="float">
            <text:p>17.2</text:p>
          </table:table-cell>
          <table:table-cell office:value-type="float" office:value="4.5625" calcext:value-type="float">
            <text:p>4.5625</text:p>
          </table:table-cell>
        </table:table-row>
        <table:table-row table:style-name="ro1">
          <table:table-cell office:value-type="float" office:value="27.9179" calcext:value-type="float">
            <text:p>27.9179</text:p>
          </table:table-cell>
          <table:table-cell office:value-type="float" office:value="85.8134" calcext:value-type="float">
            <text:p>85.8134</text:p>
          </table:table-cell>
          <table:table-cell office:value-type="float" office:value="19" calcext:value-type="float">
            <text:p>19</text:p>
          </table:table-cell>
          <table:table-cell office:value-type="float" office:value="4.175" calcext:value-type="float">
            <text:p>4.175</text:p>
          </table:table-cell>
        </table:table-row>
        <table:table-row table:style-name="ro1">
          <table:table-cell office:value-type="float" office:value="27.723" calcext:value-type="float">
            <text:p>27.723</text:p>
          </table:table-cell>
          <table:table-cell office:value-type="float" office:value="85.8169" calcext:value-type="float">
            <text:p>85.8169</text:p>
          </table:table-cell>
          <table:table-cell office:value-type="float" office:value="19" calcext:value-type="float">
            <text:p>19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float" office:value="27.7662" calcext:value-type="float">
            <text:p>27.7662</text:p>
          </table:table-cell>
          <table:table-cell office:value-type="float" office:value="85.8192" calcext:value-type="float">
            <text:p>85.819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7986" calcext:value-type="float">
            <text:p>27.7986</text:p>
          </table:table-cell>
          <table:table-cell office:value-type="float" office:value="85.8214" calcext:value-type="float">
            <text:p>85.8214</text:p>
          </table:table-cell>
          <table:table-cell office:value-type="float" office:value="10" calcext:value-type="float">
            <text:p>10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float" office:value="27.7996" calcext:value-type="float">
            <text:p>27.7996</text:p>
          </table:table-cell>
          <table:table-cell office:value-type="float" office:value="85.8233" calcext:value-type="float">
            <text:p>85.8233</text:p>
          </table:table-cell>
          <table:table-cell office:value-type="float" office:value="16.8" calcext:value-type="float">
            <text:p>16.8</text:p>
          </table:table-cell>
          <table:table-cell office:value-type="float" office:value="5.33333333333333" calcext:value-type="float">
            <text:p>5.33333333333333</text:p>
          </table:table-cell>
        </table:table-row>
        <table:table-row table:style-name="ro1">
          <table:table-cell office:value-type="float" office:value="27.6139" calcext:value-type="float">
            <text:p>27.6139</text:p>
          </table:table-cell>
          <table:table-cell office:value-type="float" office:value="85.832" calcext:value-type="float">
            <text:p>85.832</text:p>
          </table:table-cell>
          <table:table-cell office:value-type="float" office:value="19" calcext:value-type="float">
            <text:p>19</text:p>
          </table:table-cell>
          <table:table-cell office:value-type="float" office:value="4.04" calcext:value-type="float">
            <text:p>4.04</text:p>
          </table:table-cell>
        </table:table-row>
        <table:table-row table:style-name="ro1">
          <table:table-cell office:value-type="float" office:value="27.5009" calcext:value-type="float">
            <text:p>27.5009</text:p>
          </table:table-cell>
          <table:table-cell office:value-type="float" office:value="85.8332" calcext:value-type="float">
            <text:p>85.8332</text:p>
          </table:table-cell>
          <table:table-cell office:value-type="float" office:value="22.3" calcext:value-type="float">
            <text:p>22.3</text:p>
          </table:table-cell>
          <table:table-cell office:value-type="float" office:value="4.2125" calcext:value-type="float">
            <text:p>4.2125</text:p>
          </table:table-cell>
        </table:table-row>
        <table:table-row table:style-name="ro1">
          <table:table-cell office:value-type="float" office:value="27.5646" calcext:value-type="float">
            <text:p>27.5646</text:p>
          </table:table-cell>
          <table:table-cell office:value-type="float" office:value="85.836" calcext:value-type="float">
            <text:p>85.836</text:p>
          </table:table-cell>
          <table:table-cell office:value-type="float" office:value="19" calcext:value-type="float">
            <text:p>19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27.7774" calcext:value-type="float">
            <text:p>27.7774</text:p>
          </table:table-cell>
          <table:table-cell office:value-type="float" office:value="85.8367" calcext:value-type="float">
            <text:p>85.8367</text:p>
          </table:table-cell>
          <table:table-cell office:value-type="float" office:value="15.4" calcext:value-type="float">
            <text:p>15.4</text:p>
          </table:table-cell>
          <table:table-cell office:value-type="float" office:value="4.3625" calcext:value-type="float">
            <text:p>4.3625</text:p>
          </table:table-cell>
        </table:table-row>
        <table:table-row table:style-name="ro1">
          <table:table-cell office:value-type="float" office:value="27.7109" calcext:value-type="float">
            <text:p>27.7109</text:p>
          </table:table-cell>
          <table:table-cell office:value-type="float" office:value="85.8368" calcext:value-type="float">
            <text:p>85.8368</text:p>
          </table:table-cell>
          <table:table-cell office:value-type="float" office:value="13.9" calcext:value-type="float">
            <text:p>13.9</text:p>
          </table:table-cell>
          <table:table-cell office:value-type="float" office:value="4.025" calcext:value-type="float">
            <text:p>4.025</text:p>
          </table:table-cell>
        </table:table-row>
        <table:table-row table:style-name="ro1">
          <table:table-cell office:value-type="float" office:value="27.5897" calcext:value-type="float">
            <text:p>27.5897</text:p>
          </table:table-cell>
          <table:table-cell office:value-type="float" office:value="85.8393" calcext:value-type="float">
            <text:p>85.8393</text:p>
          </table:table-cell>
          <table:table-cell office:value-type="float" office:value="19" calcext:value-type="float">
            <text:p>19</text:p>
          </table:table-cell>
          <table:table-cell office:value-type="float" office:value="4.33333333333333" calcext:value-type="float">
            <text:p>4.33333333333333</text:p>
          </table:table-cell>
        </table:table-row>
        <table:table-row table:style-name="ro1">
          <table:table-cell office:value-type="float" office:value="27.8845" calcext:value-type="float">
            <text:p>27.8845</text:p>
          </table:table-cell>
          <table:table-cell office:value-type="float" office:value="85.8424" calcext:value-type="float">
            <text:p>85.8424</text:p>
          </table:table-cell>
          <table:table-cell office:value-type="float" office:value="19.7" calcext:value-type="float">
            <text:p>19.7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27.7404" calcext:value-type="float">
            <text:p>27.7404</text:p>
          </table:table-cell>
          <table:table-cell office:value-type="float" office:value="85.8442" calcext:value-type="float">
            <text:p>85.8442</text:p>
          </table:table-cell>
          <table:table-cell office:value-type="float" office:value="9.5" calcext:value-type="float">
            <text:p>9.5</text:p>
          </table:table-cell>
          <table:table-cell office:value-type="float" office:value="5.07" calcext:value-type="float">
            <text:p>5.07</text:p>
          </table:table-cell>
        </table:table-row>
        <table:table-row table:style-name="ro1">
          <table:table-cell office:value-type="float" office:value="27.7021" calcext:value-type="float">
            <text:p>27.7021</text:p>
          </table:table-cell>
          <table:table-cell office:value-type="float" office:value="85.8475" calcext:value-type="float">
            <text:p>85.8475</text:p>
          </table:table-cell>
          <table:table-cell office:value-type="float" office:value="9.2" calcext:value-type="float">
            <text:p>9.2</text:p>
          </table:table-cell>
          <table:table-cell office:value-type="float" office:value="4.22857142857143" calcext:value-type="float">
            <text:p>4.22857142857143</text:p>
          </table:table-cell>
        </table:table-row>
        <table:table-row table:style-name="ro1">
          <table:table-cell office:value-type="float" office:value="27.825" calcext:value-type="float">
            <text:p>27.825</text:p>
          </table:table-cell>
          <table:table-cell office:value-type="float" office:value="85.848" calcext:value-type="float">
            <text:p>85.848</text:p>
          </table:table-cell>
          <table:table-cell office:value-type="float" office:value="19" calcext:value-type="float">
            <text:p>19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float" office:value="27.8485" calcext:value-type="float">
            <text:p>27.8485</text:p>
          </table:table-cell>
          <table:table-cell office:value-type="float" office:value="85.8517" calcext:value-type="float">
            <text:p>85.8517</text:p>
          </table:table-cell>
          <table:table-cell office:value-type="float" office:value="10" calcext:value-type="float">
            <text:p>1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7.5057" calcext:value-type="float">
            <text:p>27.5057</text:p>
          </table:table-cell>
          <table:table-cell office:value-type="float" office:value="85.8528" calcext:value-type="float">
            <text:p>85.8528</text:p>
          </table:table-cell>
          <table:table-cell office:value-type="float" office:value="19" calcext:value-type="float">
            <text:p>19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27.5921" calcext:value-type="float">
            <text:p>27.5921</text:p>
          </table:table-cell>
          <table:table-cell office:value-type="float" office:value="85.8535" calcext:value-type="float">
            <text:p>85.8535</text:p>
          </table:table-cell>
          <table:table-cell office:value-type="float" office:value="19" calcext:value-type="float">
            <text:p>19</text:p>
          </table:table-cell>
          <table:table-cell office:value-type="float" office:value="4.52222222222222" calcext:value-type="float">
            <text:p>4.52222222222222</text:p>
          </table:table-cell>
        </table:table-row>
        <table:table-row table:style-name="ro1">
          <table:table-cell office:value-type="float" office:value="27.6833" calcext:value-type="float">
            <text:p>27.6833</text:p>
          </table:table-cell>
          <table:table-cell office:value-type="float" office:value="85.854" calcext:value-type="float">
            <text:p>85.854</text:p>
          </table:table-cell>
          <table:table-cell office:value-type="float" office:value="12.1" calcext:value-type="float">
            <text:p>12.1</text:p>
          </table:table-cell>
          <table:table-cell office:value-type="float" office:value="4.14" calcext:value-type="float">
            <text:p>4.14</text:p>
          </table:table-cell>
        </table:table-row>
        <table:table-row table:style-name="ro1">
          <table:table-cell office:value-type="float" office:value="27.7457" calcext:value-type="float">
            <text:p>27.7457</text:p>
          </table:table-cell>
          <table:table-cell office:value-type="float" office:value="85.8556" calcext:value-type="float">
            <text:p>85.8556</text:p>
          </table:table-cell>
          <table:table-cell office:value-type="float" office:value="9.6" calcext:value-type="float">
            <text:p>9.6</text:p>
          </table:table-cell>
          <table:table-cell office:value-type="float" office:value="4.06" calcext:value-type="float">
            <text:p>4.06</text:p>
          </table:table-cell>
        </table:table-row>
        <table:table-row table:style-name="ro1">
          <table:table-cell office:value-type="float" office:value="27.6483" calcext:value-type="float">
            <text:p>27.6483</text:p>
          </table:table-cell>
          <table:table-cell office:value-type="float" office:value="85.8569" calcext:value-type="float">
            <text:p>85.8569</text:p>
          </table:table-cell>
          <table:table-cell office:value-type="float" office:value="15.7" calcext:value-type="float">
            <text:p>15.7</text:p>
          </table:table-cell>
          <table:table-cell office:value-type="float" office:value="4.16666666666667" calcext:value-type="float">
            <text:p>4.16666666666667</text:p>
          </table:table-cell>
        </table:table-row>
        <table:table-row table:style-name="ro1">
          <table:table-cell office:value-type="float" office:value="31.0132" calcext:value-type="float">
            <text:p>31.0132</text:p>
          </table:table-cell>
          <table:table-cell office:value-type="float" office:value="85.8618" calcext:value-type="float">
            <text:p>85.8618</text:p>
          </table:table-cell>
          <table:table-cell office:value-type="float" office:value="35" calcext:value-type="float">
            <text:p>35</text:p>
          </table:table-cell>
          <table:table-cell office:value-type="float" office:value="4.15714285714286" calcext:value-type="float">
            <text:p>4.15714285714286</text:p>
          </table:table-cell>
        </table:table-row>
        <table:table-row table:style-name="ro1">
          <table:table-cell office:value-type="float" office:value="28.2579" calcext:value-type="float">
            <text:p>28.2579</text:p>
          </table:table-cell>
          <table:table-cell office:value-type="float" office:value="85.8625" calcext:value-type="float">
            <text:p>85.8625</text:p>
          </table:table-cell>
          <table:table-cell office:value-type="float" office:value="9.9" calcext:value-type="float">
            <text:p>9.9</text:p>
          </table:table-cell>
          <table:table-cell office:value-type="float" office:value="5.08" calcext:value-type="float">
            <text:p>5.08</text:p>
          </table:table-cell>
        </table:table-row>
        <table:table-row table:style-name="ro1">
          <table:table-cell office:value-type="float" office:value="27.79" calcext:value-type="float">
            <text:p>27.79</text:p>
          </table:table-cell>
          <table:table-cell office:value-type="float" office:value="85.8645" calcext:value-type="float">
            <text:p>85.8645</text:p>
          </table:table-cell>
          <table:table-cell office:value-type="float" office:value="13.4" calcext:value-type="float">
            <text:p>13.4</text:p>
          </table:table-cell>
          <table:table-cell office:value-type="float" office:value="4.425" calcext:value-type="float">
            <text:p>4.425</text:p>
          </table:table-cell>
        </table:table-row>
        <table:table-row table:style-name="ro1">
          <table:table-cell office:value-type="float" office:value="27.4794" calcext:value-type="float">
            <text:p>27.4794</text:p>
          </table:table-cell>
          <table:table-cell office:value-type="float" office:value="85.8656" calcext:value-type="float">
            <text:p>85.8656</text:p>
          </table:table-cell>
          <table:table-cell office:value-type="float" office:value="10" calcext:value-type="float">
            <text:p>10</text:p>
          </table:table-cell>
          <table:table-cell office:value-type="float" office:value="4.225" calcext:value-type="float">
            <text:p>4.225</text:p>
          </table:table-cell>
        </table:table-row>
        <table:table-row table:style-name="ro1">
          <table:table-cell office:value-type="float" office:value="27.332" calcext:value-type="float">
            <text:p>27.332</text:p>
          </table:table-cell>
          <table:table-cell office:value-type="float" office:value="85.866" calcext:value-type="float">
            <text:p>85.866</text:p>
          </table:table-cell>
          <table:table-cell office:value-type="float" office:value="19" calcext:value-type="float">
            <text:p>19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27.7065" calcext:value-type="float">
            <text:p>27.7065</text:p>
          </table:table-cell>
          <table:table-cell office:value-type="float" office:value="85.8663" calcext:value-type="float">
            <text:p>85.866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.3208" calcext:value-type="float">
            <text:p>28.3208</text:p>
          </table:table-cell>
          <table:table-cell office:value-type="float" office:value="85.867" calcext:value-type="float">
            <text:p>85.867</text:p>
          </table:table-cell>
          <table:table-cell office:value-type="float" office:value="35" calcext:value-type="float">
            <text:p>35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7.926" calcext:value-type="float">
            <text:p>27.926</text:p>
          </table:table-cell>
          <table:table-cell office:value-type="float" office:value="85.8672" calcext:value-type="float">
            <text:p>85.8672</text:p>
          </table:table-cell>
          <table:table-cell office:value-type="float" office:value="19" calcext:value-type="float">
            <text:p>19</text:p>
          </table:table-cell>
          <table:table-cell office:value-type="float" office:value="4.35" calcext:value-type="float">
            <text:p>4.35</text:p>
          </table:table-cell>
        </table:table-row>
        <table:table-row table:style-name="ro1">
          <table:table-cell office:value-type="float" office:value="28.2324" calcext:value-type="float">
            <text:p>28.2324</text:p>
          </table:table-cell>
          <table:table-cell office:value-type="float" office:value="85.8701" calcext:value-type="float">
            <text:p>85.8701</text:p>
          </table:table-cell>
          <table:table-cell office:value-type="float" office:value="8.6" calcext:value-type="float">
            <text:p>8.6</text:p>
          </table:table-cell>
          <table:table-cell office:value-type="float" office:value="4.36" calcext:value-type="float">
            <text:p>4.36</text:p>
          </table:table-cell>
        </table:table-row>
        <table:table-row table:style-name="ro1">
          <table:table-cell office:value-type="float" office:value="27.7245" calcext:value-type="float">
            <text:p>27.7245</text:p>
          </table:table-cell>
          <table:table-cell office:value-type="float" office:value="85.8702" calcext:value-type="float">
            <text:p>85.8702</text:p>
          </table:table-cell>
          <table:table-cell office:value-type="float" office:value="31.1" calcext:value-type="float">
            <text:p>31.1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27.666" calcext:value-type="float">
            <text:p>27.666</text:p>
          </table:table-cell>
          <table:table-cell office:value-type="float" office:value="85.8706" calcext:value-type="float">
            <text:p>85.8706</text:p>
          </table:table-cell>
          <table:table-cell office:value-type="float" office:value="10.5" calcext:value-type="float">
            <text:p>10.5</text:p>
          </table:table-cell>
          <table:table-cell office:value-type="float" office:value="4.3875" calcext:value-type="float">
            <text:p>4.3875</text:p>
          </table:table-cell>
        </table:table-row>
        <table:table-row table:style-name="ro1">
          <table:table-cell office:value-type="float" office:value="27.8698" calcext:value-type="float">
            <text:p>27.8698</text:p>
          </table:table-cell>
          <table:table-cell office:value-type="float" office:value="85.8732" calcext:value-type="float">
            <text:p>85.8732</text:p>
          </table:table-cell>
          <table:table-cell office:value-type="float" office:value="14.3" calcext:value-type="float">
            <text:p>14.3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>
          <table:table-cell office:value-type="float" office:value="28.3339" calcext:value-type="float">
            <text:p>28.3339</text:p>
          </table:table-cell>
          <table:table-cell office:value-type="float" office:value="85.8744" calcext:value-type="float">
            <text:p>85.874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2347" calcext:value-type="float">
            <text:p>27.2347</text:p>
          </table:table-cell>
          <table:table-cell office:value-type="float" office:value="85.8752" calcext:value-type="float">
            <text:p>85.875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.005" calcext:value-type="float">
            <text:p>28.005</text:p>
          </table:table-cell>
          <table:table-cell office:value-type="float" office:value="85.8761" calcext:value-type="float">
            <text:p>85.8761</text:p>
          </table:table-cell>
          <table:table-cell office:value-type="float" office:value="11.7" calcext:value-type="float">
            <text:p>11.7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27.5284" calcext:value-type="float">
            <text:p>27.5284</text:p>
          </table:table-cell>
          <table:table-cell office:value-type="float" office:value="85.8817" calcext:value-type="float">
            <text:p>85.8817</text:p>
          </table:table-cell>
          <table:table-cell office:value-type="float" office:value="11.1" calcext:value-type="float">
            <text:p>11.1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27.7824" calcext:value-type="float">
            <text:p>27.7824</text:p>
          </table:table-cell>
          <table:table-cell office:value-type="float" office:value="85.8831" calcext:value-type="float">
            <text:p>85.8831</text:p>
          </table:table-cell>
          <table:table-cell office:value-type="float" office:value="10" calcext:value-type="float">
            <text:p>10</text:p>
          </table:table-cell>
          <table:table-cell office:value-type="float" office:value="4.13333333333333" calcext:value-type="float">
            <text:p>4.13333333333333</text:p>
          </table:table-cell>
        </table:table-row>
        <table:table-row table:style-name="ro1">
          <table:table-cell office:value-type="float" office:value="27.6927" calcext:value-type="float">
            <text:p>27.6927</text:p>
          </table:table-cell>
          <table:table-cell office:value-type="float" office:value="85.8848" calcext:value-type="float">
            <text:p>85.8848</text:p>
          </table:table-cell>
          <table:table-cell office:value-type="float" office:value="17.2" calcext:value-type="float">
            <text:p>17.2</text:p>
          </table:table-cell>
          <table:table-cell office:value-type="float" office:value="4.73333333333333" calcext:value-type="float">
            <text:p>4.73333333333333</text:p>
          </table:table-cell>
        </table:table-row>
        <table:table-row table:style-name="ro1">
          <table:table-cell office:value-type="float" office:value="30.3228" calcext:value-type="float">
            <text:p>30.3228</text:p>
          </table:table-cell>
          <table:table-cell office:value-type="float" office:value="85.8946" calcext:value-type="float">
            <text:p>85.8946</text:p>
          </table:table-cell>
          <table:table-cell office:value-type="float" office:value="35" calcext:value-type="float">
            <text:p>35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float" office:value="27.5565" calcext:value-type="float">
            <text:p>27.5565</text:p>
          </table:table-cell>
          <table:table-cell office:value-type="float" office:value="85.895" calcext:value-type="float">
            <text:p>85.895</text:p>
          </table:table-cell>
          <table:table-cell office:value-type="float" office:value="19" calcext:value-type="float">
            <text:p>19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27.8174" calcext:value-type="float">
            <text:p>27.8174</text:p>
          </table:table-cell>
          <table:table-cell office:value-type="float" office:value="85.895" calcext:value-type="float">
            <text:p>85.895</text:p>
          </table:table-cell>
          <table:table-cell office:value-type="float" office:value="7.5" calcext:value-type="float">
            <text:p>7.5</text:p>
          </table:table-cell>
          <table:table-cell office:value-type="float" office:value="4.23333333333333" calcext:value-type="float">
            <text:p>4.23333333333333</text:p>
          </table:table-cell>
        </table:table-row>
        <table:table-row table:style-name="ro1">
          <table:table-cell office:value-type="float" office:value="27.7729" calcext:value-type="float">
            <text:p>27.7729</text:p>
          </table:table-cell>
          <table:table-cell office:value-type="float" office:value="85.8975" calcext:value-type="float">
            <text:p>85.8975</text:p>
          </table:table-cell>
          <table:table-cell office:value-type="float" office:value="19" calcext:value-type="float">
            <text:p>19</text:p>
          </table:table-cell>
          <table:table-cell office:value-type="float" office:value="4.24444444444445" calcext:value-type="float">
            <text:p>4.24444444444445</text:p>
          </table:table-cell>
        </table:table-row>
        <table:table-row table:style-name="ro1">
          <table:table-cell office:value-type="float" office:value="27.7097" calcext:value-type="float">
            <text:p>27.7097</text:p>
          </table:table-cell>
          <table:table-cell office:value-type="float" office:value="85.9014" calcext:value-type="float">
            <text:p>85.9014</text:p>
          </table:table-cell>
          <table:table-cell office:value-type="float" office:value="10" calcext:value-type="float">
            <text:p>10</text:p>
          </table:table-cell>
          <table:table-cell office:value-type="float" office:value="5.24" calcext:value-type="float">
            <text:p>5.24</text:p>
          </table:table-cell>
        </table:table-row>
        <table:table-row table:style-name="ro1">
          <table:table-cell office:value-type="float" office:value="27.607" calcext:value-type="float">
            <text:p>27.607</text:p>
          </table:table-cell>
          <table:table-cell office:value-type="float" office:value="85.9022" calcext:value-type="float">
            <text:p>85.9022</text:p>
          </table:table-cell>
          <table:table-cell office:value-type="float" office:value="12.1" calcext:value-type="float">
            <text:p>12.1</text:p>
          </table:table-cell>
          <table:table-cell office:value-type="float" office:value="4.225" calcext:value-type="float">
            <text:p>4.225</text:p>
          </table:table-cell>
        </table:table-row>
        <table:table-row table:style-name="ro1">
          <table:table-cell office:value-type="float" office:value="27.762" calcext:value-type="float">
            <text:p>27.762</text:p>
          </table:table-cell>
          <table:table-cell office:value-type="float" office:value="85.9032" calcext:value-type="float">
            <text:p>85.903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861" calcext:value-type="float">
            <text:p>27.861</text:p>
          </table:table-cell>
          <table:table-cell office:value-type="float" office:value="85.907" calcext:value-type="float">
            <text:p>85.907</text:p>
          </table:table-cell>
          <table:table-cell office:value-type="float" office:value="19" calcext:value-type="float">
            <text:p>19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31.0964" calcext:value-type="float">
            <text:p>31.0964</text:p>
          </table:table-cell>
          <table:table-cell office:value-type="float" office:value="85.9082" calcext:value-type="float">
            <text:p>85.9082</text:p>
          </table:table-cell>
          <table:table-cell office:value-type="float" office:value="35" calcext:value-type="float">
            <text:p>35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float" office:value="27.7141" calcext:value-type="float">
            <text:p>27.7141</text:p>
          </table:table-cell>
          <table:table-cell office:value-type="float" office:value="85.9099" calcext:value-type="float">
            <text:p>85.9099</text:p>
          </table:table-cell>
          <table:table-cell office:value-type="float" office:value="16.2" calcext:value-type="float">
            <text:p>16.2</text:p>
          </table:table-cell>
          <table:table-cell office:value-type="float" office:value="4.47142857142857" calcext:value-type="float">
            <text:p>4.47142857142857</text:p>
          </table:table-cell>
        </table:table-row>
        <table:table-row table:style-name="ro1">
          <table:table-cell office:value-type="float" office:value="27.4753" calcext:value-type="float">
            <text:p>27.4753</text:p>
          </table:table-cell>
          <table:table-cell office:value-type="float" office:value="85.9111" calcext:value-type="float">
            <text:p>85.9111</text:p>
          </table:table-cell>
          <table:table-cell office:value-type="float" office:value="19" calcext:value-type="float">
            <text:p>19</text:p>
          </table:table-cell>
          <table:table-cell office:value-type="float" office:value="4.38" calcext:value-type="float">
            <text:p>4.38</text:p>
          </table:table-cell>
        </table:table-row>
        <table:table-row table:style-name="ro1">
          <table:table-cell office:value-type="float" office:value="27.6269" calcext:value-type="float">
            <text:p>27.6269</text:p>
          </table:table-cell>
          <table:table-cell office:value-type="float" office:value="85.9132" calcext:value-type="float">
            <text:p>85.9132</text:p>
          </table:table-cell>
          <table:table-cell office:value-type="float" office:value="20.8" calcext:value-type="float">
            <text:p>20.8</text:p>
          </table:table-cell>
          <table:table-cell office:value-type="float" office:value="4.34" calcext:value-type="float">
            <text:p>4.34</text:p>
          </table:table-cell>
        </table:table-row>
        <table:table-row table:style-name="ro1">
          <table:table-cell office:value-type="float" office:value="27.6796" calcext:value-type="float">
            <text:p>27.6796</text:p>
          </table:table-cell>
          <table:table-cell office:value-type="float" office:value="85.9142" calcext:value-type="float">
            <text:p>85.9142</text:p>
          </table:table-cell>
          <table:table-cell office:value-type="float" office:value="19" calcext:value-type="float">
            <text:p>19</text:p>
          </table:table-cell>
          <table:table-cell office:value-type="float" office:value="4.14" calcext:value-type="float">
            <text:p>4.14</text:p>
          </table:table-cell>
        </table:table-row>
        <table:table-row table:style-name="ro1">
          <table:table-cell office:value-type="float" office:value="27.591" calcext:value-type="float">
            <text:p>27.591</text:p>
          </table:table-cell>
          <table:table-cell office:value-type="float" office:value="85.9145" calcext:value-type="float">
            <text:p>85.9145</text:p>
          </table:table-cell>
          <table:table-cell office:value-type="float" office:value="10" calcext:value-type="float">
            <text:p>10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27.7992" calcext:value-type="float">
            <text:p>27.7992</text:p>
          </table:table-cell>
          <table:table-cell office:value-type="float" office:value="85.9152" calcext:value-type="float">
            <text:p>85.915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6083" calcext:value-type="float">
            <text:p>27.6083</text:p>
          </table:table-cell>
          <table:table-cell office:value-type="float" office:value="85.9153" calcext:value-type="float">
            <text:p>85.9153</text:p>
          </table:table-cell>
          <table:table-cell office:value-type="float" office:value="19" calcext:value-type="float">
            <text:p>19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>
          <table:table-cell office:value-type="float" office:value="27.8242" calcext:value-type="float">
            <text:p>27.8242</text:p>
          </table:table-cell>
          <table:table-cell office:value-type="float" office:value="85.922" calcext:value-type="float">
            <text:p>85.922</text:p>
          </table:table-cell>
          <table:table-cell office:value-type="float" office:value="26.5" calcext:value-type="float">
            <text:p>26.5</text:p>
          </table:table-cell>
          <table:table-cell office:value-type="float" office:value="4.7625" calcext:value-type="float">
            <text:p>4.7625</text:p>
          </table:table-cell>
        </table:table-row>
        <table:table-row table:style-name="ro1">
          <table:table-cell office:value-type="float" office:value="27.7952" calcext:value-type="float">
            <text:p>27.7952</text:p>
          </table:table-cell>
          <table:table-cell office:value-type="float" office:value="85.9248" calcext:value-type="float">
            <text:p>85.9248</text:p>
          </table:table-cell>
          <table:table-cell office:value-type="float" office:value="17.2" calcext:value-type="float">
            <text:p>17.2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7.7534" calcext:value-type="float">
            <text:p>27.7534</text:p>
          </table:table-cell>
          <table:table-cell office:value-type="float" office:value="85.9261" calcext:value-type="float">
            <text:p>85.9261</text:p>
          </table:table-cell>
          <table:table-cell office:value-type="float" office:value="12.9" calcext:value-type="float">
            <text:p>12.9</text:p>
          </table:table-cell>
          <table:table-cell office:value-type="float" office:value="4.23333333333333" calcext:value-type="float">
            <text:p>4.23333333333333</text:p>
          </table:table-cell>
        </table:table-row>
        <table:table-row table:style-name="ro1">
          <table:table-cell office:value-type="float" office:value="31.1664" calcext:value-type="float">
            <text:p>31.1664</text:p>
          </table:table-cell>
          <table:table-cell office:value-type="float" office:value="85.9269" calcext:value-type="float">
            <text:p>85.9269</text:p>
          </table:table-cell>
          <table:table-cell office:value-type="float" office:value="14.2" calcext:value-type="float">
            <text:p>14.2</text:p>
          </table:table-cell>
          <table:table-cell office:value-type="float" office:value="5.625" calcext:value-type="float">
            <text:p>5.625</text:p>
          </table:table-cell>
        </table:table-row>
        <table:table-row table:style-name="ro1">
          <table:table-cell office:value-type="float" office:value="27.7212" calcext:value-type="float">
            <text:p>27.7212</text:p>
          </table:table-cell>
          <table:table-cell office:value-type="float" office:value="85.9291" calcext:value-type="float">
            <text:p>85.9291</text:p>
          </table:table-cell>
          <table:table-cell office:value-type="float" office:value="19" calcext:value-type="float">
            <text:p>19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27.8399" calcext:value-type="float">
            <text:p>27.8399</text:p>
          </table:table-cell>
          <table:table-cell office:value-type="float" office:value="85.9294" calcext:value-type="float">
            <text:p>85.9294</text:p>
          </table:table-cell>
          <table:table-cell office:value-type="float" office:value="12.2" calcext:value-type="float">
            <text:p>12.2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27.5571" calcext:value-type="float">
            <text:p>27.5571</text:p>
          </table:table-cell>
          <table:table-cell office:value-type="float" office:value="85.9302" calcext:value-type="float">
            <text:p>85.9302</text:p>
          </table:table-cell>
          <table:table-cell office:value-type="float" office:value="14.3" calcext:value-type="float">
            <text:p>14.3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7.6898" calcext:value-type="float">
            <text:p>27.6898</text:p>
          </table:table-cell>
          <table:table-cell office:value-type="float" office:value="85.9308" calcext:value-type="float">
            <text:p>85.9308</text:p>
          </table:table-cell>
          <table:table-cell office:value-type="float" office:value="19" calcext:value-type="float">
            <text:p>19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8.2729" calcext:value-type="float">
            <text:p>28.2729</text:p>
          </table:table-cell>
          <table:table-cell office:value-type="float" office:value="85.9321" calcext:value-type="float">
            <text:p>85.9321</text:p>
          </table:table-cell>
          <table:table-cell office:value-type="float" office:value="52.4" calcext:value-type="float">
            <text:p>52.4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7.7836" calcext:value-type="float">
            <text:p>27.7836</text:p>
          </table:table-cell>
          <table:table-cell office:value-type="float" office:value="85.9361" calcext:value-type="float">
            <text:p>85.9361</text:p>
          </table:table-cell>
          <table:table-cell office:value-type="float" office:value="15" calcext:value-type="float">
            <text:p>15</text:p>
          </table:table-cell>
          <table:table-cell office:value-type="float" office:value="4.08" calcext:value-type="float">
            <text:p>4.08</text:p>
          </table:table-cell>
        </table:table-row>
        <table:table-row table:style-name="ro1">
          <table:table-cell office:value-type="float" office:value="27.6716" calcext:value-type="float">
            <text:p>27.6716</text:p>
          </table:table-cell>
          <table:table-cell office:value-type="float" office:value="85.9459" calcext:value-type="float">
            <text:p>85.9459</text:p>
          </table:table-cell>
          <table:table-cell office:value-type="float" office:value="19" calcext:value-type="float">
            <text:p>19</text:p>
          </table:table-cell>
          <table:table-cell office:value-type="float" office:value="4.125" calcext:value-type="float">
            <text:p>4.125</text:p>
          </table:table-cell>
        </table:table-row>
        <table:table-row table:style-name="ro1">
          <table:table-cell office:value-type="float" office:value="28.1625" calcext:value-type="float">
            <text:p>28.1625</text:p>
          </table:table-cell>
          <table:table-cell office:value-type="float" office:value="85.948" calcext:value-type="float">
            <text:p>85.94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5068" calcext:value-type="float">
            <text:p>27.5068</text:p>
          </table:table-cell>
          <table:table-cell office:value-type="float" office:value="85.9497" calcext:value-type="float">
            <text:p>85.9497</text:p>
          </table:table-cell>
          <table:table-cell office:value-type="float" office:value="19" calcext:value-type="float">
            <text:p>19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27.5946" calcext:value-type="float">
            <text:p>27.5946</text:p>
          </table:table-cell>
          <table:table-cell office:value-type="float" office:value="85.9541" calcext:value-type="float">
            <text:p>85.9541</text:p>
          </table:table-cell>
          <table:table-cell office:value-type="float" office:value="19" calcext:value-type="float">
            <text:p>19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27.7714" calcext:value-type="float">
            <text:p>27.7714</text:p>
          </table:table-cell>
          <table:table-cell office:value-type="float" office:value="85.9547" calcext:value-type="float">
            <text:p>85.9547</text:p>
          </table:table-cell>
          <table:table-cell office:value-type="float" office:value="19" calcext:value-type="float">
            <text:p>19</text:p>
          </table:table-cell>
          <table:table-cell office:value-type="float" office:value="4.81" calcext:value-type="float">
            <text:p>4.81</text:p>
          </table:table-cell>
        </table:table-row>
        <table:table-row table:style-name="ro1">
          <table:table-cell office:value-type="float" office:value="26.9317" calcext:value-type="float">
            <text:p>26.9317</text:p>
          </table:table-cell>
          <table:table-cell office:value-type="float" office:value="85.9551" calcext:value-type="float">
            <text:p>85.9551</text:p>
          </table:table-cell>
          <table:table-cell office:value-type="float" office:value="10" calcext:value-type="float">
            <text:p>10</text:p>
          </table:table-cell>
          <table:table-cell office:value-type="float" office:value="4.13333333333333" calcext:value-type="float">
            <text:p>4.13333333333333</text:p>
          </table:table-cell>
        </table:table-row>
        <table:table-row table:style-name="ro1">
          <table:table-cell office:value-type="float" office:value="27.5916" calcext:value-type="float">
            <text:p>27.5916</text:p>
          </table:table-cell>
          <table:table-cell office:value-type="float" office:value="85.9583" calcext:value-type="float">
            <text:p>85.958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6955" calcext:value-type="float">
            <text:p>27.6955</text:p>
          </table:table-cell>
          <table:table-cell office:value-type="float" office:value="85.9601" calcext:value-type="float">
            <text:p>85.9601</text:p>
          </table:table-cell>
          <table:table-cell office:value-type="float" office:value="19" calcext:value-type="float">
            <text:p>19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27.6295" calcext:value-type="float">
            <text:p>27.6295</text:p>
          </table:table-cell>
          <table:table-cell office:value-type="float" office:value="85.962" calcext:value-type="float">
            <text:p>85.962</text:p>
          </table:table-cell>
          <table:table-cell office:value-type="float" office:value="19" calcext:value-type="float">
            <text:p>19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27.5822" calcext:value-type="float">
            <text:p>27.5822</text:p>
          </table:table-cell>
          <table:table-cell office:value-type="float" office:value="85.9648" calcext:value-type="float">
            <text:p>85.9648</text:p>
          </table:table-cell>
          <table:table-cell office:value-type="float" office:value="6.3" calcext:value-type="float">
            <text:p>6.3</text:p>
          </table:table-cell>
          <table:table-cell office:value-type="float" office:value="4.32857142857143" calcext:value-type="float">
            <text:p>4.32857142857143</text:p>
          </table:table-cell>
        </table:table-row>
        <table:table-row table:style-name="ro1">
          <table:table-cell office:value-type="float" office:value="27.7668" calcext:value-type="float">
            <text:p>27.7668</text:p>
          </table:table-cell>
          <table:table-cell office:value-type="float" office:value="85.9655" calcext:value-type="float">
            <text:p>85.9655</text:p>
          </table:table-cell>
          <table:table-cell office:value-type="float" office:value="19" calcext:value-type="float">
            <text:p>19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27.6239" calcext:value-type="float">
            <text:p>27.6239</text:p>
          </table:table-cell>
          <table:table-cell office:value-type="float" office:value="85.9667" calcext:value-type="float">
            <text:p>85.9667</text:p>
          </table:table-cell>
          <table:table-cell office:value-type="float" office:value="12.7" calcext:value-type="float">
            <text:p>12.7</text:p>
          </table:table-cell>
          <table:table-cell office:value-type="float" office:value="4.26666666666667" calcext:value-type="float">
            <text:p>4.26666666666667</text:p>
          </table:table-cell>
        </table:table-row>
        <table:table-row table:style-name="ro1">
          <table:table-cell office:value-type="float" office:value="27.4645" calcext:value-type="float">
            <text:p>27.4645</text:p>
          </table:table-cell>
          <table:table-cell office:value-type="float" office:value="85.9742" calcext:value-type="float">
            <text:p>85.9742</text:p>
          </table:table-cell>
          <table:table-cell office:value-type="float" office:value="10" calcext:value-type="float">
            <text:p>1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7.6537" calcext:value-type="float">
            <text:p>27.6537</text:p>
          </table:table-cell>
          <table:table-cell office:value-type="float" office:value="85.975" calcext:value-type="float">
            <text:p>85.975</text:p>
          </table:table-cell>
          <table:table-cell office:value-type="float" office:value="22.8" calcext:value-type="float">
            <text:p>22.8</text:p>
          </table:table-cell>
          <table:table-cell office:value-type="float" office:value="4.45555555555556" calcext:value-type="float">
            <text:p>4.45555555555556</text:p>
          </table:table-cell>
        </table:table-row>
        <table:table-row table:style-name="ro1">
          <table:table-cell office:value-type="float" office:value="27.6295" calcext:value-type="float">
            <text:p>27.6295</text:p>
          </table:table-cell>
          <table:table-cell office:value-type="float" office:value="85.9751" calcext:value-type="float">
            <text:p>85.9751</text:p>
          </table:table-cell>
          <table:table-cell office:value-type="float" office:value="22.5" calcext:value-type="float">
            <text:p>22.5</text:p>
          </table:table-cell>
          <table:table-cell office:value-type="float" office:value="4.38571428571429" calcext:value-type="float">
            <text:p>4.38571428571429</text:p>
          </table:table-cell>
        </table:table-row>
        <table:table-row table:style-name="ro1">
          <table:table-cell office:value-type="float" office:value="27.7165" calcext:value-type="float">
            <text:p>27.7165</text:p>
          </table:table-cell>
          <table:table-cell office:value-type="float" office:value="85.9784" calcext:value-type="float">
            <text:p>85.9784</text:p>
          </table:table-cell>
          <table:table-cell office:value-type="float" office:value="13.9" calcext:value-type="float">
            <text:p>13.9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27.7365" calcext:value-type="float">
            <text:p>27.7365</text:p>
          </table:table-cell>
          <table:table-cell office:value-type="float" office:value="85.9788" calcext:value-type="float">
            <text:p>85.9788</text:p>
          </table:table-cell>
          <table:table-cell office:value-type="float" office:value="13.4" calcext:value-type="float">
            <text:p>13.4</text:p>
          </table:table-cell>
          <table:table-cell office:value-type="float" office:value="6.21818181818182" calcext:value-type="float">
            <text:p>6.21818181818182</text:p>
          </table:table-cell>
        </table:table-row>
        <table:table-row table:style-name="ro1">
          <table:table-cell office:value-type="float" office:value="27.7813" calcext:value-type="float">
            <text:p>27.7813</text:p>
          </table:table-cell>
          <table:table-cell office:value-type="float" office:value="85.9788" calcext:value-type="float">
            <text:p>85.978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7032" calcext:value-type="float">
            <text:p>27.7032</text:p>
          </table:table-cell>
          <table:table-cell office:value-type="float" office:value="85.9789" calcext:value-type="float">
            <text:p>85.9789</text:p>
          </table:table-cell>
          <table:table-cell office:value-type="float" office:value="13.3" calcext:value-type="float">
            <text:p>13.3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27.7168" calcext:value-type="float">
            <text:p>27.7168</text:p>
          </table:table-cell>
          <table:table-cell office:value-type="float" office:value="85.9816" calcext:value-type="float">
            <text:p>85.9816</text:p>
          </table:table-cell>
          <table:table-cell office:value-type="float" office:value="11.9" calcext:value-type="float">
            <text:p>11.9</text:p>
          </table:table-cell>
          <table:table-cell office:value-type="float" office:value="4.125" calcext:value-type="float">
            <text:p>4.125</text:p>
          </table:table-cell>
        </table:table-row>
        <table:table-row table:style-name="ro1">
          <table:table-cell office:value-type="float" office:value="28.2266" calcext:value-type="float">
            <text:p>28.2266</text:p>
          </table:table-cell>
          <table:table-cell office:value-type="float" office:value="85.9848" calcext:value-type="float">
            <text:p>85.9848</text:p>
          </table:table-cell>
          <table:table-cell office:value-type="float" office:value="62" calcext:value-type="float">
            <text:p>62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27.5783" calcext:value-type="float">
            <text:p>27.5783</text:p>
          </table:table-cell>
          <table:table-cell office:value-type="float" office:value="85.9898" calcext:value-type="float">
            <text:p>85.9898</text:p>
          </table:table-cell>
          <table:table-cell office:value-type="float" office:value="13.2" calcext:value-type="float">
            <text:p>13.2</text:p>
          </table:table-cell>
          <table:table-cell office:value-type="float" office:value="4.79" calcext:value-type="float">
            <text:p>4.79</text:p>
          </table:table-cell>
        </table:table-row>
        <table:table-row table:style-name="ro1">
          <table:table-cell office:value-type="float" office:value="27.8279" calcext:value-type="float">
            <text:p>27.8279</text:p>
          </table:table-cell>
          <table:table-cell office:value-type="float" office:value="85.9902" calcext:value-type="float">
            <text:p>85.990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7853" calcext:value-type="float">
            <text:p>27.7853</text:p>
          </table:table-cell>
          <table:table-cell office:value-type="float" office:value="85.9907" calcext:value-type="float">
            <text:p>85.9907</text:p>
          </table:table-cell>
          <table:table-cell office:value-type="float" office:value="14.3" calcext:value-type="float">
            <text:p>14.3</text:p>
          </table:table-cell>
          <table:table-cell office:value-type="float" office:value="4.275" calcext:value-type="float">
            <text:p>4.275</text:p>
          </table:table-cell>
        </table:table-row>
        <table:table-row table:style-name="ro1">
          <table:table-cell office:value-type="float" office:value="27.6716" calcext:value-type="float">
            <text:p>27.6716</text:p>
          </table:table-cell>
          <table:table-cell office:value-type="float" office:value="85.9918" calcext:value-type="float">
            <text:p>85.99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6622" calcext:value-type="float">
            <text:p>27.6622</text:p>
          </table:table-cell>
          <table:table-cell office:value-type="float" office:value="85.993" calcext:value-type="float">
            <text:p>85.993</text:p>
          </table:table-cell>
          <table:table-cell office:value-type="float" office:value="16.7" calcext:value-type="float">
            <text:p>16.7</text:p>
          </table:table-cell>
          <table:table-cell office:value-type="float" office:value="4.4625" calcext:value-type="float">
            <text:p>4.4625</text:p>
          </table:table-cell>
        </table:table-row>
        <table:table-row table:style-name="ro1">
          <table:table-cell office:value-type="float" office:value="27.5098" calcext:value-type="float">
            <text:p>27.5098</text:p>
          </table:table-cell>
          <table:table-cell office:value-type="float" office:value="85.9934" calcext:value-type="float">
            <text:p>85.9934</text:p>
          </table:table-cell>
          <table:table-cell office:value-type="float" office:value="28.7" calcext:value-type="float">
            <text:p>28.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4649" calcext:value-type="float">
            <text:p>30.4649</text:p>
          </table:table-cell>
          <table:table-cell office:value-type="float" office:value="85.9964" calcext:value-type="float">
            <text:p>85.9964</text:p>
          </table:table-cell>
          <table:table-cell office:value-type="float" office:value="35" calcext:value-type="float">
            <text:p>35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7.6139" calcext:value-type="float">
            <text:p>27.6139</text:p>
          </table:table-cell>
          <table:table-cell office:value-type="float" office:value="86.0009" calcext:value-type="float">
            <text:p>86.0009</text:p>
          </table:table-cell>
          <table:table-cell office:value-type="float" office:value="11.3" calcext:value-type="float">
            <text:p>11.3</text:p>
          </table:table-cell>
          <table:table-cell office:value-type="float" office:value="4.18" calcext:value-type="float">
            <text:p>4.18</text:p>
          </table:table-cell>
        </table:table-row>
        <table:table-row table:style-name="ro1">
          <table:table-cell office:value-type="float" office:value="30.1262" calcext:value-type="float">
            <text:p>30.1262</text:p>
          </table:table-cell>
          <table:table-cell office:value-type="float" office:value="86.0063" calcext:value-type="float">
            <text:p>86.0063</text:p>
          </table:table-cell>
          <table:table-cell office:value-type="float" office:value="35" calcext:value-type="float">
            <text:p>35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27.5821" calcext:value-type="float">
            <text:p>27.5821</text:p>
          </table:table-cell>
          <table:table-cell office:value-type="float" office:value="86.0104" calcext:value-type="float">
            <text:p>86.0104</text:p>
          </table:table-cell>
          <table:table-cell office:value-type="float" office:value="14.9" calcext:value-type="float">
            <text:p>14.9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27.4596" calcext:value-type="float">
            <text:p>27.4596</text:p>
          </table:table-cell>
          <table:table-cell office:value-type="float" office:value="86.0115" calcext:value-type="float">
            <text:p>86.0115</text:p>
          </table:table-cell>
          <table:table-cell office:value-type="float" office:value="19" calcext:value-type="float">
            <text:p>19</text:p>
          </table:table-cell>
          <table:table-cell office:value-type="float" office:value="4.2125" calcext:value-type="float">
            <text:p>4.2125</text:p>
          </table:table-cell>
        </table:table-row>
        <table:table-row table:style-name="ro1">
          <table:table-cell office:value-type="float" office:value="27.658" calcext:value-type="float">
            <text:p>27.658</text:p>
          </table:table-cell>
          <table:table-cell office:value-type="float" office:value="86.0147" calcext:value-type="float">
            <text:p>86.0147</text:p>
          </table:table-cell>
          <table:table-cell office:value-type="float" office:value="18" calcext:value-type="float">
            <text:p>18</text:p>
          </table:table-cell>
          <table:table-cell office:value-type="float" office:value="4.06" calcext:value-type="float">
            <text:p>4.06</text:p>
          </table:table-cell>
        </table:table-row>
        <table:table-row table:style-name="ro1">
          <table:table-cell office:value-type="float" office:value="27.719" calcext:value-type="float">
            <text:p>27.719</text:p>
          </table:table-cell>
          <table:table-cell office:value-type="float" office:value="86.0199" calcext:value-type="float">
            <text:p>86.0199</text:p>
          </table:table-cell>
          <table:table-cell office:value-type="float" office:value="19.3" calcext:value-type="float">
            <text:p>19.3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27.6093" calcext:value-type="float">
            <text:p>27.6093</text:p>
          </table:table-cell>
          <table:table-cell office:value-type="float" office:value="86.0288" calcext:value-type="float">
            <text:p>86.0288</text:p>
          </table:table-cell>
          <table:table-cell office:value-type="float" office:value="17.9" calcext:value-type="float">
            <text:p>17.9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27.4536" calcext:value-type="float">
            <text:p>27.4536</text:p>
          </table:table-cell>
          <table:table-cell office:value-type="float" office:value="86.0321" calcext:value-type="float">
            <text:p>86.0321</text:p>
          </table:table-cell>
          <table:table-cell office:value-type="float" office:value="19" calcext:value-type="float">
            <text:p>19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27.5307" calcext:value-type="float">
            <text:p>27.5307</text:p>
          </table:table-cell>
          <table:table-cell office:value-type="float" office:value="86.0328" calcext:value-type="float">
            <text:p>86.0328</text:p>
          </table:table-cell>
          <table:table-cell office:value-type="float" office:value="10.8" calcext:value-type="float">
            <text:p>10.8</text:p>
          </table:table-cell>
          <table:table-cell office:value-type="float" office:value="4.61666666666667" calcext:value-type="float">
            <text:p>4.61666666666667</text:p>
          </table:table-cell>
        </table:table-row>
        <table:table-row table:style-name="ro1">
          <table:table-cell office:value-type="float" office:value="27.3788" calcext:value-type="float">
            <text:p>27.3788</text:p>
          </table:table-cell>
          <table:table-cell office:value-type="float" office:value="86.0342" calcext:value-type="float">
            <text:p>86.0342</text:p>
          </table:table-cell>
          <table:table-cell office:value-type="float" office:value="19" calcext:value-type="float">
            <text:p>19</text:p>
          </table:table-cell>
          <table:table-cell office:value-type="float" office:value="4.18" calcext:value-type="float">
            <text:p>4.18</text:p>
          </table:table-cell>
        </table:table-row>
        <table:table-row table:style-name="ro1">
          <table:table-cell office:value-type="float" office:value="27.5029" calcext:value-type="float">
            <text:p>27.5029</text:p>
          </table:table-cell>
          <table:table-cell office:value-type="float" office:value="86.0363" calcext:value-type="float">
            <text:p>86.0363</text:p>
          </table:table-cell>
          <table:table-cell office:value-type="float" office:value="19" calcext:value-type="float">
            <text:p>19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27.7046" calcext:value-type="float">
            <text:p>27.7046</text:p>
          </table:table-cell>
          <table:table-cell office:value-type="float" office:value="86.0378" calcext:value-type="float">
            <text:p>86.037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7113" calcext:value-type="float">
            <text:p>27.7113</text:p>
          </table:table-cell>
          <table:table-cell office:value-type="float" office:value="86.0389" calcext:value-type="float">
            <text:p>86.0389</text:p>
          </table:table-cell>
          <table:table-cell office:value-type="float" office:value="19" calcext:value-type="float">
            <text:p>19</text:p>
          </table:table-cell>
          <table:table-cell office:value-type="float" office:value="4.28" calcext:value-type="float">
            <text:p>4.28</text:p>
          </table:table-cell>
        </table:table-row>
        <table:table-row table:style-name="ro1">
          <table:table-cell office:value-type="float" office:value="30.7318" calcext:value-type="float">
            <text:p>30.7318</text:p>
          </table:table-cell>
          <table:table-cell office:value-type="float" office:value="86.0436" calcext:value-type="float">
            <text:p>86.0436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5492" calcext:value-type="float">
            <text:p>27.5492</text:p>
          </table:table-cell>
          <table:table-cell office:value-type="float" office:value="86.0462" calcext:value-type="float">
            <text:p>86.0462</text:p>
          </table:table-cell>
          <table:table-cell office:value-type="float" office:value="8.8" calcext:value-type="float">
            <text:p>8.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6744" calcext:value-type="float">
            <text:p>27.6744</text:p>
          </table:table-cell>
          <table:table-cell office:value-type="float" office:value="86.049" calcext:value-type="float">
            <text:p>86.049</text:p>
          </table:table-cell>
          <table:table-cell office:value-type="float" office:value="11.9" calcext:value-type="float">
            <text:p>11.9</text:p>
          </table:table-cell>
          <table:table-cell office:value-type="float" office:value="4.575" calcext:value-type="float">
            <text:p>4.575</text:p>
          </table:table-cell>
        </table:table-row>
        <table:table-row table:style-name="ro1">
          <table:table-cell office:value-type="float" office:value="29.5388" calcext:value-type="float">
            <text:p>29.5388</text:p>
          </table:table-cell>
          <table:table-cell office:value-type="float" office:value="86.0503" calcext:value-type="float">
            <text:p>86.0503</text:p>
          </table:table-cell>
          <table:table-cell office:value-type="float" office:value="18.4" calcext:value-type="float">
            <text:p>18.4</text:p>
          </table:table-cell>
          <table:table-cell office:value-type="float" office:value="5.45454545454545" calcext:value-type="float">
            <text:p>5.45454545454545</text:p>
          </table:table-cell>
        </table:table-row>
        <table:table-row table:style-name="ro1">
          <table:table-cell office:value-type="float" office:value="27.7479" calcext:value-type="float">
            <text:p>27.7479</text:p>
          </table:table-cell>
          <table:table-cell office:value-type="float" office:value="86.0579" calcext:value-type="float">
            <text:p>86.0579</text:p>
          </table:table-cell>
          <table:table-cell office:value-type="float" office:value="2.2" calcext:value-type="float">
            <text:p>2.2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float" office:value="27.5669" calcext:value-type="float">
            <text:p>27.5669</text:p>
          </table:table-cell>
          <table:table-cell office:value-type="float" office:value="86.061" calcext:value-type="float">
            <text:p>86.061</text:p>
          </table:table-cell>
          <table:table-cell office:value-type="float" office:value="11.9" calcext:value-type="float">
            <text:p>11.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.227" calcext:value-type="float">
            <text:p>29.227</text:p>
          </table:table-cell>
          <table:table-cell office:value-type="float" office:value="86.0624" calcext:value-type="float">
            <text:p>86.0624</text:p>
          </table:table-cell>
          <table:table-cell office:value-type="float" office:value="17.1" calcext:value-type="float">
            <text:p>17.1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27.7509" calcext:value-type="float">
            <text:p>27.7509</text:p>
          </table:table-cell>
          <table:table-cell office:value-type="float" office:value="86.0641" calcext:value-type="float">
            <text:p>86.0641</text:p>
          </table:table-cell>
          <table:table-cell office:value-type="float" office:value="8.7" calcext:value-type="float">
            <text:p>8.7</text:p>
          </table:table-cell>
          <table:table-cell office:value-type="float" office:value="4.95" calcext:value-type="float">
            <text:p>4.95</text:p>
          </table:table-cell>
        </table:table-row>
        <table:table-row table:style-name="ro1">
          <table:table-cell office:value-type="float" office:value="27.624" calcext:value-type="float">
            <text:p>27.624</text:p>
          </table:table-cell>
          <table:table-cell office:value-type="float" office:value="86.0644" calcext:value-type="float">
            <text:p>86.0644</text:p>
          </table:table-cell>
          <table:table-cell office:value-type="float" office:value="14.7" calcext:value-type="float">
            <text:p>14.7</text:p>
          </table:table-cell>
          <table:table-cell office:value-type="float" office:value="4.38571428571429" calcext:value-type="float">
            <text:p>4.38571428571429</text:p>
          </table:table-cell>
        </table:table-row>
        <table:table-row table:style-name="ro1">
          <table:table-cell office:value-type="float" office:value="27.5911" calcext:value-type="float">
            <text:p>27.5911</text:p>
          </table:table-cell>
          <table:table-cell office:value-type="float" office:value="86.0655" calcext:value-type="float">
            <text:p>86.0655</text:p>
          </table:table-cell>
          <table:table-cell office:value-type="float" office:value="19" calcext:value-type="float">
            <text:p>19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7.6482" calcext:value-type="float">
            <text:p>27.6482</text:p>
          </table:table-cell>
          <table:table-cell office:value-type="float" office:value="86.0666" calcext:value-type="float">
            <text:p>86.0666</text:p>
          </table:table-cell>
          <table:table-cell office:value-type="float" office:value="19" calcext:value-type="float">
            <text:p>19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27.5072" calcext:value-type="float">
            <text:p>27.5072</text:p>
          </table:table-cell>
          <table:table-cell office:value-type="float" office:value="86.0682" calcext:value-type="float">
            <text:p>86.068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3258" calcext:value-type="float">
            <text:p>27.3258</text:p>
          </table:table-cell>
          <table:table-cell office:value-type="float" office:value="86.0698" calcext:value-type="float">
            <text:p>86.0698</text:p>
          </table:table-cell>
          <table:table-cell office:value-type="float" office:value="15.3" calcext:value-type="float">
            <text:p>15.3</text:p>
          </table:table-cell>
          <table:table-cell office:value-type="float" office:value="4.43333333333333" calcext:value-type="float">
            <text:p>4.43333333333333</text:p>
          </table:table-cell>
        </table:table-row>
        <table:table-row table:style-name="ro1">
          <table:table-cell office:value-type="float" office:value="30.572" calcext:value-type="float">
            <text:p>30.572</text:p>
          </table:table-cell>
          <table:table-cell office:value-type="float" office:value="86.0701" calcext:value-type="float">
            <text:p>86.0701</text:p>
          </table:table-cell>
          <table:table-cell office:value-type="float" office:value="35" calcext:value-type="float">
            <text:p>35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27.6339" calcext:value-type="float">
            <text:p>27.6339</text:p>
          </table:table-cell>
          <table:table-cell office:value-type="float" office:value="86.0746" calcext:value-type="float">
            <text:p>86.0746</text:p>
          </table:table-cell>
          <table:table-cell office:value-type="float" office:value="10" calcext:value-type="float">
            <text:p>10</text:p>
          </table:table-cell>
          <table:table-cell office:value-type="float" office:value="4.08" calcext:value-type="float">
            <text:p>4.08</text:p>
          </table:table-cell>
        </table:table-row>
        <table:table-row table:style-name="ro1">
          <table:table-cell office:value-type="float" office:value="27.8985" calcext:value-type="float">
            <text:p>27.8985</text:p>
          </table:table-cell>
          <table:table-cell office:value-type="float" office:value="86.0772" calcext:value-type="float">
            <text:p>86.077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4912" calcext:value-type="float">
            <text:p>27.4912</text:p>
          </table:table-cell>
          <table:table-cell office:value-type="float" office:value="86.0775" calcext:value-type="float">
            <text:p>86.0775</text:p>
          </table:table-cell>
          <table:table-cell office:value-type="float" office:value="24.3" calcext:value-type="float">
            <text:p>24.3</text:p>
          </table:table-cell>
          <table:table-cell office:value-type="float" office:value="4.47777777777778" calcext:value-type="float">
            <text:p>4.47777777777778</text:p>
          </table:table-cell>
        </table:table-row>
        <table:table-row table:style-name="ro1">
          <table:table-cell office:value-type="float" office:value="27.3533" calcext:value-type="float">
            <text:p>27.3533</text:p>
          </table:table-cell>
          <table:table-cell office:value-type="float" office:value="86.0778" calcext:value-type="float">
            <text:p>86.0778</text:p>
          </table:table-cell>
          <table:table-cell office:value-type="float" office:value="13.4" calcext:value-type="float">
            <text:p>13.4</text:p>
          </table:table-cell>
          <table:table-cell office:value-type="float" office:value="4.37142857142857" calcext:value-type="float">
            <text:p>4.37142857142857</text:p>
          </table:table-cell>
        </table:table-row>
        <table:table-row table:style-name="ro1">
          <table:table-cell office:value-type="float" office:value="27.6229" calcext:value-type="float">
            <text:p>27.6229</text:p>
          </table:table-cell>
          <table:table-cell office:value-type="float" office:value="86.0786" calcext:value-type="float">
            <text:p>86.0786</text:p>
          </table:table-cell>
          <table:table-cell office:value-type="float" office:value="11.9" calcext:value-type="float">
            <text:p>11.9</text:p>
          </table:table-cell>
          <table:table-cell office:value-type="float" office:value="4.275" calcext:value-type="float">
            <text:p>4.275</text:p>
          </table:table-cell>
        </table:table-row>
        <table:table-row table:style-name="ro1">
          <table:table-cell office:value-type="float" office:value="27.7046" calcext:value-type="float">
            <text:p>27.7046</text:p>
          </table:table-cell>
          <table:table-cell office:value-type="float" office:value="86.0788" calcext:value-type="float">
            <text:p>86.0788</text:p>
          </table:table-cell>
          <table:table-cell office:value-type="float" office:value="18.5" calcext:value-type="float">
            <text:p>18.5</text:p>
          </table:table-cell>
          <table:table-cell office:value-type="float" office:value="4.84285714285714" calcext:value-type="float">
            <text:p>4.84285714285714</text:p>
          </table:table-cell>
        </table:table-row>
        <table:table-row table:style-name="ro1">
          <table:table-cell office:value-type="float" office:value="27.7048" calcext:value-type="float">
            <text:p>27.7048</text:p>
          </table:table-cell>
          <table:table-cell office:value-type="float" office:value="86.079" calcext:value-type="float">
            <text:p>86.079</text:p>
          </table:table-cell>
          <table:table-cell office:value-type="float" office:value="17.7" calcext:value-type="float">
            <text:p>17.7</text:p>
          </table:table-cell>
          <table:table-cell office:value-type="float" office:value="4.35" calcext:value-type="float">
            <text:p>4.35</text:p>
          </table:table-cell>
        </table:table-row>
        <table:table-row table:style-name="ro1">
          <table:table-cell office:value-type="float" office:value="30.6072" calcext:value-type="float">
            <text:p>30.6072</text:p>
          </table:table-cell>
          <table:table-cell office:value-type="float" office:value="86.0792" calcext:value-type="float">
            <text:p>86.0792</text:p>
          </table:table-cell>
          <table:table-cell office:value-type="float" office:value="35" calcext:value-type="float">
            <text:p>35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27.6019" calcext:value-type="float">
            <text:p>27.6019</text:p>
          </table:table-cell>
          <table:table-cell office:value-type="float" office:value="86.0838" calcext:value-type="float">
            <text:p>86.0838</text:p>
          </table:table-cell>
          <table:table-cell office:value-type="float" office:value="19" calcext:value-type="float">
            <text:p>19</text:p>
          </table:table-cell>
          <table:table-cell office:value-type="float" office:value="4.22857142857143" calcext:value-type="float">
            <text:p>4.22857142857143</text:p>
          </table:table-cell>
        </table:table-row>
        <table:table-row table:style-name="ro1">
          <table:table-cell office:value-type="float" office:value="27.669" calcext:value-type="float">
            <text:p>27.669</text:p>
          </table:table-cell>
          <table:table-cell office:value-type="float" office:value="86.088" calcext:value-type="float">
            <text:p>86.088</text:p>
          </table:table-cell>
          <table:table-cell office:value-type="float" office:value="20.3" calcext:value-type="float">
            <text:p>20.3</text:p>
          </table:table-cell>
          <table:table-cell office:value-type="float" office:value="4.95555555555556" calcext:value-type="float">
            <text:p>4.95555555555556</text:p>
          </table:table-cell>
        </table:table-row>
        <table:table-row table:style-name="ro1">
          <table:table-cell office:value-type="float" office:value="27.495" calcext:value-type="float">
            <text:p>27.495</text:p>
          </table:table-cell>
          <table:table-cell office:value-type="float" office:value="86.09" calcext:value-type="float">
            <text:p>86.0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6767" calcext:value-type="float">
            <text:p>27.6767</text:p>
          </table:table-cell>
          <table:table-cell office:value-type="float" office:value="86.0906" calcext:value-type="float">
            <text:p>86.0906</text:p>
          </table:table-cell>
          <table:table-cell office:value-type="float" office:value="10.6" calcext:value-type="float">
            <text:p>10.6</text:p>
          </table:table-cell>
          <table:table-cell office:value-type="float" office:value="4.37142857142857" calcext:value-type="float">
            <text:p>4.37142857142857</text:p>
          </table:table-cell>
        </table:table-row>
        <table:table-row table:style-name="ro1">
          <table:table-cell office:value-type="float" office:value="27.7758" calcext:value-type="float">
            <text:p>27.7758</text:p>
          </table:table-cell>
          <table:table-cell office:value-type="float" office:value="86.0987" calcext:value-type="float">
            <text:p>86.0987</text:p>
          </table:table-cell>
          <table:table-cell office:value-type="float" office:value="15.7" calcext:value-type="float">
            <text:p>15.7</text:p>
          </table:table-cell>
          <table:table-cell office:value-type="float" office:value="4.45714285714286" calcext:value-type="float">
            <text:p>4.45714285714286</text:p>
          </table:table-cell>
        </table:table-row>
        <table:table-row table:style-name="ro1">
          <table:table-cell office:value-type="float" office:value="27.7086" calcext:value-type="float">
            <text:p>27.7086</text:p>
          </table:table-cell>
          <table:table-cell office:value-type="float" office:value="86.1001" calcext:value-type="float">
            <text:p>86.1001</text:p>
          </table:table-cell>
          <table:table-cell office:value-type="float" office:value="19" calcext:value-type="float">
            <text:p>19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7.4491" calcext:value-type="float">
            <text:p>27.4491</text:p>
          </table:table-cell>
          <table:table-cell office:value-type="float" office:value="86.1007" calcext:value-type="float">
            <text:p>86.1007</text:p>
          </table:table-cell>
          <table:table-cell office:value-type="float" office:value="19" calcext:value-type="float">
            <text:p>19</text:p>
          </table:table-cell>
          <table:table-cell office:value-type="float" office:value="4.38" calcext:value-type="float">
            <text:p>4.38</text:p>
          </table:table-cell>
        </table:table-row>
        <table:table-row table:style-name="ro1">
          <table:table-cell office:value-type="float" office:value="27.6377" calcext:value-type="float">
            <text:p>27.6377</text:p>
          </table:table-cell>
          <table:table-cell office:value-type="float" office:value="86.108" calcext:value-type="float">
            <text:p>86.108</text:p>
          </table:table-cell>
          <table:table-cell office:value-type="float" office:value="7.2" calcext:value-type="float">
            <text:p>7.2</text:p>
          </table:table-cell>
          <table:table-cell office:value-type="float" office:value="4.38888888888889" calcext:value-type="float">
            <text:p>4.38888888888889</text:p>
          </table:table-cell>
        </table:table-row>
        <table:table-row table:style-name="ro1">
          <table:table-cell office:value-type="float" office:value="27.6801" calcext:value-type="float">
            <text:p>27.6801</text:p>
          </table:table-cell>
          <table:table-cell office:value-type="float" office:value="86.1084" calcext:value-type="float">
            <text:p>86.1084</text:p>
          </table:table-cell>
          <table:table-cell office:value-type="float" office:value="9.8" calcext:value-type="float">
            <text:p>9.8</text:p>
          </table:table-cell>
          <table:table-cell office:value-type="float" office:value="5.11" calcext:value-type="float">
            <text:p>5.11</text:p>
          </table:table-cell>
        </table:table-row>
        <table:table-row table:style-name="ro1">
          <table:table-cell office:value-type="float" office:value="27.6238" calcext:value-type="float">
            <text:p>27.6238</text:p>
          </table:table-cell>
          <table:table-cell office:value-type="float" office:value="86.1096" calcext:value-type="float">
            <text:p>86.1096</text:p>
          </table:table-cell>
          <table:table-cell office:value-type="float" office:value="10.7" calcext:value-type="float">
            <text:p>10.7</text:p>
          </table:table-cell>
          <table:table-cell office:value-type="float" office:value="4.13333333333333" calcext:value-type="float">
            <text:p>4.13333333333333</text:p>
          </table:table-cell>
        </table:table-row>
        <table:table-row table:style-name="ro1">
          <table:table-cell office:value-type="float" office:value="27.6126" calcext:value-type="float">
            <text:p>27.6126</text:p>
          </table:table-cell>
          <table:table-cell office:value-type="float" office:value="86.11" calcext:value-type="float">
            <text:p>86.11</text:p>
          </table:table-cell>
          <table:table-cell office:value-type="float" office:value="19" calcext:value-type="float">
            <text:p>19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27.7384" calcext:value-type="float">
            <text:p>27.7384</text:p>
          </table:table-cell>
          <table:table-cell office:value-type="float" office:value="86.112" calcext:value-type="float">
            <text:p>86.1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5873" calcext:value-type="float">
            <text:p>27.5873</text:p>
          </table:table-cell>
          <table:table-cell office:value-type="float" office:value="86.1124" calcext:value-type="float">
            <text:p>86.1124</text:p>
          </table:table-cell>
          <table:table-cell office:value-type="float" office:value="19" calcext:value-type="float">
            <text:p>19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27.5175" calcext:value-type="float">
            <text:p>27.5175</text:p>
          </table:table-cell>
          <table:table-cell office:value-type="float" office:value="86.1127" calcext:value-type="float">
            <text:p>86.1127</text:p>
          </table:table-cell>
          <table:table-cell office:value-type="float" office:value="20.1" calcext:value-type="float">
            <text:p>20.1</text:p>
          </table:table-cell>
          <table:table-cell office:value-type="float" office:value="5.50909090909091" calcext:value-type="float">
            <text:p>5.50909090909091</text:p>
          </table:table-cell>
        </table:table-row>
        <table:table-row table:style-name="ro1">
          <table:table-cell office:value-type="float" office:value="27.8745" calcext:value-type="float">
            <text:p>27.8745</text:p>
          </table:table-cell>
          <table:table-cell office:value-type="float" office:value="86.1205" calcext:value-type="float">
            <text:p>86.1205</text:p>
          </table:table-cell>
          <table:table-cell office:value-type="float" office:value="13.2" calcext:value-type="float">
            <text:p>13.2</text:p>
          </table:table-cell>
          <table:table-cell office:value-type="float" office:value="4.22857142857143" calcext:value-type="float">
            <text:p>4.22857142857143</text:p>
          </table:table-cell>
        </table:table-row>
        <table:table-row table:style-name="ro1">
          <table:table-cell office:value-type="float" office:value="27.6438" calcext:value-type="float">
            <text:p>27.6438</text:p>
          </table:table-cell>
          <table:table-cell office:value-type="float" office:value="86.1223" calcext:value-type="float">
            <text:p>86.1223</text:p>
          </table:table-cell>
          <table:table-cell office:value-type="float" office:value="19" calcext:value-type="float">
            <text:p>19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27.742" calcext:value-type="float">
            <text:p>27.742</text:p>
          </table:table-cell>
          <table:table-cell office:value-type="float" office:value="86.1234" calcext:value-type="float">
            <text:p>86.1234</text:p>
          </table:table-cell>
          <table:table-cell office:value-type="float" office:value="11.6" calcext:value-type="float">
            <text:p>11.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521" calcext:value-type="float">
            <text:p>27.521</text:p>
          </table:table-cell>
          <table:table-cell office:value-type="float" office:value="86.1256" calcext:value-type="float">
            <text:p>86.1256</text:p>
          </table:table-cell>
          <table:table-cell office:value-type="float" office:value="19" calcext:value-type="float">
            <text:p>19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27.8014" calcext:value-type="float">
            <text:p>27.8014</text:p>
          </table:table-cell>
          <table:table-cell office:value-type="float" office:value="86.126" calcext:value-type="float">
            <text:p>86.126</text:p>
          </table:table-cell>
          <table:table-cell office:value-type="float" office:value="12.3" calcext:value-type="float">
            <text:p>12.3</text:p>
          </table:table-cell>
          <table:table-cell office:value-type="float" office:value="6.575" calcext:value-type="float">
            <text:p>6.575</text:p>
          </table:table-cell>
        </table:table-row>
        <table:table-row table:style-name="ro1">
          <table:table-cell office:value-type="float" office:value="27.7382" calcext:value-type="float">
            <text:p>27.7382</text:p>
          </table:table-cell>
          <table:table-cell office:value-type="float" office:value="86.128" calcext:value-type="float">
            <text:p>86.12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5259" calcext:value-type="float">
            <text:p>27.5259</text:p>
          </table:table-cell>
          <table:table-cell office:value-type="float" office:value="86.1306" calcext:value-type="float">
            <text:p>86.130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5265" calcext:value-type="float">
            <text:p>27.5265</text:p>
          </table:table-cell>
          <table:table-cell office:value-type="float" office:value="86.1312" calcext:value-type="float">
            <text:p>86.1312</text:p>
          </table:table-cell>
          <table:table-cell office:value-type="float" office:value="10" calcext:value-type="float">
            <text:p>10</text:p>
          </table:table-cell>
          <table:table-cell office:value-type="float" office:value="4.35" calcext:value-type="float">
            <text:p>4.35</text:p>
          </table:table-cell>
        </table:table-row>
        <table:table-row table:style-name="ro1">
          <table:table-cell office:value-type="float" office:value="27.6552" calcext:value-type="float">
            <text:p>27.6552</text:p>
          </table:table-cell>
          <table:table-cell office:value-type="float" office:value="86.1321" calcext:value-type="float">
            <text:p>86.1321</text:p>
          </table:table-cell>
          <table:table-cell office:value-type="float" office:value="10.7" calcext:value-type="float">
            <text:p>10.7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27.4833" calcext:value-type="float">
            <text:p>27.4833</text:p>
          </table:table-cell>
          <table:table-cell office:value-type="float" office:value="86.1418" calcext:value-type="float">
            <text:p>86.1418</text:p>
          </table:table-cell>
          <table:table-cell office:value-type="float" office:value="19" calcext:value-type="float">
            <text:p>19</text:p>
          </table:table-cell>
          <table:table-cell office:value-type="float" office:value="4.61" calcext:value-type="float">
            <text:p>4.61</text:p>
          </table:table-cell>
        </table:table-row>
        <table:table-row table:style-name="ro1">
          <table:table-cell office:value-type="float" office:value="27.5248" calcext:value-type="float">
            <text:p>27.5248</text:p>
          </table:table-cell>
          <table:table-cell office:value-type="float" office:value="86.1418" calcext:value-type="float">
            <text:p>86.1418</text:p>
          </table:table-cell>
          <table:table-cell office:value-type="float" office:value="13.8" calcext:value-type="float">
            <text:p>13.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.8901" calcext:value-type="float">
            <text:p>27.8901</text:p>
          </table:table-cell>
          <table:table-cell office:value-type="float" office:value="86.1429" calcext:value-type="float">
            <text:p>86.1429</text:p>
          </table:table-cell>
          <table:table-cell office:value-type="float" office:value="19" calcext:value-type="float">
            <text:p>19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7.6598" calcext:value-type="float">
            <text:p>27.6598</text:p>
          </table:table-cell>
          <table:table-cell office:value-type="float" office:value="86.1477" calcext:value-type="float">
            <text:p>86.1477</text:p>
          </table:table-cell>
          <table:table-cell office:value-type="float" office:value="8.9" calcext:value-type="float">
            <text:p>8.9</text:p>
          </table:table-cell>
          <table:table-cell office:value-type="float" office:value="5.27142857142857" calcext:value-type="float">
            <text:p>5.27142857142857</text:p>
          </table:table-cell>
        </table:table-row>
        <table:table-row table:style-name="ro1">
          <table:table-cell office:value-type="float" office:value="27.497" calcext:value-type="float">
            <text:p>27.497</text:p>
          </table:table-cell>
          <table:table-cell office:value-type="float" office:value="86.1478" calcext:value-type="float">
            <text:p>86.1478</text:p>
          </table:table-cell>
          <table:table-cell office:value-type="float" office:value="19" calcext:value-type="float">
            <text:p>19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30.6999" calcext:value-type="float">
            <text:p>30.6999</text:p>
          </table:table-cell>
          <table:table-cell office:value-type="float" office:value="86.152" calcext:value-type="float">
            <text:p>86.152</text:p>
          </table:table-cell>
          <table:table-cell office:value-type="float" office:value="35" calcext:value-type="float">
            <text:p>35</text:p>
          </table:table-cell>
          <table:table-cell office:value-type="float" office:value="4.53333333333333" calcext:value-type="float">
            <text:p>4.53333333333333</text:p>
          </table:table-cell>
        </table:table-row>
        <table:table-row table:style-name="ro1">
          <table:table-cell office:value-type="float" office:value="27.6192" calcext:value-type="float">
            <text:p>27.6192</text:p>
          </table:table-cell>
          <table:table-cell office:value-type="float" office:value="86.1527" calcext:value-type="float">
            <text:p>86.1527</text:p>
          </table:table-cell>
          <table:table-cell office:value-type="float" office:value="13.7" calcext:value-type="float">
            <text:p>13.7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30.6487" calcext:value-type="float">
            <text:p>30.6487</text:p>
          </table:table-cell>
          <table:table-cell office:value-type="float" office:value="86.1527" calcext:value-type="float">
            <text:p>86.1527</text:p>
          </table:table-cell>
          <table:table-cell office:value-type="float" office:value="35" calcext:value-type="float">
            <text:p>35</text:p>
          </table:table-cell>
          <table:table-cell office:value-type="float" office:value="4.35" calcext:value-type="float">
            <text:p>4.35</text:p>
          </table:table-cell>
        </table:table-row>
        <table:table-row table:style-name="ro1">
          <table:table-cell office:value-type="float" office:value="27.7831" calcext:value-type="float">
            <text:p>27.7831</text:p>
          </table:table-cell>
          <table:table-cell office:value-type="float" office:value="86.1533" calcext:value-type="float">
            <text:p>86.1533</text:p>
          </table:table-cell>
          <table:table-cell office:value-type="float" office:value="16.8" calcext:value-type="float">
            <text:p>16.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6911" calcext:value-type="float">
            <text:p>27.6911</text:p>
          </table:table-cell>
          <table:table-cell office:value-type="float" office:value="86.1555" calcext:value-type="float">
            <text:p>86.1555</text:p>
          </table:table-cell>
          <table:table-cell office:value-type="float" office:value="19" calcext:value-type="float">
            <text:p>19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27.4342" calcext:value-type="float">
            <text:p>27.4342</text:p>
          </table:table-cell>
          <table:table-cell office:value-type="float" office:value="86.1597" calcext:value-type="float">
            <text:p>86.159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6298" calcext:value-type="float">
            <text:p>27.6298</text:p>
          </table:table-cell>
          <table:table-cell office:value-type="float" office:value="86.1608" calcext:value-type="float">
            <text:p>86.1608</text:p>
          </table:table-cell>
          <table:table-cell office:value-type="float" office:value="8.6" calcext:value-type="float">
            <text:p>8.6</text:p>
          </table:table-cell>
          <table:table-cell office:value-type="float" office:value="4.06666666666667" calcext:value-type="float">
            <text:p>4.06666666666667</text:p>
          </table:table-cell>
        </table:table-row>
        <table:table-row table:style-name="ro1">
          <table:table-cell office:value-type="float" office:value="27.6076" calcext:value-type="float">
            <text:p>27.6076</text:p>
          </table:table-cell>
          <table:table-cell office:value-type="float" office:value="86.1634" calcext:value-type="float">
            <text:p>86.1634</text:p>
          </table:table-cell>
          <table:table-cell office:value-type="float" office:value="15.5" calcext:value-type="float">
            <text:p>15.5</text:p>
          </table:table-cell>
          <table:table-cell office:value-type="float" office:value="4.04" calcext:value-type="float">
            <text:p>4.04</text:p>
          </table:table-cell>
        </table:table-row>
        <table:table-row table:style-name="ro1">
          <table:table-cell office:value-type="float" office:value="27.6606" calcext:value-type="float">
            <text:p>27.6606</text:p>
          </table:table-cell>
          <table:table-cell office:value-type="float" office:value="86.1635" calcext:value-type="float">
            <text:p>86.1635</text:p>
          </table:table-cell>
          <table:table-cell office:value-type="float" office:value="10.5" calcext:value-type="float">
            <text:p>10.5</text:p>
          </table:table-cell>
          <table:table-cell office:value-type="float" office:value="4.27142857142857" calcext:value-type="float">
            <text:p>4.27142857142857</text:p>
          </table:table-cell>
        </table:table-row>
        <table:table-row table:style-name="ro1">
          <table:table-cell office:value-type="float" office:value="30.733" calcext:value-type="float">
            <text:p>30.733</text:p>
          </table:table-cell>
          <table:table-cell office:value-type="float" office:value="86.1652" calcext:value-type="float">
            <text:p>86.1652</text:p>
          </table:table-cell>
          <table:table-cell office:value-type="float" office:value="35" calcext:value-type="float">
            <text:p>35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27.472" calcext:value-type="float">
            <text:p>27.472</text:p>
          </table:table-cell>
          <table:table-cell office:value-type="float" office:value="86.1672" calcext:value-type="float">
            <text:p>86.167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6616" calcext:value-type="float">
            <text:p>27.6616</text:p>
          </table:table-cell>
          <table:table-cell office:value-type="float" office:value="86.1744" calcext:value-type="float">
            <text:p>86.1744</text:p>
          </table:table-cell>
          <table:table-cell office:value-type="float" office:value="15.5" calcext:value-type="float">
            <text:p>15.5</text:p>
          </table:table-cell>
          <table:table-cell office:value-type="float" office:value="4.56666666666667" calcext:value-type="float">
            <text:p>4.56666666666667</text:p>
          </table:table-cell>
        </table:table-row>
        <table:table-row table:style-name="ro1">
          <table:table-cell office:value-type="float" office:value="27.6385" calcext:value-type="float">
            <text:p>27.6385</text:p>
          </table:table-cell>
          <table:table-cell office:value-type="float" office:value="86.1751" calcext:value-type="float">
            <text:p>86.1751</text:p>
          </table:table-cell>
          <table:table-cell office:value-type="float" office:value="7.7" calcext:value-type="float">
            <text:p>7.7</text:p>
          </table:table-cell>
          <table:table-cell office:value-type="float" office:value="4.14" calcext:value-type="float">
            <text:p>4.14</text:p>
          </table:table-cell>
        </table:table-row>
        <table:table-row table:style-name="ro1">
          <table:table-cell office:value-type="float" office:value="27.714" calcext:value-type="float">
            <text:p>27.714</text:p>
          </table:table-cell>
          <table:table-cell office:value-type="float" office:value="86.1797" calcext:value-type="float">
            <text:p>86.1797</text:p>
          </table:table-cell>
          <table:table-cell office:value-type="float" office:value="11.1" calcext:value-type="float">
            <text:p>11.1</text:p>
          </table:table-cell>
          <table:table-cell office:value-type="float" office:value="4.58" calcext:value-type="float">
            <text:p>4.58</text:p>
          </table:table-cell>
        </table:table-row>
        <table:table-row table:style-name="ro1">
          <table:table-cell office:value-type="float" office:value="28.6771" calcext:value-type="float">
            <text:p>28.6771</text:p>
          </table:table-cell>
          <table:table-cell office:value-type="float" office:value="86.1805" calcext:value-type="float">
            <text:p>86.1805</text:p>
          </table:table-cell>
          <table:table-cell office:value-type="float" office:value="35" calcext:value-type="float">
            <text:p>35</text:p>
          </table:table-cell>
          <table:table-cell office:value-type="float" office:value="4.03333333333333" calcext:value-type="float">
            <text:p>4.03333333333333</text:p>
          </table:table-cell>
        </table:table-row>
        <table:table-row table:style-name="ro1">
          <table:table-cell office:value-type="float" office:value="27.5864" calcext:value-type="float">
            <text:p>27.5864</text:p>
          </table:table-cell>
          <table:table-cell office:value-type="float" office:value="86.1816" calcext:value-type="float">
            <text:p>86.1816</text:p>
          </table:table-cell>
          <table:table-cell office:value-type="float" office:value="10.9" calcext:value-type="float">
            <text:p>10.9</text:p>
          </table:table-cell>
          <table:table-cell office:value-type="float" office:value="4.36" calcext:value-type="float">
            <text:p>4.36</text:p>
          </table:table-cell>
        </table:table-row>
        <table:table-row table:style-name="ro1">
          <table:table-cell office:value-type="float" office:value="30.6525" calcext:value-type="float">
            <text:p>30.6525</text:p>
          </table:table-cell>
          <table:table-cell office:value-type="float" office:value="86.1826" calcext:value-type="float">
            <text:p>86.1826</text:p>
          </table:table-cell>
          <table:table-cell office:value-type="float" office:value="35" calcext:value-type="float">
            <text:p>35</text:p>
          </table:table-cell>
          <table:table-cell office:value-type="float" office:value="4.25714285714286" calcext:value-type="float">
            <text:p>4.25714285714286</text:p>
          </table:table-cell>
        </table:table-row>
        <table:table-row table:style-name="ro1">
          <table:table-cell office:value-type="float" office:value="27.6227" calcext:value-type="float">
            <text:p>27.6227</text:p>
          </table:table-cell>
          <table:table-cell office:value-type="float" office:value="86.1843" calcext:value-type="float">
            <text:p>86.1843</text:p>
          </table:table-cell>
          <table:table-cell office:value-type="float" office:value="11.4" calcext:value-type="float">
            <text:p>11.4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27.7928" calcext:value-type="float">
            <text:p>27.7928</text:p>
          </table:table-cell>
          <table:table-cell office:value-type="float" office:value="86.1879" calcext:value-type="float">
            <text:p>86.187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9132" calcext:value-type="float">
            <text:p>30.9132</text:p>
          </table:table-cell>
          <table:table-cell office:value-type="float" office:value="86.1887" calcext:value-type="float">
            <text:p>86.1887</text:p>
          </table:table-cell>
          <table:table-cell office:value-type="float" office:value="8.8" calcext:value-type="float">
            <text:p>8.8</text:p>
          </table:table-cell>
          <table:table-cell office:value-type="float" office:value="4.54" calcext:value-type="float">
            <text:p>4.54</text:p>
          </table:table-cell>
        </table:table-row>
        <table:table-row table:style-name="ro1">
          <table:table-cell office:value-type="float" office:value="27.6559" calcext:value-type="float">
            <text:p>27.6559</text:p>
          </table:table-cell>
          <table:table-cell office:value-type="float" office:value="86.1909" calcext:value-type="float">
            <text:p>86.1909</text:p>
          </table:table-cell>
          <table:table-cell office:value-type="float" office:value="19" calcext:value-type="float">
            <text:p>19</text:p>
          </table:table-cell>
          <table:table-cell office:value-type="float" office:value="4.55" calcext:value-type="float">
            <text:p>4.55</text:p>
          </table:table-cell>
        </table:table-row>
        <table:table-row table:style-name="ro1">
          <table:table-cell office:value-type="float" office:value="27.7637" calcext:value-type="float">
            <text:p>27.7637</text:p>
          </table:table-cell>
          <table:table-cell office:value-type="float" office:value="86.1917" calcext:value-type="float">
            <text:p>86.1917</text:p>
          </table:table-cell>
          <table:table-cell office:value-type="float" office:value="5" calcext:value-type="float">
            <text:p>5</text:p>
          </table:table-cell>
          <table:table-cell office:value-type="float" office:value="4.03333333333333" calcext:value-type="float">
            <text:p>4.03333333333333</text:p>
          </table:table-cell>
        </table:table-row>
        <table:table-row table:style-name="ro1">
          <table:table-cell office:value-type="float" office:value="27.746" calcext:value-type="float">
            <text:p>27.746</text:p>
          </table:table-cell>
          <table:table-cell office:value-type="float" office:value="86.2009" calcext:value-type="float">
            <text:p>86.2009</text:p>
          </table:table-cell>
          <table:table-cell office:value-type="float" office:value="19" calcext:value-type="float">
            <text:p>19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8.3521" calcext:value-type="float">
            <text:p>28.3521</text:p>
          </table:table-cell>
          <table:table-cell office:value-type="float" office:value="86.2047" calcext:value-type="float">
            <text:p>86.2047</text:p>
          </table:table-cell>
          <table:table-cell office:value-type="float" office:value="74.9" calcext:value-type="float">
            <text:p>74.9</text:p>
          </table:table-cell>
          <table:table-cell office:value-type="float" office:value="4.37777777777778" calcext:value-type="float">
            <text:p>4.37777777777778</text:p>
          </table:table-cell>
        </table:table-row>
        <table:table-row table:style-name="ro1">
          <table:table-cell office:value-type="float" office:value="27.7316" calcext:value-type="float">
            <text:p>27.7316</text:p>
          </table:table-cell>
          <table:table-cell office:value-type="float" office:value="86.2077" calcext:value-type="float">
            <text:p>86.207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7251" calcext:value-type="float">
            <text:p>27.7251</text:p>
          </table:table-cell>
          <table:table-cell office:value-type="float" office:value="86.2083" calcext:value-type="float">
            <text:p>86.2083</text:p>
          </table:table-cell>
          <table:table-cell office:value-type="float" office:value="12.6" calcext:value-type="float">
            <text:p>12.6</text:p>
          </table:table-cell>
          <table:table-cell office:value-type="float" office:value="5.36666666666667" calcext:value-type="float">
            <text:p>5.36666666666667</text:p>
          </table:table-cell>
        </table:table-row>
        <table:table-row table:style-name="ro1">
          <table:table-cell office:value-type="float" office:value="27.592" calcext:value-type="float">
            <text:p>27.592</text:p>
          </table:table-cell>
          <table:table-cell office:value-type="float" office:value="86.2119" calcext:value-type="float">
            <text:p>86.2119</text:p>
          </table:table-cell>
          <table:table-cell office:value-type="float" office:value="7.9" calcext:value-type="float">
            <text:p>7.9</text:p>
          </table:table-cell>
          <table:table-cell office:value-type="float" office:value="4.14285714285714" calcext:value-type="float">
            <text:p>4.14285714285714</text:p>
          </table:table-cell>
        </table:table-row>
        <table:table-row table:style-name="ro1">
          <table:table-cell office:value-type="float" office:value="27.2118" calcext:value-type="float">
            <text:p>27.2118</text:p>
          </table:table-cell>
          <table:table-cell office:value-type="float" office:value="86.2131" calcext:value-type="float">
            <text:p>86.2131</text:p>
          </table:table-cell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5737" calcext:value-type="float">
            <text:p>27.5737</text:p>
          </table:table-cell>
          <table:table-cell office:value-type="float" office:value="86.2164" calcext:value-type="float">
            <text:p>86.2164</text:p>
          </table:table-cell>
          <table:table-cell office:value-type="float" office:value="13.7" calcext:value-type="float">
            <text:p>13.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4983" calcext:value-type="float">
            <text:p>30.4983</text:p>
          </table:table-cell>
          <table:table-cell office:value-type="float" office:value="86.217" calcext:value-type="float">
            <text:p>86.217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6136" calcext:value-type="float">
            <text:p>27.6136</text:p>
          </table:table-cell>
          <table:table-cell office:value-type="float" office:value="86.2233" calcext:value-type="float">
            <text:p>86.2233</text:p>
          </table:table-cell>
          <table:table-cell office:value-type="float" office:value="12.7" calcext:value-type="float">
            <text:p>12.7</text:p>
          </table:table-cell>
          <table:table-cell office:value-type="float" office:value="4.23333333333333" calcext:value-type="float">
            <text:p>4.23333333333333</text:p>
          </table:table-cell>
        </table:table-row>
        <table:table-row table:style-name="ro1">
          <table:table-cell office:value-type="float" office:value="27.6932" calcext:value-type="float">
            <text:p>27.6932</text:p>
          </table:table-cell>
          <table:table-cell office:value-type="float" office:value="86.2267" calcext:value-type="float">
            <text:p>86.2267</text:p>
          </table:table-cell>
          <table:table-cell office:value-type="float" office:value="11" calcext:value-type="float">
            <text:p>11</text:p>
          </table:table-cell>
          <table:table-cell office:value-type="float" office:value="5.13333333333333" calcext:value-type="float">
            <text:p>5.13333333333333</text:p>
          </table:table-cell>
        </table:table-row>
        <table:table-row table:style-name="ro1">
          <table:table-cell office:value-type="float" office:value="27.6783" calcext:value-type="float">
            <text:p>27.6783</text:p>
          </table:table-cell>
          <table:table-cell office:value-type="float" office:value="86.2356" calcext:value-type="float">
            <text:p>86.2356</text:p>
          </table:table-cell>
          <table:table-cell office:value-type="float" office:value="13.7" calcext:value-type="float">
            <text:p>13.7</text:p>
          </table:table-cell>
          <table:table-cell office:value-type="float" office:value="4.61666666666667" calcext:value-type="float">
            <text:p>4.61666666666667</text:p>
          </table:table-cell>
        </table:table-row>
        <table:table-row table:style-name="ro1">
          <table:table-cell office:value-type="float" office:value="27.3792" calcext:value-type="float">
            <text:p>27.3792</text:p>
          </table:table-cell>
          <table:table-cell office:value-type="float" office:value="86.2416" calcext:value-type="float">
            <text:p>86.2416</text:p>
          </table:table-cell>
          <table:table-cell office:value-type="float" office:value="19" calcext:value-type="float">
            <text:p>19</text:p>
          </table:table-cell>
          <table:table-cell office:value-type="float" office:value="4.71666666666667" calcext:value-type="float">
            <text:p>4.71666666666667</text:p>
          </table:table-cell>
        </table:table-row>
        <table:table-row table:style-name="ro1">
          <table:table-cell office:value-type="float" office:value="27.6568" calcext:value-type="float">
            <text:p>27.6568</text:p>
          </table:table-cell>
          <table:table-cell office:value-type="float" office:value="86.2427" calcext:value-type="float">
            <text:p>86.2427</text:p>
          </table:table-cell>
          <table:table-cell office:value-type="float" office:value="4.9" calcext:value-type="float">
            <text:p>4.9</text:p>
          </table:table-cell>
          <table:table-cell office:value-type="float" office:value="4.31428571428571" calcext:value-type="float">
            <text:p>4.31428571428571</text:p>
          </table:table-cell>
        </table:table-row>
        <table:table-row table:style-name="ro1">
          <table:table-cell office:value-type="float" office:value="29.3584" calcext:value-type="float">
            <text:p>29.3584</text:p>
          </table:table-cell>
          <table:table-cell office:value-type="float" office:value="86.2435" calcext:value-type="float">
            <text:p>86.2435</text:p>
          </table:table-cell>
          <table:table-cell office:value-type="float" office:value="10" calcext:value-type="float">
            <text:p>10</text:p>
          </table:table-cell>
          <table:table-cell office:value-type="float" office:value="4.12857142857143" calcext:value-type="float">
            <text:p>4.12857142857143</text:p>
          </table:table-cell>
        </table:table-row>
        <table:table-row table:style-name="ro1">
          <table:table-cell office:value-type="float" office:value="27.7096" calcext:value-type="float">
            <text:p>27.7096</text:p>
          </table:table-cell>
          <table:table-cell office:value-type="float" office:value="86.2477" calcext:value-type="float">
            <text:p>86.2477</text:p>
          </table:table-cell>
          <table:table-cell office:value-type="float" office:value="12" calcext:value-type="float">
            <text:p>12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27.6831" calcext:value-type="float">
            <text:p>27.6831</text:p>
          </table:table-cell>
          <table:table-cell office:value-type="float" office:value="86.2527" calcext:value-type="float">
            <text:p>86.2527</text:p>
          </table:table-cell>
          <table:table-cell office:value-type="float" office:value="14.9" calcext:value-type="float">
            <text:p>14.9</text:p>
          </table:table-cell>
          <table:table-cell office:value-type="float" office:value="4.03333333333333" calcext:value-type="float">
            <text:p>4.03333333333333</text:p>
          </table:table-cell>
        </table:table-row>
        <table:table-row table:style-name="ro1">
          <table:table-cell office:value-type="float" office:value="27.7364" calcext:value-type="float">
            <text:p>27.7364</text:p>
          </table:table-cell>
          <table:table-cell office:value-type="float" office:value="86.2622" calcext:value-type="float">
            <text:p>86.2622</text:p>
          </table:table-cell>
          <table:table-cell office:value-type="float" office:value="10.4" calcext:value-type="float">
            <text:p>10.4</text:p>
          </table:table-cell>
          <table:table-cell office:value-type="float" office:value="4.27142857142857" calcext:value-type="float">
            <text:p>4.27142857142857</text:p>
          </table:table-cell>
        </table:table-row>
        <table:table-row table:style-name="ro1">
          <table:table-cell office:value-type="float" office:value="27.293" calcext:value-type="float">
            <text:p>27.293</text:p>
          </table:table-cell>
          <table:table-cell office:value-type="float" office:value="86.2685" calcext:value-type="float">
            <text:p>86.2685</text:p>
          </table:table-cell>
          <table:table-cell office:value-type="float" office:value="15.9" calcext:value-type="float">
            <text:p>15.9</text:p>
          </table:table-cell>
          <table:table-cell office:value-type="float" office:value="4.03333333333333" calcext:value-type="float">
            <text:p>4.03333333333333</text:p>
          </table:table-cell>
        </table:table-row>
        <table:table-row table:style-name="ro1">
          <table:table-cell office:value-type="float" office:value="27.6479" calcext:value-type="float">
            <text:p>27.6479</text:p>
          </table:table-cell>
          <table:table-cell office:value-type="float" office:value="86.28" calcext:value-type="float">
            <text:p>86.28</text:p>
          </table:table-cell>
          <table:table-cell office:value-type="float" office:value="10" calcext:value-type="float">
            <text:p>1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27.5815" calcext:value-type="float">
            <text:p>27.5815</text:p>
          </table:table-cell>
          <table:table-cell office:value-type="float" office:value="86.2977" calcext:value-type="float">
            <text:p>86.2977</text:p>
          </table:table-cell>
          <table:table-cell office:value-type="float" office:value="10" calcext:value-type="float">
            <text:p>10</text:p>
          </table:table-cell>
          <table:table-cell office:value-type="float" office:value="4.06666666666667" calcext:value-type="float">
            <text:p>4.06666666666667</text:p>
          </table:table-cell>
        </table:table-row>
        <table:table-row table:style-name="ro1">
          <table:table-cell office:value-type="float" office:value="27.846" calcext:value-type="float">
            <text:p>27.846</text:p>
          </table:table-cell>
          <table:table-cell office:value-type="float" office:value="86.2994" calcext:value-type="float">
            <text:p>86.2994</text:p>
          </table:table-cell>
          <table:table-cell office:value-type="float" office:value="10" calcext:value-type="float">
            <text:p>10</text:p>
          </table:table-cell>
          <table:table-cell office:value-type="float" office:value="4.825" calcext:value-type="float">
            <text:p>4.825</text:p>
          </table:table-cell>
        </table:table-row>
        <table:table-row table:style-name="ro1">
          <table:table-cell office:value-type="float" office:value="27.8308" calcext:value-type="float">
            <text:p>27.8308</text:p>
          </table:table-cell>
          <table:table-cell office:value-type="float" office:value="86.3054" calcext:value-type="float">
            <text:p>86.305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9457" calcext:value-type="float">
            <text:p>27.9457</text:p>
          </table:table-cell>
          <table:table-cell office:value-type="float" office:value="86.3113" calcext:value-type="float">
            <text:p>86.31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6897" calcext:value-type="float">
            <text:p>27.6897</text:p>
          </table:table-cell>
          <table:table-cell office:value-type="float" office:value="86.3115" calcext:value-type="float">
            <text:p>86.3115</text:p>
          </table:table-cell>
          <table:table-cell office:value-type="float" office:value="10" calcext:value-type="float">
            <text:p>10</text:p>
          </table:table-cell>
          <table:table-cell office:value-type="float" office:value="4.36" calcext:value-type="float">
            <text:p>4.36</text:p>
          </table:table-cell>
        </table:table-row>
        <table:table-row table:style-name="ro1">
          <table:table-cell office:value-type="float" office:value="27.7201" calcext:value-type="float">
            <text:p>27.7201</text:p>
          </table:table-cell>
          <table:table-cell office:value-type="float" office:value="86.3128" calcext:value-type="float">
            <text:p>86.312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.0434" calcext:value-type="float">
            <text:p>29.0434</text:p>
          </table:table-cell>
          <table:table-cell office:value-type="float" office:value="86.3134" calcext:value-type="float">
            <text:p>86.3134</text:p>
          </table:table-cell>
          <table:table-cell office:value-type="float" office:value="11.9" calcext:value-type="float">
            <text:p>11.9</text:p>
          </table:table-cell>
          <table:table-cell office:value-type="float" office:value="4.28888888888889" calcext:value-type="float">
            <text:p>4.28888888888889</text:p>
          </table:table-cell>
        </table:table-row>
        <table:table-row table:style-name="ro1">
          <table:table-cell office:value-type="float" office:value="28.0336" calcext:value-type="float">
            <text:p>28.0336</text:p>
          </table:table-cell>
          <table:table-cell office:value-type="float" office:value="86.3153" calcext:value-type="float">
            <text:p>86.3153</text:p>
          </table:table-cell>
          <table:table-cell office:value-type="float" office:value="10" calcext:value-type="float">
            <text:p>10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27.8023" calcext:value-type="float">
            <text:p>27.8023</text:p>
          </table:table-cell>
          <table:table-cell office:value-type="float" office:value="86.3202" calcext:value-type="float">
            <text:p>86.3202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27.2096" calcext:value-type="float">
            <text:p>27.2096</text:p>
          </table:table-cell>
          <table:table-cell office:value-type="float" office:value="86.3232" calcext:value-type="float">
            <text:p>86.3232</text:p>
          </table:table-cell>
          <table:table-cell office:value-type="float" office:value="13.8" calcext:value-type="float">
            <text:p>13.8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27.7443" calcext:value-type="float">
            <text:p>27.7443</text:p>
          </table:table-cell>
          <table:table-cell office:value-type="float" office:value="86.3386" calcext:value-type="float">
            <text:p>86.3386</text:p>
          </table:table-cell>
          <table:table-cell office:value-type="float" office:value="16.6" calcext:value-type="float">
            <text:p>16.6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27.9153" calcext:value-type="float">
            <text:p>27.9153</text:p>
          </table:table-cell>
          <table:table-cell office:value-type="float" office:value="86.3484" calcext:value-type="float">
            <text:p>86.3484</text:p>
          </table:table-cell>
          <table:table-cell office:value-type="float" office:value="35" calcext:value-type="float">
            <text:p>35</text:p>
          </table:table-cell>
          <table:table-cell office:value-type="float" office:value="4.03333333333333" calcext:value-type="float">
            <text:p>4.03333333333333</text:p>
          </table:table-cell>
        </table:table-row>
        <table:table-row table:style-name="ro1">
          <table:table-cell office:value-type="float" office:value="27.7801" calcext:value-type="float">
            <text:p>27.7801</text:p>
          </table:table-cell>
          <table:table-cell office:value-type="float" office:value="86.3542" calcext:value-type="float">
            <text:p>86.3542</text:p>
          </table:table-cell>
          <table:table-cell office:value-type="float" office:value="10" calcext:value-type="float">
            <text:p>10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30.7332" calcext:value-type="float">
            <text:p>30.7332</text:p>
          </table:table-cell>
          <table:table-cell office:value-type="float" office:value="86.3653" calcext:value-type="float">
            <text:p>86.3653</text:p>
          </table:table-cell>
          <table:table-cell office:value-type="float" office:value="10" calcext:value-type="float">
            <text:p>10</text:p>
          </table:table-cell>
          <table:table-cell office:value-type="float" office:value="4.52222222222222" calcext:value-type="float">
            <text:p>4.52222222222222</text:p>
          </table:table-cell>
        </table:table-row>
        <table:table-row table:style-name="ro1">
          <table:table-cell office:value-type="float" office:value="27.2207" calcext:value-type="float">
            <text:p>27.2207</text:p>
          </table:table-cell>
          <table:table-cell office:value-type="float" office:value="86.3768" calcext:value-type="float">
            <text:p>86.3768</text:p>
          </table:table-cell>
          <table:table-cell office:value-type="float" office:value="19.3" calcext:value-type="float">
            <text:p>19.3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27.7097" calcext:value-type="float">
            <text:p>27.7097</text:p>
          </table:table-cell>
          <table:table-cell office:value-type="float" office:value="86.3819" calcext:value-type="float">
            <text:p>86.3819</text:p>
          </table:table-cell>
          <table:table-cell office:value-type="float" office:value="17.3" calcext:value-type="float">
            <text:p>17.3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7.8099" calcext:value-type="float">
            <text:p>27.8099</text:p>
          </table:table-cell>
          <table:table-cell office:value-type="float" office:value="86.3852" calcext:value-type="float">
            <text:p>86.3852</text:p>
          </table:table-cell>
          <table:table-cell office:value-type="float" office:value="10" calcext:value-type="float">
            <text:p>1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8.7562" calcext:value-type="float">
            <text:p>28.7562</text:p>
          </table:table-cell>
          <table:table-cell office:value-type="float" office:value="86.3875" calcext:value-type="float">
            <text:p>86.3875</text:p>
          </table:table-cell>
          <table:table-cell office:value-type="float" office:value="80.5" calcext:value-type="float">
            <text:p>80.5</text:p>
          </table:table-cell>
          <table:table-cell office:value-type="float" office:value="4.38888888888889" calcext:value-type="float">
            <text:p>4.38888888888889</text:p>
          </table:table-cell>
        </table:table-row>
        <table:table-row table:style-name="ro1">
          <table:table-cell office:value-type="float" office:value="27.596" calcext:value-type="float">
            <text:p>27.596</text:p>
          </table:table-cell>
          <table:table-cell office:value-type="float" office:value="86.389" calcext:value-type="float">
            <text:p>86.389</text:p>
          </table:table-cell>
          <table:table-cell office:value-type="float" office:value="27.4" calcext:value-type="float">
            <text:p>27.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.351" calcext:value-type="float">
            <text:p>28.351</text:p>
          </table:table-cell>
          <table:table-cell office:value-type="float" office:value="86.3936" calcext:value-type="float">
            <text:p>86.3936</text:p>
          </table:table-cell>
          <table:table-cell office:value-type="float" office:value="89.8" calcext:value-type="float">
            <text:p>89.8</text:p>
          </table:table-cell>
          <table:table-cell office:value-type="float" office:value="4.525" calcext:value-type="float">
            <text:p>4.525</text:p>
          </table:table-cell>
        </table:table-row>
        <table:table-row table:style-name="ro1">
          <table:table-cell office:value-type="float" office:value="30.8065" calcext:value-type="float">
            <text:p>30.8065</text:p>
          </table:table-cell>
          <table:table-cell office:value-type="float" office:value="86.4118" calcext:value-type="float">
            <text:p>86.4118</text:p>
          </table:table-cell>
          <table:table-cell office:value-type="float" office:value="15" calcext:value-type="float">
            <text:p>15</text:p>
          </table:table-cell>
          <table:table-cell office:value-type="float" office:value="4.71818181818182" calcext:value-type="float">
            <text:p>4.71818181818182</text:p>
          </table:table-cell>
        </table:table-row>
        <table:table-row table:style-name="ro1">
          <table:table-cell office:value-type="float" office:value="27.7815" calcext:value-type="float">
            <text:p>27.7815</text:p>
          </table:table-cell>
          <table:table-cell office:value-type="float" office:value="86.4192" calcext:value-type="float">
            <text:p>86.419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6353" calcext:value-type="float">
            <text:p>27.6353</text:p>
          </table:table-cell>
          <table:table-cell office:value-type="float" office:value="86.4217" calcext:value-type="float">
            <text:p>86.4217</text:p>
          </table:table-cell>
          <table:table-cell office:value-type="float" office:value="15.1" calcext:value-type="float">
            <text:p>15.1</text:p>
          </table:table-cell>
          <table:table-cell office:value-type="float" office:value="4.77" calcext:value-type="float">
            <text:p>4.77</text:p>
          </table:table-cell>
        </table:table-row>
        <table:table-row table:style-name="ro1">
          <table:table-cell office:value-type="float" office:value="28.835" calcext:value-type="float">
            <text:p>28.835</text:p>
          </table:table-cell>
          <table:table-cell office:value-type="float" office:value="86.4263" calcext:value-type="float">
            <text:p>86.4263</text:p>
          </table:table-cell>
          <table:table-cell office:value-type="float" office:value="11.9" calcext:value-type="float">
            <text:p>11.9</text:p>
          </table:table-cell>
          <table:table-cell office:value-type="float" office:value="4.66" calcext:value-type="float">
            <text:p>4.66</text:p>
          </table:table-cell>
        </table:table-row>
        <table:table-row table:style-name="ro1">
          <table:table-cell office:value-type="float" office:value="28.9012" calcext:value-type="float">
            <text:p>28.9012</text:p>
          </table:table-cell>
          <table:table-cell office:value-type="float" office:value="86.4476" calcext:value-type="float">
            <text:p>86.447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.5825" calcext:value-type="float">
            <text:p>28.5825</text:p>
          </table:table-cell>
          <table:table-cell office:value-type="float" office:value="86.4597" calcext:value-type="float">
            <text:p>86.4597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.3446" calcext:value-type="float">
            <text:p>31.3446</text:p>
          </table:table-cell>
          <table:table-cell office:value-type="float" office:value="86.4724" calcext:value-type="float">
            <text:p>86.4724</text:p>
          </table:table-cell>
          <table:table-cell office:value-type="float" office:value="12.6" calcext:value-type="float">
            <text:p>12.6</text:p>
          </table:table-cell>
          <table:table-cell office:value-type="float" office:value="5.23636363636364" calcext:value-type="float">
            <text:p>5.23636363636364</text:p>
          </table:table-cell>
        </table:table-row>
        <table:table-row table:style-name="ro1">
          <table:table-cell office:value-type="float" office:value="30.923" calcext:value-type="float">
            <text:p>30.923</text:p>
          </table:table-cell>
          <table:table-cell office:value-type="float" office:value="86.496" calcext:value-type="float">
            <text:p>86.496</text:p>
          </table:table-cell>
          <table:table-cell office:value-type="float" office:value="10" calcext:value-type="float">
            <text:p>1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28.9643" calcext:value-type="float">
            <text:p>28.9643</text:p>
          </table:table-cell>
          <table:table-cell office:value-type="float" office:value="86.5013" calcext:value-type="float">
            <text:p>86.50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292" calcext:value-type="float">
            <text:p>30.292</text:p>
          </table:table-cell>
          <table:table-cell office:value-type="float" office:value="86.5033" calcext:value-type="float">
            <text:p>86.5033</text:p>
          </table:table-cell>
          <table:table-cell office:value-type="float" office:value="35" calcext:value-type="float">
            <text:p>35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27.7097" calcext:value-type="float">
            <text:p>27.7097</text:p>
          </table:table-cell>
          <table:table-cell office:value-type="float" office:value="86.5045" calcext:value-type="float">
            <text:p>86.5045</text:p>
          </table:table-cell>
          <table:table-cell office:value-type="float" office:value="14.8" calcext:value-type="float">
            <text:p>14.8</text:p>
          </table:table-cell>
          <table:table-cell office:value-type="float" office:value="4.65" calcext:value-type="float">
            <text:p>4.65</text:p>
          </table:table-cell>
        </table:table-row>
        <table:table-row table:style-name="ro1">
          <table:table-cell office:value-type="float" office:value="29.9931" calcext:value-type="float">
            <text:p>29.9931</text:p>
          </table:table-cell>
          <table:table-cell office:value-type="float" office:value="86.5049" calcext:value-type="float">
            <text:p>86.5049</text:p>
          </table:table-cell>
          <table:table-cell office:value-type="float" office:value="35" calcext:value-type="float">
            <text:p>35</text:p>
          </table:table-cell>
          <table:table-cell office:value-type="float" office:value="4.03333333333333" calcext:value-type="float">
            <text:p>4.03333333333333</text:p>
          </table:table-cell>
        </table:table-row>
        <table:table-row table:style-name="ro1">
          <table:table-cell office:value-type="float" office:value="30.9629" calcext:value-type="float">
            <text:p>30.9629</text:p>
          </table:table-cell>
          <table:table-cell office:value-type="float" office:value="86.5089" calcext:value-type="float">
            <text:p>86.5089</text:p>
          </table:table-cell>
          <table:table-cell office:value-type="float" office:value="18" calcext:value-type="float">
            <text:p>18</text:p>
          </table:table-cell>
          <table:table-cell office:value-type="float" office:value="4.15714285714286" calcext:value-type="float">
            <text:p>4.15714285714286</text:p>
          </table:table-cell>
        </table:table-row>
        <table:table-row table:style-name="ro1">
          <table:table-cell office:value-type="float" office:value="28.731" calcext:value-type="float">
            <text:p>28.731</text:p>
          </table:table-cell>
          <table:table-cell office:value-type="float" office:value="86.5101" calcext:value-type="float">
            <text:p>86.5101</text:p>
          </table:table-cell>
          <table:table-cell office:value-type="float" office:value="68.8" calcext:value-type="float">
            <text:p>68.8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30.8714" calcext:value-type="float">
            <text:p>30.8714</text:p>
          </table:table-cell>
          <table:table-cell office:value-type="float" office:value="86.5105" calcext:value-type="float">
            <text:p>86.5105</text:p>
          </table:table-cell>
          <table:table-cell office:value-type="float" office:value="16.4" calcext:value-type="float">
            <text:p>16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.6476" calcext:value-type="float">
            <text:p>28.6476</text:p>
          </table:table-cell>
          <table:table-cell office:value-type="float" office:value="86.5144" calcext:value-type="float">
            <text:p>86.5144</text:p>
          </table:table-cell>
          <table:table-cell office:value-type="float" office:value="59.9" calcext:value-type="float">
            <text:p>59.9</text:p>
          </table:table-cell>
          <table:table-cell office:value-type="float" office:value="4.18" calcext:value-type="float">
            <text:p>4.18</text:p>
          </table:table-cell>
        </table:table-row>
        <table:table-row table:style-name="ro1">
          <table:table-cell office:value-type="float" office:value="27.6075" calcext:value-type="float">
            <text:p>27.6075</text:p>
          </table:table-cell>
          <table:table-cell office:value-type="float" office:value="86.5186" calcext:value-type="float">
            <text:p>86.5186</text:p>
          </table:table-cell>
          <table:table-cell office:value-type="float" office:value="10" calcext:value-type="float">
            <text:p>10</text:p>
          </table:table-cell>
          <table:table-cell office:value-type="float" office:value="4.04" calcext:value-type="float">
            <text:p>4.04</text:p>
          </table:table-cell>
        </table:table-row>
        <table:table-row table:style-name="ro1">
          <table:table-cell office:value-type="float" office:value="28.5384" calcext:value-type="float">
            <text:p>28.5384</text:p>
          </table:table-cell>
          <table:table-cell office:value-type="float" office:value="86.5244" calcext:value-type="float">
            <text:p>86.5244</text:p>
          </table:table-cell>
          <table:table-cell office:value-type="float" office:value="100" calcext:value-type="float">
            <text:p>100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28.6286" calcext:value-type="float">
            <text:p>28.6286</text:p>
          </table:table-cell>
          <table:table-cell office:value-type="float" office:value="86.5346" calcext:value-type="float">
            <text:p>86.5346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9682" calcext:value-type="float">
            <text:p>30.9682</text:p>
          </table:table-cell>
          <table:table-cell office:value-type="float" office:value="86.5522" calcext:value-type="float">
            <text:p>86.5522</text:p>
          </table:table-cell>
          <table:table-cell office:value-type="float" office:value="26" calcext:value-type="float">
            <text:p>26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29.0718" calcext:value-type="float">
            <text:p>29.0718</text:p>
          </table:table-cell>
          <table:table-cell office:value-type="float" office:value="86.569" calcext:value-type="float">
            <text:p>86.569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9.1379" calcext:value-type="float">
            <text:p>29.1379</text:p>
          </table:table-cell>
          <table:table-cell office:value-type="float" office:value="86.5713" calcext:value-type="float">
            <text:p>86.5713</text:p>
          </table:table-cell>
          <table:table-cell office:value-type="float" office:value="35" calcext:value-type="float">
            <text:p>35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8.483" calcext:value-type="float">
            <text:p>28.483</text:p>
          </table:table-cell>
          <table:table-cell office:value-type="float" office:value="86.578" calcext:value-type="float">
            <text:p>86.578</text:p>
          </table:table-cell>
          <table:table-cell office:value-type="float" office:value="57" calcext:value-type="float">
            <text:p>57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27.6401" calcext:value-type="float">
            <text:p>27.6401</text:p>
          </table:table-cell>
          <table:table-cell office:value-type="float" office:value="86.6233" calcext:value-type="float">
            <text:p>86.623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6048" calcext:value-type="float">
            <text:p>27.6048</text:p>
          </table:table-cell>
          <table:table-cell office:value-type="float" office:value="86.6271" calcext:value-type="float">
            <text:p>86.6271</text:p>
          </table:table-cell>
          <table:table-cell office:value-type="float" office:value="35" calcext:value-type="float">
            <text:p>35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30.8128" calcext:value-type="float">
            <text:p>30.8128</text:p>
          </table:table-cell>
          <table:table-cell office:value-type="float" office:value="86.6595" calcext:value-type="float">
            <text:p>86.6595</text:p>
          </table:table-cell>
          <table:table-cell office:value-type="float" office:value="26" calcext:value-type="float">
            <text:p>26</text:p>
          </table:table-cell>
          <table:table-cell office:value-type="float" office:value="4.23333333333333" calcext:value-type="float">
            <text:p>4.23333333333333</text:p>
          </table:table-cell>
        </table:table-row>
        <table:table-row table:style-name="ro1">
          <table:table-cell office:value-type="float" office:value="28.5985" calcext:value-type="float">
            <text:p>28.5985</text:p>
          </table:table-cell>
          <table:table-cell office:value-type="float" office:value="86.6723" calcext:value-type="float">
            <text:p>86.6723</text:p>
          </table:table-cell>
          <table:table-cell office:value-type="float" office:value="57" calcext:value-type="float">
            <text:p>57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30.5364" calcext:value-type="float">
            <text:p>30.5364</text:p>
          </table:table-cell>
          <table:table-cell office:value-type="float" office:value="86.6762" calcext:value-type="float">
            <text:p>86.6762</text:p>
          </table:table-cell>
          <table:table-cell office:value-type="float" office:value="35" calcext:value-type="float">
            <text:p>35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30.9101" calcext:value-type="float">
            <text:p>30.9101</text:p>
          </table:table-cell>
          <table:table-cell office:value-type="float" office:value="86.6905" calcext:value-type="float">
            <text:p>86.6905</text:p>
          </table:table-cell>
          <table:table-cell office:value-type="float" office:value="26" calcext:value-type="float">
            <text:p>26</text:p>
          </table:table-cell>
          <table:table-cell office:value-type="float" office:value="4.73" calcext:value-type="float">
            <text:p>4.73</text:p>
          </table:table-cell>
        </table:table-row>
        <table:table-row table:style-name="ro1">
          <table:table-cell office:value-type="float" office:value="28.4701" calcext:value-type="float">
            <text:p>28.4701</text:p>
          </table:table-cell>
          <table:table-cell office:value-type="float" office:value="86.7134" calcext:value-type="float">
            <text:p>86.7134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8871" calcext:value-type="float">
            <text:p>30.8871</text:p>
          </table:table-cell>
          <table:table-cell office:value-type="float" office:value="86.7314" calcext:value-type="float">
            <text:p>86.7314</text:p>
          </table:table-cell>
          <table:table-cell office:value-type="float" office:value="26" calcext:value-type="float">
            <text:p>26</text:p>
          </table:table-cell>
          <table:table-cell office:value-type="float" office:value="4.11666666666667" calcext:value-type="float">
            <text:p>4.11666666666667</text:p>
          </table:table-cell>
        </table:table-row>
        <table:table-row table:style-name="ro1">
          <table:table-cell office:value-type="float" office:value="29.9879" calcext:value-type="float">
            <text:p>29.9879</text:p>
          </table:table-cell>
          <table:table-cell office:value-type="float" office:value="86.7424" calcext:value-type="float">
            <text:p>86.7424</text:p>
          </table:table-cell>
          <table:table-cell office:value-type="float" office:value="10" calcext:value-type="float">
            <text:p>10</text:p>
          </table:table-cell>
          <table:table-cell office:value-type="float" office:value="4.28" calcext:value-type="float">
            <text:p>4.28</text:p>
          </table:table-cell>
        </table:table-row>
        <table:table-row table:style-name="ro1">
          <table:table-cell office:value-type="float" office:value="28.4699" calcext:value-type="float">
            <text:p>28.4699</text:p>
          </table:table-cell>
          <table:table-cell office:value-type="float" office:value="86.7608" calcext:value-type="float">
            <text:p>86.7608</text:p>
          </table:table-cell>
          <table:table-cell office:value-type="float" office:value="74.7" calcext:value-type="float">
            <text:p>74.7</text:p>
          </table:table-cell>
          <table:table-cell office:value-type="float" office:value="5.30909090909091" calcext:value-type="float">
            <text:p>5.30909090909091</text:p>
          </table:table-cell>
        </table:table-row>
        <table:table-row table:style-name="ro1">
          <table:table-cell office:value-type="float" office:value="29.9475" calcext:value-type="float">
            <text:p>29.9475</text:p>
          </table:table-cell>
          <table:table-cell office:value-type="float" office:value="86.7755" calcext:value-type="float">
            <text:p>86.7755</text:p>
          </table:table-cell>
          <table:table-cell office:value-type="float" office:value="35" calcext:value-type="float">
            <text:p>35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25.4252" calcext:value-type="float">
            <text:p>25.4252</text:p>
          </table:table-cell>
          <table:table-cell office:value-type="float" office:value="86.7804" calcext:value-type="float">
            <text:p>86.780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.4425" calcext:value-type="float">
            <text:p>28.4425</text:p>
          </table:table-cell>
          <table:table-cell office:value-type="float" office:value="86.7939" calcext:value-type="float">
            <text:p>86.7939</text:p>
          </table:table-cell>
          <table:table-cell office:value-type="float" office:value="67.1" calcext:value-type="float">
            <text:p>67.1</text:p>
          </table:table-cell>
          <table:table-cell office:value-type="float" office:value="4.53333333333333" calcext:value-type="float">
            <text:p>4.53333333333333</text:p>
          </table:table-cell>
        </table:table-row>
        <table:table-row table:style-name="ro1">
          <table:table-cell office:value-type="float" office:value="27.8655" calcext:value-type="float">
            <text:p>27.8655</text:p>
          </table:table-cell>
          <table:table-cell office:value-type="float" office:value="86.851" calcext:value-type="float">
            <text:p>86.85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.6507" calcext:value-type="float">
            <text:p>28.6507</text:p>
          </table:table-cell>
          <table:table-cell office:value-type="float" office:value="86.8827" calcext:value-type="float">
            <text:p>86.8827</text:p>
          </table:table-cell>
          <table:table-cell office:value-type="float" office:value="50" calcext:value-type="float">
            <text:p>5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8.5504" calcext:value-type="float">
            <text:p>28.5504</text:p>
          </table:table-cell>
          <table:table-cell office:value-type="float" office:value="86.8871" calcext:value-type="float">
            <text:p>86.8871</text:p>
          </table:table-cell>
          <table:table-cell office:value-type="float" office:value="58.9" calcext:value-type="float">
            <text:p>58.9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float" office:value="27.0995" calcext:value-type="float">
            <text:p>27.0995</text:p>
          </table:table-cell>
          <table:table-cell office:value-type="float" office:value="86.9086" calcext:value-type="float">
            <text:p>86.9086</text:p>
          </table:table-cell>
          <table:table-cell office:value-type="float" office:value="14.2" calcext:value-type="float">
            <text:p>14.2</text:p>
          </table:table-cell>
          <table:table-cell office:value-type="float" office:value="4.34" calcext:value-type="float">
            <text:p>4.34</text:p>
          </table:table-cell>
        </table:table-row>
        <table:table-row table:style-name="ro1">
          <table:table-cell office:value-type="float" office:value="28.5659" calcext:value-type="float">
            <text:p>28.5659</text:p>
          </table:table-cell>
          <table:table-cell office:value-type="float" office:value="86.9288" calcext:value-type="float">
            <text:p>86.9288</text:p>
          </table:table-cell>
          <table:table-cell office:value-type="float" office:value="60.7" calcext:value-type="float">
            <text:p>60.7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27.1382" calcext:value-type="float">
            <text:p>27.1382</text:p>
          </table:table-cell>
          <table:table-cell office:value-type="float" office:value="86.9329" calcext:value-type="float">
            <text:p>86.9329</text:p>
          </table:table-cell>
          <table:table-cell office:value-type="float" office:value="12.2" calcext:value-type="float">
            <text:p>12.2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27.3643" calcext:value-type="float">
            <text:p>27.3643</text:p>
          </table:table-cell>
          <table:table-cell office:value-type="float" office:value="86.944" calcext:value-type="float">
            <text:p>86.944</text:p>
          </table:table-cell>
          <table:table-cell office:value-type="float" office:value="30.9" calcext:value-type="float">
            <text:p>30.9</text:p>
          </table:table-cell>
          <table:table-cell office:value-type="float" office:value="4.42727272727273" calcext:value-type="float">
            <text:p>4.42727272727273</text:p>
          </table:table-cell>
        </table:table-row>
        <table:table-row table:style-name="ro1">
          <table:table-cell office:value-type="float" office:value="29.177" calcext:value-type="float">
            <text:p>29.177</text:p>
          </table:table-cell>
          <table:table-cell office:value-type="float" office:value="86.9501" calcext:value-type="float">
            <text:p>86.9501</text:p>
          </table:table-cell>
          <table:table-cell office:value-type="float" office:value="5.5" calcext:value-type="float">
            <text:p>5.5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9.3131" calcext:value-type="float">
            <text:p>29.3131</text:p>
          </table:table-cell>
          <table:table-cell office:value-type="float" office:value="86.9554" calcext:value-type="float">
            <text:p>86.9554</text:p>
          </table:table-cell>
          <table:table-cell office:value-type="float" office:value="42.3" calcext:value-type="float">
            <text:p>42.3</text:p>
          </table:table-cell>
          <table:table-cell office:value-type="float" office:value="4.52" calcext:value-type="float">
            <text:p>4.52</text:p>
          </table:table-cell>
        </table:table-row>
        <table:table-row table:style-name="ro1">
          <table:table-cell office:value-type="float" office:value="28.058" calcext:value-type="float">
            <text:p>28.058</text:p>
          </table:table-cell>
          <table:table-cell office:value-type="float" office:value="86.9681" calcext:value-type="float">
            <text:p>86.9681</text:p>
          </table:table-cell>
          <table:table-cell office:value-type="float" office:value="74.9" calcext:value-type="float">
            <text:p>74.9</text:p>
          </table:table-cell>
          <table:table-cell office:value-type="float" office:value="4.26666666666667" calcext:value-type="float">
            <text:p>4.26666666666667</text:p>
          </table:table-cell>
        </table:table-row>
        <table:table-row table:style-name="ro1">
          <table:table-cell office:value-type="float" office:value="29.2856" calcext:value-type="float">
            <text:p>29.2856</text:p>
          </table:table-cell>
          <table:table-cell office:value-type="float" office:value="87.0569" calcext:value-type="float">
            <text:p>87.0569</text:p>
          </table:table-cell>
          <table:table-cell office:value-type="float" office:value="35" calcext:value-type="float">
            <text:p>35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30.9496" calcext:value-type="float">
            <text:p>30.9496</text:p>
          </table:table-cell>
          <table:table-cell office:value-type="float" office:value="87.1346" calcext:value-type="float">
            <text:p>87.1346</text:p>
          </table:table-cell>
          <table:table-cell office:value-type="float" office:value="35" calcext:value-type="float">
            <text:p>35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28.6872" calcext:value-type="float">
            <text:p>28.6872</text:p>
          </table:table-cell>
          <table:table-cell office:value-type="float" office:value="87.1516" calcext:value-type="float">
            <text:p>87.1516</text:p>
          </table:table-cell>
          <table:table-cell office:value-type="float" office:value="34" calcext:value-type="float">
            <text:p>34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28.6671" calcext:value-type="float">
            <text:p>28.6671</text:p>
          </table:table-cell>
          <table:table-cell office:value-type="float" office:value="87.1548" calcext:value-type="float">
            <text:p>87.1548</text:p>
          </table:table-cell>
          <table:table-cell office:value-type="float" office:value="4.6" calcext:value-type="float">
            <text:p>4.6</text:p>
          </table:table-cell>
          <table:table-cell office:value-type="float" office:value="4.31428571428571" calcext:value-type="float">
            <text:p>4.31428571428571</text:p>
          </table:table-cell>
        </table:table-row>
        <table:table-row table:style-name="ro1">
          <table:table-cell office:value-type="float" office:value="28.5387" calcext:value-type="float">
            <text:p>28.5387</text:p>
          </table:table-cell>
          <table:table-cell office:value-type="float" office:value="87.1554" calcext:value-type="float">
            <text:p>87.1554</text:p>
          </table:table-cell>
          <table:table-cell office:value-type="float" office:value="34" calcext:value-type="float">
            <text:p>34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28.8175" calcext:value-type="float">
            <text:p>28.8175</text:p>
          </table:table-cell>
          <table:table-cell office:value-type="float" office:value="87.1612" calcext:value-type="float">
            <text:p>87.1612</text:p>
          </table:table-cell>
          <table:table-cell office:value-type="float" office:value="22.3" calcext:value-type="float">
            <text:p>22.3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31.0102" calcext:value-type="float">
            <text:p>31.0102</text:p>
          </table:table-cell>
          <table:table-cell office:value-type="float" office:value="87.1636" calcext:value-type="float">
            <text:p>87.1636</text:p>
          </table:table-cell>
          <table:table-cell office:value-type="float" office:value="35" calcext:value-type="float">
            <text:p>35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28.4217" calcext:value-type="float">
            <text:p>28.4217</text:p>
          </table:table-cell>
          <table:table-cell office:value-type="float" office:value="87.173" calcext:value-type="float">
            <text:p>87.173</text:p>
          </table:table-cell>
          <table:table-cell office:value-type="float" office:value="84.8" calcext:value-type="float">
            <text:p>84.8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28.2802" calcext:value-type="float">
            <text:p>28.2802</text:p>
          </table:table-cell>
          <table:table-cell office:value-type="float" office:value="87.1786" calcext:value-type="float">
            <text:p>87.1786</text:p>
          </table:table-cell>
          <table:table-cell office:value-type="float" office:value="34" calcext:value-type="float">
            <text:p>34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30.0428" calcext:value-type="float">
            <text:p>30.0428</text:p>
          </table:table-cell>
          <table:table-cell office:value-type="float" office:value="87.1849" calcext:value-type="float">
            <text:p>87.184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.5635" calcext:value-type="float">
            <text:p>28.5635</text:p>
          </table:table-cell>
          <table:table-cell office:value-type="float" office:value="87.1894" calcext:value-type="float">
            <text:p>87.1894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.026" calcext:value-type="float">
            <text:p>31.026</text:p>
          </table:table-cell>
          <table:table-cell office:value-type="float" office:value="87.1945" calcext:value-type="float">
            <text:p>87.1945</text:p>
          </table:table-cell>
          <table:table-cell office:value-type="float" office:value="35" calcext:value-type="float">
            <text:p>35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31.1239" calcext:value-type="float">
            <text:p>31.1239</text:p>
          </table:table-cell>
          <table:table-cell office:value-type="float" office:value="87.2042" calcext:value-type="float">
            <text:p>87.2042</text:p>
          </table:table-cell>
          <table:table-cell office:value-type="float" office:value="35" calcext:value-type="float">
            <text:p>35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27.9087" calcext:value-type="float">
            <text:p>27.9087</text:p>
          </table:table-cell>
          <table:table-cell office:value-type="float" office:value="87.2197" calcext:value-type="float">
            <text:p>87.2197</text:p>
          </table:table-cell>
          <table:table-cell office:value-type="float" office:value="25.3" calcext:value-type="float">
            <text:p>25.3</text:p>
          </table:table-cell>
          <table:table-cell office:value-type="float" office:value="4.03333333333333" calcext:value-type="float">
            <text:p>4.03333333333333</text:p>
          </table:table-cell>
        </table:table-row>
        <table:table-row table:style-name="ro1">
          <table:table-cell office:value-type="float" office:value="28.6107" calcext:value-type="float">
            <text:p>28.6107</text:p>
          </table:table-cell>
          <table:table-cell office:value-type="float" office:value="87.2197" calcext:value-type="float">
            <text:p>87.2197</text:p>
          </table:table-cell>
          <table:table-cell office:value-type="float" office:value="10" calcext:value-type="float">
            <text:p>10</text:p>
          </table:table-cell>
          <table:table-cell office:value-type="float" office:value="4.72857142857143" calcext:value-type="float">
            <text:p>4.72857142857143</text:p>
          </table:table-cell>
        </table:table-row>
        <table:table-row table:style-name="ro1">
          <table:table-cell office:value-type="float" office:value="28.3932" calcext:value-type="float">
            <text:p>28.3932</text:p>
          </table:table-cell>
          <table:table-cell office:value-type="float" office:value="87.2436" calcext:value-type="float">
            <text:p>87.243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.3564" calcext:value-type="float">
            <text:p>28.3564</text:p>
          </table:table-cell>
          <table:table-cell office:value-type="float" office:value="87.2587" calcext:value-type="float">
            <text:p>87.2587</text:p>
          </table:table-cell>
          <table:table-cell office:value-type="float" office:value="43.1" calcext:value-type="float">
            <text:p>43.1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8.3483" calcext:value-type="float">
            <text:p>28.3483</text:p>
          </table:table-cell>
          <table:table-cell office:value-type="float" office:value="87.2873" calcext:value-type="float">
            <text:p>87.2873</text:p>
          </table:table-cell>
          <table:table-cell office:value-type="float" office:value="9.3" calcext:value-type="float">
            <text:p>9.3</text:p>
          </table:table-cell>
          <table:table-cell office:value-type="float" office:value="5.49" calcext:value-type="float">
            <text:p>5.49</text:p>
          </table:table-cell>
        </table:table-row>
        <table:table-row table:style-name="ro1">
          <table:table-cell office:value-type="float" office:value="29.2365" calcext:value-type="float">
            <text:p>29.2365</text:p>
          </table:table-cell>
          <table:table-cell office:value-type="float" office:value="87.289" calcext:value-type="float">
            <text:p>87.289</text:p>
          </table:table-cell>
          <table:table-cell office:value-type="float" office:value="10.8" calcext:value-type="float">
            <text:p>10.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.3976" calcext:value-type="float">
            <text:p>28.3976</text:p>
          </table:table-cell>
          <table:table-cell office:value-type="float" office:value="87.3013" calcext:value-type="float">
            <text:p>87.3013</text:p>
          </table:table-cell>
          <table:table-cell office:value-type="float" office:value="35" calcext:value-type="float">
            <text:p>35</text:p>
          </table:table-cell>
          <table:table-cell office:value-type="float" office:value="4.32857142857143" calcext:value-type="float">
            <text:p>4.32857142857143</text:p>
          </table:table-cell>
        </table:table-row>
        <table:table-row table:style-name="ro1">
          <table:table-cell office:value-type="float" office:value="27.8952" calcext:value-type="float">
            <text:p>27.8952</text:p>
          </table:table-cell>
          <table:table-cell office:value-type="float" office:value="87.3065" calcext:value-type="float">
            <text:p>87.3065</text:p>
          </table:table-cell>
          <table:table-cell office:value-type="float" office:value="50" calcext:value-type="float">
            <text:p>50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28.5896" calcext:value-type="float">
            <text:p>28.5896</text:p>
          </table:table-cell>
          <table:table-cell office:value-type="float" office:value="87.3081" calcext:value-type="float">
            <text:p>87.308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.3566" calcext:value-type="float">
            <text:p>28.3566</text:p>
          </table:table-cell>
          <table:table-cell office:value-type="float" office:value="87.3144" calcext:value-type="float">
            <text:p>87.3144</text:p>
          </table:table-cell>
          <table:table-cell office:value-type="float" office:value="10" calcext:value-type="float">
            <text:p>1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8.5714" calcext:value-type="float">
            <text:p>28.5714</text:p>
          </table:table-cell>
          <table:table-cell office:value-type="float" office:value="87.3265" calcext:value-type="float">
            <text:p>87.3265</text:p>
          </table:table-cell>
          <table:table-cell office:value-type="float" office:value="2" calcext:value-type="float">
            <text:p>2</text:p>
          </table:table-cell>
          <table:table-cell office:value-type="float" office:value="4.325" calcext:value-type="float">
            <text:p>4.325</text:p>
          </table:table-cell>
        </table:table-row>
        <table:table-row table:style-name="ro1">
          <table:table-cell office:value-type="float" office:value="28.574" calcext:value-type="float">
            <text:p>28.574</text:p>
          </table:table-cell>
          <table:table-cell office:value-type="float" office:value="87.3474" calcext:value-type="float">
            <text:p>87.34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.2431" calcext:value-type="float">
            <text:p>28.2431</text:p>
          </table:table-cell>
          <table:table-cell office:value-type="float" office:value="87.3505" calcext:value-type="float">
            <text:p>87.3505</text:p>
          </table:table-cell>
          <table:table-cell office:value-type="float" office:value="10" calcext:value-type="float">
            <text:p>10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28.2495" calcext:value-type="float">
            <text:p>28.2495</text:p>
          </table:table-cell>
          <table:table-cell office:value-type="float" office:value="87.3787" calcext:value-type="float">
            <text:p>87.378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593" calcext:value-type="float">
            <text:p>27.593</text:p>
          </table:table-cell>
          <table:table-cell office:value-type="float" office:value="87.3835" calcext:value-type="float">
            <text:p>87.3835</text:p>
          </table:table-cell>
          <table:table-cell office:value-type="float" office:value="23.2" calcext:value-type="float">
            <text:p>23.2</text:p>
          </table:table-cell>
          <table:table-cell office:value-type="float" office:value="4.63" calcext:value-type="float">
            <text:p>4.63</text:p>
          </table:table-cell>
        </table:table-row>
        <table:table-row table:style-name="ro1">
          <table:table-cell office:value-type="float" office:value="30.5449" calcext:value-type="float">
            <text:p>30.5449</text:p>
          </table:table-cell>
          <table:table-cell office:value-type="float" office:value="87.3847" calcext:value-type="float">
            <text:p>87.3847</text:p>
          </table:table-cell>
          <table:table-cell office:value-type="float" office:value="10.4" calcext:value-type="float">
            <text:p>10.4</text:p>
          </table:table-cell>
          <table:table-cell office:value-type="float" office:value="5.19230769230769" calcext:value-type="float">
            <text:p>5.19230769230769</text:p>
          </table:table-cell>
        </table:table-row>
        <table:table-row table:style-name="ro1">
          <table:table-cell office:value-type="float" office:value="28.4648" calcext:value-type="float">
            <text:p>28.4648</text:p>
          </table:table-cell>
          <table:table-cell office:value-type="float" office:value="87.4099" calcext:value-type="float">
            <text:p>87.409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.2894" calcext:value-type="float">
            <text:p>28.2894</text:p>
          </table:table-cell>
          <table:table-cell office:value-type="float" office:value="87.416" calcext:value-type="float">
            <text:p>87.416</text:p>
          </table:table-cell>
          <table:table-cell office:value-type="float" office:value="14.7" calcext:value-type="float">
            <text:p>14.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.2076" calcext:value-type="float">
            <text:p>29.2076</text:p>
          </table:table-cell>
          <table:table-cell office:value-type="float" office:value="87.4258" calcext:value-type="float">
            <text:p>87.4258</text:p>
          </table:table-cell>
          <table:table-cell office:value-type="float" office:value="9.2" calcext:value-type="float">
            <text:p>9.2</text:p>
          </table:table-cell>
          <table:table-cell office:value-type="float" office:value="4.31666666666667" calcext:value-type="float">
            <text:p>4.31666666666667</text:p>
          </table:table-cell>
        </table:table-row>
        <table:table-row table:style-name="ro1">
          <table:table-cell office:value-type="float" office:value="28.4487" calcext:value-type="float">
            <text:p>28.4487</text:p>
          </table:table-cell>
          <table:table-cell office:value-type="float" office:value="87.428" calcext:value-type="float">
            <text:p>87.428</text:p>
          </table:table-cell>
          <table:table-cell office:value-type="float" office:value="12.7" calcext:value-type="float">
            <text:p>12.7</text:p>
          </table:table-cell>
          <table:table-cell office:value-type="float" office:value="5.08571428571429" calcext:value-type="float">
            <text:p>5.08571428571429</text:p>
          </table:table-cell>
        </table:table-row>
        <table:table-row table:style-name="ro1">
          <table:table-cell office:value-type="float" office:value="28.3828" calcext:value-type="float">
            <text:p>28.3828</text:p>
          </table:table-cell>
          <table:table-cell office:value-type="float" office:value="87.4307" calcext:value-type="float">
            <text:p>87.4307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2334" calcext:value-type="float">
            <text:p>30.2334</text:p>
          </table:table-cell>
          <table:table-cell office:value-type="float" office:value="87.4407" calcext:value-type="float">
            <text:p>87.4407</text:p>
          </table:table-cell>
          <table:table-cell office:value-type="float" office:value="10" calcext:value-type="float">
            <text:p>10</text:p>
          </table:table-cell>
          <table:table-cell office:value-type="float" office:value="4.9125" calcext:value-type="float">
            <text:p>4.9125</text:p>
          </table:table-cell>
        </table:table-row>
        <table:table-row table:style-name="ro1">
          <table:table-cell office:value-type="float" office:value="30.094" calcext:value-type="float">
            <text:p>30.094</text:p>
          </table:table-cell>
          <table:table-cell office:value-type="float" office:value="87.4418" calcext:value-type="float">
            <text:p>87.4418</text:p>
          </table:table-cell>
          <table:table-cell office:value-type="float" office:value="10" calcext:value-type="float">
            <text:p>10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28.3757" calcext:value-type="float">
            <text:p>28.3757</text:p>
          </table:table-cell>
          <table:table-cell office:value-type="float" office:value="87.4423" calcext:value-type="float">
            <text:p>87.4423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.4368" calcext:value-type="float">
            <text:p>28.4368</text:p>
          </table:table-cell>
          <table:table-cell office:value-type="float" office:value="87.4424" calcext:value-type="float">
            <text:p>87.4424</text:p>
          </table:table-cell>
          <table:table-cell office:value-type="float" office:value="73.1" calcext:value-type="float">
            <text:p>73.1</text:p>
          </table:table-cell>
          <table:table-cell office:value-type="float" office:value="4.57" calcext:value-type="float">
            <text:p>4.57</text:p>
          </table:table-cell>
        </table:table-row>
        <table:table-row table:style-name="ro1">
          <table:table-cell office:value-type="float" office:value="28.6788" calcext:value-type="float">
            <text:p>28.6788</text:p>
          </table:table-cell>
          <table:table-cell office:value-type="float" office:value="87.4464" calcext:value-type="float">
            <text:p>87.4464</text:p>
          </table:table-cell>
          <table:table-cell office:value-type="float" office:value="32.2" calcext:value-type="float">
            <text:p>32.2</text:p>
          </table:table-cell>
          <table:table-cell office:value-type="float" office:value="4.41666666666667" calcext:value-type="float">
            <text:p>4.41666666666667</text:p>
          </table:table-cell>
        </table:table-row>
        <table:table-row table:style-name="ro1">
          <table:table-cell office:value-type="float" office:value="28.4087" calcext:value-type="float">
            <text:p>28.4087</text:p>
          </table:table-cell>
          <table:table-cell office:value-type="float" office:value="87.4524" calcext:value-type="float">
            <text:p>87.4524</text:p>
          </table:table-cell>
          <table:table-cell office:value-type="float" office:value="15" calcext:value-type="float">
            <text:p>15</text:p>
          </table:table-cell>
          <table:table-cell office:value-type="float" office:value="4.41428571428571" calcext:value-type="float">
            <text:p>4.41428571428571</text:p>
          </table:table-cell>
        </table:table-row>
        <table:table-row table:style-name="ro1">
          <table:table-cell office:value-type="float" office:value="30.1521" calcext:value-type="float">
            <text:p>30.1521</text:p>
          </table:table-cell>
          <table:table-cell office:value-type="float" office:value="87.4607" calcext:value-type="float">
            <text:p>87.460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.4843" calcext:value-type="float">
            <text:p>28.4843</text:p>
          </table:table-cell>
          <table:table-cell office:value-type="float" office:value="87.4771" calcext:value-type="float">
            <text:p>87.4771</text:p>
          </table:table-cell>
          <table:table-cell office:value-type="float" office:value="9.1" calcext:value-type="float">
            <text:p>9.1</text:p>
          </table:table-cell>
          <table:table-cell office:value-type="float" office:value="4.08" calcext:value-type="float">
            <text:p>4.08</text:p>
          </table:table-cell>
        </table:table-row>
        <table:table-row table:style-name="ro1">
          <table:table-cell office:value-type="float" office:value="28.3333" calcext:value-type="float">
            <text:p>28.3333</text:p>
          </table:table-cell>
          <table:table-cell office:value-type="float" office:value="87.4792" calcext:value-type="float">
            <text:p>87.479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.4268" calcext:value-type="float">
            <text:p>28.4268</text:p>
          </table:table-cell>
          <table:table-cell office:value-type="float" office:value="87.4848" calcext:value-type="float">
            <text:p>87.4848</text:p>
          </table:table-cell>
          <table:table-cell office:value-type="float" office:value="4.6" calcext:value-type="float">
            <text:p>4.6</text:p>
          </table:table-cell>
          <table:table-cell office:value-type="float" office:value="4.48571428571429" calcext:value-type="float">
            <text:p>4.48571428571429</text:p>
          </table:table-cell>
        </table:table-row>
        <table:table-row table:style-name="ro1">
          <table:table-cell office:value-type="float" office:value="28.4439" calcext:value-type="float">
            <text:p>28.4439</text:p>
          </table:table-cell>
          <table:table-cell office:value-type="float" office:value="87.4856" calcext:value-type="float">
            <text:p>87.4856</text:p>
          </table:table-cell>
          <table:table-cell office:value-type="float" office:value="14.9" calcext:value-type="float">
            <text:p>14.9</text:p>
          </table:table-cell>
          <table:table-cell office:value-type="float" office:value="4.35" calcext:value-type="float">
            <text:p>4.35</text:p>
          </table:table-cell>
        </table:table-row>
        <table:table-row table:style-name="ro1">
          <table:table-cell office:value-type="float" office:value="28.351" calcext:value-type="float">
            <text:p>28.351</text:p>
          </table:table-cell>
          <table:table-cell office:value-type="float" office:value="87.4881" calcext:value-type="float">
            <text:p>87.4881</text:p>
          </table:table-cell>
          <table:table-cell office:value-type="float" office:value="10.2" calcext:value-type="float">
            <text:p>10.2</text:p>
          </table:table-cell>
          <table:table-cell office:value-type="float" office:value="4.06666666666667" calcext:value-type="float">
            <text:p>4.06666666666667</text:p>
          </table:table-cell>
        </table:table-row>
        <table:table-row table:style-name="ro1">
          <table:table-cell office:value-type="float" office:value="30.183" calcext:value-type="float">
            <text:p>30.183</text:p>
          </table:table-cell>
          <table:table-cell office:value-type="float" office:value="87.4981" calcext:value-type="float">
            <text:p>87.4981</text:p>
          </table:table-cell>
          <table:table-cell office:value-type="float" office:value="10" calcext:value-type="float">
            <text:p>10</text:p>
          </table:table-cell>
          <table:table-cell office:value-type="float" office:value="4.67142857142857" calcext:value-type="float">
            <text:p>4.67142857142857</text:p>
          </table:table-cell>
        </table:table-row>
        <table:table-row table:style-name="ro1">
          <table:table-cell office:value-type="float" office:value="30.2697" calcext:value-type="float">
            <text:p>30.2697</text:p>
          </table:table-cell>
          <table:table-cell office:value-type="float" office:value="87.5013" calcext:value-type="float">
            <text:p>87.5013</text:p>
          </table:table-cell>
          <table:table-cell office:value-type="float" office:value="10" calcext:value-type="float">
            <text:p>10</text:p>
          </table:table-cell>
          <table:table-cell office:value-type="float" office:value="4.48" calcext:value-type="float">
            <text:p>4.48</text:p>
          </table:table-cell>
        </table:table-row>
        <table:table-row table:style-name="ro1">
          <table:table-cell office:value-type="float" office:value="28.3812" calcext:value-type="float">
            <text:p>28.3812</text:p>
          </table:table-cell>
          <table:table-cell office:value-type="float" office:value="87.5079" calcext:value-type="float">
            <text:p>87.5079</text:p>
          </table:table-cell>
          <table:table-cell office:value-type="float" office:value="16" calcext:value-type="float">
            <text:p>16</text:p>
          </table:table-cell>
          <table:table-cell office:value-type="float" office:value="4.9875" calcext:value-type="float">
            <text:p>4.9875</text:p>
          </table:table-cell>
        </table:table-row>
        <table:table-row table:style-name="ro1">
          <table:table-cell office:value-type="float" office:value="30.2156" calcext:value-type="float">
            <text:p>30.2156</text:p>
          </table:table-cell>
          <table:table-cell office:value-type="float" office:value="87.5111" calcext:value-type="float">
            <text:p>87.51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2625" calcext:value-type="float">
            <text:p>30.2625</text:p>
          </table:table-cell>
          <table:table-cell office:value-type="float" office:value="87.5236" calcext:value-type="float">
            <text:p>87.5236</text:p>
          </table:table-cell>
          <table:table-cell office:value-type="float" office:value="10" calcext:value-type="float">
            <text:p>10</text:p>
          </table:table-cell>
          <table:table-cell office:value-type="float" office:value="4.77777777777778" calcext:value-type="float">
            <text:p>4.77777777777778</text:p>
          </table:table-cell>
        </table:table-row>
        <table:table-row table:style-name="ro1">
          <table:table-cell office:value-type="float" office:value="30.1737" calcext:value-type="float">
            <text:p>30.1737</text:p>
          </table:table-cell>
          <table:table-cell office:value-type="float" office:value="87.5268" calcext:value-type="float">
            <text:p>87.5268</text:p>
          </table:table-cell>
          <table:table-cell office:value-type="float" office:value="10" calcext:value-type="float">
            <text:p>1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30.2673" calcext:value-type="float">
            <text:p>30.2673</text:p>
          </table:table-cell>
          <table:table-cell office:value-type="float" office:value="87.531" calcext:value-type="float">
            <text:p>87.531</text:p>
          </table:table-cell>
          <table:table-cell office:value-type="float" office:value="10" calcext:value-type="float">
            <text:p>10</text:p>
          </table:table-cell>
          <table:table-cell office:value-type="float" office:value="4.37142857142857" calcext:value-type="float">
            <text:p>4.37142857142857</text:p>
          </table:table-cell>
        </table:table-row>
        <table:table-row table:style-name="ro1">
          <table:table-cell office:value-type="float" office:value="30.2677" calcext:value-type="float">
            <text:p>30.2677</text:p>
          </table:table-cell>
          <table:table-cell office:value-type="float" office:value="87.5312" calcext:value-type="float">
            <text:p>87.5312</text:p>
          </table:table-cell>
          <table:table-cell office:value-type="float" office:value="10" calcext:value-type="float">
            <text:p>10</text:p>
          </table:table-cell>
          <table:table-cell office:value-type="float" office:value="5.075" calcext:value-type="float">
            <text:p>5.075</text:p>
          </table:table-cell>
        </table:table-row>
        <table:table-row table:style-name="ro1">
          <table:table-cell office:value-type="float" office:value="30.4212" calcext:value-type="float">
            <text:p>30.4212</text:p>
          </table:table-cell>
          <table:table-cell office:value-type="float" office:value="87.5377" calcext:value-type="float">
            <text:p>87.5377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2774" calcext:value-type="float">
            <text:p>30.2774</text:p>
          </table:table-cell>
          <table:table-cell office:value-type="float" office:value="87.5406" calcext:value-type="float">
            <text:p>87.5406</text:p>
          </table:table-cell>
          <table:table-cell office:value-type="float" office:value="10" calcext:value-type="float">
            <text:p>10</text:p>
          </table:table-cell>
          <table:table-cell office:value-type="float" office:value="4.8375" calcext:value-type="float">
            <text:p>4.8375</text:p>
          </table:table-cell>
        </table:table-row>
        <table:table-row table:style-name="ro1">
          <table:table-cell office:value-type="float" office:value="28.048" calcext:value-type="float">
            <text:p>28.048</text:p>
          </table:table-cell>
          <table:table-cell office:value-type="float" office:value="87.5431" calcext:value-type="float">
            <text:p>87.543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.3808" calcext:value-type="float">
            <text:p>28.3808</text:p>
          </table:table-cell>
          <table:table-cell office:value-type="float" office:value="87.5456" calcext:value-type="float">
            <text:p>87.5456</text:p>
          </table:table-cell>
          <table:table-cell office:value-type="float" office:value="10" calcext:value-type="float">
            <text:p>10</text:p>
          </table:table-cell>
          <table:table-cell office:value-type="float" office:value="4.45" calcext:value-type="float">
            <text:p>4.45</text:p>
          </table:table-cell>
        </table:table-row>
        <table:table-row table:style-name="ro1">
          <table:table-cell office:value-type="float" office:value="30.2567" calcext:value-type="float">
            <text:p>30.2567</text:p>
          </table:table-cell>
          <table:table-cell office:value-type="float" office:value="87.5566" calcext:value-type="float">
            <text:p>87.5566</text:p>
          </table:table-cell>
          <table:table-cell office:value-type="float" office:value="10" calcext:value-type="float">
            <text:p>1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30.3298" calcext:value-type="float">
            <text:p>30.3298</text:p>
          </table:table-cell>
          <table:table-cell office:value-type="float" office:value="87.5585" calcext:value-type="float">
            <text:p>87.5585</text:p>
          </table:table-cell>
          <table:table-cell office:value-type="float" office:value="0" calcext:value-type="float">
            <text:p>0</text:p>
          </table:table-cell>
          <table:table-cell office:value-type="float" office:value="4.125" calcext:value-type="float">
            <text:p>4.125</text:p>
          </table:table-cell>
        </table:table-row>
        <table:table-row table:style-name="ro1">
          <table:table-cell office:value-type="float" office:value="28.2274" calcext:value-type="float">
            <text:p>28.2274</text:p>
          </table:table-cell>
          <table:table-cell office:value-type="float" office:value="87.5611" calcext:value-type="float">
            <text:p>87.5611</text:p>
          </table:table-cell>
          <table:table-cell office:value-type="float" office:value="78.5" calcext:value-type="float">
            <text:p>78.5</text:p>
          </table:table-cell>
          <table:table-cell office:value-type="float" office:value="4.71111111111111" calcext:value-type="float">
            <text:p>4.71111111111111</text:p>
          </table:table-cell>
        </table:table-row>
        <table:table-row table:style-name="ro1">
          <table:table-cell office:value-type="float" office:value="30.2421" calcext:value-type="float">
            <text:p>30.2421</text:p>
          </table:table-cell>
          <table:table-cell office:value-type="float" office:value="87.5684" calcext:value-type="float">
            <text:p>87.5684</text:p>
          </table:table-cell>
          <table:table-cell office:value-type="float" office:value="10.1" calcext:value-type="float">
            <text:p>10.1</text:p>
          </table:table-cell>
          <table:table-cell office:value-type="float" office:value="5.34545454545455" calcext:value-type="float">
            <text:p>5.34545454545455</text:p>
          </table:table-cell>
        </table:table-row>
        <table:table-row table:style-name="ro1">
          <table:table-cell office:value-type="float" office:value="28.4432" calcext:value-type="float">
            <text:p>28.4432</text:p>
          </table:table-cell>
          <table:table-cell office:value-type="float" office:value="87.5753" calcext:value-type="float">
            <text:p>87.5753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30.3479" calcext:value-type="float">
            <text:p>30.3479</text:p>
          </table:table-cell>
          <table:table-cell office:value-type="float" office:value="87.5789" calcext:value-type="float">
            <text:p>87.5789</text:p>
          </table:table-cell>
          <table:table-cell office:value-type="float" office:value="8.6" calcext:value-type="float">
            <text:p>8.6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28.4289" calcext:value-type="float">
            <text:p>28.4289</text:p>
          </table:table-cell>
          <table:table-cell office:value-type="float" office:value="87.5808" calcext:value-type="float">
            <text:p>87.5808</text:p>
          </table:table-cell>
          <table:table-cell office:value-type="float" office:value="28.6" calcext:value-type="float">
            <text:p>28.6</text:p>
          </table:table-cell>
          <table:table-cell office:value-type="float" office:value="4.08333333333333" calcext:value-type="float">
            <text:p>4.08333333333333</text:p>
          </table:table-cell>
        </table:table-row>
        <table:table-row table:style-name="ro1">
          <table:table-cell office:value-type="float" office:value="30.3415" calcext:value-type="float">
            <text:p>30.3415</text:p>
          </table:table-cell>
          <table:table-cell office:value-type="float" office:value="87.5864" calcext:value-type="float">
            <text:p>87.586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3343" calcext:value-type="float">
            <text:p>30.3343</text:p>
          </table:table-cell>
          <table:table-cell office:value-type="float" office:value="87.6014" calcext:value-type="float">
            <text:p>87.6014</text:p>
          </table:table-cell>
          <table:table-cell office:value-type="float" office:value="7.6" calcext:value-type="float">
            <text:p>7.6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30.2842" calcext:value-type="float">
            <text:p>30.2842</text:p>
          </table:table-cell>
          <table:table-cell office:value-type="float" office:value="87.6038" calcext:value-type="float">
            <text:p>87.6038</text:p>
          </table:table-cell>
          <table:table-cell office:value-type="float" office:value="10" calcext:value-type="float">
            <text:p>10</text:p>
          </table:table-cell>
          <table:table-cell office:value-type="float" office:value="4.64285714285714" calcext:value-type="float">
            <text:p>4.64285714285714</text:p>
          </table:table-cell>
        </table:table-row>
        <table:table-row table:style-name="ro1">
          <table:table-cell office:value-type="float" office:value="28.5155" calcext:value-type="float">
            <text:p>28.5155</text:p>
          </table:table-cell>
          <table:table-cell office:value-type="float" office:value="87.6093" calcext:value-type="float">
            <text:p>87.6093</text:p>
          </table:table-cell>
          <table:table-cell office:value-type="float" office:value="10" calcext:value-type="float">
            <text:p>1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30.2644" calcext:value-type="float">
            <text:p>30.2644</text:p>
          </table:table-cell>
          <table:table-cell office:value-type="float" office:value="87.6183" calcext:value-type="float">
            <text:p>87.6183</text:p>
          </table:table-cell>
          <table:table-cell office:value-type="float" office:value="10" calcext:value-type="float">
            <text:p>1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30.3324" calcext:value-type="float">
            <text:p>30.3324</text:p>
          </table:table-cell>
          <table:table-cell office:value-type="float" office:value="87.6247" calcext:value-type="float">
            <text:p>87.6247</text:p>
          </table:table-cell>
          <table:table-cell office:value-type="float" office:value="10" calcext:value-type="float">
            <text:p>10</text:p>
          </table:table-cell>
          <table:table-cell office:value-type="float" office:value="4.65714285714286" calcext:value-type="float">
            <text:p>4.65714285714286</text:p>
          </table:table-cell>
        </table:table-row>
        <table:table-row table:style-name="ro1">
          <table:table-cell office:value-type="float" office:value="30.2883" calcext:value-type="float">
            <text:p>30.2883</text:p>
          </table:table-cell>
          <table:table-cell office:value-type="float" office:value="87.626" calcext:value-type="float">
            <text:p>87.626</text:p>
          </table:table-cell>
          <table:table-cell office:value-type="float" office:value="10" calcext:value-type="float">
            <text:p>10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float" office:value="30.2685" calcext:value-type="float">
            <text:p>30.2685</text:p>
          </table:table-cell>
          <table:table-cell office:value-type="float" office:value="87.6472" calcext:value-type="float">
            <text:p>87.6472</text:p>
          </table:table-cell>
          <table:table-cell office:value-type="float" office:value="10" calcext:value-type="float">
            <text:p>10</text:p>
          </table:table-cell>
          <table:table-cell office:value-type="float" office:value="4.64285714285714" calcext:value-type="float">
            <text:p>4.64285714285714</text:p>
          </table:table-cell>
        </table:table-row>
        <table:table-row table:style-name="ro1">
          <table:table-cell office:value-type="float" office:value="30.3643" calcext:value-type="float">
            <text:p>30.3643</text:p>
          </table:table-cell>
          <table:table-cell office:value-type="float" office:value="87.6583" calcext:value-type="float">
            <text:p>87.6583</text:p>
          </table:table-cell>
          <table:table-cell office:value-type="float" office:value="0" calcext:value-type="float">
            <text:p>0</text:p>
          </table:table-cell>
          <table:table-cell office:value-type="float" office:value="4.54285714285714" calcext:value-type="float">
            <text:p>4.54285714285714</text:p>
          </table:table-cell>
        </table:table-row>
        <table:table-row table:style-name="ro1">
          <table:table-cell office:value-type="float" office:value="28.3949" calcext:value-type="float">
            <text:p>28.3949</text:p>
          </table:table-cell>
          <table:table-cell office:value-type="float" office:value="87.6585" calcext:value-type="float">
            <text:p>87.6585</text:p>
          </table:table-cell>
          <table:table-cell office:value-type="float" office:value="52" calcext:value-type="float">
            <text:p>52</text:p>
          </table:table-cell>
          <table:table-cell office:value-type="float" office:value="4.41111111111111" calcext:value-type="float">
            <text:p>4.41111111111111</text:p>
          </table:table-cell>
        </table:table-row>
        <table:table-row table:style-name="ro1">
          <table:table-cell office:value-type="float" office:value="30.339" calcext:value-type="float">
            <text:p>30.339</text:p>
          </table:table-cell>
          <table:table-cell office:value-type="float" office:value="87.672" calcext:value-type="float">
            <text:p>87.672</text:p>
          </table:table-cell>
          <table:table-cell office:value-type="float" office:value="10" calcext:value-type="float">
            <text:p>10</text:p>
          </table:table-cell>
          <table:table-cell office:value-type="float" office:value="4.325" calcext:value-type="float">
            <text:p>4.325</text:p>
          </table:table-cell>
        </table:table-row>
        <table:table-row table:style-name="ro1">
          <table:table-cell office:value-type="float" office:value="27.8584" calcext:value-type="float">
            <text:p>27.8584</text:p>
          </table:table-cell>
          <table:table-cell office:value-type="float" office:value="87.6792" calcext:value-type="float">
            <text:p>87.6792</text:p>
          </table:table-cell>
          <table:table-cell office:value-type="float" office:value="35" calcext:value-type="float">
            <text:p>35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7.3474" calcext:value-type="float">
            <text:p>27.3474</text:p>
          </table:table-cell>
          <table:table-cell office:value-type="float" office:value="87.6847" calcext:value-type="float">
            <text:p>87.6847</text:p>
          </table:table-cell>
          <table:table-cell office:value-type="float" office:value="17.8" calcext:value-type="float">
            <text:p>17.8</text:p>
          </table:table-cell>
          <table:table-cell office:value-type="float" office:value="4.84166666666667" calcext:value-type="float">
            <text:p>4.84166666666667</text:p>
          </table:table-cell>
        </table:table-row>
        <table:table-row table:style-name="ro1">
          <table:table-cell office:value-type="float" office:value="28.1028" calcext:value-type="float">
            <text:p>28.1028</text:p>
          </table:table-cell>
          <table:table-cell office:value-type="float" office:value="87.6887" calcext:value-type="float">
            <text:p>87.6887</text:p>
          </table:table-cell>
          <table:table-cell office:value-type="float" office:value="89.9" calcext:value-type="float">
            <text:p>89.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.0069" calcext:value-type="float">
            <text:p>26.0069</text:p>
          </table:table-cell>
          <table:table-cell office:value-type="float" office:value="87.7014" calcext:value-type="float">
            <text:p>87.7014</text:p>
          </table:table-cell>
          <table:table-cell office:value-type="float" office:value="30.5" calcext:value-type="float">
            <text:p>30.5</text:p>
          </table:table-cell>
          <table:table-cell office:value-type="float" office:value="4.67" calcext:value-type="float">
            <text:p>4.67</text:p>
          </table:table-cell>
        </table:table-row>
        <table:table-row table:style-name="ro1">
          <table:table-cell office:value-type="float" office:value="27.6608" calcext:value-type="float">
            <text:p>27.6608</text:p>
          </table:table-cell>
          <table:table-cell office:value-type="float" office:value="87.7068" calcext:value-type="float">
            <text:p>87.7068</text:p>
          </table:table-cell>
          <table:table-cell office:value-type="float" office:value="100" calcext:value-type="float">
            <text:p>100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28.103" calcext:value-type="float">
            <text:p>28.103</text:p>
          </table:table-cell>
          <table:table-cell office:value-type="float" office:value="87.7109" calcext:value-type="float">
            <text:p>87.7109</text:p>
          </table:table-cell>
          <table:table-cell office:value-type="float" office:value="81.1" calcext:value-type="float">
            <text:p>81.1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28.7043" calcext:value-type="float">
            <text:p>28.7043</text:p>
          </table:table-cell>
          <table:table-cell office:value-type="float" office:value="87.7212" calcext:value-type="float">
            <text:p>87.7212</text:p>
          </table:table-cell>
          <table:table-cell office:value-type="float" office:value="11.6" calcext:value-type="float">
            <text:p>11.6</text:p>
          </table:table-cell>
          <table:table-cell office:value-type="float" office:value="4.36666666666667" calcext:value-type="float">
            <text:p>4.36666666666667</text:p>
          </table:table-cell>
        </table:table-row>
        <table:table-row table:style-name="ro1">
          <table:table-cell office:value-type="float" office:value="30.1254" calcext:value-type="float">
            <text:p>30.1254</text:p>
          </table:table-cell>
          <table:table-cell office:value-type="float" office:value="87.7215" calcext:value-type="float">
            <text:p>87.7215</text:p>
          </table:table-cell>
          <table:table-cell office:value-type="float" office:value="10" calcext:value-type="float">
            <text:p>10</text:p>
          </table:table-cell>
          <table:table-cell office:value-type="float" office:value="4.475" calcext:value-type="float">
            <text:p>4.475</text:p>
          </table:table-cell>
        </table:table-row>
        <table:table-row table:style-name="ro1">
          <table:table-cell office:value-type="float" office:value="27.971" calcext:value-type="float">
            <text:p>27.971</text:p>
          </table:table-cell>
          <table:table-cell office:value-type="float" office:value="87.7286" calcext:value-type="float">
            <text:p>87.7286</text:p>
          </table:table-cell>
          <table:table-cell office:value-type="float" office:value="17.2" calcext:value-type="float">
            <text:p>17.2</text:p>
          </table:table-cell>
          <table:table-cell office:value-type="float" office:value="4.35714285714286" calcext:value-type="float">
            <text:p>4.35714285714286</text:p>
          </table:table-cell>
        </table:table-row>
        <table:table-row table:style-name="ro1">
          <table:table-cell office:value-type="float" office:value="28.0111" calcext:value-type="float">
            <text:p>28.0111</text:p>
          </table:table-cell>
          <table:table-cell office:value-type="float" office:value="87.7418" calcext:value-type="float">
            <text:p>87.7418</text:p>
          </table:table-cell>
          <table:table-cell office:value-type="float" office:value="71" calcext:value-type="float">
            <text:p>71</text:p>
          </table:table-cell>
          <table:table-cell office:value-type="float" office:value="4.3875" calcext:value-type="float">
            <text:p>4.3875</text:p>
          </table:table-cell>
        </table:table-row>
        <table:table-row table:style-name="ro1">
          <table:table-cell office:value-type="float" office:value="26.861" calcext:value-type="float">
            <text:p>26.861</text:p>
          </table:table-cell>
          <table:table-cell office:value-type="float" office:value="87.742" calcext:value-type="float">
            <text:p>87.742</text:p>
          </table:table-cell>
          <table:table-cell office:value-type="float" office:value="32.5" calcext:value-type="float">
            <text:p>32.5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29.7864" calcext:value-type="float">
            <text:p>29.7864</text:p>
          </table:table-cell>
          <table:table-cell office:value-type="float" office:value="87.7441" calcext:value-type="float">
            <text:p>87.744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2986" calcext:value-type="float">
            <text:p>27.2986</text:p>
          </table:table-cell>
          <table:table-cell office:value-type="float" office:value="87.747" calcext:value-type="float">
            <text:p>87.74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.5109" calcext:value-type="float">
            <text:p>28.5109</text:p>
          </table:table-cell>
          <table:table-cell office:value-type="float" office:value="87.7492" calcext:value-type="float">
            <text:p>87.7492</text:p>
          </table:table-cell>
          <table:table-cell office:value-type="float" office:value="31.6" calcext:value-type="float">
            <text:p>31.6</text:p>
          </table:table-cell>
          <table:table-cell office:value-type="float" office:value="4.13333333333333" calcext:value-type="float">
            <text:p>4.13333333333333</text:p>
          </table:table-cell>
        </table:table-row>
        <table:table-row table:style-name="ro1">
          <table:table-cell office:value-type="float" office:value="27.6762" calcext:value-type="float">
            <text:p>27.6762</text:p>
          </table:table-cell>
          <table:table-cell office:value-type="float" office:value="87.7558" calcext:value-type="float">
            <text:p>87.7558</text:p>
          </table:table-cell>
          <table:table-cell office:value-type="float" office:value="0" calcext:value-type="float">
            <text:p>0</text:p>
          </table:table-cell>
          <table:table-cell office:value-type="float" office:value="4.275" calcext:value-type="float">
            <text:p>4.275</text:p>
          </table:table-cell>
        </table:table-row>
        <table:table-row table:style-name="ro1">
          <table:table-cell office:value-type="float" office:value="28.4498" calcext:value-type="float">
            <text:p>28.4498</text:p>
          </table:table-cell>
          <table:table-cell office:value-type="float" office:value="87.7666" calcext:value-type="float">
            <text:p>87.7666</text:p>
          </table:table-cell>
          <table:table-cell office:value-type="float" office:value="35" calcext:value-type="float">
            <text:p>35</text:p>
          </table:table-cell>
          <table:table-cell office:value-type="float" office:value="4.21666666666667" calcext:value-type="float">
            <text:p>4.21666666666667</text:p>
          </table:table-cell>
        </table:table-row>
        <table:table-row table:style-name="ro1">
          <table:table-cell office:value-type="float" office:value="28.0372" calcext:value-type="float">
            <text:p>28.0372</text:p>
          </table:table-cell>
          <table:table-cell office:value-type="float" office:value="87.789" calcext:value-type="float">
            <text:p>87.789</text:p>
          </table:table-cell>
          <table:table-cell office:value-type="float" office:value="63.9" calcext:value-type="float">
            <text:p>63.9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9.9262" calcext:value-type="float">
            <text:p>29.9262</text:p>
          </table:table-cell>
          <table:table-cell office:value-type="float" office:value="87.8048" calcext:value-type="float">
            <text:p>87.8048</text:p>
          </table:table-cell>
          <table:table-cell office:value-type="float" office:value="37" calcext:value-type="float">
            <text:p>37</text:p>
          </table:table-cell>
          <table:table-cell office:value-type="float" office:value="4.075" calcext:value-type="float">
            <text:p>4.075</text:p>
          </table:table-cell>
        </table:table-row>
        <table:table-row table:style-name="ro1">
          <table:table-cell office:value-type="float" office:value="27.9359" calcext:value-type="float">
            <text:p>27.9359</text:p>
          </table:table-cell>
          <table:table-cell office:value-type="float" office:value="87.8092" calcext:value-type="float">
            <text:p>87.8092</text:p>
          </table:table-cell>
          <table:table-cell office:value-type="float" office:value="73.8" calcext:value-type="float">
            <text:p>73.8</text:p>
          </table:table-cell>
          <table:table-cell office:value-type="float" office:value="4.42" calcext:value-type="float">
            <text:p>4.42</text:p>
          </table:table-cell>
        </table:table-row>
        <table:table-row table:style-name="ro1">
          <table:table-cell office:value-type="float" office:value="28.1859" calcext:value-type="float">
            <text:p>28.1859</text:p>
          </table:table-cell>
          <table:table-cell office:value-type="float" office:value="87.8097" calcext:value-type="float">
            <text:p>87.8097</text:p>
          </table:table-cell>
          <table:table-cell office:value-type="float" office:value="68" calcext:value-type="float">
            <text:p>68</text:p>
          </table:table-cell>
          <table:table-cell office:value-type="float" office:value="4.13333333333333" calcext:value-type="float">
            <text:p>4.13333333333333</text:p>
          </table:table-cell>
        </table:table-row>
        <table:table-row table:style-name="ro1">
          <table:table-cell office:value-type="float" office:value="27.2588" calcext:value-type="float">
            <text:p>27.2588</text:p>
          </table:table-cell>
          <table:table-cell office:value-type="float" office:value="87.8161" calcext:value-type="float">
            <text:p>87.8161</text:p>
          </table:table-cell>
          <table:table-cell office:value-type="float" office:value="0" calcext:value-type="float">
            <text:p>0</text:p>
          </table:table-cell>
          <table:table-cell office:value-type="float" office:value="5.08181818181818" calcext:value-type="float">
            <text:p>5.08181818181818</text:p>
          </table:table-cell>
        </table:table-row>
        <table:table-row table:style-name="ro1">
          <table:table-cell office:value-type="float" office:value="30.3717" calcext:value-type="float">
            <text:p>30.3717</text:p>
          </table:table-cell>
          <table:table-cell office:value-type="float" office:value="87.8166" calcext:value-type="float">
            <text:p>87.8166</text:p>
          </table:table-cell>
          <table:table-cell office:value-type="float" office:value="10" calcext:value-type="float">
            <text:p>10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27.2976" calcext:value-type="float">
            <text:p>27.2976</text:p>
          </table:table-cell>
          <table:table-cell office:value-type="float" office:value="87.8184" calcext:value-type="float">
            <text:p>87.8184</text:p>
          </table:table-cell>
          <table:table-cell office:value-type="float" office:value="20" calcext:value-type="float">
            <text:p>20</text:p>
          </table:table-cell>
          <table:table-cell office:value-type="float" office:value="4.44285714285714" calcext:value-type="float">
            <text:p>4.44285714285714</text:p>
          </table:table-cell>
        </table:table-row>
        <table:table-row table:style-name="ro1">
          <table:table-cell office:value-type="float" office:value="27.7759" calcext:value-type="float">
            <text:p>27.7759</text:p>
          </table:table-cell>
          <table:table-cell office:value-type="float" office:value="87.8195" calcext:value-type="float">
            <text:p>87.8195</text:p>
          </table:table-cell>
          <table:table-cell office:value-type="float" office:value="48.1" calcext:value-type="float">
            <text:p>48.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2889" calcext:value-type="float">
            <text:p>27.2889</text:p>
          </table:table-cell>
          <table:table-cell office:value-type="float" office:value="87.8299" calcext:value-type="float">
            <text:p>87.8299</text:p>
          </table:table-cell>
          <table:table-cell office:value-type="float" office:value="13.5" calcext:value-type="float">
            <text:p>13.5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27.4545" calcext:value-type="float">
            <text:p>27.4545</text:p>
          </table:table-cell>
          <table:table-cell office:value-type="float" office:value="87.8417" calcext:value-type="float">
            <text:p>87.8417</text:p>
          </table:table-cell>
          <table:table-cell office:value-type="float" office:value="30.2" calcext:value-type="float">
            <text:p>30.2</text:p>
          </table:table-cell>
          <table:table-cell office:value-type="float" office:value="4.70833333333333" calcext:value-type="float">
            <text:p>4.70833333333333</text:p>
          </table:table-cell>
        </table:table-row>
        <table:table-row table:style-name="ro1">
          <table:table-cell office:value-type="float" office:value="27.3141" calcext:value-type="float">
            <text:p>27.3141</text:p>
          </table:table-cell>
          <table:table-cell office:value-type="float" office:value="87.844" calcext:value-type="float">
            <text:p>87.844</text:p>
          </table:table-cell>
          <table:table-cell office:value-type="float" office:value="16.2" calcext:value-type="float">
            <text:p>16.2</text:p>
          </table:table-cell>
          <table:table-cell office:value-type="float" office:value="4.26" calcext:value-type="float">
            <text:p>4.26</text:p>
          </table:table-cell>
        </table:table-row>
        <table:table-row table:style-name="ro1">
          <table:table-cell office:value-type="float" office:value="29.7614" calcext:value-type="float">
            <text:p>29.7614</text:p>
          </table:table-cell>
          <table:table-cell office:value-type="float" office:value="87.8503" calcext:value-type="float">
            <text:p>87.8503</text:p>
          </table:table-cell>
          <table:table-cell office:value-type="float" office:value="37" calcext:value-type="float">
            <text:p>37</text:p>
          </table:table-cell>
          <table:table-cell office:value-type="float" office:value="4.24" calcext:value-type="float">
            <text:p>4.24</text:p>
          </table:table-cell>
        </table:table-row>
        <table:table-row table:style-name="ro1">
          <table:table-cell office:value-type="float" office:value="27.8779" calcext:value-type="float">
            <text:p>27.8779</text:p>
          </table:table-cell>
          <table:table-cell office:value-type="float" office:value="87.8618" calcext:value-type="float">
            <text:p>87.8618</text:p>
          </table:table-cell>
          <table:table-cell office:value-type="float" office:value="69.9" calcext:value-type="float">
            <text:p>69.9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29.8416" calcext:value-type="float">
            <text:p>29.8416</text:p>
          </table:table-cell>
          <table:table-cell office:value-type="float" office:value="87.8664" calcext:value-type="float">
            <text:p>87.8664</text:p>
          </table:table-cell>
          <table:table-cell office:value-type="float" office:value="37" calcext:value-type="float">
            <text:p>37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float" office:value="30.6928" calcext:value-type="float">
            <text:p>30.6928</text:p>
          </table:table-cell>
          <table:table-cell office:value-type="float" office:value="87.8718" calcext:value-type="float">
            <text:p>87.8718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28.1658" calcext:value-type="float">
            <text:p>28.1658</text:p>
          </table:table-cell>
          <table:table-cell office:value-type="float" office:value="87.8728" calcext:value-type="float">
            <text:p>87.8728</text:p>
          </table:table-cell>
          <table:table-cell office:value-type="float" office:value="64.7" calcext:value-type="float">
            <text:p>64.7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29.4672" calcext:value-type="float">
            <text:p>29.4672</text:p>
          </table:table-cell>
          <table:table-cell office:value-type="float" office:value="87.8752" calcext:value-type="float">
            <text:p>87.8752</text:p>
          </table:table-cell>
          <table:table-cell office:value-type="float" office:value="10" calcext:value-type="float">
            <text:p>10</text:p>
          </table:table-cell>
          <table:table-cell office:value-type="float" office:value="4.12857142857143" calcext:value-type="float">
            <text:p>4.12857142857143</text:p>
          </table:table-cell>
        </table:table-row>
        <table:table-row table:style-name="ro1">
          <table:table-cell office:value-type="float" office:value="27.762" calcext:value-type="float">
            <text:p>27.762</text:p>
          </table:table-cell>
          <table:table-cell office:value-type="float" office:value="87.8803" calcext:value-type="float">
            <text:p>87.8803</text:p>
          </table:table-cell>
          <table:table-cell office:value-type="float" office:value="88.7" calcext:value-type="float">
            <text:p>88.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2503" calcext:value-type="float">
            <text:p>27.2503</text:p>
          </table:table-cell>
          <table:table-cell office:value-type="float" office:value="87.8821" calcext:value-type="float">
            <text:p>87.8821</text:p>
          </table:table-cell>
          <table:table-cell office:value-type="float" office:value="13.9" calcext:value-type="float">
            <text:p>13.9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29.8346" calcext:value-type="float">
            <text:p>29.8346</text:p>
          </table:table-cell>
          <table:table-cell office:value-type="float" office:value="87.884" calcext:value-type="float">
            <text:p>87.884</text:p>
          </table:table-cell>
          <table:table-cell office:value-type="float" office:value="37" calcext:value-type="float">
            <text:p>37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8.7295" calcext:value-type="float">
            <text:p>28.7295</text:p>
          </table:table-cell>
          <table:table-cell office:value-type="float" office:value="87.8852" calcext:value-type="float">
            <text:p>87.885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2356" calcext:value-type="float">
            <text:p>27.2356</text:p>
          </table:table-cell>
          <table:table-cell office:value-type="float" office:value="87.8899" calcext:value-type="float">
            <text:p>87.8899</text:p>
          </table:table-cell>
          <table:table-cell office:value-type="float" office:value="30.9" calcext:value-type="float">
            <text:p>30.9</text:p>
          </table:table-cell>
          <table:table-cell office:value-type="float" office:value="4.26666666666667" calcext:value-type="float">
            <text:p>4.26666666666667</text:p>
          </table:table-cell>
        </table:table-row>
        <table:table-row table:style-name="ro1">
          <table:table-cell office:value-type="float" office:value="29.9609" calcext:value-type="float">
            <text:p>29.9609</text:p>
          </table:table-cell>
          <table:table-cell office:value-type="float" office:value="87.8931" calcext:value-type="float">
            <text:p>87.8931</text:p>
          </table:table-cell>
          <table:table-cell office:value-type="float" office:value="10" calcext:value-type="float">
            <text:p>10</text:p>
          </table:table-cell>
          <table:table-cell office:value-type="float" office:value="4.075" calcext:value-type="float">
            <text:p>4.075</text:p>
          </table:table-cell>
        </table:table-row>
        <table:table-row table:style-name="ro1">
          <table:table-cell office:value-type="float" office:value="28.2527" calcext:value-type="float">
            <text:p>28.2527</text:p>
          </table:table-cell>
          <table:table-cell office:value-type="float" office:value="87.8966" calcext:value-type="float">
            <text:p>87.8966</text:p>
          </table:table-cell>
          <table:table-cell office:value-type="float" office:value="54.7" calcext:value-type="float">
            <text:p>54.7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27.2876" calcext:value-type="float">
            <text:p>27.2876</text:p>
          </table:table-cell>
          <table:table-cell office:value-type="float" office:value="87.9004" calcext:value-type="float">
            <text:p>87.9004</text:p>
          </table:table-cell>
          <table:table-cell office:value-type="float" office:value="35" calcext:value-type="float">
            <text:p>35</text:p>
          </table:table-cell>
          <table:table-cell office:value-type="float" office:value="4.375" calcext:value-type="float">
            <text:p>4.375</text:p>
          </table:table-cell>
        </table:table-row>
        <table:table-row table:style-name="ro1">
          <table:table-cell office:value-type="float" office:value="30.3865" calcext:value-type="float">
            <text:p>30.3865</text:p>
          </table:table-cell>
          <table:table-cell office:value-type="float" office:value="87.9018" calcext:value-type="float">
            <text:p>87.9018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29.8415" calcext:value-type="float">
            <text:p>29.8415</text:p>
          </table:table-cell>
          <table:table-cell office:value-type="float" office:value="87.907" calcext:value-type="float">
            <text:p>87.907</text:p>
          </table:table-cell>
          <table:table-cell office:value-type="float" office:value="37" calcext:value-type="float">
            <text:p>37</text:p>
          </table:table-cell>
          <table:table-cell office:value-type="float" office:value="4.27142857142857" calcext:value-type="float">
            <text:p>4.27142857142857</text:p>
          </table:table-cell>
        </table:table-row>
        <table:table-row table:style-name="ro1">
          <table:table-cell office:value-type="float" office:value="27.8015" calcext:value-type="float">
            <text:p>27.8015</text:p>
          </table:table-cell>
          <table:table-cell office:value-type="float" office:value="87.9131" calcext:value-type="float">
            <text:p>87.9131</text:p>
          </table:table-cell>
          <table:table-cell office:value-type="float" office:value="49.3" calcext:value-type="float">
            <text:p>49.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.9251" calcext:value-type="float">
            <text:p>29.9251</text:p>
          </table:table-cell>
          <table:table-cell office:value-type="float" office:value="87.9136" calcext:value-type="float">
            <text:p>87.9136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.8297" calcext:value-type="float">
            <text:p>29.8297</text:p>
          </table:table-cell>
          <table:table-cell office:value-type="float" office:value="87.926" calcext:value-type="float">
            <text:p>87.92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1336" calcext:value-type="float">
            <text:p>30.1336</text:p>
          </table:table-cell>
          <table:table-cell office:value-type="float" office:value="87.9323" calcext:value-type="float">
            <text:p>87.9323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.8541" calcext:value-type="float">
            <text:p>29.8541</text:p>
          </table:table-cell>
          <table:table-cell office:value-type="float" office:value="87.935" calcext:value-type="float">
            <text:p>87.935</text:p>
          </table:table-cell>
          <table:table-cell office:value-type="float" office:value="37" calcext:value-type="float">
            <text:p>37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28.441" calcext:value-type="float">
            <text:p>28.441</text:p>
          </table:table-cell>
          <table:table-cell office:value-type="float" office:value="87.9358" calcext:value-type="float">
            <text:p>87.9358</text:p>
          </table:table-cell>
          <table:table-cell office:value-type="float" office:value="50" calcext:value-type="float">
            <text:p>5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29.9104" calcext:value-type="float">
            <text:p>29.9104</text:p>
          </table:table-cell>
          <table:table-cell office:value-type="float" office:value="87.9374" calcext:value-type="float">
            <text:p>87.9374</text:p>
          </table:table-cell>
          <table:table-cell office:value-type="float" office:value="32" calcext:value-type="float">
            <text:p>32</text:p>
          </table:table-cell>
          <table:table-cell office:value-type="float" office:value="4.63333333333333" calcext:value-type="float">
            <text:p>4.63333333333333</text:p>
          </table:table-cell>
        </table:table-row>
        <table:table-row table:style-name="ro1">
          <table:table-cell office:value-type="float" office:value="29.927" calcext:value-type="float">
            <text:p>29.927</text:p>
          </table:table-cell>
          <table:table-cell office:value-type="float" office:value="87.9454" calcext:value-type="float">
            <text:p>87.9454</text:p>
          </table:table-cell>
          <table:table-cell office:value-type="float" office:value="37" calcext:value-type="float">
            <text:p>37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29.8577" calcext:value-type="float">
            <text:p>29.8577</text:p>
          </table:table-cell>
          <table:table-cell office:value-type="float" office:value="87.9466" calcext:value-type="float">
            <text:p>87.9466</text:p>
          </table:table-cell>
          <table:table-cell office:value-type="float" office:value="10" calcext:value-type="float">
            <text:p>1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29.8607" calcext:value-type="float">
            <text:p>29.8607</text:p>
          </table:table-cell>
          <table:table-cell office:value-type="float" office:value="87.9536" calcext:value-type="float">
            <text:p>87.9536</text:p>
          </table:table-cell>
          <table:table-cell office:value-type="float" office:value="37" calcext:value-type="float">
            <text:p>37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28.0024" calcext:value-type="float">
            <text:p>28.0024</text:p>
          </table:table-cell>
          <table:table-cell office:value-type="float" office:value="87.9601" calcext:value-type="float">
            <text:p>87.9601</text:p>
          </table:table-cell>
          <table:table-cell office:value-type="float" office:value="61.9" calcext:value-type="float">
            <text:p>61.9</text:p>
          </table:table-cell>
          <table:table-cell office:value-type="float" office:value="4.26666666666667" calcext:value-type="float">
            <text:p>4.26666666666667</text:p>
          </table:table-cell>
        </table:table-row>
        <table:table-row table:style-name="ro1">
          <table:table-cell office:value-type="float" office:value="29.9977" calcext:value-type="float">
            <text:p>29.9977</text:p>
          </table:table-cell>
          <table:table-cell office:value-type="float" office:value="87.9606" calcext:value-type="float">
            <text:p>87.9606</text:p>
          </table:table-cell>
          <table:table-cell office:value-type="float" office:value="37" calcext:value-type="float">
            <text:p>37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29.9778" calcext:value-type="float">
            <text:p>29.9778</text:p>
          </table:table-cell>
          <table:table-cell office:value-type="float" office:value="87.9623" calcext:value-type="float">
            <text:p>87.9623</text:p>
          </table:table-cell>
          <table:table-cell office:value-type="float" office:value="37" calcext:value-type="float">
            <text:p>37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29.9356" calcext:value-type="float">
            <text:p>29.9356</text:p>
          </table:table-cell>
          <table:table-cell office:value-type="float" office:value="87.9652" calcext:value-type="float">
            <text:p>87.9652</text:p>
          </table:table-cell>
          <table:table-cell office:value-type="float" office:value="37" calcext:value-type="float">
            <text:p>37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9.8865" calcext:value-type="float">
            <text:p>29.8865</text:p>
          </table:table-cell>
          <table:table-cell office:value-type="float" office:value="87.9653" calcext:value-type="float">
            <text:p>87.9653</text:p>
          </table:table-cell>
          <table:table-cell office:value-type="float" office:value="37" calcext:value-type="float">
            <text:p>37</text:p>
          </table:table-cell>
          <table:table-cell office:value-type="float" office:value="4.18" calcext:value-type="float">
            <text:p>4.18</text:p>
          </table:table-cell>
        </table:table-row>
        <table:table-row table:style-name="ro1">
          <table:table-cell office:value-type="float" office:value="30.0044" calcext:value-type="float">
            <text:p>30.0044</text:p>
          </table:table-cell>
          <table:table-cell office:value-type="float" office:value="87.9659" calcext:value-type="float">
            <text:p>87.9659</text:p>
          </table:table-cell>
          <table:table-cell office:value-type="float" office:value="37" calcext:value-type="float">
            <text:p>37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27.3213" calcext:value-type="float">
            <text:p>27.3213</text:p>
          </table:table-cell>
          <table:table-cell office:value-type="float" office:value="87.969" calcext:value-type="float">
            <text:p>87.969</text:p>
          </table:table-cell>
          <table:table-cell office:value-type="float" office:value="23" calcext:value-type="float">
            <text:p>23</text:p>
          </table:table-cell>
          <table:table-cell office:value-type="float" office:value="4.27142857142857" calcext:value-type="float">
            <text:p>4.27142857142857</text:p>
          </table:table-cell>
        </table:table-row>
        <table:table-row table:style-name="ro1">
          <table:table-cell office:value-type="float" office:value="27.3058" calcext:value-type="float">
            <text:p>27.3058</text:p>
          </table:table-cell>
          <table:table-cell office:value-type="float" office:value="87.97" calcext:value-type="float">
            <text:p>87.97</text:p>
          </table:table-cell>
          <table:table-cell office:value-type="float" office:value="20" calcext:value-type="float">
            <text:p>20</text:p>
          </table:table-cell>
          <table:table-cell office:value-type="float" office:value="4.62" calcext:value-type="float">
            <text:p>4.62</text:p>
          </table:table-cell>
        </table:table-row>
        <table:table-row table:style-name="ro1">
          <table:table-cell office:value-type="float" office:value="27.449" calcext:value-type="float">
            <text:p>27.449</text:p>
          </table:table-cell>
          <table:table-cell office:value-type="float" office:value="87.9742" calcext:value-type="float">
            <text:p>87.974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.7707" calcext:value-type="float">
            <text:p>29.7707</text:p>
          </table:table-cell>
          <table:table-cell office:value-type="float" office:value="87.9746" calcext:value-type="float">
            <text:p>87.9746</text:p>
          </table:table-cell>
          <table:table-cell office:value-type="float" office:value="37" calcext:value-type="float">
            <text:p>37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27.4611" calcext:value-type="float">
            <text:p>27.4611</text:p>
          </table:table-cell>
          <table:table-cell office:value-type="float" office:value="87.9788" calcext:value-type="float">
            <text:p>87.9788</text:p>
          </table:table-cell>
          <table:table-cell office:value-type="float" office:value="10" calcext:value-type="float">
            <text:p>1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9.9081" calcext:value-type="float">
            <text:p>29.9081</text:p>
          </table:table-cell>
          <table:table-cell office:value-type="float" office:value="87.9841" calcext:value-type="float">
            <text:p>87.9841</text:p>
          </table:table-cell>
          <table:table-cell office:value-type="float" office:value="37" calcext:value-type="float">
            <text:p>37</text:p>
          </table:table-cell>
          <table:table-cell office:value-type="float" office:value="4.3875" calcext:value-type="float">
            <text:p>4.3875</text:p>
          </table:table-cell>
        </table:table-row>
        <table:table-row table:style-name="ro1">
          <table:table-cell office:value-type="float" office:value="29.9179" calcext:value-type="float">
            <text:p>29.9179</text:p>
          </table:table-cell>
          <table:table-cell office:value-type="float" office:value="87.9971" calcext:value-type="float">
            <text:p>87.9971</text:p>
          </table:table-cell>
          <table:table-cell office:value-type="float" office:value="37" calcext:value-type="float">
            <text:p>37</text:p>
          </table:table-cell>
          <table:table-cell office:value-type="float" office:value="4.56666666666667" calcext:value-type="float">
            <text:p>4.56666666666667</text:p>
          </table:table-cell>
        </table:table-row>
        <table:table-row table:style-name="ro1">
          <table:table-cell office:value-type="float" office:value="27.7636" calcext:value-type="float">
            <text:p>27.7636</text:p>
          </table:table-cell>
          <table:table-cell office:value-type="float" office:value="87.9974" calcext:value-type="float">
            <text:p>87.997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.8674" calcext:value-type="float">
            <text:p>29.8674</text:p>
          </table:table-cell>
          <table:table-cell office:value-type="float" office:value="88.0073" calcext:value-type="float">
            <text:p>88.0073</text:p>
          </table:table-cell>
          <table:table-cell office:value-type="float" office:value="37" calcext:value-type="float">
            <text:p>37</text:p>
          </table:table-cell>
          <table:table-cell office:value-type="float" office:value="4.03333333333333" calcext:value-type="float">
            <text:p>4.03333333333333</text:p>
          </table:table-cell>
        </table:table-row>
        <table:table-row table:style-name="ro1">
          <table:table-cell office:value-type="float" office:value="29.7728" calcext:value-type="float">
            <text:p>29.7728</text:p>
          </table:table-cell>
          <table:table-cell office:value-type="float" office:value="88.014" calcext:value-type="float">
            <text:p>88.014</text:p>
          </table:table-cell>
          <table:table-cell office:value-type="float" office:value="37" calcext:value-type="float">
            <text:p>37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29.9702" calcext:value-type="float">
            <text:p>29.9702</text:p>
          </table:table-cell>
          <table:table-cell office:value-type="float" office:value="88.0161" calcext:value-type="float">
            <text:p>88.0161</text:p>
          </table:table-cell>
          <table:table-cell office:value-type="float" office:value="35" calcext:value-type="float">
            <text:p>35</text:p>
          </table:table-cell>
          <table:table-cell office:value-type="float" office:value="4.61" calcext:value-type="float">
            <text:p>4.61</text:p>
          </table:table-cell>
        </table:table-row>
        <table:table-row table:style-name="ro1">
          <table:table-cell office:value-type="float" office:value="27.1625" calcext:value-type="float">
            <text:p>27.1625</text:p>
          </table:table-cell>
          <table:table-cell office:value-type="float" office:value="88.0197" calcext:value-type="float">
            <text:p>88.0197</text:p>
          </table:table-cell>
          <table:table-cell office:value-type="float" office:value="12.6" calcext:value-type="float">
            <text:p>12.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.8841" calcext:value-type="float">
            <text:p>29.8841</text:p>
          </table:table-cell>
          <table:table-cell office:value-type="float" office:value="88.0224" calcext:value-type="float">
            <text:p>88.0224</text:p>
          </table:table-cell>
          <table:table-cell office:value-type="float" office:value="37" calcext:value-type="float">
            <text:p>37</text:p>
          </table:table-cell>
          <table:table-cell office:value-type="float" office:value="4.375" calcext:value-type="float">
            <text:p>4.375</text:p>
          </table:table-cell>
        </table:table-row>
        <table:table-row table:style-name="ro1">
          <table:table-cell office:value-type="float" office:value="29.9134" calcext:value-type="float">
            <text:p>29.9134</text:p>
          </table:table-cell>
          <table:table-cell office:value-type="float" office:value="88.0355" calcext:value-type="float">
            <text:p>88.0355</text:p>
          </table:table-cell>
          <table:table-cell office:value-type="float" office:value="37" calcext:value-type="float">
            <text:p>37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29.9412" calcext:value-type="float">
            <text:p>29.9412</text:p>
          </table:table-cell>
          <table:table-cell office:value-type="float" office:value="88.0381" calcext:value-type="float">
            <text:p>88.0381</text:p>
          </table:table-cell>
          <table:table-cell office:value-type="float" office:value="37" calcext:value-type="float">
            <text:p>37</text:p>
          </table:table-cell>
          <table:table-cell office:value-type="float" office:value="4.58" calcext:value-type="float">
            <text:p>4.58</text:p>
          </table:table-cell>
        </table:table-row>
        <table:table-row table:style-name="ro1">
          <table:table-cell office:value-type="float" office:value="30.0861" calcext:value-type="float">
            <text:p>30.0861</text:p>
          </table:table-cell>
          <table:table-cell office:value-type="float" office:value="88.039" calcext:value-type="float">
            <text:p>88.039</text:p>
          </table:table-cell>
          <table:table-cell office:value-type="float" office:value="37" calcext:value-type="float">
            <text:p>37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9.9535" calcext:value-type="float">
            <text:p>29.9535</text:p>
          </table:table-cell>
          <table:table-cell office:value-type="float" office:value="88.0468" calcext:value-type="float">
            <text:p>88.0468</text:p>
          </table:table-cell>
          <table:table-cell office:value-type="float" office:value="37" calcext:value-type="float">
            <text:p>37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30.0573" calcext:value-type="float">
            <text:p>30.0573</text:p>
          </table:table-cell>
          <table:table-cell office:value-type="float" office:value="88.0478" calcext:value-type="float">
            <text:p>88.0478</text:p>
          </table:table-cell>
          <table:table-cell office:value-type="float" office:value="37" calcext:value-type="float">
            <text:p>37</text:p>
          </table:table-cell>
          <table:table-cell office:value-type="float" office:value="4.3625" calcext:value-type="float">
            <text:p>4.3625</text:p>
          </table:table-cell>
        </table:table-row>
        <table:table-row table:style-name="ro1">
          <table:table-cell office:value-type="float" office:value="29.93" calcext:value-type="float">
            <text:p>29.93</text:p>
          </table:table-cell>
          <table:table-cell office:value-type="float" office:value="88.0503" calcext:value-type="float">
            <text:p>88.0503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.5462" calcext:value-type="float">
            <text:p>29.5462</text:p>
          </table:table-cell>
          <table:table-cell office:value-type="float" office:value="88.0507" calcext:value-type="float">
            <text:p>88.0507</text:p>
          </table:table-cell>
          <table:table-cell office:value-type="float" office:value="35" calcext:value-type="float">
            <text:p>35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27.2578" calcext:value-type="float">
            <text:p>27.2578</text:p>
          </table:table-cell>
          <table:table-cell office:value-type="float" office:value="88.0516" calcext:value-type="float">
            <text:p>88.0516</text:p>
          </table:table-cell>
          <table:table-cell office:value-type="float" office:value="6" calcext:value-type="float">
            <text:p>6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29.8738" calcext:value-type="float">
            <text:p>29.8738</text:p>
          </table:table-cell>
          <table:table-cell office:value-type="float" office:value="88.0528" calcext:value-type="float">
            <text:p>88.0528</text:p>
          </table:table-cell>
          <table:table-cell office:value-type="float" office:value="6.3" calcext:value-type="float">
            <text:p>6.3</text:p>
          </table:table-cell>
          <table:table-cell office:value-type="float" office:value="4.225" calcext:value-type="float">
            <text:p>4.225</text:p>
          </table:table-cell>
        </table:table-row>
        <table:table-row table:style-name="ro1">
          <table:table-cell office:value-type="float" office:value="30.0864" calcext:value-type="float">
            <text:p>30.0864</text:p>
          </table:table-cell>
          <table:table-cell office:value-type="float" office:value="88.0532" calcext:value-type="float">
            <text:p>88.0532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3269" calcext:value-type="float">
            <text:p>27.3269</text:p>
          </table:table-cell>
          <table:table-cell office:value-type="float" office:value="88.0558" calcext:value-type="float">
            <text:p>88.0558</text:p>
          </table:table-cell>
          <table:table-cell office:value-type="float" office:value="19.4" calcext:value-type="float">
            <text:p>19.4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7.7238" calcext:value-type="float">
            <text:p>27.7238</text:p>
          </table:table-cell>
          <table:table-cell office:value-type="float" office:value="88.0558" calcext:value-type="float">
            <text:p>88.0558</text:p>
          </table:table-cell>
          <table:table-cell office:value-type="float" office:value="78.8" calcext:value-type="float">
            <text:p>78.8</text:p>
          </table:table-cell>
          <table:table-cell office:value-type="float" office:value="4.35" calcext:value-type="float">
            <text:p>4.35</text:p>
          </table:table-cell>
        </table:table-row>
        <table:table-row table:style-name="ro1">
          <table:table-cell office:value-type="float" office:value="29.8728" calcext:value-type="float">
            <text:p>29.8728</text:p>
          </table:table-cell>
          <table:table-cell office:value-type="float" office:value="88.0574" calcext:value-type="float">
            <text:p>88.057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.9813" calcext:value-type="float">
            <text:p>29.9813</text:p>
          </table:table-cell>
          <table:table-cell office:value-type="float" office:value="88.061" calcext:value-type="float">
            <text:p>88.061</text:p>
          </table:table-cell>
          <table:table-cell office:value-type="float" office:value="25.2" calcext:value-type="float">
            <text:p>25.2</text:p>
          </table:table-cell>
          <table:table-cell office:value-type="float" office:value="4.65555555555556" calcext:value-type="float">
            <text:p>4.65555555555556</text:p>
          </table:table-cell>
        </table:table-row>
        <table:table-row table:style-name="ro1">
          <table:table-cell office:value-type="float" office:value="29.8564" calcext:value-type="float">
            <text:p>29.8564</text:p>
          </table:table-cell>
          <table:table-cell office:value-type="float" office:value="88.0622" calcext:value-type="float">
            <text:p>88.0622</text:p>
          </table:table-cell>
          <table:table-cell office:value-type="float" office:value="10.5" calcext:value-type="float">
            <text:p>10.5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26.8348" calcext:value-type="float">
            <text:p>26.8348</text:p>
          </table:table-cell>
          <table:table-cell office:value-type="float" office:value="88.0797" calcext:value-type="float">
            <text:p>88.0797</text:p>
          </table:table-cell>
          <table:table-cell office:value-type="float" office:value="19.6" calcext:value-type="float">
            <text:p>19.6</text:p>
          </table:table-cell>
          <table:table-cell office:value-type="float" office:value="4.96" calcext:value-type="float">
            <text:p>4.96</text:p>
          </table:table-cell>
        </table:table-row>
        <table:table-row table:style-name="ro1">
          <table:table-cell office:value-type="float" office:value="27.9675" calcext:value-type="float">
            <text:p>27.9675</text:p>
          </table:table-cell>
          <table:table-cell office:value-type="float" office:value="88.0868" calcext:value-type="float">
            <text:p>88.0868</text:p>
          </table:table-cell>
          <table:table-cell office:value-type="float" office:value="99" calcext:value-type="float">
            <text:p>99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27.3591" calcext:value-type="float">
            <text:p>27.3591</text:p>
          </table:table-cell>
          <table:table-cell office:value-type="float" office:value="88.0874" calcext:value-type="float">
            <text:p>88.0874</text:p>
          </table:table-cell>
          <table:table-cell office:value-type="float" office:value="20" calcext:value-type="float">
            <text:p>20</text:p>
          </table:table-cell>
          <table:table-cell office:value-type="float" office:value="4.26666666666667" calcext:value-type="float">
            <text:p>4.26666666666667</text:p>
          </table:table-cell>
        </table:table-row>
        <table:table-row table:style-name="ro1">
          <table:table-cell office:value-type="float" office:value="29.9577" calcext:value-type="float">
            <text:p>29.9577</text:p>
          </table:table-cell>
          <table:table-cell office:value-type="float" office:value="88.0883" calcext:value-type="float">
            <text:p>88.0883</text:p>
          </table:table-cell>
          <table:table-cell office:value-type="float" office:value="22.5" calcext:value-type="float">
            <text:p>22.5</text:p>
          </table:table-cell>
          <table:table-cell office:value-type="float" office:value="4.54" calcext:value-type="float">
            <text:p>4.54</text:p>
          </table:table-cell>
        </table:table-row>
        <table:table-row table:style-name="ro1">
          <table:table-cell office:value-type="float" office:value="29.8853" calcext:value-type="float">
            <text:p>29.8853</text:p>
          </table:table-cell>
          <table:table-cell office:value-type="float" office:value="88.0889" calcext:value-type="float">
            <text:p>88.0889</text:p>
          </table:table-cell>
          <table:table-cell office:value-type="float" office:value="0" calcext:value-type="float">
            <text:p>0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float" office:value="29.9496" calcext:value-type="float">
            <text:p>29.9496</text:p>
          </table:table-cell>
          <table:table-cell office:value-type="float" office:value="88.0911" calcext:value-type="float">
            <text:p>88.0911</text:p>
          </table:table-cell>
          <table:table-cell office:value-type="float" office:value="10" calcext:value-type="float">
            <text:p>10</text:p>
          </table:table-cell>
          <table:table-cell office:value-type="float" office:value="4.31111111111111" calcext:value-type="float">
            <text:p>4.31111111111111</text:p>
          </table:table-cell>
        </table:table-row>
        <table:table-row table:style-name="ro1">
          <table:table-cell office:value-type="float" office:value="29.9083" calcext:value-type="float">
            <text:p>29.9083</text:p>
          </table:table-cell>
          <table:table-cell office:value-type="float" office:value="88.0928" calcext:value-type="float">
            <text:p>88.0928</text:p>
          </table:table-cell>
          <table:table-cell office:value-type="float" office:value="37" calcext:value-type="float">
            <text:p>37</text:p>
          </table:table-cell>
          <table:table-cell office:value-type="float" office:value="4.075" calcext:value-type="float">
            <text:p>4.075</text:p>
          </table:table-cell>
        </table:table-row>
        <table:table-row table:style-name="ro1">
          <table:table-cell office:value-type="float" office:value="27.6897" calcext:value-type="float">
            <text:p>27.6897</text:p>
          </table:table-cell>
          <table:table-cell office:value-type="float" office:value="88.0951" calcext:value-type="float">
            <text:p>88.0951</text:p>
          </table:table-cell>
          <table:table-cell office:value-type="float" office:value="82.4" calcext:value-type="float">
            <text:p>82.4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>
          <table:table-cell office:value-type="float" office:value="29.8522" calcext:value-type="float">
            <text:p>29.8522</text:p>
          </table:table-cell>
          <table:table-cell office:value-type="float" office:value="88.0952" calcext:value-type="float">
            <text:p>88.0952</text:p>
          </table:table-cell>
          <table:table-cell office:value-type="float" office:value="17.3" calcext:value-type="float">
            <text:p>17.3</text:p>
          </table:table-cell>
          <table:table-cell office:value-type="float" office:value="4.95" calcext:value-type="float">
            <text:p>4.95</text:p>
          </table:table-cell>
        </table:table-row>
        <table:table-row table:style-name="ro1">
          <table:table-cell office:value-type="float" office:value="30.0169" calcext:value-type="float">
            <text:p>30.0169</text:p>
          </table:table-cell>
          <table:table-cell office:value-type="float" office:value="88.1062" calcext:value-type="float">
            <text:p>88.1062</text:p>
          </table:table-cell>
          <table:table-cell office:value-type="float" office:value="37" calcext:value-type="float">
            <text:p>37</text:p>
          </table:table-cell>
          <table:table-cell office:value-type="float" office:value="4.13333333333333" calcext:value-type="float">
            <text:p>4.13333333333333</text:p>
          </table:table-cell>
        </table:table-row>
        <table:table-row table:style-name="ro1">
          <table:table-cell office:value-type="float" office:value="29.881" calcext:value-type="float">
            <text:p>29.881</text:p>
          </table:table-cell>
          <table:table-cell office:value-type="float" office:value="88.1114" calcext:value-type="float">
            <text:p>88.1114</text:p>
          </table:table-cell>
          <table:table-cell office:value-type="float" office:value="8.6" calcext:value-type="float">
            <text:p>8.6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30.0537" calcext:value-type="float">
            <text:p>30.0537</text:p>
          </table:table-cell>
          <table:table-cell office:value-type="float" office:value="88.1173" calcext:value-type="float">
            <text:p>88.117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.7979" calcext:value-type="float">
            <text:p>28.7979</text:p>
          </table:table-cell>
          <table:table-cell office:value-type="float" office:value="88.1186" calcext:value-type="float">
            <text:p>88.1186</text:p>
          </table:table-cell>
          <table:table-cell office:value-type="float" office:value="35" calcext:value-type="float">
            <text:p>35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30.0888" calcext:value-type="float">
            <text:p>30.0888</text:p>
          </table:table-cell>
          <table:table-cell office:value-type="float" office:value="88.1213" calcext:value-type="float">
            <text:p>88.1213</text:p>
          </table:table-cell>
          <table:table-cell office:value-type="float" office:value="41" calcext:value-type="float">
            <text:p>41</text:p>
          </table:table-cell>
          <table:table-cell office:value-type="float" office:value="4.03333333333333" calcext:value-type="float">
            <text:p>4.03333333333333</text:p>
          </table:table-cell>
        </table:table-row>
        <table:table-row table:style-name="ro1">
          <table:table-cell office:value-type="float" office:value="30.0663" calcext:value-type="float">
            <text:p>30.0663</text:p>
          </table:table-cell>
          <table:table-cell office:value-type="float" office:value="88.1355" calcext:value-type="float">
            <text:p>88.1355</text:p>
          </table:table-cell>
          <table:table-cell office:value-type="float" office:value="49.5" calcext:value-type="float">
            <text:p>49.5</text:p>
          </table:table-cell>
          <table:table-cell office:value-type="float" office:value="4.43333333333333" calcext:value-type="float">
            <text:p>4.43333333333333</text:p>
          </table:table-cell>
        </table:table-row>
        <table:table-row table:style-name="ro1">
          <table:table-cell office:value-type="float" office:value="27.1748" calcext:value-type="float">
            <text:p>27.1748</text:p>
          </table:table-cell>
          <table:table-cell office:value-type="float" office:value="88.1393" calcext:value-type="float">
            <text:p>88.1393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0937" calcext:value-type="float">
            <text:p>30.0937</text:p>
          </table:table-cell>
          <table:table-cell office:value-type="float" office:value="88.1489" calcext:value-type="float">
            <text:p>88.1489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.8852" calcext:value-type="float">
            <text:p>29.8852</text:p>
          </table:table-cell>
          <table:table-cell office:value-type="float" office:value="88.1495" calcext:value-type="float">
            <text:p>88.1495</text:p>
          </table:table-cell>
          <table:table-cell office:value-type="float" office:value="37" calcext:value-type="float">
            <text:p>37</text:p>
          </table:table-cell>
          <table:table-cell office:value-type="float" office:value="4.47777777777778" calcext:value-type="float">
            <text:p>4.47777777777778</text:p>
          </table:table-cell>
        </table:table-row>
        <table:table-row table:style-name="ro1">
          <table:table-cell office:value-type="float" office:value="29.1842" calcext:value-type="float">
            <text:p>29.1842</text:p>
          </table:table-cell>
          <table:table-cell office:value-type="float" office:value="88.1512" calcext:value-type="float">
            <text:p>88.1512</text:p>
          </table:table-cell>
          <table:table-cell office:value-type="float" office:value="10" calcext:value-type="float">
            <text:p>10</text:p>
          </table:table-cell>
          <table:table-cell office:value-type="float" office:value="4.56" calcext:value-type="float">
            <text:p>4.56</text:p>
          </table:table-cell>
        </table:table-row>
        <table:table-row table:style-name="ro1">
          <table:table-cell office:value-type="float" office:value="27.8039" calcext:value-type="float">
            <text:p>27.8039</text:p>
          </table:table-cell>
          <table:table-cell office:value-type="float" office:value="88.1536" calcext:value-type="float">
            <text:p>88.1536</text:p>
          </table:table-cell>
          <table:table-cell office:value-type="float" office:value="29.6" calcext:value-type="float">
            <text:p>29.6</text:p>
          </table:table-cell>
          <table:table-cell office:value-type="float" office:value="6.21538461538462" calcext:value-type="float">
            <text:p>6.21538461538462</text:p>
          </table:table-cell>
        </table:table-row>
        <table:table-row table:style-name="ro1">
          <table:table-cell office:value-type="float" office:value="30.0289" calcext:value-type="float">
            <text:p>30.0289</text:p>
          </table:table-cell>
          <table:table-cell office:value-type="float" office:value="88.1544" calcext:value-type="float">
            <text:p>88.154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2128" calcext:value-type="float">
            <text:p>27.2128</text:p>
          </table:table-cell>
          <table:table-cell office:value-type="float" office:value="88.1724" calcext:value-type="float">
            <text:p>88.1724</text:p>
          </table:table-cell>
          <table:table-cell office:value-type="float" office:value="39" calcext:value-type="float">
            <text:p>39</text:p>
          </table:table-cell>
          <table:table-cell office:value-type="float" office:value="4.56" calcext:value-type="float">
            <text:p>4.56</text:p>
          </table:table-cell>
        </table:table-row>
        <table:table-row table:style-name="ro1">
          <table:table-cell office:value-type="float" office:value="29.489" calcext:value-type="float">
            <text:p>29.489</text:p>
          </table:table-cell>
          <table:table-cell office:value-type="float" office:value="88.1763" calcext:value-type="float">
            <text:p>88.1763</text:p>
          </table:table-cell>
          <table:table-cell office:value-type="float" office:value="10" calcext:value-type="float">
            <text:p>10</text:p>
          </table:table-cell>
          <table:table-cell office:value-type="float" office:value="4.06666666666667" calcext:value-type="float">
            <text:p>4.06666666666667</text:p>
          </table:table-cell>
        </table:table-row>
        <table:table-row table:style-name="ro1">
          <table:table-cell office:value-type="float" office:value="30.3162" calcext:value-type="float">
            <text:p>30.3162</text:p>
          </table:table-cell>
          <table:table-cell office:value-type="float" office:value="88.1803" calcext:value-type="float">
            <text:p>88.1803</text:p>
          </table:table-cell>
          <table:table-cell office:value-type="float" office:value="22.6" calcext:value-type="float">
            <text:p>22.6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27.2675" calcext:value-type="float">
            <text:p>27.2675</text:p>
          </table:table-cell>
          <table:table-cell office:value-type="float" office:value="88.2007" calcext:value-type="float">
            <text:p>88.2007</text:p>
          </table:table-cell>
          <table:table-cell office:value-type="float" office:value="14.3" calcext:value-type="float">
            <text:p>14.3</text:p>
          </table:table-cell>
          <table:table-cell office:value-type="float" office:value="4.18333333333333" calcext:value-type="float">
            <text:p>4.18333333333333</text:p>
          </table:table-cell>
        </table:table-row>
        <table:table-row table:style-name="ro1">
          <table:table-cell office:value-type="float" office:value="29.7004" calcext:value-type="float">
            <text:p>29.7004</text:p>
          </table:table-cell>
          <table:table-cell office:value-type="float" office:value="88.2022" calcext:value-type="float">
            <text:p>88.2022</text:p>
          </table:table-cell>
          <table:table-cell office:value-type="float" office:value="35" calcext:value-type="float">
            <text:p>35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7.3759" calcext:value-type="float">
            <text:p>27.3759</text:p>
          </table:table-cell>
          <table:table-cell office:value-type="float" office:value="88.203" calcext:value-type="float">
            <text:p>88.203</text:p>
          </table:table-cell>
          <table:table-cell office:value-type="float" office:value="3.3" calcext:value-type="float">
            <text:p>3.3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30.0857" calcext:value-type="float">
            <text:p>30.0857</text:p>
          </table:table-cell>
          <table:table-cell office:value-type="float" office:value="88.2363" calcext:value-type="float">
            <text:p>88.2363</text:p>
          </table:table-cell>
          <table:table-cell office:value-type="float" office:value="37" calcext:value-type="float">
            <text:p>37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27.2861" calcext:value-type="float">
            <text:p>27.2861</text:p>
          </table:table-cell>
          <table:table-cell office:value-type="float" office:value="88.2374" calcext:value-type="float">
            <text:p>88.2374</text:p>
          </table:table-cell>
          <table:table-cell office:value-type="float" office:value="7.2" calcext:value-type="float">
            <text:p>7.2</text:p>
          </table:table-cell>
          <table:table-cell office:value-type="float" office:value="4.82857142857143" calcext:value-type="float">
            <text:p>4.82857142857143</text:p>
          </table:table-cell>
        </table:table-row>
        <table:table-row table:style-name="ro1">
          <table:table-cell office:value-type="float" office:value="30.0872" calcext:value-type="float">
            <text:p>30.0872</text:p>
          </table:table-cell>
          <table:table-cell office:value-type="float" office:value="88.2375" calcext:value-type="float">
            <text:p>88.237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2918" calcext:value-type="float">
            <text:p>27.2918</text:p>
          </table:table-cell>
          <table:table-cell office:value-type="float" office:value="88.2379" calcext:value-type="float">
            <text:p>88.2379</text:p>
          </table:table-cell>
          <table:table-cell office:value-type="float" office:value="10.3" calcext:value-type="float">
            <text:p>10.3</text:p>
          </table:table-cell>
          <table:table-cell office:value-type="float" office:value="4.875" calcext:value-type="float">
            <text:p>4.875</text:p>
          </table:table-cell>
        </table:table-row>
        <table:table-row table:style-name="ro1">
          <table:table-cell office:value-type="float" office:value="27.2685" calcext:value-type="float">
            <text:p>27.2685</text:p>
          </table:table-cell>
          <table:table-cell office:value-type="float" office:value="88.2526" calcext:value-type="float">
            <text:p>88.252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.9974" calcext:value-type="float">
            <text:p>29.9974</text:p>
          </table:table-cell>
          <table:table-cell office:value-type="float" office:value="88.2658" calcext:value-type="float">
            <text:p>88.2658</text:p>
          </table:table-cell>
          <table:table-cell office:value-type="float" office:value="37" calcext:value-type="float">
            <text:p>37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27.3454" calcext:value-type="float">
            <text:p>27.3454</text:p>
          </table:table-cell>
          <table:table-cell office:value-type="float" office:value="88.2786" calcext:value-type="float">
            <text:p>88.2786</text:p>
          </table:table-cell>
          <table:table-cell office:value-type="float" office:value="22" calcext:value-type="float">
            <text:p>22</text:p>
          </table:table-cell>
          <table:table-cell office:value-type="float" office:value="4.37777777777778" calcext:value-type="float">
            <text:p>4.37777777777778</text:p>
          </table:table-cell>
        </table:table-row>
        <table:table-row table:style-name="ro1">
          <table:table-cell office:value-type="float" office:value="27.2267" calcext:value-type="float">
            <text:p>27.2267</text:p>
          </table:table-cell>
          <table:table-cell office:value-type="float" office:value="88.2819" calcext:value-type="float">
            <text:p>88.2819</text:p>
          </table:table-cell>
          <table:table-cell office:value-type="float" office:value="10" calcext:value-type="float">
            <text:p>10</text:p>
          </table:table-cell>
          <table:table-cell office:value-type="float" office:value="4.37777777777778" calcext:value-type="float">
            <text:p>4.37777777777778</text:p>
          </table:table-cell>
        </table:table-row>
        <table:table-row table:style-name="ro1">
          <table:table-cell office:value-type="float" office:value="31.0419" calcext:value-type="float">
            <text:p>31.0419</text:p>
          </table:table-cell>
          <table:table-cell office:value-type="float" office:value="88.2883" calcext:value-type="float">
            <text:p>88.2883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.0104" calcext:value-type="float">
            <text:p>28.0104</text:p>
          </table:table-cell>
          <table:table-cell office:value-type="float" office:value="88.2921" calcext:value-type="float">
            <text:p>88.292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1055" calcext:value-type="float">
            <text:p>30.1055</text:p>
          </table:table-cell>
          <table:table-cell office:value-type="float" office:value="88.2922" calcext:value-type="float">
            <text:p>88.2922</text:p>
          </table:table-cell>
          <table:table-cell office:value-type="float" office:value="38" calcext:value-type="float">
            <text:p>38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27.1417" calcext:value-type="float">
            <text:p>27.1417</text:p>
          </table:table-cell>
          <table:table-cell office:value-type="float" office:value="88.2925" calcext:value-type="float">
            <text:p>88.2925</text:p>
          </table:table-cell>
          <table:table-cell office:value-type="float" office:value="44.1" calcext:value-type="float">
            <text:p>44.1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7.2544" calcext:value-type="float">
            <text:p>27.2544</text:p>
          </table:table-cell>
          <table:table-cell office:value-type="float" office:value="88.2927" calcext:value-type="float">
            <text:p>88.2927</text:p>
          </table:table-cell>
          <table:table-cell office:value-type="float" office:value="20.3" calcext:value-type="float">
            <text:p>20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.9248" calcext:value-type="float">
            <text:p>29.9248</text:p>
          </table:table-cell>
          <table:table-cell office:value-type="float" office:value="88.3022" calcext:value-type="float">
            <text:p>88.3022</text:p>
          </table:table-cell>
          <table:table-cell office:value-type="float" office:value="10" calcext:value-type="float">
            <text:p>1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8.8864" calcext:value-type="float">
            <text:p>28.8864</text:p>
          </table:table-cell>
          <table:table-cell office:value-type="float" office:value="88.3719" calcext:value-type="float">
            <text:p>88.3719</text:p>
          </table:table-cell>
          <table:table-cell office:value-type="float" office:value="10" calcext:value-type="float">
            <text:p>10</text:p>
          </table:table-cell>
          <table:table-cell office:value-type="float" office:value="4.88571428571429" calcext:value-type="float">
            <text:p>4.88571428571429</text:p>
          </table:table-cell>
        </table:table-row>
        <table:table-row table:style-name="ro1">
          <table:table-cell office:value-type="float" office:value="27.3625" calcext:value-type="float">
            <text:p>27.3625</text:p>
          </table:table-cell>
          <table:table-cell office:value-type="float" office:value="88.3932" calcext:value-type="float">
            <text:p>88.3932</text:p>
          </table:table-cell>
          <table:table-cell office:value-type="float" office:value="26.8" calcext:value-type="float">
            <text:p>26.8</text:p>
          </table:table-cell>
          <table:table-cell office:value-type="float" office:value="5.35" calcext:value-type="float">
            <text:p>5.35</text:p>
          </table:table-cell>
        </table:table-row>
        <table:table-row table:style-name="ro1">
          <table:table-cell office:value-type="float" office:value="27.6985" calcext:value-type="float">
            <text:p>27.6985</text:p>
          </table:table-cell>
          <table:table-cell office:value-type="float" office:value="88.399" calcext:value-type="float">
            <text:p>88.399</text:p>
          </table:table-cell>
          <table:table-cell office:value-type="float" office:value="4.4" calcext:value-type="float">
            <text:p>4.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2928" calcext:value-type="float">
            <text:p>30.2928</text:p>
          </table:table-cell>
          <table:table-cell office:value-type="float" office:value="88.4232" calcext:value-type="float">
            <text:p>88.423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.75" calcext:value-type="float">
            <text:p>29.75</text:p>
          </table:table-cell>
          <table:table-cell office:value-type="float" office:value="88.4378" calcext:value-type="float">
            <text:p>88.4378</text:p>
          </table:table-cell>
          <table:table-cell office:value-type="float" office:value="35" calcext:value-type="float">
            <text:p>35</text:p>
          </table:table-cell>
          <table:table-cell office:value-type="float" office:value="4.68571428571429" calcext:value-type="float">
            <text:p>4.68571428571429</text:p>
          </table:table-cell>
        </table:table-row>
        <table:table-row table:style-name="ro1">
          <table:table-cell office:value-type="float" office:value="27.3192" calcext:value-type="float">
            <text:p>27.3192</text:p>
          </table:table-cell>
          <table:table-cell office:value-type="float" office:value="88.4723" calcext:value-type="float">
            <text:p>88.4723</text:p>
          </table:table-cell>
          <table:table-cell office:value-type="float" office:value="18.9" calcext:value-type="float">
            <text:p>18.9</text:p>
          </table:table-cell>
          <table:table-cell office:value-type="float" office:value="4.96" calcext:value-type="float">
            <text:p>4.96</text:p>
          </table:table-cell>
        </table:table-row>
        <table:table-row table:style-name="ro1">
          <table:table-cell office:value-type="float" office:value="27.4789" calcext:value-type="float">
            <text:p>27.4789</text:p>
          </table:table-cell>
          <table:table-cell office:value-type="float" office:value="88.4813" calcext:value-type="float">
            <text:p>88.4813</text:p>
          </table:table-cell>
          <table:table-cell office:value-type="float" office:value="42.6" calcext:value-type="float">
            <text:p>42.6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27.4635" calcext:value-type="float">
            <text:p>27.4635</text:p>
          </table:table-cell>
          <table:table-cell office:value-type="float" office:value="88.4896" calcext:value-type="float">
            <text:p>88.4896</text:p>
          </table:table-cell>
          <table:table-cell office:value-type="float" office:value="42.3" calcext:value-type="float">
            <text:p>42.3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27.5462" calcext:value-type="float">
            <text:p>27.5462</text:p>
          </table:table-cell>
          <table:table-cell office:value-type="float" office:value="88.4989" calcext:value-type="float">
            <text:p>88.4989</text:p>
          </table:table-cell>
          <table:table-cell office:value-type="float" office:value="29.3" calcext:value-type="float">
            <text:p>29.3</text:p>
          </table:table-cell>
          <table:table-cell office:value-type="float" office:value="4.3375" calcext:value-type="float">
            <text:p>4.3375</text:p>
          </table:table-cell>
        </table:table-row>
        <table:table-row table:style-name="ro1">
          <table:table-cell office:value-type="float" office:value="29.7424" calcext:value-type="float">
            <text:p>29.7424</text:p>
          </table:table-cell>
          <table:table-cell office:value-type="float" office:value="88.5216" calcext:value-type="float">
            <text:p>88.5216</text:p>
          </table:table-cell>
          <table:table-cell office:value-type="float" office:value="35" calcext:value-type="float">
            <text:p>35</text:p>
          </table:table-cell>
          <table:table-cell office:value-type="float" office:value="4.1875" calcext:value-type="float">
            <text:p>4.1875</text:p>
          </table:table-cell>
        </table:table-row>
        <table:table-row table:style-name="ro1">
          <table:table-cell office:value-type="float" office:value="27.0745" calcext:value-type="float">
            <text:p>27.0745</text:p>
          </table:table-cell>
          <table:table-cell office:value-type="float" office:value="88.5561" calcext:value-type="float">
            <text:p>88.5561</text:p>
          </table:table-cell>
          <table:table-cell office:value-type="float" office:value="23.1" calcext:value-type="float">
            <text:p>23.1</text:p>
          </table:table-cell>
          <table:table-cell office:value-type="float" office:value="4.26" calcext:value-type="float">
            <text:p>4.26</text:p>
          </table:table-cell>
        </table:table-row>
        <table:table-row table:style-name="ro1">
          <table:table-cell office:value-type="float" office:value="27.1263" calcext:value-type="float">
            <text:p>27.1263</text:p>
          </table:table-cell>
          <table:table-cell office:value-type="float" office:value="88.5946" calcext:value-type="float">
            <text:p>88.5946</text:p>
          </table:table-cell>
          <table:table-cell office:value-type="float" office:value="35" calcext:value-type="float">
            <text:p>35</text:p>
          </table:table-cell>
          <table:table-cell office:value-type="float" office:value="4.57" calcext:value-type="float">
            <text:p>4.57</text:p>
          </table:table-cell>
        </table:table-row>
        <table:table-row table:style-name="ro1">
          <table:table-cell office:value-type="float" office:value="28.5842" calcext:value-type="float">
            <text:p>28.5842</text:p>
          </table:table-cell>
          <table:table-cell office:value-type="float" office:value="88.6087" calcext:value-type="float">
            <text:p>88.6087</text:p>
          </table:table-cell>
          <table:table-cell office:value-type="float" office:value="10" calcext:value-type="float">
            <text:p>10</text:p>
          </table:table-cell>
          <table:table-cell office:value-type="float" office:value="4.06" calcext:value-type="float">
            <text:p>4.06</text:p>
          </table:table-cell>
        </table:table-row>
        <table:table-row table:style-name="ro1">
          <table:table-cell office:value-type="float" office:value="27.2222" calcext:value-type="float">
            <text:p>27.2222</text:p>
          </table:table-cell>
          <table:table-cell office:value-type="float" office:value="88.6285" calcext:value-type="float">
            <text:p>88.6285</text:p>
          </table:table-cell>
          <table:table-cell office:value-type="float" office:value="30.4" calcext:value-type="float">
            <text:p>30.4</text:p>
          </table:table-cell>
          <table:table-cell office:value-type="float" office:value="4.33333333333333" calcext:value-type="float">
            <text:p>4.33333333333333</text:p>
          </table:table-cell>
        </table:table-row>
        <table:table-row table:style-name="ro1">
          <table:table-cell office:value-type="float" office:value="27.3549" calcext:value-type="float">
            <text:p>27.3549</text:p>
          </table:table-cell>
          <table:table-cell office:value-type="float" office:value="88.6697" calcext:value-type="float">
            <text:p>88.6697</text:p>
          </table:table-cell>
          <table:table-cell office:value-type="float" office:value="5.9" calcext:value-type="float">
            <text:p>5.9</text:p>
          </table:table-cell>
          <table:table-cell office:value-type="float" office:value="4.23333333333333" calcext:value-type="float">
            <text:p>4.23333333333333</text:p>
          </table:table-cell>
        </table:table-row>
        <table:table-row table:style-name="ro1">
          <table:table-cell office:value-type="float" office:value="28.4577" calcext:value-type="float">
            <text:p>28.4577</text:p>
          </table:table-cell>
          <table:table-cell office:value-type="float" office:value="88.7263" calcext:value-type="float">
            <text:p>88.7263</text:p>
          </table:table-cell>
          <table:table-cell office:value-type="float" office:value="100" calcext:value-type="float">
            <text:p>100</text:p>
          </table:table-cell>
          <table:table-cell office:value-type="float" office:value="4.13333333333333" calcext:value-type="float">
            <text:p>4.13333333333333</text:p>
          </table:table-cell>
        </table:table-row>
        <table:table-row table:style-name="ro1">
          <table:table-cell office:value-type="float" office:value="30.273" calcext:value-type="float">
            <text:p>30.273</text:p>
          </table:table-cell>
          <table:table-cell office:value-type="float" office:value="88.7774" calcext:value-type="float">
            <text:p>88.777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.0171" calcext:value-type="float">
            <text:p>27.0171</text:p>
          </table:table-cell>
          <table:table-cell office:value-type="float" office:value="88.8378" calcext:value-type="float">
            <text:p>88.837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.5658" calcext:value-type="float">
            <text:p>25.5658</text:p>
          </table:table-cell>
          <table:table-cell office:value-type="float" office:value="88.8632" calcext:value-type="float">
            <text:p>88.8632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25.9507" calcext:value-type="float">
            <text:p>25.9507</text:p>
          </table:table-cell>
          <table:table-cell office:value-type="float" office:value="88.8645" calcext:value-type="float">
            <text:p>88.8645</text:p>
          </table:table-cell>
          <table:table-cell office:value-type="float" office:value="35" calcext:value-type="float">
            <text:p>35</text:p>
          </table:table-cell>
          <table:table-cell office:value-type="float" office:value="4.4625" calcext:value-type="float">
            <text:p>4.4625</text:p>
          </table:table-cell>
        </table:table-row>
        <table:table-row table:style-name="ro1">
          <table:table-cell office:value-type="float" office:value="28.9736" calcext:value-type="float">
            <text:p>28.9736</text:p>
          </table:table-cell>
          <table:table-cell office:value-type="float" office:value="88.9099" calcext:value-type="float">
            <text:p>88.9099</text:p>
          </table:table-cell>
          <table:table-cell office:value-type="float" office:value="10" calcext:value-type="float">
            <text:p>10</text:p>
          </table:table-cell>
          <table:table-cell office:value-type="float" office:value="4.27777777777778" calcext:value-type="float">
            <text:p>4.27777777777778</text:p>
          </table:table-cell>
        </table:table-row>
        <table:table-row table:style-name="ro1">
          <table:table-cell office:value-type="float" office:value="27.0915" calcext:value-type="float">
            <text:p>27.0915</text:p>
          </table:table-cell>
          <table:table-cell office:value-type="float" office:value="88.9281" calcext:value-type="float">
            <text:p>88.928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.7419" calcext:value-type="float">
            <text:p>30.7419</text:p>
          </table:table-cell>
          <table:table-cell office:value-type="float" office:value="89.0791" calcext:value-type="float">
            <text:p>89.0791</text:p>
          </table:table-cell>
          <table:table-cell office:value-type="float" office:value="35" calcext:value-type="float">
            <text:p>35</text:p>
          </table:table-cell>
          <table:table-cell office:value-type="float" office:value="4.65714285714286" calcext:value-type="float">
            <text:p>4.65714285714286</text:p>
          </table:table-cell>
        </table:table-row>
        <table:table-row table:style-name="ro1">
          <table:table-cell office:value-type="float" office:value="25.3646" calcext:value-type="float">
            <text:p>25.3646</text:p>
          </table:table-cell>
          <table:table-cell office:value-type="float" office:value="89.1179" calcext:value-type="float">
            <text:p>89.1179</text:p>
          </table:table-cell>
          <table:table-cell office:value-type="float" office:value="10" calcext:value-type="float">
            <text:p>10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float" office:value="30.1659" calcext:value-type="float">
            <text:p>30.1659</text:p>
          </table:table-cell>
          <table:table-cell office:value-type="float" office:value="89.1732" calcext:value-type="float">
            <text:p>89.1732</text:p>
          </table:table-cell>
          <table:table-cell office:value-type="float" office:value="10.4" calcext:value-type="float">
            <text:p>10.4</text:p>
          </table:table-cell>
          <table:table-cell office:value-type="float" office:value="4.54444444444444" calcext:value-type="float">
            <text:p>4.54444444444444</text:p>
          </table:table-cell>
        </table:table-row>
        <table:table-row table:style-name="ro1">
          <table:table-cell office:value-type="float" office:value="26.3601" calcext:value-type="float">
            <text:p>26.3601</text:p>
          </table:table-cell>
          <table:table-cell office:value-type="float" office:value="89.3001" calcext:value-type="float">
            <text:p>89.3001</text:p>
          </table:table-cell>
          <table:table-cell office:value-type="float" office:value="15.5" calcext:value-type="float">
            <text:p>15.5</text:p>
          </table:table-cell>
          <table:table-cell office:value-type="float" office:value="4.36" calcext:value-type="float">
            <text:p>4.36</text:p>
          </table:table-cell>
        </table:table-row>
        <table:table-row table:style-name="ro1">
          <table:table-cell office:value-type="float" office:value="25.8108" calcext:value-type="float">
            <text:p>25.8108</text:p>
          </table:table-cell>
          <table:table-cell office:value-type="float" office:value="89.6548" calcext:value-type="float">
            <text:p>89.654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.3547" calcext:value-type="float">
            <text:p>26.3547</text:p>
          </table:table-cell>
          <table:table-cell office:value-type="float" office:value="90.1766" calcext:value-type="float">
            <text:p>90.1766</text:p>
          </table:table-cell>
          <table:table-cell office:value-type="float" office:value="14.1" calcext:value-type="float">
            <text:p>14.1</text:p>
          </table:table-cell>
          <table:table-cell office:value-type="float" office:value="4.275" calcext:value-type="float">
            <text:p>4.275</text:p>
          </table:table-cell>
        </table:table-row>
        <table:table-row table:style-name="ro1">
          <table:table-cell office:value-type="float" office:value="23.4051" calcext:value-type="float">
            <text:p>23.4051</text:p>
          </table:table-cell>
          <table:table-cell office:value-type="float" office:value="93.7938" calcext:value-type="float">
            <text:p>93.793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104747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D109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6T06:30:15.158818313</meta:creation-date>
    <dc:date>2021-07-16T06:43:25.261077791</dc:date>
    <meta:editing-duration>PT3M9S</meta:editing-duration>
    <meta:editing-cycles>1</meta:editing-cycles>
    <meta:document-statistic meta:table-count="1" meta:cell-count="4383" meta:object-count="0"/>
    <meta:generator>LibreOffice/6.4.7.2$Linux_X86_64 LibreOffice_project/40$Build-2</meta:generator>
  </office:meta>
</office:document-meta>
</file>